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84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42.49mm"/>
    </style:style>
    <style:style style:name="co7" style:family="table-column">
      <style:table-column-properties fo:break-before="auto" style:column-width="43.04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/>
    <style:style style:name="ce7" style:family="table-cell" style:parent-style-name="Default" style:data-style-name="N11"/>
    <style:style style:name="ce8" style:family="table-cell" style:parent-style-name="Default" style:data-style-name="N1"/>
    <style:style style:name="ce9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result_from_j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89653" calcext:value-type="float">
            <text:p>4489653</text:p>
          </table:table-cell>
          <table:table-cell office:value-type="string" calcext:value-type="string">
            <text:p>microseconds</text:p>
          </table:table-cell>
          <table:table-cell table:formula="of:=IF([.A10]&lt;&gt;[.A11];AVERAGE([.B1:.B10]); &quot; &quot;)" office:value-type="float" office:value="4450103.3" calcext:value-type="float">
            <text:p>4450103.3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40615" calcext:value-type="float">
            <text:p>4440615</text:p>
          </table:table-cell>
          <table:table-cell office:value-type="string" calcext:value-type="string">
            <text:p>microsecond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  <table:table-cell office:value-type="string" calcext:value-type="string">
            <text:p>uso del json per le freq bloccate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68831" calcext:value-type="float">
            <text:p>4468831</text:p>
          </table:table-cell>
          <table:table-cell office:value-type="string" calcext:value-type="string">
            <text:p>microsecond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79750" calcext:value-type="float">
            <text:p>4479750</text:p>
          </table:table-cell>
          <table:table-cell office:value-type="string" calcext:value-type="string">
            <text:p>microsecond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0910" calcext:value-type="float">
            <text:p>4410910</text:p>
          </table:table-cell>
          <table:table-cell office:value-type="string" calcext:value-type="string">
            <text:p>microsecond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1085" calcext:value-type="float">
            <text:p>4431085</text:p>
          </table:table-cell>
          <table:table-cell office:value-type="string" calcext:value-type="string">
            <text:p>microsecond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07193" calcext:value-type="float">
            <text:p>4407193</text:p>
          </table:table-cell>
          <table:table-cell office:value-type="string" calcext:value-type="string">
            <text:p>microsecond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1335" calcext:value-type="float">
            <text:p>4421335</text:p>
          </table:table-cell>
          <table:table-cell office:value-type="string" calcext:value-type="string">
            <text:p>microsecond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95403" calcext:value-type="float">
            <text:p>4495403</text:p>
          </table:table-cell>
          <table:table-cell office:value-type="string" calcext:value-type="string">
            <text:p>microsecond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56258" calcext:value-type="float">
            <text:p>4456258</text:p>
          </table:table-cell>
          <table:table-cell office:value-type="string" calcext:value-type="string">
            <text:p>microsecond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09233" calcext:value-type="float">
            <text:p>11209233</text:p>
          </table:table-cell>
          <table:table-cell office:value-type="string" calcext:value-type="string">
            <text:p>microseconds</text:p>
          </table:table-cell>
          <table:table-cell table:formula="of:=IF([.A20]&lt;&gt;[.A21];AVERAGE([.B11:.B20]); &quot; &quot;)" office:value-type="float" office:value="11387560.7" calcext:value-type="float">
            <text:p>11387560.7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631505" calcext:value-type="float">
            <text:p>11631505</text:p>
          </table:table-cell>
          <table:table-cell office:value-type="string" calcext:value-type="string">
            <text:p>microsecond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96763" calcext:value-type="float">
            <text:p>11396763</text:p>
          </table:table-cell>
          <table:table-cell office:value-type="string" calcext:value-type="string">
            <text:p>microsecond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092161" calcext:value-type="float">
            <text:p>11092161</text:p>
          </table:table-cell>
          <table:table-cell office:value-type="string" calcext:value-type="string">
            <text:p>microsecond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93777" calcext:value-type="float">
            <text:p>11393777</text:p>
          </table:table-cell>
          <table:table-cell office:value-type="string" calcext:value-type="string">
            <text:p>microsecond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97518" calcext:value-type="float">
            <text:p>11497518</text:p>
          </table:table-cell>
          <table:table-cell office:value-type="string" calcext:value-type="string">
            <text:p>microsecond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61603" calcext:value-type="float">
            <text:p>11261603</text:p>
          </table:table-cell>
          <table:table-cell office:value-type="string" calcext:value-type="string">
            <text:p>microsecond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528647" calcext:value-type="float">
            <text:p>11528647</text:p>
          </table:table-cell>
          <table:table-cell office:value-type="string" calcext:value-type="string">
            <text:p>microsecond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17486" calcext:value-type="float">
            <text:p>11417486</text:p>
          </table:table-cell>
          <table:table-cell office:value-type="string" calcext:value-type="string">
            <text:p>microsecond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46914" calcext:value-type="float">
            <text:p>11446914</text:p>
          </table:table-cell>
          <table:table-cell office:value-type="string" calcext:value-type="string">
            <text:p>microsecond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6839" calcext:value-type="float">
            <text:p>5016839</text:p>
          </table:table-cell>
          <table:table-cell office:value-type="string" calcext:value-type="string">
            <text:p>microseconds</text:p>
          </table:table-cell>
          <table:table-cell table:formula="of:=IF([.A30]&lt;&gt;[.A31];AVERAGE([.B21:.B30]); &quot; &quot;)" office:value-type="float" office:value="5066495.8" calcext:value-type="float">
            <text:p>5066495.8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151479" calcext:value-type="float">
            <text:p>5151479</text:p>
          </table:table-cell>
          <table:table-cell office:value-type="string" calcext:value-type="string">
            <text:p>microsecond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64885" calcext:value-type="float">
            <text:p>5064885</text:p>
          </table:table-cell>
          <table:table-cell office:value-type="string" calcext:value-type="string">
            <text:p>microsecond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41575" calcext:value-type="float">
            <text:p>5041575</text:p>
          </table:table-cell>
          <table:table-cell office:value-type="string" calcext:value-type="string">
            <text:p>microsecond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8059" calcext:value-type="float">
            <text:p>4998059</text:p>
          </table:table-cell>
          <table:table-cell office:value-type="string" calcext:value-type="string">
            <text:p>microsecond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1626" calcext:value-type="float">
            <text:p>5011626</text:p>
          </table:table-cell>
          <table:table-cell office:value-type="string" calcext:value-type="string">
            <text:p>microsecond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2409" calcext:value-type="float">
            <text:p>5012409</text:p>
          </table:table-cell>
          <table:table-cell office:value-type="string" calcext:value-type="string">
            <text:p>microsecond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26875" calcext:value-type="float">
            <text:p>5026875</text:p>
          </table:table-cell>
          <table:table-cell office:value-type="string" calcext:value-type="string">
            <text:p>microsecond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14673" calcext:value-type="float">
            <text:p>5214673</text:p>
          </table:table-cell>
          <table:table-cell office:value-type="string" calcext:value-type="string">
            <text:p>microsecond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126538" calcext:value-type="float">
            <text:p>5126538</text:p>
          </table:table-cell>
          <table:table-cell office:value-type="string" calcext:value-type="string">
            <text:p>microsecond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48370" calcext:value-type="float">
            <text:p>4048370</text:p>
          </table:table-cell>
          <table:table-cell office:value-type="string" calcext:value-type="string">
            <text:p>microseconds</text:p>
          </table:table-cell>
          <table:table-cell table:formula="of:=IF([.A40]&lt;&gt;[.A41];AVERAGE([.B31:.B40]); &quot; &quot;)" office:value-type="float" office:value="4099066.2" calcext:value-type="float">
            <text:p>4099066.2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35065" calcext:value-type="float">
            <text:p>4135065</text:p>
          </table:table-cell>
          <table:table-cell office:value-type="string" calcext:value-type="string">
            <text:p>microsecond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95982" calcext:value-type="float">
            <text:p>4095982</text:p>
          </table:table-cell>
          <table:table-cell office:value-type="string" calcext:value-type="string">
            <text:p>microsecond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10340" calcext:value-type="float">
            <text:p>4110340</text:p>
          </table:table-cell>
          <table:table-cell office:value-type="string" calcext:value-type="string">
            <text:p>microsecond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79351" calcext:value-type="float">
            <text:p>4079351</text:p>
          </table:table-cell>
          <table:table-cell office:value-type="string" calcext:value-type="string">
            <text:p>microsecond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72077" calcext:value-type="float">
            <text:p>4072077</text:p>
          </table:table-cell>
          <table:table-cell office:value-type="string" calcext:value-type="string">
            <text:p>microsecond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61930" calcext:value-type="float">
            <text:p>4161930</text:p>
          </table:table-cell>
          <table:table-cell office:value-type="string" calcext:value-type="string">
            <text:p>microsecond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9084" calcext:value-type="float">
            <text:p>4059084</text:p>
          </table:table-cell>
          <table:table-cell office:value-type="string" calcext:value-type="string">
            <text:p>microsecond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03006" calcext:value-type="float">
            <text:p>4103006</text:p>
          </table:table-cell>
          <table:table-cell office:value-type="string" calcext:value-type="string">
            <text:p>microsecond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25457" calcext:value-type="float">
            <text:p>4125457</text:p>
          </table:table-cell>
          <table:table-cell office:value-type="string" calcext:value-type="string">
            <text:p>microsecond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02510" calcext:value-type="float">
            <text:p>6702510</text:p>
          </table:table-cell>
          <table:table-cell office:value-type="string" calcext:value-type="string">
            <text:p>microseconds</text:p>
          </table:table-cell>
          <table:table-cell table:formula="of:=IF([.A50]&lt;&gt;[.A51];AVERAGE([.B41:.B50]); &quot; &quot;)" office:value-type="float" office:value="6809800.3" calcext:value-type="float">
            <text:p>6809800.3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5873" calcext:value-type="float">
            <text:p>6795873</text:p>
          </table:table-cell>
          <table:table-cell office:value-type="string" calcext:value-type="string">
            <text:p>microsecond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89864" calcext:value-type="float">
            <text:p>6789864</text:p>
          </table:table-cell>
          <table:table-cell office:value-type="string" calcext:value-type="string">
            <text:p>microsecond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72516" calcext:value-type="float">
            <text:p>6772516</text:p>
          </table:table-cell>
          <table:table-cell office:value-type="string" calcext:value-type="string">
            <text:p>microsecond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6083" calcext:value-type="float">
            <text:p>6796083</text:p>
          </table:table-cell>
          <table:table-cell office:value-type="string" calcext:value-type="string">
            <text:p>microsecond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36585" calcext:value-type="float">
            <text:p>6836585</text:p>
          </table:table-cell>
          <table:table-cell office:value-type="string" calcext:value-type="string">
            <text:p>microsecond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48377" calcext:value-type="float">
            <text:p>6848377</text:p>
          </table:table-cell>
          <table:table-cell office:value-type="string" calcext:value-type="string">
            <text:p>microsecond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39448" calcext:value-type="float">
            <text:p>6839448</text:p>
          </table:table-cell>
          <table:table-cell office:value-type="string" calcext:value-type="string">
            <text:p>microsecond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9868" calcext:value-type="float">
            <text:p>6809868</text:p>
          </table:table-cell>
          <table:table-cell office:value-type="string" calcext:value-type="string">
            <text:p>microsecond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906879" calcext:value-type="float">
            <text:p>6906879</text:p>
          </table:table-cell>
          <table:table-cell office:value-type="string" calcext:value-type="string">
            <text:p>microsecond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7976" calcext:value-type="float">
            <text:p>3077976</text:p>
          </table:table-cell>
          <table:table-cell office:value-type="string" calcext:value-type="string">
            <text:p>microseconds</text:p>
          </table:table-cell>
          <table:table-cell table:formula="of:=IF([.A60]&lt;&gt;[.A61];AVERAGE([.B51:.B60]); &quot; &quot;)" office:value-type="float" office:value="3080732.4" calcext:value-type="float">
            <text:p>3080732.4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37256" calcext:value-type="float">
            <text:p>3037256</text:p>
          </table:table-cell>
          <table:table-cell office:value-type="string" calcext:value-type="string">
            <text:p>microsecond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53851" calcext:value-type="float">
            <text:p>3053851</text:p>
          </table:table-cell>
          <table:table-cell office:value-type="string" calcext:value-type="string">
            <text:p>microsecond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7056" calcext:value-type="float">
            <text:p>3137056</text:p>
          </table:table-cell>
          <table:table-cell office:value-type="string" calcext:value-type="string">
            <text:p>microsecond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12932" calcext:value-type="float">
            <text:p>3012932</text:p>
          </table:table-cell>
          <table:table-cell office:value-type="string" calcext:value-type="string">
            <text:p>microsecond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9376" calcext:value-type="float">
            <text:p>3129376</text:p>
          </table:table-cell>
          <table:table-cell office:value-type="string" calcext:value-type="string">
            <text:p>microsecond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98402" calcext:value-type="float">
            <text:p>3098402</text:p>
          </table:table-cell>
          <table:table-cell office:value-type="string" calcext:value-type="string">
            <text:p>microsecond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2455" calcext:value-type="float">
            <text:p>3062455</text:p>
          </table:table-cell>
          <table:table-cell office:value-type="string" calcext:value-type="string">
            <text:p>microsecond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5102" calcext:value-type="float">
            <text:p>3065102</text:p>
          </table:table-cell>
          <table:table-cell office:value-type="string" calcext:value-type="string">
            <text:p>microsecond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2918" calcext:value-type="float">
            <text:p>3132918</text:p>
          </table:table-cell>
          <table:table-cell office:value-type="string" calcext:value-type="string">
            <text:p>microsecond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15896" calcext:value-type="float">
            <text:p>2515896</text:p>
          </table:table-cell>
          <table:table-cell office:value-type="string" calcext:value-type="string">
            <text:p>microseconds</text:p>
          </table:table-cell>
          <table:table-cell table:formula="of:=IF([.A70]&lt;&gt;[.A71];AVERAGE([.B61:.B70]); &quot; &quot;)" office:value-type="float" office:value="2458480.1" calcext:value-type="float">
            <text:p>2458480.1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33926" calcext:value-type="float">
            <text:p>2533926</text:p>
          </table:table-cell>
          <table:table-cell office:value-type="string" calcext:value-type="string">
            <text:p>microsecond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389858" calcext:value-type="float">
            <text:p>2389858</text:p>
          </table:table-cell>
          <table:table-cell office:value-type="string" calcext:value-type="string">
            <text:p>microsecond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96657" calcext:value-type="float">
            <text:p>2496657</text:p>
          </table:table-cell>
          <table:table-cell office:value-type="string" calcext:value-type="string">
            <text:p>microsecond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701" calcext:value-type="float">
            <text:p>2427701</text:p>
          </table:table-cell>
          <table:table-cell office:value-type="string" calcext:value-type="string">
            <text:p>microsecond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32694" calcext:value-type="float">
            <text:p>2432694</text:p>
          </table:table-cell>
          <table:table-cell office:value-type="string" calcext:value-type="string">
            <text:p>microsecond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25376" calcext:value-type="float">
            <text:p>2525376</text:p>
          </table:table-cell>
          <table:table-cell office:value-type="string" calcext:value-type="string">
            <text:p>microsecond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19743" calcext:value-type="float">
            <text:p>2419743</text:p>
          </table:table-cell>
          <table:table-cell office:value-type="string" calcext:value-type="string">
            <text:p>microsecond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3783" calcext:value-type="float">
            <text:p>2423783</text:p>
          </table:table-cell>
          <table:table-cell office:value-type="string" calcext:value-type="string">
            <text:p>microsecond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19167" calcext:value-type="float">
            <text:p>2419167</text:p>
          </table:table-cell>
          <table:table-cell office:value-type="string" calcext:value-type="string">
            <text:p>microsecond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799429" calcext:value-type="float">
            <text:p>7799429</text:p>
          </table:table-cell>
          <table:table-cell office:value-type="string" calcext:value-type="string">
            <text:p>microseconds</text:p>
          </table:table-cell>
          <table:table-cell table:formula="of:=IF([.A80]&lt;&gt;[.A81];AVERAGE([.B71:.B80]); &quot; &quot;)" office:value-type="float" office:value="7873266.8" calcext:value-type="float">
            <text:p>7873266.8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48021" calcext:value-type="float">
            <text:p>7848021</text:p>
          </table:table-cell>
          <table:table-cell office:value-type="string" calcext:value-type="string">
            <text:p>microsecond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9071" calcext:value-type="float">
            <text:p>7839071</text:p>
          </table:table-cell>
          <table:table-cell office:value-type="string" calcext:value-type="string">
            <text:p>microsecond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1552" calcext:value-type="float">
            <text:p>7921552</text:p>
          </table:table-cell>
          <table:table-cell office:value-type="string" calcext:value-type="string">
            <text:p>microsecond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0731" calcext:value-type="float">
            <text:p>7990731</text:p>
          </table:table-cell>
          <table:table-cell office:value-type="string" calcext:value-type="string">
            <text:p>microsecond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1144" calcext:value-type="float">
            <text:p>7831144</text:p>
          </table:table-cell>
          <table:table-cell office:value-type="string" calcext:value-type="string">
            <text:p>microsecond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09086" calcext:value-type="float">
            <text:p>7809086</text:p>
          </table:table-cell>
          <table:table-cell office:value-type="string" calcext:value-type="string">
            <text:p>microsecond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8312" calcext:value-type="float">
            <text:p>7928312</text:p>
          </table:table-cell>
          <table:table-cell office:value-type="string" calcext:value-type="string">
            <text:p>microsecond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6290" calcext:value-type="float">
            <text:p>7836290</text:p>
          </table:table-cell>
          <table:table-cell office:value-type="string" calcext:value-type="string">
            <text:p>microsecond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9032" calcext:value-type="float">
            <text:p>7929032</text:p>
          </table:table-cell>
          <table:table-cell office:value-type="string" calcext:value-type="string">
            <text:p>microsecond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8740" calcext:value-type="float">
            <text:p>3498740</text:p>
          </table:table-cell>
          <table:table-cell office:value-type="string" calcext:value-type="string">
            <text:p>microseconds</text:p>
          </table:table-cell>
          <table:table-cell table:formula="of:=IF([.A90]&lt;&gt;[.A91];AVERAGE([.B81:.B90]); &quot; &quot;)" office:value-type="float" office:value="3504617.3" calcext:value-type="float">
            <text:p>3504617.3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41130" calcext:value-type="float">
            <text:p>3441130</text:p>
          </table:table-cell>
          <table:table-cell office:value-type="string" calcext:value-type="string">
            <text:p>microsecond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50609" calcext:value-type="float">
            <text:p>3550609</text:p>
          </table:table-cell>
          <table:table-cell office:value-type="string" calcext:value-type="string">
            <text:p>microsecond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6015" calcext:value-type="float">
            <text:p>3496015</text:p>
          </table:table-cell>
          <table:table-cell office:value-type="string" calcext:value-type="string">
            <text:p>microsecond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66529" calcext:value-type="float">
            <text:p>3466529</text:p>
          </table:table-cell>
          <table:table-cell office:value-type="string" calcext:value-type="string">
            <text:p>microsecond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66340" calcext:value-type="float">
            <text:p>3466340</text:p>
          </table:table-cell>
          <table:table-cell office:value-type="string" calcext:value-type="string">
            <text:p>microsecond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71411" calcext:value-type="float">
            <text:p>3471411</text:p>
          </table:table-cell>
          <table:table-cell office:value-type="string" calcext:value-type="string">
            <text:p>microsecond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30548" calcext:value-type="float">
            <text:p>3530548</text:p>
          </table:table-cell>
          <table:table-cell office:value-type="string" calcext:value-type="string">
            <text:p>microsecond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20356" calcext:value-type="float">
            <text:p>3620356</text:p>
          </table:table-cell>
          <table:table-cell office:value-type="string" calcext:value-type="string">
            <text:p>microsecond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04495" calcext:value-type="float">
            <text:p>3504495</text:p>
          </table:table-cell>
          <table:table-cell office:value-type="string" calcext:value-type="string">
            <text:p>microsecond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22664" calcext:value-type="float">
            <text:p>2822664</text:p>
          </table:table-cell>
          <table:table-cell office:value-type="string" calcext:value-type="string">
            <text:p>microseconds</text:p>
          </table:table-cell>
          <table:table-cell table:formula="of:=IF([.A100]&lt;&gt;[.A101];AVERAGE([.B91:.B100]); &quot; &quot;)" office:value-type="float" office:value="2834820.8" calcext:value-type="float">
            <text:p>2834820.8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65495" calcext:value-type="float">
            <text:p>2765495</text:p>
          </table:table-cell>
          <table:table-cell office:value-type="string" calcext:value-type="string">
            <text:p>microsecond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67086" calcext:value-type="float">
            <text:p>2867086</text:p>
          </table:table-cell>
          <table:table-cell office:value-type="string" calcext:value-type="string">
            <text:p>microsecond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88489" calcext:value-type="float">
            <text:p>2888489</text:p>
          </table:table-cell>
          <table:table-cell office:value-type="string" calcext:value-type="string">
            <text:p>microsecond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953638" calcext:value-type="float">
            <text:p>2953638</text:p>
          </table:table-cell>
          <table:table-cell office:value-type="string" calcext:value-type="string">
            <text:p>microsecond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64322" calcext:value-type="float">
            <text:p>2764322</text:p>
          </table:table-cell>
          <table:table-cell office:value-type="string" calcext:value-type="string">
            <text:p>microsecond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80493" calcext:value-type="float">
            <text:p>2880493</text:p>
          </table:table-cell>
          <table:table-cell office:value-type="string" calcext:value-type="string">
            <text:p>microsecond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1306" calcext:value-type="float">
            <text:p>2811306</text:p>
          </table:table-cell>
          <table:table-cell office:value-type="string" calcext:value-type="string">
            <text:p>microsecond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03711" calcext:value-type="float">
            <text:p>2803711</text:p>
          </table:table-cell>
          <table:table-cell office:value-type="string" calcext:value-type="string">
            <text:p>microsecond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91004" calcext:value-type="float">
            <text:p>2791004</text:p>
          </table:table-cell>
          <table:table-cell office:value-type="string" calcext:value-type="string">
            <text:p>microsecond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49095" calcext:value-type="float">
            <text:p>9449095</text:p>
          </table:table-cell>
          <table:table-cell office:value-type="string" calcext:value-type="string">
            <text:p>microseconds</text:p>
          </table:table-cell>
          <table:table-cell table:formula="of:=IF([.A110]&lt;&gt;[.A111];AVERAGE([.B101:.B110]); &quot; &quot;)" office:value-type="float" office:value="9343619.5" calcext:value-type="float">
            <text:p>9343619.5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4699" calcext:value-type="float">
            <text:p>9214699</text:p>
          </table:table-cell>
          <table:table-cell office:value-type="string" calcext:value-type="string">
            <text:p>microsecond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595940" calcext:value-type="float">
            <text:p>9595940</text:p>
          </table:table-cell>
          <table:table-cell office:value-type="string" calcext:value-type="string">
            <text:p>microsecond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74839" calcext:value-type="float">
            <text:p>9374839</text:p>
          </table:table-cell>
          <table:table-cell office:value-type="string" calcext:value-type="string">
            <text:p>microsecond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79692" calcext:value-type="float">
            <text:p>9279692</text:p>
          </table:table-cell>
          <table:table-cell office:value-type="string" calcext:value-type="string">
            <text:p>microsecond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53330" calcext:value-type="float">
            <text:p>9453330</text:p>
          </table:table-cell>
          <table:table-cell office:value-type="string" calcext:value-type="string">
            <text:p>microsecond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36896" calcext:value-type="float">
            <text:p>9236896</text:p>
          </table:table-cell>
          <table:table-cell office:value-type="string" calcext:value-type="string">
            <text:p>microsecond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1802" calcext:value-type="float">
            <text:p>9211802</text:p>
          </table:table-cell>
          <table:table-cell office:value-type="string" calcext:value-type="string">
            <text:p>microsecond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12151" calcext:value-type="float">
            <text:p>9312151</text:p>
          </table:table-cell>
          <table:table-cell office:value-type="string" calcext:value-type="string">
            <text:p>microsecond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07751" calcext:value-type="float">
            <text:p>9307751</text:p>
          </table:table-cell>
          <table:table-cell office:value-type="string" calcext:value-type="string">
            <text:p>microsecond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12883" calcext:value-type="float">
            <text:p>4012883</text:p>
          </table:table-cell>
          <table:table-cell office:value-type="string" calcext:value-type="string">
            <text:p>microseconds</text:p>
          </table:table-cell>
          <table:table-cell table:formula="of:=IF([.A120]&lt;&gt;[.A121];AVERAGE([.B111:.B120]); &quot; &quot;)" office:value-type="float" office:value="4134899.6" calcext:value-type="float">
            <text:p>4134899.6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2070" calcext:value-type="float">
            <text:p>4172070</text:p>
          </table:table-cell>
          <table:table-cell office:value-type="string" calcext:value-type="string">
            <text:p>microsecond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65317" calcext:value-type="float">
            <text:p>4065317</text:p>
          </table:table-cell>
          <table:table-cell office:value-type="string" calcext:value-type="string">
            <text:p>microsecond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234933" calcext:value-type="float">
            <text:p>4234933</text:p>
          </table:table-cell>
          <table:table-cell office:value-type="string" calcext:value-type="string">
            <text:p>microsecond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33863" calcext:value-type="float">
            <text:p>4133863</text:p>
          </table:table-cell>
          <table:table-cell office:value-type="string" calcext:value-type="string">
            <text:p>microsecond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83990" calcext:value-type="float">
            <text:p>4183990</text:p>
          </table:table-cell>
          <table:table-cell office:value-type="string" calcext:value-type="string">
            <text:p>microsecond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60562" calcext:value-type="float">
            <text:p>4160562</text:p>
          </table:table-cell>
          <table:table-cell office:value-type="string" calcext:value-type="string">
            <text:p>microsecond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256501" calcext:value-type="float">
            <text:p>4256501</text:p>
          </table:table-cell>
          <table:table-cell office:value-type="string" calcext:value-type="string">
            <text:p>microsecond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50477" calcext:value-type="float">
            <text:p>4050477</text:p>
          </table:table-cell>
          <table:table-cell office:value-type="string" calcext:value-type="string">
            <text:p>microsecond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8400" calcext:value-type="float">
            <text:p>4078400</text:p>
          </table:table-cell>
          <table:table-cell office:value-type="string" calcext:value-type="string">
            <text:p>microsecond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83026" calcext:value-type="float">
            <text:p>3283026</text:p>
          </table:table-cell>
          <table:table-cell office:value-type="string" calcext:value-type="string">
            <text:p>microseconds</text:p>
          </table:table-cell>
          <table:table-cell table:formula="of:=IF([.A130]&lt;&gt;[.A131];AVERAGE([.B121:.B130]); &quot; &quot;)" office:value-type="float" office:value="3340833.8" calcext:value-type="float">
            <text:p>3340833.8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36098" calcext:value-type="float">
            <text:p>3336098</text:p>
          </table:table-cell>
          <table:table-cell office:value-type="string" calcext:value-type="string">
            <text:p>microsecond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29722" calcext:value-type="float">
            <text:p>3329722</text:p>
          </table:table-cell>
          <table:table-cell office:value-type="string" calcext:value-type="string">
            <text:p>microsecond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06615" calcext:value-type="float">
            <text:p>3406615</text:p>
          </table:table-cell>
          <table:table-cell office:value-type="string" calcext:value-type="string">
            <text:p>microsecond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7900" calcext:value-type="float">
            <text:p>3297900</text:p>
          </table:table-cell>
          <table:table-cell office:value-type="string" calcext:value-type="string">
            <text:p>microsecond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43897" calcext:value-type="float">
            <text:p>3443897</text:p>
          </table:table-cell>
          <table:table-cell office:value-type="string" calcext:value-type="string">
            <text:p>microsecond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56989" calcext:value-type="float">
            <text:p>3256989</text:p>
          </table:table-cell>
          <table:table-cell office:value-type="string" calcext:value-type="string">
            <text:p>microsecond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337" calcext:value-type="float">
            <text:p>3377337</text:p>
          </table:table-cell>
          <table:table-cell office:value-type="string" calcext:value-type="string">
            <text:p>microsecond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2409" calcext:value-type="float">
            <text:p>3292409</text:p>
          </table:table-cell>
          <table:table-cell office:value-type="string" calcext:value-type="string">
            <text:p>microsecond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84345" calcext:value-type="float">
            <text:p>3384345</text:p>
          </table:table-cell>
          <table:table-cell office:value-type="string" calcext:value-type="string">
            <text:p>microsecond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498371" calcext:value-type="float">
            <text:p>9498371</text:p>
          </table:table-cell>
          <table:table-cell office:value-type="string" calcext:value-type="string">
            <text:p>microseconds</text:p>
          </table:table-cell>
          <table:table-cell table:formula="of:=IF([.A140]&lt;&gt;[.A141];AVERAGE([.B131:.B140]); &quot; &quot;)" office:value-type="float" office:value="9646516.6" calcext:value-type="float">
            <text:p>9646516.6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71867" calcext:value-type="float">
            <text:p>9571867</text:p>
          </table:table-cell>
          <table:table-cell office:value-type="string" calcext:value-type="string">
            <text:p>microsecond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16925" calcext:value-type="float">
            <text:p>9616925</text:p>
          </table:table-cell>
          <table:table-cell office:value-type="string" calcext:value-type="string">
            <text:p>microsecond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09750" calcext:value-type="float">
            <text:p>9809750</text:p>
          </table:table-cell>
          <table:table-cell office:value-type="string" calcext:value-type="string">
            <text:p>microsecond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10954" calcext:value-type="float">
            <text:p>9710954</text:p>
          </table:table-cell>
          <table:table-cell office:value-type="string" calcext:value-type="string">
            <text:p>microsecond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7164" calcext:value-type="float">
            <text:p>9597164</text:p>
          </table:table-cell>
          <table:table-cell office:value-type="string" calcext:value-type="string">
            <text:p>microsecond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45001" calcext:value-type="float">
            <text:p>9845001</text:p>
          </table:table-cell>
          <table:table-cell office:value-type="string" calcext:value-type="string">
            <text:p>microsecond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26416" calcext:value-type="float">
            <text:p>9626416</text:p>
          </table:table-cell>
          <table:table-cell office:value-type="string" calcext:value-type="string">
            <text:p>microsecond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2833" calcext:value-type="float">
            <text:p>9592833</text:p>
          </table:table-cell>
          <table:table-cell office:value-type="string" calcext:value-type="string">
            <text:p>microsecond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5885" calcext:value-type="float">
            <text:p>9595885</text:p>
          </table:table-cell>
          <table:table-cell office:value-type="string" calcext:value-type="string">
            <text:p>microsecond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39337" calcext:value-type="float">
            <text:p>4239337</text:p>
          </table:table-cell>
          <table:table-cell office:value-type="string" calcext:value-type="string">
            <text:p>microseconds</text:p>
          </table:table-cell>
          <table:table-cell table:formula="of:=IF([.A150]&lt;&gt;[.A151];AVERAGE([.B141:.B150]); &quot; &quot;)" office:value-type="float" office:value="4308202.7" calcext:value-type="float">
            <text:p>4308202.7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07320" calcext:value-type="float">
            <text:p>4307320</text:p>
          </table:table-cell>
          <table:table-cell office:value-type="string" calcext:value-type="string">
            <text:p>microsecond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4746" calcext:value-type="float">
            <text:p>4254746</text:p>
          </table:table-cell>
          <table:table-cell office:value-type="string" calcext:value-type="string">
            <text:p>microsecond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50787" calcext:value-type="float">
            <text:p>4450787</text:p>
          </table:table-cell>
          <table:table-cell office:value-type="string" calcext:value-type="string">
            <text:p>microsecond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45184" calcext:value-type="float">
            <text:p>4445184</text:p>
          </table:table-cell>
          <table:table-cell office:value-type="string" calcext:value-type="string">
            <text:p>microsecond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03661" calcext:value-type="float">
            <text:p>4203661</text:p>
          </table:table-cell>
          <table:table-cell office:value-type="string" calcext:value-type="string">
            <text:p>microsecond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8458" calcext:value-type="float">
            <text:p>4258458</text:p>
          </table:table-cell>
          <table:table-cell office:value-type="string" calcext:value-type="string">
            <text:p>microsecond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7077" calcext:value-type="float">
            <text:p>4267077</text:p>
          </table:table-cell>
          <table:table-cell office:value-type="string" calcext:value-type="string">
            <text:p>microsecond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89703" calcext:value-type="float">
            <text:p>4389703</text:p>
          </table:table-cell>
          <table:table-cell office:value-type="string" calcext:value-type="string">
            <text:p>microsecond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5754" calcext:value-type="float">
            <text:p>4265754</text:p>
          </table:table-cell>
          <table:table-cell office:value-type="string" calcext:value-type="string">
            <text:p>microsecond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714736" calcext:value-type="float">
            <text:p>3714736</text:p>
          </table:table-cell>
          <table:table-cell office:value-type="string" calcext:value-type="string">
            <text:p>microseconds</text:p>
          </table:table-cell>
          <table:table-cell table:formula="of:=IF([.A160]&lt;&gt;[.A161];AVERAGE([.B151:.B160]); &quot; &quot;)" office:value-type="float" office:value="3505596.5" calcext:value-type="float">
            <text:p>3505596.5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6102" calcext:value-type="float">
            <text:p>3516102</text:p>
          </table:table-cell>
          <table:table-cell office:value-type="string" calcext:value-type="string">
            <text:p>microsecond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27447" calcext:value-type="float">
            <text:p>3527447</text:p>
          </table:table-cell>
          <table:table-cell office:value-type="string" calcext:value-type="string">
            <text:p>microsecond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22127" calcext:value-type="float">
            <text:p>3522127</text:p>
          </table:table-cell>
          <table:table-cell office:value-type="string" calcext:value-type="string">
            <text:p>microsecond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64460" calcext:value-type="float">
            <text:p>3464460</text:p>
          </table:table-cell>
          <table:table-cell office:value-type="string" calcext:value-type="string">
            <text:p>microsecond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1470" calcext:value-type="float">
            <text:p>3441470</text:p>
          </table:table-cell>
          <table:table-cell office:value-type="string" calcext:value-type="string">
            <text:p>microsecond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0324" calcext:value-type="float">
            <text:p>3440324</text:p>
          </table:table-cell>
          <table:table-cell office:value-type="string" calcext:value-type="string">
            <text:p>microsecond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67759" calcext:value-type="float">
            <text:p>3467759</text:p>
          </table:table-cell>
          <table:table-cell office:value-type="string" calcext:value-type="string">
            <text:p>microsecond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31511" calcext:value-type="float">
            <text:p>3531511</text:p>
          </table:table-cell>
          <table:table-cell office:value-type="string" calcext:value-type="string">
            <text:p>microsecond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30029" calcext:value-type="float">
            <text:p>3430029</text:p>
          </table:table-cell>
          <table:table-cell office:value-type="string" calcext:value-type="string">
            <text:p>microsecond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30632" calcext:value-type="float">
            <text:p>4630632</text:p>
          </table:table-cell>
          <table:table-cell office:value-type="string" calcext:value-type="string">
            <text:p>microseconds</text:p>
          </table:table-cell>
          <table:table-cell table:formula="of:=IF([.A170]&lt;&gt;[.A171];AVERAGE([.B161:.B170]); &quot; &quot;)" office:value-type="float" office:value="4625488.3" calcext:value-type="float">
            <text:p>4625488.3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69011" calcext:value-type="float">
            <text:p>4569011</text:p>
          </table:table-cell>
          <table:table-cell office:value-type="string" calcext:value-type="string">
            <text:p>microsecond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9423" calcext:value-type="float">
            <text:p>4629423</text:p>
          </table:table-cell>
          <table:table-cell office:value-type="string" calcext:value-type="string">
            <text:p>microsecond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116" calcext:value-type="float">
            <text:p>4624116</text:p>
          </table:table-cell>
          <table:table-cell office:value-type="string" calcext:value-type="string">
            <text:p>microsecond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1767" calcext:value-type="float">
            <text:p>4621767</text:p>
          </table:table-cell>
          <table:table-cell office:value-type="string" calcext:value-type="string">
            <text:p>microsecond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2058" calcext:value-type="float">
            <text:p>4612058</text:p>
          </table:table-cell>
          <table:table-cell office:value-type="string" calcext:value-type="string">
            <text:p>microsecond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18674" calcext:value-type="float">
            <text:p>4718674</text:p>
          </table:table-cell>
          <table:table-cell office:value-type="string" calcext:value-type="string">
            <text:p>microsecond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0440" calcext:value-type="float">
            <text:p>4610440</text:p>
          </table:table-cell>
          <table:table-cell office:value-type="string" calcext:value-type="string">
            <text:p>microsecond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4094" calcext:value-type="float">
            <text:p>4614094</text:p>
          </table:table-cell>
          <table:table-cell office:value-type="string" calcext:value-type="string">
            <text:p>microsecond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668" calcext:value-type="float">
            <text:p>4624668</text:p>
          </table:table-cell>
          <table:table-cell office:value-type="string" calcext:value-type="string">
            <text:p>microsecond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28159" calcext:value-type="float">
            <text:p>5428159</text:p>
          </table:table-cell>
          <table:table-cell office:value-type="string" calcext:value-type="string">
            <text:p>microseconds</text:p>
          </table:table-cell>
          <table:table-cell table:formula="of:=IF([.A180]&lt;&gt;[.A181];AVERAGE([.B171:.B180]); &quot; &quot;)" office:value-type="float" office:value="5233427.4" calcext:value-type="float">
            <text:p>5233427.4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76544" calcext:value-type="float">
            <text:p>5276544</text:p>
          </table:table-cell>
          <table:table-cell office:value-type="string" calcext:value-type="string">
            <text:p>microsecond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2185" calcext:value-type="float">
            <text:p>5142185</text:p>
          </table:table-cell>
          <table:table-cell office:value-type="string" calcext:value-type="string">
            <text:p>microsecond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03790" calcext:value-type="float">
            <text:p>5203790</text:p>
          </table:table-cell>
          <table:table-cell office:value-type="string" calcext:value-type="string">
            <text:p>microsecond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8473" calcext:value-type="float">
            <text:p>5158473</text:p>
          </table:table-cell>
          <table:table-cell office:value-type="string" calcext:value-type="string">
            <text:p>microsecond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22049" calcext:value-type="float">
            <text:p>5222049</text:p>
          </table:table-cell>
          <table:table-cell office:value-type="string" calcext:value-type="string">
            <text:p>microsecond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92189" calcext:value-type="float">
            <text:p>5192189</text:p>
          </table:table-cell>
          <table:table-cell office:value-type="string" calcext:value-type="string">
            <text:p>microsecond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92722" calcext:value-type="float">
            <text:p>5192722</text:p>
          </table:table-cell>
          <table:table-cell office:value-type="string" calcext:value-type="string">
            <text:p>microsecond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1645" calcext:value-type="float">
            <text:p>5151645</text:p>
          </table:table-cell>
          <table:table-cell office:value-type="string" calcext:value-type="string">
            <text:p>microsecond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366518" calcext:value-type="float">
            <text:p>5366518</text:p>
          </table:table-cell>
          <table:table-cell office:value-type="string" calcext:value-type="string">
            <text:p>microsecond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57027" calcext:value-type="float">
            <text:p>6557027</text:p>
          </table:table-cell>
          <table:table-cell office:value-type="string" calcext:value-type="string">
            <text:p>microseconds</text:p>
          </table:table-cell>
          <table:table-cell table:formula="of:=IF([.A190]&lt;&gt;[.A191];AVERAGE([.B181:.B190]); &quot; &quot;)" office:value-type="float" office:value="6490441.5" calcext:value-type="float">
            <text:p>6490441.5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647857" calcext:value-type="float">
            <text:p>6647857</text:p>
          </table:table-cell>
          <table:table-cell office:value-type="string" calcext:value-type="string">
            <text:p>microsecond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6888" calcext:value-type="float">
            <text:p>6456888</text:p>
          </table:table-cell>
          <table:table-cell office:value-type="string" calcext:value-type="string">
            <text:p>microsecond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3361" calcext:value-type="float">
            <text:p>6443361</text:p>
          </table:table-cell>
          <table:table-cell office:value-type="string" calcext:value-type="string">
            <text:p>microsecond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7056" calcext:value-type="float">
            <text:p>6437056</text:p>
          </table:table-cell>
          <table:table-cell office:value-type="string" calcext:value-type="string">
            <text:p>microsecond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47132" calcext:value-type="float">
            <text:p>6547132</text:p>
          </table:table-cell>
          <table:table-cell office:value-type="string" calcext:value-type="string">
            <text:p>microsecond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1033" calcext:value-type="float">
            <text:p>6431033</text:p>
          </table:table-cell>
          <table:table-cell office:value-type="string" calcext:value-type="string">
            <text:p>microsecond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64261" calcext:value-type="float">
            <text:p>6464261</text:p>
          </table:table-cell>
          <table:table-cell office:value-type="string" calcext:value-type="string">
            <text:p>microsecond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9037" calcext:value-type="float">
            <text:p>6439037</text:p>
          </table:table-cell>
          <table:table-cell office:value-type="string" calcext:value-type="string">
            <text:p>microsecond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80763" calcext:value-type="float">
            <text:p>6480763</text:p>
          </table:table-cell>
          <table:table-cell office:value-type="string" calcext:value-type="string">
            <text:p>microsecond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6766" calcext:value-type="float">
            <text:p>2306766</text:p>
          </table:table-cell>
          <table:table-cell office:value-type="string" calcext:value-type="string">
            <text:p>microseconds</text:p>
          </table:table-cell>
          <table:table-cell table:formula="of:=IF([.A200]&lt;&gt;[.A201];AVERAGE([.B191:.B200]); &quot; &quot;)" office:value-type="float" office:value="2299827.2" calcext:value-type="float">
            <text:p>2299827.2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4827" calcext:value-type="float">
            <text:p>2284827</text:p>
          </table:table-cell>
          <table:table-cell office:value-type="string" calcext:value-type="string">
            <text:p>microsecond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79708" calcext:value-type="float">
            <text:p>2279708</text:p>
          </table:table-cell>
          <table:table-cell office:value-type="string" calcext:value-type="string">
            <text:p>microsecond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8018" calcext:value-type="float">
            <text:p>2308018</text:p>
          </table:table-cell>
          <table:table-cell office:value-type="string" calcext:value-type="string">
            <text:p>microsecond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9394" calcext:value-type="float">
            <text:p>2289394</text:p>
          </table:table-cell>
          <table:table-cell office:value-type="string" calcext:value-type="string">
            <text:p>microsecond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3807" calcext:value-type="float">
            <text:p>2303807</text:p>
          </table:table-cell>
          <table:table-cell office:value-type="string" calcext:value-type="string">
            <text:p>microsecond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0653" calcext:value-type="float">
            <text:p>2290653</text:p>
          </table:table-cell>
          <table:table-cell office:value-type="string" calcext:value-type="string">
            <text:p>microsecond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31071" calcext:value-type="float">
            <text:p>2331071</text:p>
          </table:table-cell>
          <table:table-cell office:value-type="string" calcext:value-type="string">
            <text:p>microsecond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0857" calcext:value-type="float">
            <text:p>2300857</text:p>
          </table:table-cell>
          <table:table-cell office:value-type="string" calcext:value-type="string">
            <text:p>microsecond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3171" calcext:value-type="float">
            <text:p>2303171</text:p>
          </table:table-cell>
          <table:table-cell office:value-type="string" calcext:value-type="string">
            <text:p>microsecond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133" calcext:value-type="float">
            <text:p>82133</text:p>
          </table:table-cell>
          <table:table-cell office:value-type="string" calcext:value-type="string">
            <text:p>microseconds</text:p>
          </table:table-cell>
          <table:table-cell table:formula="of:=IF([.A210]&lt;&gt;[.A211];AVERAGE([.B201:.B210]); &quot; &quot;)" office:value-type="float" office:value="82299.5" calcext:value-type="float">
            <text:p>82299.5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436" calcext:value-type="float">
            <text:p>81436</text:p>
          </table:table-cell>
          <table:table-cell office:value-type="string" calcext:value-type="string">
            <text:p>microsecond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085" calcext:value-type="float">
            <text:p>83085</text:p>
          </table:table-cell>
          <table:table-cell office:value-type="string" calcext:value-type="string">
            <text:p>microsecond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780" calcext:value-type="float">
            <text:p>80780</text:p>
          </table:table-cell>
          <table:table-cell office:value-type="string" calcext:value-type="string">
            <text:p>microsecond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286" calcext:value-type="float">
            <text:p>83286</text:p>
          </table:table-cell>
          <table:table-cell office:value-type="string" calcext:value-type="string">
            <text:p>microsecond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5611" calcext:value-type="float">
            <text:p>85611</text:p>
          </table:table-cell>
          <table:table-cell office:value-type="string" calcext:value-type="string">
            <text:p>microsecond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140" calcext:value-type="float">
            <text:p>80140</text:p>
          </table:table-cell>
          <table:table-cell office:value-type="string" calcext:value-type="string">
            <text:p>microsecond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059" calcext:value-type="float">
            <text:p>82059</text:p>
          </table:table-cell>
          <table:table-cell office:value-type="string" calcext:value-type="string">
            <text:p>microsecond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835" calcext:value-type="float">
            <text:p>82835</text:p>
          </table:table-cell>
          <table:table-cell office:value-type="string" calcext:value-type="string">
            <text:p>microsecond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630" calcext:value-type="float">
            <text:p>81630</text:p>
          </table:table-cell>
          <table:table-cell office:value-type="string" calcext:value-type="string">
            <text:p>microsecond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922" calcext:value-type="float">
            <text:p>192922</text:p>
          </table:table-cell>
          <table:table-cell office:value-type="string" calcext:value-type="string">
            <text:p>microseconds</text:p>
          </table:table-cell>
          <table:table-cell table:formula="of:=IF([.A220]&lt;&gt;[.A221];AVERAGE([.B211:.B220]); &quot; &quot;)" office:value-type="float" office:value="191635.8" calcext:value-type="float">
            <text:p>191635.8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8580" calcext:value-type="float">
            <text:p>188580</text:p>
          </table:table-cell>
          <table:table-cell office:value-type="string" calcext:value-type="string">
            <text:p>microsecond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801" calcext:value-type="float">
            <text:p>191801</text:p>
          </table:table-cell>
          <table:table-cell office:value-type="string" calcext:value-type="string">
            <text:p>microsecond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5655" calcext:value-type="float">
            <text:p>195655</text:p>
          </table:table-cell>
          <table:table-cell office:value-type="string" calcext:value-type="string">
            <text:p>microsecond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956" calcext:value-type="float">
            <text:p>193956</text:p>
          </table:table-cell>
          <table:table-cell office:value-type="string" calcext:value-type="string">
            <text:p>microsecond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9555" calcext:value-type="float">
            <text:p>189555</text:p>
          </table:table-cell>
          <table:table-cell office:value-type="string" calcext:value-type="string">
            <text:p>microsecond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040" calcext:value-type="float">
            <text:p>192040</text:p>
          </table:table-cell>
          <table:table-cell office:value-type="string" calcext:value-type="string">
            <text:p>microsecond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7164" calcext:value-type="float">
            <text:p>187164</text:p>
          </table:table-cell>
          <table:table-cell office:value-type="string" calcext:value-type="string">
            <text:p>microsecond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626" calcext:value-type="float">
            <text:p>193626</text:p>
          </table:table-cell>
          <table:table-cell office:value-type="string" calcext:value-type="string">
            <text:p>microsecond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059" calcext:value-type="float">
            <text:p>191059</text:p>
          </table:table-cell>
          <table:table-cell office:value-type="string" calcext:value-type="string">
            <text:p>microsecond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microseconds</text:p>
          </table:table-cell>
          <table:table-cell table:formula="of:=IF([.A230]&lt;&gt;[.A231];AVERAGE([.B221:.B230]); &quot; &quot;)" office:value-type="float" office:value="365284.8" calcext:value-type="float">
            <text:p>365284.8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447" calcext:value-type="float">
            <text:p>368447</text:p>
          </table:table-cell>
          <table:table-cell office:value-type="string" calcext:value-type="string">
            <text:p>microsecond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808" calcext:value-type="float">
            <text:p>368808</text:p>
          </table:table-cell>
          <table:table-cell office:value-type="string" calcext:value-type="string">
            <text:p>microsecond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0653" calcext:value-type="float">
            <text:p>360653</text:p>
          </table:table-cell>
          <table:table-cell office:value-type="string" calcext:value-type="string">
            <text:p>microsecond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7132" calcext:value-type="float">
            <text:p>367132</text:p>
          </table:table-cell>
          <table:table-cell office:value-type="string" calcext:value-type="string">
            <text:p>microsecond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3233" calcext:value-type="float">
            <text:p>363233</text:p>
          </table:table-cell>
          <table:table-cell office:value-type="string" calcext:value-type="string">
            <text:p>microsecond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4278" calcext:value-type="float">
            <text:p>364278</text:p>
          </table:table-cell>
          <table:table-cell office:value-type="string" calcext:value-type="string">
            <text:p>microsecond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7635" calcext:value-type="float">
            <text:p>367635</text:p>
          </table:table-cell>
          <table:table-cell office:value-type="string" calcext:value-type="string">
            <text:p>microsecond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5742" calcext:value-type="float">
            <text:p>365742</text:p>
          </table:table-cell>
          <table:table-cell office:value-type="string" calcext:value-type="string">
            <text:p>microsecond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5971" calcext:value-type="float">
            <text:p>365971</text:p>
          </table:table-cell>
          <table:table-cell office:value-type="string" calcext:value-type="string">
            <text:p>microsecond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4782" calcext:value-type="float">
            <text:p>1224782</text:p>
          </table:table-cell>
          <table:table-cell office:value-type="string" calcext:value-type="string">
            <text:p>microseconds</text:p>
          </table:table-cell>
          <table:table-cell table:formula="of:=IF([.A240]&lt;&gt;[.A241];AVERAGE([.B231:.B240]); &quot; &quot;)" office:value-type="float" office:value="1223965.3" calcext:value-type="float">
            <text:p>1223965.3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198641" calcext:value-type="float">
            <text:p>1198641</text:p>
          </table:table-cell>
          <table:table-cell office:value-type="string" calcext:value-type="string">
            <text:p>microsecond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197306" calcext:value-type="float">
            <text:p>1197306</text:p>
          </table:table-cell>
          <table:table-cell office:value-type="string" calcext:value-type="string">
            <text:p>microsecond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2092" calcext:value-type="float">
            <text:p>1222092</text:p>
          </table:table-cell>
          <table:table-cell office:value-type="string" calcext:value-type="string">
            <text:p>microsecond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5996" calcext:value-type="float">
            <text:p>1225996</text:p>
          </table:table-cell>
          <table:table-cell office:value-type="string" calcext:value-type="string">
            <text:p>microsecond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61894" calcext:value-type="float">
            <text:p>1261894</text:p>
          </table:table-cell>
          <table:table-cell office:value-type="string" calcext:value-type="string">
            <text:p>microsecond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30124" calcext:value-type="float">
            <text:p>1230124</text:p>
          </table:table-cell>
          <table:table-cell office:value-type="string" calcext:value-type="string">
            <text:p>microsecond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6827" calcext:value-type="float">
            <text:p>1216827</text:p>
          </table:table-cell>
          <table:table-cell office:value-type="string" calcext:value-type="string">
            <text:p>microsecond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6166" calcext:value-type="float">
            <text:p>1256166</text:p>
          </table:table-cell>
          <table:table-cell office:value-type="string" calcext:value-type="string">
            <text:p>microsecond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5825" calcext:value-type="float">
            <text:p>1205825</text:p>
          </table:table-cell>
          <table:table-cell office:value-type="string" calcext:value-type="string">
            <text:p>microsecond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5069" calcext:value-type="float">
            <text:p>3865069</text:p>
          </table:table-cell>
          <table:table-cell office:value-type="string" calcext:value-type="string">
            <text:p>microseconds</text:p>
          </table:table-cell>
          <table:table-cell table:formula="of:=IF([.A250]&lt;&gt;[.A251];AVERAGE([.B241:.B250]); &quot; &quot;)" office:value-type="float" office:value="3886061.4" calcext:value-type="float">
            <text:p>3886061.4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7885" calcext:value-type="float">
            <text:p>3867885</text:p>
          </table:table-cell>
          <table:table-cell office:value-type="string" calcext:value-type="string">
            <text:p>microsecond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2619" calcext:value-type="float">
            <text:p>3882619</text:p>
          </table:table-cell>
          <table:table-cell office:value-type="string" calcext:value-type="string">
            <text:p>microsecond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57632" calcext:value-type="float">
            <text:p>3857632</text:p>
          </table:table-cell>
          <table:table-cell office:value-type="string" calcext:value-type="string">
            <text:p>microsecond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53456" calcext:value-type="float">
            <text:p>3953456</text:p>
          </table:table-cell>
          <table:table-cell office:value-type="string" calcext:value-type="string">
            <text:p>microsecond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31593" calcext:value-type="float">
            <text:p>3931593</text:p>
          </table:table-cell>
          <table:table-cell office:value-type="string" calcext:value-type="string">
            <text:p>microsecond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0362" calcext:value-type="float">
            <text:p>3870362</text:p>
          </table:table-cell>
          <table:table-cell office:value-type="string" calcext:value-type="string">
            <text:p>microsecond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0989" calcext:value-type="float">
            <text:p>3860989</text:p>
          </table:table-cell>
          <table:table-cell office:value-type="string" calcext:value-type="string">
            <text:p>microsecond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6878" calcext:value-type="float">
            <text:p>3876878</text:p>
          </table:table-cell>
          <table:table-cell office:value-type="string" calcext:value-type="string">
            <text:p>microsecond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94131" calcext:value-type="float">
            <text:p>3894131</text:p>
          </table:table-cell>
          <table:table-cell office:value-type="string" calcext:value-type="string">
            <text:p>microsecond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microseconds</text:p>
          </table:table-cell>
          <table:table-cell table:formula="of:=IF([.A260]&lt;&gt;[.A261];AVERAGE([.B251:.B260]); &quot; &quot;)" office:value-type="float" office:value="6542.5" calcext:value-type="float">
            <text:p>6542.5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microsecond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694" calcext:value-type="float">
            <text:p>6694</text:p>
          </table:table-cell>
          <table:table-cell office:value-type="string" calcext:value-type="string">
            <text:p>microsecond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719" calcext:value-type="float">
            <text:p>6719</text:p>
          </table:table-cell>
          <table:table-cell office:value-type="string" calcext:value-type="string">
            <text:p>microsecond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microsecond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386" calcext:value-type="float">
            <text:p>6386</text:p>
          </table:table-cell>
          <table:table-cell office:value-type="string" calcext:value-type="string">
            <text:p>microsecond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08" calcext:value-type="float">
            <text:p>6408</text:p>
          </table:table-cell>
          <table:table-cell office:value-type="string" calcext:value-type="string">
            <text:p>microsecond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microsecond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47" calcext:value-type="float">
            <text:p>6547</text:p>
          </table:table-cell>
          <table:table-cell office:value-type="string" calcext:value-type="string">
            <text:p>microsecond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85" calcext:value-type="float">
            <text:p>6485</text:p>
          </table:table-cell>
          <table:table-cell office:value-type="string" calcext:value-type="string">
            <text:p>microsecond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croseconds</text:p>
          </table:table-cell>
          <table:table-cell table:formula="of:=IF([.A270]&lt;&gt;[.A271];AVERAGE([.B261:.B270]); &quot; &quot;)" office:value-type="float" office:value="65.9" calcext:value-type="float">
            <text:p>65.9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icrosecond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rosecond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crosecond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crosecond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crosecond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  <table:table-cell/>
        </table:table-row>
      </table:table>
      <table:table table:name="result_form_function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7728" calcext:value-type="float">
            <text:p>4417728</text:p>
          </table:table-cell>
          <table:table-cell office:value-type="string" calcext:value-type="string">
            <text:p>microseconds</text:p>
          </table:table-cell>
          <table:table-cell table:formula="of:=IF([.A1]&lt;&gt;[.A2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5060" calcext:value-type="float">
            <text:p>4415060</text:p>
          </table:table-cell>
          <table:table-cell office:value-type="string" calcext:value-type="string">
            <text:p>microseconds</text:p>
          </table:table-cell>
          <table:table-cell table:formula="of:=IF([.A2]&lt;&gt;[.A3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83859" calcext:value-type="float">
            <text:p>4483859</text:p>
          </table:table-cell>
          <table:table-cell office:value-type="string" calcext:value-type="string">
            <text:p>microseconds</text:p>
          </table:table-cell>
          <table:table-cell table:formula="of:=IF([.A3]&lt;&gt;[.A4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4402" calcext:value-type="float">
            <text:p>4424402</text:p>
          </table:table-cell>
          <table:table-cell office:value-type="string" calcext:value-type="string">
            <text:p>microseconds</text:p>
          </table:table-cell>
          <table:table-cell table:formula="of:=IF([.A4]&lt;&gt;[.A5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1109" calcext:value-type="float">
            <text:p>4421109</text:p>
          </table:table-cell>
          <table:table-cell office:value-type="string" calcext:value-type="string">
            <text:p>microseconds</text:p>
          </table:table-cell>
          <table:table-cell table:formula="of:=IF([.A5]&lt;&gt;[.A6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43241" calcext:value-type="float">
            <text:p>4443241</text:p>
          </table:table-cell>
          <table:table-cell office:value-type="string" calcext:value-type="string">
            <text:p>microseconds</text:p>
          </table:table-cell>
          <table:table-cell table:formula="of:=IF([.A6]&lt;&gt;[.A7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8106" calcext:value-type="float">
            <text:p>4438106</text:p>
          </table:table-cell>
          <table:table-cell office:value-type="string" calcext:value-type="string">
            <text:p>microseconds</text:p>
          </table:table-cell>
          <table:table-cell table:formula="of:=IF([.A7]&lt;&gt;[.A8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9748" calcext:value-type="float">
            <text:p>4429748</text:p>
          </table:table-cell>
          <table:table-cell office:value-type="string" calcext:value-type="string">
            <text:p>microseconds</text:p>
          </table:table-cell>
          <table:table-cell table:formula="of:=IF([.A8]&lt;&gt;[.A9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57052" calcext:value-type="float">
            <text:p>4457052</text:p>
          </table:table-cell>
          <table:table-cell office:value-type="string" calcext:value-type="string">
            <text:p>microseconds</text:p>
          </table:table-cell>
          <table:table-cell table:formula="of:=IF([.A9]&lt;&gt;[.A10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3306" calcext:value-type="float">
            <text:p>4433306</text:p>
          </table:table-cell>
          <table:table-cell office:value-type="string" calcext:value-type="string">
            <text:p>microseconds</text:p>
          </table:table-cell>
          <table:table-cell table:formula="of:=IF([.A10]&lt;&gt;[.A11]; AVERAGE([.B1:.B10]);&quot; &quot;)" office:value-type="float" office:value="4436361.1" calcext:value-type="float">
            <text:p>4436361.1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197862" calcext:value-type="float">
            <text:p>11197862</text:p>
          </table:table-cell>
          <table:table-cell office:value-type="string" calcext:value-type="string">
            <text:p>microseconds</text:p>
          </table:table-cell>
          <table:table-cell table:formula="of:=IF([.A11]&lt;&gt;[.A12]; AVERAGE([.B2:.B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86129" calcext:value-type="float">
            <text:p>11286129</text:p>
          </table:table-cell>
          <table:table-cell office:value-type="string" calcext:value-type="string">
            <text:p>microseconds</text:p>
          </table:table-cell>
          <table:table-cell table:formula="of:=IF([.A12]&lt;&gt;[.A13]; AVERAGE([.B3:.B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15579" calcext:value-type="float">
            <text:p>11315579</text:p>
          </table:table-cell>
          <table:table-cell office:value-type="string" calcext:value-type="string">
            <text:p>microseconds</text:p>
          </table:table-cell>
          <table:table-cell table:formula="of:=IF([.A13]&lt;&gt;[.A14]; AVERAGE([.B4:.B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801450" calcext:value-type="float">
            <text:p>11801450</text:p>
          </table:table-cell>
          <table:table-cell office:value-type="string" calcext:value-type="string">
            <text:p>microseconds</text:p>
          </table:table-cell>
          <table:table-cell table:formula="of:=IF([.A14]&lt;&gt;[.A15]; AVERAGE([.B5:.B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00436" calcext:value-type="float">
            <text:p>11200436</text:p>
          </table:table-cell>
          <table:table-cell office:value-type="string" calcext:value-type="string">
            <text:p>microseconds</text:p>
          </table:table-cell>
          <table:table-cell table:formula="of:=IF([.A15]&lt;&gt;[.A16]; AVERAGE([.B6:.B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66595" calcext:value-type="float">
            <text:p>11466595</text:p>
          </table:table-cell>
          <table:table-cell office:value-type="string" calcext:value-type="string">
            <text:p>microseconds</text:p>
          </table:table-cell>
          <table:table-cell table:formula="of:=IF([.A16]&lt;&gt;[.A17]; AVERAGE([.B7:.B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65899" calcext:value-type="float">
            <text:p>11365899</text:p>
          </table:table-cell>
          <table:table-cell office:value-type="string" calcext:value-type="string">
            <text:p>microseconds</text:p>
          </table:table-cell>
          <table:table-cell table:formula="of:=IF([.A17]&lt;&gt;[.A18]; AVERAGE([.B8:.B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70241" calcext:value-type="float">
            <text:p>11270241</text:p>
          </table:table-cell>
          <table:table-cell office:value-type="string" calcext:value-type="string">
            <text:p>microseconds</text:p>
          </table:table-cell>
          <table:table-cell table:formula="of:=IF([.A18]&lt;&gt;[.A19]; AVERAGE([.B9:.B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192087" calcext:value-type="float">
            <text:p>11192087</text:p>
          </table:table-cell>
          <table:table-cell office:value-type="string" calcext:value-type="string">
            <text:p>microseconds</text:p>
          </table:table-cell>
          <table:table-cell table:formula="of:=IF([.A19]&lt;&gt;[.A20]; AVERAGE([.B10:.B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533637" calcext:value-type="float">
            <text:p>11533637</text:p>
          </table:table-cell>
          <table:table-cell office:value-type="string" calcext:value-type="string">
            <text:p>microseconds</text:p>
          </table:table-cell>
          <table:table-cell table:formula="of:=IF([.A20]&lt;&gt;[.A21]; AVERAGE([.B11:.B20]);&quot; &quot;)" office:value-type="float" office:value="11362991.5" calcext:value-type="float">
            <text:p>11362991.5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7327" calcext:value-type="float">
            <text:p>5017327</text:p>
          </table:table-cell>
          <table:table-cell office:value-type="string" calcext:value-type="string">
            <text:p>microseconds</text:p>
          </table:table-cell>
          <table:table-cell table:formula="of:=IF([.A21]&lt;&gt;[.A22]; AVERAGE([.B12:.B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44769" calcext:value-type="float">
            <text:p>5044769</text:p>
          </table:table-cell>
          <table:table-cell office:value-type="string" calcext:value-type="string">
            <text:p>microseconds</text:p>
          </table:table-cell>
          <table:table-cell table:formula="of:=IF([.A22]&lt;&gt;[.A23]; AVERAGE([.B13:.B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34927" calcext:value-type="float">
            <text:p>5234927</text:p>
          </table:table-cell>
          <table:table-cell office:value-type="string" calcext:value-type="string">
            <text:p>microseconds</text:p>
          </table:table-cell>
          <table:table-cell table:formula="of:=IF([.A23]&lt;&gt;[.A24]; AVERAGE([.B14:.B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3944" calcext:value-type="float">
            <text:p>5093944</text:p>
          </table:table-cell>
          <table:table-cell office:value-type="string" calcext:value-type="string">
            <text:p>microseconds</text:p>
          </table:table-cell>
          <table:table-cell table:formula="of:=IF([.A24]&lt;&gt;[.A25]; AVERAGE([.B15:.B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2091" calcext:value-type="float">
            <text:p>4992091</text:p>
          </table:table-cell>
          <table:table-cell office:value-type="string" calcext:value-type="string">
            <text:p>microseconds</text:p>
          </table:table-cell>
          <table:table-cell table:formula="of:=IF([.A25]&lt;&gt;[.A26]; AVERAGE([.B16:.B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47372" calcext:value-type="float">
            <text:p>5247372</text:p>
          </table:table-cell>
          <table:table-cell office:value-type="string" calcext:value-type="string">
            <text:p>microseconds</text:p>
          </table:table-cell>
          <table:table-cell table:formula="of:=IF([.A26]&lt;&gt;[.A27]; AVERAGE([.B17:.B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1288" calcext:value-type="float">
            <text:p>5091288</text:p>
          </table:table-cell>
          <table:table-cell office:value-type="string" calcext:value-type="string">
            <text:p>microseconds</text:p>
          </table:table-cell>
          <table:table-cell table:formula="of:=IF([.A27]&lt;&gt;[.A28]; AVERAGE([.B18:.B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35029" calcext:value-type="float">
            <text:p>5035029</text:p>
          </table:table-cell>
          <table:table-cell office:value-type="string" calcext:value-type="string">
            <text:p>microseconds</text:p>
          </table:table-cell>
          <table:table-cell table:formula="of:=IF([.A28]&lt;&gt;[.A29]; AVERAGE([.B19:.B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3709" calcext:value-type="float">
            <text:p>4993709</text:p>
          </table:table-cell>
          <table:table-cell office:value-type="string" calcext:value-type="string">
            <text:p>microseconds</text:p>
          </table:table-cell>
          <table:table-cell table:formula="of:=IF([.A29]&lt;&gt;[.A30]; AVERAGE([.B20:.B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3327" calcext:value-type="float">
            <text:p>5093327</text:p>
          </table:table-cell>
          <table:table-cell office:value-type="string" calcext:value-type="string">
            <text:p>microseconds</text:p>
          </table:table-cell>
          <table:table-cell table:formula="of:=IF([.A30]&lt;&gt;[.A31]; AVERAGE([.B21:.B30]);&quot; &quot;)" office:value-type="float" office:value="5084378.3" calcext:value-type="float">
            <text:p>5084378.3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252609" calcext:value-type="float">
            <text:p>4252609</text:p>
          </table:table-cell>
          <table:table-cell office:value-type="string" calcext:value-type="string">
            <text:p>microseconds</text:p>
          </table:table-cell>
          <table:table-cell table:formula="of:=IF([.A31]&lt;&gt;[.A32]; AVERAGE([.B22:.B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47927" calcext:value-type="float">
            <text:p>4047927</text:p>
          </table:table-cell>
          <table:table-cell office:value-type="string" calcext:value-type="string">
            <text:p>microseconds</text:p>
          </table:table-cell>
          <table:table-cell table:formula="of:=IF([.A32]&lt;&gt;[.A33]; AVERAGE([.B23:.B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04860" calcext:value-type="float">
            <text:p>4004860</text:p>
          </table:table-cell>
          <table:table-cell office:value-type="string" calcext:value-type="string">
            <text:p>microseconds</text:p>
          </table:table-cell>
          <table:table-cell table:formula="of:=IF([.A33]&lt;&gt;[.A34]; AVERAGE([.B24:.B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61521" calcext:value-type="float">
            <text:p>4061521</text:p>
          </table:table-cell>
          <table:table-cell office:value-type="string" calcext:value-type="string">
            <text:p>microseconds</text:p>
          </table:table-cell>
          <table:table-cell table:formula="of:=IF([.A34]&lt;&gt;[.A35]; AVERAGE([.B25:.B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69434" calcext:value-type="float">
            <text:p>4069434</text:p>
          </table:table-cell>
          <table:table-cell office:value-type="string" calcext:value-type="string">
            <text:p>microseconds</text:p>
          </table:table-cell>
          <table:table-cell table:formula="of:=IF([.A35]&lt;&gt;[.A36]; AVERAGE([.B26:.B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3440" calcext:value-type="float">
            <text:p>4053440</text:p>
          </table:table-cell>
          <table:table-cell office:value-type="string" calcext:value-type="string">
            <text:p>microseconds</text:p>
          </table:table-cell>
          <table:table-cell table:formula="of:=IF([.A36]&lt;&gt;[.A37]; AVERAGE([.B27:.B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3618" calcext:value-type="float">
            <text:p>4053618</text:p>
          </table:table-cell>
          <table:table-cell office:value-type="string" calcext:value-type="string">
            <text:p>microseconds</text:p>
          </table:table-cell>
          <table:table-cell table:formula="of:=IF([.A37]&lt;&gt;[.A38]; AVERAGE([.B28:.B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272560" calcext:value-type="float">
            <text:p>4272560</text:p>
          </table:table-cell>
          <table:table-cell office:value-type="string" calcext:value-type="string">
            <text:p>microseconds</text:p>
          </table:table-cell>
          <table:table-cell table:formula="of:=IF([.A38]&lt;&gt;[.A39]; AVERAGE([.B29:.B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83391" calcext:value-type="float">
            <text:p>4083391</text:p>
          </table:table-cell>
          <table:table-cell office:value-type="string" calcext:value-type="string">
            <text:p>microseconds</text:p>
          </table:table-cell>
          <table:table-cell table:formula="of:=IF([.A39]&lt;&gt;[.A40]; AVERAGE([.B30:.B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04405" calcext:value-type="float">
            <text:p>4104405</text:p>
          </table:table-cell>
          <table:table-cell office:value-type="string" calcext:value-type="string">
            <text:p>microseconds</text:p>
          </table:table-cell>
          <table:table-cell table:formula="of:=IF([.A40]&lt;&gt;[.A41]; AVERAGE([.B31:.B40]);&quot; &quot;)" office:value-type="float" office:value="4100376.5" calcext:value-type="float">
            <text:p>4100376.5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107477" calcext:value-type="float">
            <text:p>7107477</text:p>
          </table:table-cell>
          <table:table-cell office:value-type="string" calcext:value-type="string">
            <text:p>microseconds</text:p>
          </table:table-cell>
          <table:table-cell table:formula="of:=IF([.A41]&lt;&gt;[.A42]; AVERAGE([.B32:.B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8246" calcext:value-type="float">
            <text:p>6808246</text:p>
          </table:table-cell>
          <table:table-cell office:value-type="string" calcext:value-type="string">
            <text:p>microseconds</text:p>
          </table:table-cell>
          <table:table-cell table:formula="of:=IF([.A42]&lt;&gt;[.A43]; AVERAGE([.B33:.B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1046" calcext:value-type="float">
            <text:p>6801046</text:p>
          </table:table-cell>
          <table:table-cell office:value-type="string" calcext:value-type="string">
            <text:p>microseconds</text:p>
          </table:table-cell>
          <table:table-cell table:formula="of:=IF([.A43]&lt;&gt;[.A44]; AVERAGE([.B34:.B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8546" calcext:value-type="float">
            <text:p>6798546</text:p>
          </table:table-cell>
          <table:table-cell office:value-type="string" calcext:value-type="string">
            <text:p>microseconds</text:p>
          </table:table-cell>
          <table:table-cell table:formula="of:=IF([.A44]&lt;&gt;[.A45]; AVERAGE([.B35:.B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8641" calcext:value-type="float">
            <text:p>6808641</text:p>
          </table:table-cell>
          <table:table-cell office:value-type="string" calcext:value-type="string">
            <text:p>microseconds</text:p>
          </table:table-cell>
          <table:table-cell table:formula="of:=IF([.A45]&lt;&gt;[.A46]; AVERAGE([.B36:.B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70279" calcext:value-type="float">
            <text:p>6870279</text:p>
          </table:table-cell>
          <table:table-cell office:value-type="string" calcext:value-type="string">
            <text:p>microseconds</text:p>
          </table:table-cell>
          <table:table-cell table:formula="of:=IF([.A46]&lt;&gt;[.A47]; AVERAGE([.B37:.B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13675" calcext:value-type="float">
            <text:p>6813675</text:p>
          </table:table-cell>
          <table:table-cell office:value-type="string" calcext:value-type="string">
            <text:p>microseconds</text:p>
          </table:table-cell>
          <table:table-cell table:formula="of:=IF([.A47]&lt;&gt;[.A48]; AVERAGE([.B38:.B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67271" calcext:value-type="float">
            <text:p>6867271</text:p>
          </table:table-cell>
          <table:table-cell office:value-type="string" calcext:value-type="string">
            <text:p>microseconds</text:p>
          </table:table-cell>
          <table:table-cell table:formula="of:=IF([.A48]&lt;&gt;[.A49]; AVERAGE([.B39:.B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63673" calcext:value-type="float">
            <text:p>6763673</text:p>
          </table:table-cell>
          <table:table-cell office:value-type="string" calcext:value-type="string">
            <text:p>microseconds</text:p>
          </table:table-cell>
          <table:table-cell table:formula="of:=IF([.A49]&lt;&gt;[.A50]; AVERAGE([.B40:.B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46879" calcext:value-type="float">
            <text:p>6846879</text:p>
          </table:table-cell>
          <table:table-cell office:value-type="string" calcext:value-type="string">
            <text:p>microseconds</text:p>
          </table:table-cell>
          <table:table-cell table:formula="of:=IF([.A50]&lt;&gt;[.A51]; AVERAGE([.B41:.B50]);&quot; &quot;)" office:value-type="float" office:value="6848573.3" calcext:value-type="float">
            <text:p>6848573.3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12098" calcext:value-type="float">
            <text:p>3012098</text:p>
          </table:table-cell>
          <table:table-cell office:value-type="string" calcext:value-type="string">
            <text:p>microseconds</text:p>
          </table:table-cell>
          <table:table-cell table:formula="of:=IF([.A51]&lt;&gt;[.A52]; AVERAGE([.B42:.B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6983" calcext:value-type="float">
            <text:p>3126983</text:p>
          </table:table-cell>
          <table:table-cell office:value-type="string" calcext:value-type="string">
            <text:p>microseconds</text:p>
          </table:table-cell>
          <table:table-cell table:formula="of:=IF([.A52]&lt;&gt;[.A53]; AVERAGE([.B43:.B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1920" calcext:value-type="float">
            <text:p>3071920</text:p>
          </table:table-cell>
          <table:table-cell office:value-type="string" calcext:value-type="string">
            <text:p>microseconds</text:p>
          </table:table-cell>
          <table:table-cell table:formula="of:=IF([.A53]&lt;&gt;[.A54]; AVERAGE([.B44:.B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6525" calcext:value-type="float">
            <text:p>3076525</text:p>
          </table:table-cell>
          <table:table-cell office:value-type="string" calcext:value-type="string">
            <text:p>microseconds</text:p>
          </table:table-cell>
          <table:table-cell table:formula="of:=IF([.A54]&lt;&gt;[.A55]; AVERAGE([.B45:.B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30866" calcext:value-type="float">
            <text:p>3030866</text:p>
          </table:table-cell>
          <table:table-cell office:value-type="string" calcext:value-type="string">
            <text:p>microseconds</text:p>
          </table:table-cell>
          <table:table-cell table:formula="of:=IF([.A55]&lt;&gt;[.A56]; AVERAGE([.B46:.B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9782" calcext:value-type="float">
            <text:p>3069782</text:p>
          </table:table-cell>
          <table:table-cell office:value-type="string" calcext:value-type="string">
            <text:p>microseconds</text:p>
          </table:table-cell>
          <table:table-cell table:formula="of:=IF([.A56]&lt;&gt;[.A57]; AVERAGE([.B47:.B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08447" calcext:value-type="float">
            <text:p>3008447</text:p>
          </table:table-cell>
          <table:table-cell office:value-type="string" calcext:value-type="string">
            <text:p>microseconds</text:p>
          </table:table-cell>
          <table:table-cell table:formula="of:=IF([.A57]&lt;&gt;[.A58]; AVERAGE([.B48:.B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95576" calcext:value-type="float">
            <text:p>3095576</text:p>
          </table:table-cell>
          <table:table-cell office:value-type="string" calcext:value-type="string">
            <text:p>microseconds</text:p>
          </table:table-cell>
          <table:table-cell table:formula="of:=IF([.A58]&lt;&gt;[.A59]; AVERAGE([.B49:.B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24459" calcext:value-type="float">
            <text:p>3024459</text:p>
          </table:table-cell>
          <table:table-cell office:value-type="string" calcext:value-type="string">
            <text:p>microseconds</text:p>
          </table:table-cell>
          <table:table-cell table:formula="of:=IF([.A59]&lt;&gt;[.A60]; AVERAGE([.B50:.B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5865" calcext:value-type="float">
            <text:p>3065865</text:p>
          </table:table-cell>
          <table:table-cell office:value-type="string" calcext:value-type="string">
            <text:p>microseconds</text:p>
          </table:table-cell>
          <table:table-cell table:formula="of:=IF([.A60]&lt;&gt;[.A61]; AVERAGE([.B51:.B60]);&quot; &quot;)" office:value-type="float" office:value="3058252.1" calcext:value-type="float">
            <text:p>3058252.1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47987" calcext:value-type="float">
            <text:p>2447987</text:p>
          </table:table-cell>
          <table:table-cell office:value-type="string" calcext:value-type="string">
            <text:p>microseconds</text:p>
          </table:table-cell>
          <table:table-cell table:formula="of:=IF([.A61]&lt;&gt;[.A62]; AVERAGE([.B52:.B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9321" calcext:value-type="float">
            <text:p>2429321</text:p>
          </table:table-cell>
          <table:table-cell office:value-type="string" calcext:value-type="string">
            <text:p>microseconds</text:p>
          </table:table-cell>
          <table:table-cell table:formula="of:=IF([.A62]&lt;&gt;[.A63]; AVERAGE([.B53:.B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6527" calcext:value-type="float">
            <text:p>2426527</text:p>
          </table:table-cell>
          <table:table-cell office:value-type="string" calcext:value-type="string">
            <text:p>microseconds</text:p>
          </table:table-cell>
          <table:table-cell table:formula="of:=IF([.A63]&lt;&gt;[.A64]; AVERAGE([.B54:.B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71968" calcext:value-type="float">
            <text:p>2471968</text:p>
          </table:table-cell>
          <table:table-cell office:value-type="string" calcext:value-type="string">
            <text:p>microseconds</text:p>
          </table:table-cell>
          <table:table-cell table:formula="of:=IF([.A64]&lt;&gt;[.A65]; AVERAGE([.B55:.B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069" calcext:value-type="float">
            <text:p>2427069</text:p>
          </table:table-cell>
          <table:table-cell office:value-type="string" calcext:value-type="string">
            <text:p>microseconds</text:p>
          </table:table-cell>
          <table:table-cell table:formula="of:=IF([.A65]&lt;&gt;[.A66]; AVERAGE([.B56:.B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9803" calcext:value-type="float">
            <text:p>2429803</text:p>
          </table:table-cell>
          <table:table-cell office:value-type="string" calcext:value-type="string">
            <text:p>microseconds</text:p>
          </table:table-cell>
          <table:table-cell table:formula="of:=IF([.A66]&lt;&gt;[.A67]; AVERAGE([.B57:.B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5539" calcext:value-type="float">
            <text:p>2425539</text:p>
          </table:table-cell>
          <table:table-cell office:value-type="string" calcext:value-type="string">
            <text:p>microseconds</text:p>
          </table:table-cell>
          <table:table-cell table:formula="of:=IF([.A67]&lt;&gt;[.A68]; AVERAGE([.B58:.B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67521" calcext:value-type="float">
            <text:p>2467521</text:p>
          </table:table-cell>
          <table:table-cell office:value-type="string" calcext:value-type="string">
            <text:p>microseconds</text:p>
          </table:table-cell>
          <table:table-cell table:formula="of:=IF([.A68]&lt;&gt;[.A69]; AVERAGE([.B59:.B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385843" calcext:value-type="float">
            <text:p>2385843</text:p>
          </table:table-cell>
          <table:table-cell office:value-type="string" calcext:value-type="string">
            <text:p>microseconds</text:p>
          </table:table-cell>
          <table:table-cell table:formula="of:=IF([.A69]&lt;&gt;[.A70]; AVERAGE([.B60:.B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885" calcext:value-type="float">
            <text:p>2427885</text:p>
          </table:table-cell>
          <table:table-cell office:value-type="string" calcext:value-type="string">
            <text:p>microseconds</text:p>
          </table:table-cell>
          <table:table-cell table:formula="of:=IF([.A70]&lt;&gt;[.A71]; AVERAGE([.B61:.B70]);&quot; &quot;)" office:value-type="float" office:value="2433946.3" calcext:value-type="float">
            <text:p>2433946.3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57225" calcext:value-type="float">
            <text:p>7857225</text:p>
          </table:table-cell>
          <table:table-cell office:value-type="string" calcext:value-type="string">
            <text:p>microseconds</text:p>
          </table:table-cell>
          <table:table-cell table:formula="of:=IF([.A71]&lt;&gt;[.A72]; AVERAGE([.B62:.B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60508" calcext:value-type="float">
            <text:p>7860508</text:p>
          </table:table-cell>
          <table:table-cell office:value-type="string" calcext:value-type="string">
            <text:p>microseconds</text:p>
          </table:table-cell>
          <table:table-cell table:formula="of:=IF([.A72]&lt;&gt;[.A73]; AVERAGE([.B63:.B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40537" calcext:value-type="float">
            <text:p>7940537</text:p>
          </table:table-cell>
          <table:table-cell office:value-type="string" calcext:value-type="string">
            <text:p>microseconds</text:p>
          </table:table-cell>
          <table:table-cell table:formula="of:=IF([.A73]&lt;&gt;[.A74]; AVERAGE([.B64:.B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62787" calcext:value-type="float">
            <text:p>7862787</text:p>
          </table:table-cell>
          <table:table-cell office:value-type="string" calcext:value-type="string">
            <text:p>microseconds</text:p>
          </table:table-cell>
          <table:table-cell table:formula="of:=IF([.A74]&lt;&gt;[.A75]; AVERAGE([.B65:.B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0397" calcext:value-type="float">
            <text:p>7990397</text:p>
          </table:table-cell>
          <table:table-cell office:value-type="string" calcext:value-type="string">
            <text:p>microseconds</text:p>
          </table:table-cell>
          <table:table-cell table:formula="of:=IF([.A75]&lt;&gt;[.A76]; AVERAGE([.B66:.B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39690" calcext:value-type="float">
            <text:p>7939690</text:p>
          </table:table-cell>
          <table:table-cell office:value-type="string" calcext:value-type="string">
            <text:p>microseconds</text:p>
          </table:table-cell>
          <table:table-cell table:formula="of:=IF([.A76]&lt;&gt;[.A77]; AVERAGE([.B67:.B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73245" calcext:value-type="float">
            <text:p>7873245</text:p>
          </table:table-cell>
          <table:table-cell office:value-type="string" calcext:value-type="string">
            <text:p>microseconds</text:p>
          </table:table-cell>
          <table:table-cell table:formula="of:=IF([.A77]&lt;&gt;[.A78]; AVERAGE([.B68:.B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078407" calcext:value-type="float">
            <text:p>8078407</text:p>
          </table:table-cell>
          <table:table-cell office:value-type="string" calcext:value-type="string">
            <text:p>microseconds</text:p>
          </table:table-cell>
          <table:table-cell table:formula="of:=IF([.A78]&lt;&gt;[.A79]; AVERAGE([.B69:.B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10846" calcext:value-type="float">
            <text:p>7810846</text:p>
          </table:table-cell>
          <table:table-cell office:value-type="string" calcext:value-type="string">
            <text:p>microseconds</text:p>
          </table:table-cell>
          <table:table-cell table:formula="of:=IF([.A79]&lt;&gt;[.A80]; AVERAGE([.B70:.B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45424" calcext:value-type="float">
            <text:p>7845424</text:p>
          </table:table-cell>
          <table:table-cell office:value-type="string" calcext:value-type="string">
            <text:p>microseconds</text:p>
          </table:table-cell>
          <table:table-cell table:formula="of:=IF([.A80]&lt;&gt;[.A81]; AVERAGE([.B71:.B80]);&quot; &quot;)" office:value-type="float" office:value="7905906.6" calcext:value-type="float">
            <text:p>7905906.6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01708" calcext:value-type="float">
            <text:p>3501708</text:p>
          </table:table-cell>
          <table:table-cell office:value-type="string" calcext:value-type="string">
            <text:p>microseconds</text:p>
          </table:table-cell>
          <table:table-cell table:formula="of:=IF([.A81]&lt;&gt;[.A82]; AVERAGE([.B72:.B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43959" calcext:value-type="float">
            <text:p>3443959</text:p>
          </table:table-cell>
          <table:table-cell office:value-type="string" calcext:value-type="string">
            <text:p>microseconds</text:p>
          </table:table-cell>
          <table:table-cell table:formula="of:=IF([.A82]&lt;&gt;[.A83]; AVERAGE([.B73:.B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35046" calcext:value-type="float">
            <text:p>3535046</text:p>
          </table:table-cell>
          <table:table-cell office:value-type="string" calcext:value-type="string">
            <text:p>microseconds</text:p>
          </table:table-cell>
          <table:table-cell table:formula="of:=IF([.A83]&lt;&gt;[.A84]; AVERAGE([.B74:.B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8186" calcext:value-type="float">
            <text:p>3498186</text:p>
          </table:table-cell>
          <table:table-cell office:value-type="string" calcext:value-type="string">
            <text:p>microseconds</text:p>
          </table:table-cell>
          <table:table-cell table:formula="of:=IF([.A84]&lt;&gt;[.A85]; AVERAGE([.B75:.B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65654" calcext:value-type="float">
            <text:p>3565654</text:p>
          </table:table-cell>
          <table:table-cell office:value-type="string" calcext:value-type="string">
            <text:p>microseconds</text:p>
          </table:table-cell>
          <table:table-cell table:formula="of:=IF([.A85]&lt;&gt;[.A86]; AVERAGE([.B76:.B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88510" calcext:value-type="float">
            <text:p>3488510</text:p>
          </table:table-cell>
          <table:table-cell office:value-type="string" calcext:value-type="string">
            <text:p>microseconds</text:p>
          </table:table-cell>
          <table:table-cell table:formula="of:=IF([.A86]&lt;&gt;[.A87]; AVERAGE([.B77:.B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23954" calcext:value-type="float">
            <text:p>3623954</text:p>
          </table:table-cell>
          <table:table-cell office:value-type="string" calcext:value-type="string">
            <text:p>microseconds</text:p>
          </table:table-cell>
          <table:table-cell table:formula="of:=IF([.A87]&lt;&gt;[.A88]; AVERAGE([.B78:.B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21148" calcext:value-type="float">
            <text:p>3521148</text:p>
          </table:table-cell>
          <table:table-cell office:value-type="string" calcext:value-type="string">
            <text:p>microseconds</text:p>
          </table:table-cell>
          <table:table-cell table:formula="of:=IF([.A88]&lt;&gt;[.A89]; AVERAGE([.B79:.B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31666" calcext:value-type="float">
            <text:p>3631666</text:p>
          </table:table-cell>
          <table:table-cell office:value-type="string" calcext:value-type="string">
            <text:p>microseconds</text:p>
          </table:table-cell>
          <table:table-cell table:formula="of:=IF([.A89]&lt;&gt;[.A90]; AVERAGE([.B80:.B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58908" calcext:value-type="float">
            <text:p>3558908</text:p>
          </table:table-cell>
          <table:table-cell office:value-type="string" calcext:value-type="string">
            <text:p>microseconds</text:p>
          </table:table-cell>
          <table:table-cell table:formula="of:=IF([.A90]&lt;&gt;[.A91]; AVERAGE([.B81:.B90]);&quot; &quot;)" office:value-type="float" office:value="3536873.9" calcext:value-type="float">
            <text:p>3536873.9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0373" calcext:value-type="float">
            <text:p>2810373</text:p>
          </table:table-cell>
          <table:table-cell office:value-type="string" calcext:value-type="string">
            <text:p>microseconds</text:p>
          </table:table-cell>
          <table:table-cell table:formula="of:=IF([.A91]&lt;&gt;[.A92]; AVERAGE([.B82:.B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81774" calcext:value-type="float">
            <text:p>2781774</text:p>
          </table:table-cell>
          <table:table-cell office:value-type="string" calcext:value-type="string">
            <text:p>microseconds</text:p>
          </table:table-cell>
          <table:table-cell table:formula="of:=IF([.A92]&lt;&gt;[.A93]; AVERAGE([.B83:.B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92578" calcext:value-type="float">
            <text:p>2792578</text:p>
          </table:table-cell>
          <table:table-cell office:value-type="string" calcext:value-type="string">
            <text:p>microseconds</text:p>
          </table:table-cell>
          <table:table-cell table:formula="of:=IF([.A93]&lt;&gt;[.A94]; AVERAGE([.B84:.B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8972" calcext:value-type="float">
            <text:p>2818972</text:p>
          </table:table-cell>
          <table:table-cell office:value-type="string" calcext:value-type="string">
            <text:p>microseconds</text:p>
          </table:table-cell>
          <table:table-cell table:formula="of:=IF([.A94]&lt;&gt;[.A95]; AVERAGE([.B85:.B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48555" calcext:value-type="float">
            <text:p>2848555</text:p>
          </table:table-cell>
          <table:table-cell office:value-type="string" calcext:value-type="string">
            <text:p>microseconds</text:p>
          </table:table-cell>
          <table:table-cell table:formula="of:=IF([.A95]&lt;&gt;[.A96]; AVERAGE([.B86:.B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39664" calcext:value-type="float">
            <text:p>2839664</text:p>
          </table:table-cell>
          <table:table-cell office:value-type="string" calcext:value-type="string">
            <text:p>microseconds</text:p>
          </table:table-cell>
          <table:table-cell table:formula="of:=IF([.A96]&lt;&gt;[.A97]; AVERAGE([.B87:.B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8627" calcext:value-type="float">
            <text:p>2818627</text:p>
          </table:table-cell>
          <table:table-cell office:value-type="string" calcext:value-type="string">
            <text:p>microseconds</text:p>
          </table:table-cell>
          <table:table-cell table:formula="of:=IF([.A97]&lt;&gt;[.A98]; AVERAGE([.B88:.B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80549" calcext:value-type="float">
            <text:p>2780549</text:p>
          </table:table-cell>
          <table:table-cell office:value-type="string" calcext:value-type="string">
            <text:p>microseconds</text:p>
          </table:table-cell>
          <table:table-cell table:formula="of:=IF([.A98]&lt;&gt;[.A99]; AVERAGE([.B89:.B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21622" calcext:value-type="float">
            <text:p>2821622</text:p>
          </table:table-cell>
          <table:table-cell office:value-type="string" calcext:value-type="string">
            <text:p>microseconds</text:p>
          </table:table-cell>
          <table:table-cell table:formula="of:=IF([.A99]&lt;&gt;[.A100]; AVERAGE([.B90:.B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53713" calcext:value-type="float">
            <text:p>2853713</text:p>
          </table:table-cell>
          <table:table-cell office:value-type="string" calcext:value-type="string">
            <text:p>microseconds</text:p>
          </table:table-cell>
          <table:table-cell table:formula="of:=IF([.A100]&lt;&gt;[.A101]; AVERAGE([.B91:.B100]);&quot; &quot;)" office:value-type="float" office:value="2816642.7" calcext:value-type="float">
            <text:p>2816642.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108539" calcext:value-type="float">
            <text:p>9108539</text:p>
          </table:table-cell>
          <table:table-cell office:value-type="string" calcext:value-type="string">
            <text:p>microseconds</text:p>
          </table:table-cell>
          <table:table-cell table:formula="of:=IF([.A101]&lt;&gt;[.A102]; AVERAGE([.B92:.B1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9860" calcext:value-type="float">
            <text:p>9219860</text:p>
          </table:table-cell>
          <table:table-cell office:value-type="string" calcext:value-type="string">
            <text:p>microseconds</text:p>
          </table:table-cell>
          <table:table-cell table:formula="of:=IF([.A102]&lt;&gt;[.A103]; AVERAGE([.B93:.B1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84308" calcext:value-type="float">
            <text:p>9284308</text:p>
          </table:table-cell>
          <table:table-cell office:value-type="string" calcext:value-type="string">
            <text:p>microseconds</text:p>
          </table:table-cell>
          <table:table-cell table:formula="of:=IF([.A103]&lt;&gt;[.A104]; AVERAGE([.B94:.B1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42964" calcext:value-type="float">
            <text:p>9242964</text:p>
          </table:table-cell>
          <table:table-cell office:value-type="string" calcext:value-type="string">
            <text:p>microseconds</text:p>
          </table:table-cell>
          <table:table-cell table:formula="of:=IF([.A104]&lt;&gt;[.A105]; AVERAGE([.B95:.B1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34711" calcext:value-type="float">
            <text:p>9334711</text:p>
          </table:table-cell>
          <table:table-cell office:value-type="string" calcext:value-type="string">
            <text:p>microseconds</text:p>
          </table:table-cell>
          <table:table-cell table:formula="of:=IF([.A105]&lt;&gt;[.A106]; AVERAGE([.B96:.B1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62714" calcext:value-type="float">
            <text:p>9262714</text:p>
          </table:table-cell>
          <table:table-cell office:value-type="string" calcext:value-type="string">
            <text:p>microseconds</text:p>
          </table:table-cell>
          <table:table-cell table:formula="of:=IF([.A106]&lt;&gt;[.A107]; AVERAGE([.B97:.B1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32946" calcext:value-type="float">
            <text:p>9332946</text:p>
          </table:table-cell>
          <table:table-cell office:value-type="string" calcext:value-type="string">
            <text:p>microseconds</text:p>
          </table:table-cell>
          <table:table-cell table:formula="of:=IF([.A107]&lt;&gt;[.A108]; AVERAGE([.B98:.B1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28368" calcext:value-type="float">
            <text:p>9428368</text:p>
          </table:table-cell>
          <table:table-cell office:value-type="string" calcext:value-type="string">
            <text:p>microseconds</text:p>
          </table:table-cell>
          <table:table-cell table:formula="of:=IF([.A108]&lt;&gt;[.A109]; AVERAGE([.B99:.B1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145905" calcext:value-type="float">
            <text:p>9145905</text:p>
          </table:table-cell>
          <table:table-cell office:value-type="string" calcext:value-type="string">
            <text:p>microseconds</text:p>
          </table:table-cell>
          <table:table-cell table:formula="of:=IF([.A109]&lt;&gt;[.A110]; AVERAGE([.B100:.B1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86032" calcext:value-type="float">
            <text:p>9686032</text:p>
          </table:table-cell>
          <table:table-cell office:value-type="string" calcext:value-type="string">
            <text:p>microseconds</text:p>
          </table:table-cell>
          <table:table-cell table:formula="of:=IF([.A110]&lt;&gt;[.A111]; AVERAGE([.B101:.B110]);&quot; &quot;)" office:value-type="float" office:value="9304634.7" calcext:value-type="float">
            <text:p>9304634.7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3190" calcext:value-type="float">
            <text:p>4073190</text:p>
          </table:table-cell>
          <table:table-cell office:value-type="string" calcext:value-type="string">
            <text:p>microseconds</text:p>
          </table:table-cell>
          <table:table-cell table:formula="of:=IF([.A111]&lt;&gt;[.A112]; AVERAGE([.B102:.B1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85047" calcext:value-type="float">
            <text:p>4085047</text:p>
          </table:table-cell>
          <table:table-cell office:value-type="string" calcext:value-type="string">
            <text:p>microseconds</text:p>
          </table:table-cell>
          <table:table-cell table:formula="of:=IF([.A112]&lt;&gt;[.A113]; AVERAGE([.B103:.B1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48405" calcext:value-type="float">
            <text:p>4048405</text:p>
          </table:table-cell>
          <table:table-cell office:value-type="string" calcext:value-type="string">
            <text:p>microseconds</text:p>
          </table:table-cell>
          <table:table-cell table:formula="of:=IF([.A113]&lt;&gt;[.A114]; AVERAGE([.B104:.B1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1196" calcext:value-type="float">
            <text:p>4171196</text:p>
          </table:table-cell>
          <table:table-cell office:value-type="string" calcext:value-type="string">
            <text:p>microseconds</text:p>
          </table:table-cell>
          <table:table-cell table:formula="of:=IF([.A114]&lt;&gt;[.A115]; AVERAGE([.B105:.B1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7089" calcext:value-type="float">
            <text:p>4077089</text:p>
          </table:table-cell>
          <table:table-cell office:value-type="string" calcext:value-type="string">
            <text:p>microseconds</text:p>
          </table:table-cell>
          <table:table-cell table:formula="of:=IF([.A115]&lt;&gt;[.A116]; AVERAGE([.B106:.B1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8056" calcext:value-type="float">
            <text:p>4078056</text:p>
          </table:table-cell>
          <table:table-cell office:value-type="string" calcext:value-type="string">
            <text:p>microseconds</text:p>
          </table:table-cell>
          <table:table-cell table:formula="of:=IF([.A116]&lt;&gt;[.A117]; AVERAGE([.B107:.B1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45592" calcext:value-type="float">
            <text:p>4045592</text:p>
          </table:table-cell>
          <table:table-cell office:value-type="string" calcext:value-type="string">
            <text:p>microseconds</text:p>
          </table:table-cell>
          <table:table-cell table:formula="of:=IF([.A117]&lt;&gt;[.A118]; AVERAGE([.B108:.B1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5922" calcext:value-type="float">
            <text:p>4075922</text:p>
          </table:table-cell>
          <table:table-cell office:value-type="string" calcext:value-type="string">
            <text:p>microseconds</text:p>
          </table:table-cell>
          <table:table-cell table:formula="of:=IF([.A118]&lt;&gt;[.A119]; AVERAGE([.B109:.B1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66704" calcext:value-type="float">
            <text:p>4166704</text:p>
          </table:table-cell>
          <table:table-cell office:value-type="string" calcext:value-type="string">
            <text:p>microseconds</text:p>
          </table:table-cell>
          <table:table-cell table:formula="of:=IF([.A119]&lt;&gt;[.A120]; AVERAGE([.B110:.B1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8156" calcext:value-type="float">
            <text:p>4178156</text:p>
          </table:table-cell>
          <table:table-cell office:value-type="string" calcext:value-type="string">
            <text:p>microseconds</text:p>
          </table:table-cell>
          <table:table-cell table:formula="of:=IF([.A120]&lt;&gt;[.A121]; AVERAGE([.B111:.B120]);&quot; &quot;)" office:value-type="float" office:value="4099935.7" calcext:value-type="float">
            <text:p>4099935.7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04238" calcext:value-type="float">
            <text:p>3304238</text:p>
          </table:table-cell>
          <table:table-cell office:value-type="string" calcext:value-type="string">
            <text:p>microseconds</text:p>
          </table:table-cell>
          <table:table-cell table:formula="of:=IF([.A121]&lt;&gt;[.A122]; AVERAGE([.B112:.B1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41396" calcext:value-type="float">
            <text:p>3341396</text:p>
          </table:table-cell>
          <table:table-cell office:value-type="string" calcext:value-type="string">
            <text:p>microseconds</text:p>
          </table:table-cell>
          <table:table-cell table:formula="of:=IF([.A122]&lt;&gt;[.A123]; AVERAGE([.B113:.B1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54274" calcext:value-type="float">
            <text:p>3454274</text:p>
          </table:table-cell>
          <table:table-cell office:value-type="string" calcext:value-type="string">
            <text:p>microseconds</text:p>
          </table:table-cell>
          <table:table-cell table:formula="of:=IF([.A123]&lt;&gt;[.A124]; AVERAGE([.B114:.B1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500" calcext:value-type="float">
            <text:p>3377500</text:p>
          </table:table-cell>
          <table:table-cell office:value-type="string" calcext:value-type="string">
            <text:p>microseconds</text:p>
          </table:table-cell>
          <table:table-cell table:formula="of:=IF([.A124]&lt;&gt;[.A125]; AVERAGE([.B115:.B1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28129" calcext:value-type="float">
            <text:p>3328129</text:p>
          </table:table-cell>
          <table:table-cell office:value-type="string" calcext:value-type="string">
            <text:p>microseconds</text:p>
          </table:table-cell>
          <table:table-cell table:formula="of:=IF([.A125]&lt;&gt;[.A126]; AVERAGE([.B116:.B1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01397" calcext:value-type="float">
            <text:p>3301397</text:p>
          </table:table-cell>
          <table:table-cell office:value-type="string" calcext:value-type="string">
            <text:p>microseconds</text:p>
          </table:table-cell>
          <table:table-cell table:formula="of:=IF([.A126]&lt;&gt;[.A127]; AVERAGE([.B117:.B1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08527" calcext:value-type="float">
            <text:p>3408527</text:p>
          </table:table-cell>
          <table:table-cell office:value-type="string" calcext:value-type="string">
            <text:p>microseconds</text:p>
          </table:table-cell>
          <table:table-cell table:formula="of:=IF([.A127]&lt;&gt;[.A128]; AVERAGE([.B118:.B1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626" calcext:value-type="float">
            <text:p>3377626</text:p>
          </table:table-cell>
          <table:table-cell office:value-type="string" calcext:value-type="string">
            <text:p>microseconds</text:p>
          </table:table-cell>
          <table:table-cell table:formula="of:=IF([.A128]&lt;&gt;[.A129]; AVERAGE([.B119:.B1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48499" calcext:value-type="float">
            <text:p>3448499</text:p>
          </table:table-cell>
          <table:table-cell office:value-type="string" calcext:value-type="string">
            <text:p>microseconds</text:p>
          </table:table-cell>
          <table:table-cell table:formula="of:=IF([.A129]&lt;&gt;[.A130]; AVERAGE([.B120:.B1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6797" calcext:value-type="float">
            <text:p>3296797</text:p>
          </table:table-cell>
          <table:table-cell office:value-type="string" calcext:value-type="string">
            <text:p>microseconds</text:p>
          </table:table-cell>
          <table:table-cell table:formula="of:=IF([.A130]&lt;&gt;[.A131]; AVERAGE([.B121:.B130]);&quot; &quot;)" office:value-type="float" office:value="3363838.3" calcext:value-type="float">
            <text:p>3363838.3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84145" calcext:value-type="float">
            <text:p>9784145</text:p>
          </table:table-cell>
          <table:table-cell office:value-type="string" calcext:value-type="string">
            <text:p>microseconds</text:p>
          </table:table-cell>
          <table:table-cell table:formula="of:=IF([.A131]&lt;&gt;[.A132]; AVERAGE([.B122:.B1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5783" calcext:value-type="float">
            <text:p>9605783</text:p>
          </table:table-cell>
          <table:table-cell office:value-type="string" calcext:value-type="string">
            <text:p>microseconds</text:p>
          </table:table-cell>
          <table:table-cell table:formula="of:=IF([.A132]&lt;&gt;[.A133]; AVERAGE([.B123:.B1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68732" calcext:value-type="float">
            <text:p>9568732</text:p>
          </table:table-cell>
          <table:table-cell office:value-type="string" calcext:value-type="string">
            <text:p>microseconds</text:p>
          </table:table-cell>
          <table:table-cell table:formula="of:=IF([.A133]&lt;&gt;[.A134]; AVERAGE([.B124:.B1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15033" calcext:value-type="float">
            <text:p>9615033</text:p>
          </table:table-cell>
          <table:table-cell office:value-type="string" calcext:value-type="string">
            <text:p>microseconds</text:p>
          </table:table-cell>
          <table:table-cell table:formula="of:=IF([.A134]&lt;&gt;[.A135]; AVERAGE([.B125:.B1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80637" calcext:value-type="float">
            <text:p>9780637</text:p>
          </table:table-cell>
          <table:table-cell office:value-type="string" calcext:value-type="string">
            <text:p>microseconds</text:p>
          </table:table-cell>
          <table:table-cell table:formula="of:=IF([.A135]&lt;&gt;[.A136]; AVERAGE([.B126:.B1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06604" calcext:value-type="float">
            <text:p>9806604</text:p>
          </table:table-cell>
          <table:table-cell office:value-type="string" calcext:value-type="string">
            <text:p>microseconds</text:p>
          </table:table-cell>
          <table:table-cell table:formula="of:=IF([.A136]&lt;&gt;[.A137]; AVERAGE([.B127:.B1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6040" calcext:value-type="float">
            <text:p>9596040</text:p>
          </table:table-cell>
          <table:table-cell office:value-type="string" calcext:value-type="string">
            <text:p>microseconds</text:p>
          </table:table-cell>
          <table:table-cell table:formula="of:=IF([.A137]&lt;&gt;[.A138]; AVERAGE([.B128:.B1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0961" calcext:value-type="float">
            <text:p>9600961</text:p>
          </table:table-cell>
          <table:table-cell office:value-type="string" calcext:value-type="string">
            <text:p>microseconds</text:p>
          </table:table-cell>
          <table:table-cell table:formula="of:=IF([.A138]&lt;&gt;[.A139]; AVERAGE([.B129:.B1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3008" calcext:value-type="float">
            <text:p>9603008</text:p>
          </table:table-cell>
          <table:table-cell office:value-type="string" calcext:value-type="string">
            <text:p>microseconds</text:p>
          </table:table-cell>
          <table:table-cell table:formula="of:=IF([.A139]&lt;&gt;[.A140]; AVERAGE([.B130:.B1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75468" calcext:value-type="float">
            <text:p>9775468</text:p>
          </table:table-cell>
          <table:table-cell office:value-type="string" calcext:value-type="string">
            <text:p>microseconds</text:p>
          </table:table-cell>
          <table:table-cell table:formula="of:=IF([.A140]&lt;&gt;[.A141]; AVERAGE([.B131:.B140]);&quot; &quot;)" office:value-type="float" office:value="9673641.1" calcext:value-type="float">
            <text:p>9673641.1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80403" calcext:value-type="float">
            <text:p>4280403</text:p>
          </table:table-cell>
          <table:table-cell office:value-type="string" calcext:value-type="string">
            <text:p>microseconds</text:p>
          </table:table-cell>
          <table:table-cell table:formula="of:=IF([.A141]&lt;&gt;[.A142]; AVERAGE([.B132:.B1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8316" calcext:value-type="float">
            <text:p>4268316</text:p>
          </table:table-cell>
          <table:table-cell office:value-type="string" calcext:value-type="string">
            <text:p>microseconds</text:p>
          </table:table-cell>
          <table:table-cell table:formula="of:=IF([.A142]&lt;&gt;[.A143]; AVERAGE([.B133:.B1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17964" calcext:value-type="float">
            <text:p>4417964</text:p>
          </table:table-cell>
          <table:table-cell office:value-type="string" calcext:value-type="string">
            <text:p>microseconds</text:p>
          </table:table-cell>
          <table:table-cell table:formula="of:=IF([.A143]&lt;&gt;[.A144]; AVERAGE([.B134:.B1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41238" calcext:value-type="float">
            <text:p>4441238</text:p>
          </table:table-cell>
          <table:table-cell office:value-type="string" calcext:value-type="string">
            <text:p>microseconds</text:p>
          </table:table-cell>
          <table:table-cell table:formula="of:=IF([.A144]&lt;&gt;[.A145]; AVERAGE([.B135:.B1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64628" calcext:value-type="float">
            <text:p>4364628</text:p>
          </table:table-cell>
          <table:table-cell office:value-type="string" calcext:value-type="string">
            <text:p>microseconds</text:p>
          </table:table-cell>
          <table:table-cell table:formula="of:=IF([.A145]&lt;&gt;[.A146]; AVERAGE([.B136:.B1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20637" calcext:value-type="float">
            <text:p>4320637</text:p>
          </table:table-cell>
          <table:table-cell office:value-type="string" calcext:value-type="string">
            <text:p>microseconds</text:p>
          </table:table-cell>
          <table:table-cell table:formula="of:=IF([.A146]&lt;&gt;[.A147]; AVERAGE([.B137:.B1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50380" calcext:value-type="float">
            <text:p>4350380</text:p>
          </table:table-cell>
          <table:table-cell office:value-type="string" calcext:value-type="string">
            <text:p>microseconds</text:p>
          </table:table-cell>
          <table:table-cell table:formula="of:=IF([.A147]&lt;&gt;[.A148]; AVERAGE([.B138:.B1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180621" calcext:value-type="float">
            <text:p>4180621</text:p>
          </table:table-cell>
          <table:table-cell office:value-type="string" calcext:value-type="string">
            <text:p>microseconds</text:p>
          </table:table-cell>
          <table:table-cell table:formula="of:=IF([.A148]&lt;&gt;[.A149]; AVERAGE([.B139:.B1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2220" calcext:value-type="float">
            <text:p>4252220</text:p>
          </table:table-cell>
          <table:table-cell office:value-type="string" calcext:value-type="string">
            <text:p>microseconds</text:p>
          </table:table-cell>
          <table:table-cell table:formula="of:=IF([.A149]&lt;&gt;[.A150]; AVERAGE([.B140:.B1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10425" calcext:value-type="float">
            <text:p>4210425</text:p>
          </table:table-cell>
          <table:table-cell office:value-type="string" calcext:value-type="string">
            <text:p>microseconds</text:p>
          </table:table-cell>
          <table:table-cell table:formula="of:=IF([.A150]&lt;&gt;[.A151]; AVERAGE([.B141:.B150]);&quot; &quot;)" office:value-type="float" office:value="4308683.2" calcext:value-type="float">
            <text:p>4308683.2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9642" calcext:value-type="float">
            <text:p>3519642</text:p>
          </table:table-cell>
          <table:table-cell office:value-type="string" calcext:value-type="string">
            <text:p>microseconds</text:p>
          </table:table-cell>
          <table:table-cell table:formula="of:=IF([.A151]&lt;&gt;[.A152]; AVERAGE([.B142:.B1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4224" calcext:value-type="float">
            <text:p>3444224</text:p>
          </table:table-cell>
          <table:table-cell office:value-type="string" calcext:value-type="string">
            <text:p>microseconds</text:p>
          </table:table-cell>
          <table:table-cell table:formula="of:=IF([.A152]&lt;&gt;[.A153]; AVERAGE([.B143:.B1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387442" calcext:value-type="float">
            <text:p>3387442</text:p>
          </table:table-cell>
          <table:table-cell office:value-type="string" calcext:value-type="string">
            <text:p>microseconds</text:p>
          </table:table-cell>
          <table:table-cell table:formula="of:=IF([.A153]&lt;&gt;[.A154]; AVERAGE([.B144:.B1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26633" calcext:value-type="float">
            <text:p>3426633</text:p>
          </table:table-cell>
          <table:table-cell office:value-type="string" calcext:value-type="string">
            <text:p>microseconds</text:p>
          </table:table-cell>
          <table:table-cell table:formula="of:=IF([.A154]&lt;&gt;[.A155]; AVERAGE([.B145:.B1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3140" calcext:value-type="float">
            <text:p>3513140</text:p>
          </table:table-cell>
          <table:table-cell office:value-type="string" calcext:value-type="string">
            <text:p>microseconds</text:p>
          </table:table-cell>
          <table:table-cell table:formula="of:=IF([.A155]&lt;&gt;[.A156]; AVERAGE([.B146:.B1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96445" calcext:value-type="float">
            <text:p>3496445</text:p>
          </table:table-cell>
          <table:table-cell office:value-type="string" calcext:value-type="string">
            <text:p>microseconds</text:p>
          </table:table-cell>
          <table:table-cell table:formula="of:=IF([.A156]&lt;&gt;[.A157]; AVERAGE([.B147:.B1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395597" calcext:value-type="float">
            <text:p>3395597</text:p>
          </table:table-cell>
          <table:table-cell office:value-type="string" calcext:value-type="string">
            <text:p>microseconds</text:p>
          </table:table-cell>
          <table:table-cell table:formula="of:=IF([.A157]&lt;&gt;[.A158]; AVERAGE([.B148:.B1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52305" calcext:value-type="float">
            <text:p>3452305</text:p>
          </table:table-cell>
          <table:table-cell office:value-type="string" calcext:value-type="string">
            <text:p>microseconds</text:p>
          </table:table-cell>
          <table:table-cell table:formula="of:=IF([.A158]&lt;&gt;[.A159]; AVERAGE([.B149:.B1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35376" calcext:value-type="float">
            <text:p>3435376</text:p>
          </table:table-cell>
          <table:table-cell office:value-type="string" calcext:value-type="string">
            <text:p>microseconds</text:p>
          </table:table-cell>
          <table:table-cell table:formula="of:=IF([.A159]&lt;&gt;[.A160]; AVERAGE([.B150:.B1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85636" calcext:value-type="float">
            <text:p>3485636</text:p>
          </table:table-cell>
          <table:table-cell office:value-type="string" calcext:value-type="string">
            <text:p>microseconds</text:p>
          </table:table-cell>
          <table:table-cell table:formula="of:=IF([.A160]&lt;&gt;[.A161]; AVERAGE([.B151:.B160]);&quot; &quot;)" office:value-type="float" office:value="3455644" calcext:value-type="float">
            <text:p>3455644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21839" calcext:value-type="float">
            <text:p>4721839</text:p>
          </table:table-cell>
          <table:table-cell office:value-type="string" calcext:value-type="string">
            <text:p>microseconds</text:p>
          </table:table-cell>
          <table:table-cell table:formula="of:=IF([.A161]&lt;&gt;[.A162]; AVERAGE([.B152:.B1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99132" calcext:value-type="float">
            <text:p>4599132</text:p>
          </table:table-cell>
          <table:table-cell office:value-type="string" calcext:value-type="string">
            <text:p>microseconds</text:p>
          </table:table-cell>
          <table:table-cell table:formula="of:=IF([.A162]&lt;&gt;[.A163]; AVERAGE([.B153:.B1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80927" calcext:value-type="float">
            <text:p>4680927</text:p>
          </table:table-cell>
          <table:table-cell office:value-type="string" calcext:value-type="string">
            <text:p>microseconds</text:p>
          </table:table-cell>
          <table:table-cell table:formula="of:=IF([.A163]&lt;&gt;[.A164]; AVERAGE([.B154:.B1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60609" calcext:value-type="float">
            <text:p>4660609</text:p>
          </table:table-cell>
          <table:table-cell office:value-type="string" calcext:value-type="string">
            <text:p>microseconds</text:p>
          </table:table-cell>
          <table:table-cell table:formula="of:=IF([.A164]&lt;&gt;[.A165]; AVERAGE([.B155:.B1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38196" calcext:value-type="float">
            <text:p>4738196</text:p>
          </table:table-cell>
          <table:table-cell office:value-type="string" calcext:value-type="string">
            <text:p>microseconds</text:p>
          </table:table-cell>
          <table:table-cell table:formula="of:=IF([.A165]&lt;&gt;[.A166]; AVERAGE([.B156:.B1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4949" calcext:value-type="float">
            <text:p>4614949</text:p>
          </table:table-cell>
          <table:table-cell office:value-type="string" calcext:value-type="string">
            <text:p>microseconds</text:p>
          </table:table-cell>
          <table:table-cell table:formula="of:=IF([.A166]&lt;&gt;[.A167]; AVERAGE([.B157:.B1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80918" calcext:value-type="float">
            <text:p>4580918</text:p>
          </table:table-cell>
          <table:table-cell office:value-type="string" calcext:value-type="string">
            <text:p>microseconds</text:p>
          </table:table-cell>
          <table:table-cell table:formula="of:=IF([.A167]&lt;&gt;[.A168]; AVERAGE([.B158:.B1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149" calcext:value-type="float">
            <text:p>4624149</text:p>
          </table:table-cell>
          <table:table-cell office:value-type="string" calcext:value-type="string">
            <text:p>microseconds</text:p>
          </table:table-cell>
          <table:table-cell table:formula="of:=IF([.A168]&lt;&gt;[.A169]; AVERAGE([.B159:.B1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2410" calcext:value-type="float">
            <text:p>4612410</text:p>
          </table:table-cell>
          <table:table-cell office:value-type="string" calcext:value-type="string">
            <text:p>microseconds</text:p>
          </table:table-cell>
          <table:table-cell table:formula="of:=IF([.A169]&lt;&gt;[.A170]; AVERAGE([.B160:.B1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73016" calcext:value-type="float">
            <text:p>4773016</text:p>
          </table:table-cell>
          <table:table-cell office:value-type="string" calcext:value-type="string">
            <text:p>microseconds</text:p>
          </table:table-cell>
          <table:table-cell table:formula="of:=IF([.A170]&lt;&gt;[.A171]; AVERAGE([.B161:.B170]);&quot; &quot;)" office:value-type="float" office:value="4660614.5" calcext:value-type="float">
            <text:p>4660614.5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75908" calcext:value-type="float">
            <text:p>5175908</text:p>
          </table:table-cell>
          <table:table-cell office:value-type="string" calcext:value-type="string">
            <text:p>microseconds</text:p>
          </table:table-cell>
          <table:table-cell table:formula="of:=IF([.A171]&lt;&gt;[.A172]; AVERAGE([.B162:.B1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28878" calcext:value-type="float">
            <text:p>5128878</text:p>
          </table:table-cell>
          <table:table-cell office:value-type="string" calcext:value-type="string">
            <text:p>microseconds</text:p>
          </table:table-cell>
          <table:table-cell table:formula="of:=IF([.A172]&lt;&gt;[.A173]; AVERAGE([.B163:.B1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373974" calcext:value-type="float">
            <text:p>5373974</text:p>
          </table:table-cell>
          <table:table-cell office:value-type="string" calcext:value-type="string">
            <text:p>microseconds</text:p>
          </table:table-cell>
          <table:table-cell table:formula="of:=IF([.A173]&lt;&gt;[.A174]; AVERAGE([.B164:.B1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1682" calcext:value-type="float">
            <text:p>5151682</text:p>
          </table:table-cell>
          <table:table-cell office:value-type="string" calcext:value-type="string">
            <text:p>microseconds</text:p>
          </table:table-cell>
          <table:table-cell table:formula="of:=IF([.A174]&lt;&gt;[.A175]; AVERAGE([.B165:.B1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39011" calcext:value-type="float">
            <text:p>5139011</text:p>
          </table:table-cell>
          <table:table-cell office:value-type="string" calcext:value-type="string">
            <text:p>microseconds</text:p>
          </table:table-cell>
          <table:table-cell table:formula="of:=IF([.A175]&lt;&gt;[.A176]; AVERAGE([.B166:.B1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5352" calcext:value-type="float">
            <text:p>5145352</text:p>
          </table:table-cell>
          <table:table-cell office:value-type="string" calcext:value-type="string">
            <text:p>microseconds</text:p>
          </table:table-cell>
          <table:table-cell table:formula="of:=IF([.A176]&lt;&gt;[.A177]; AVERAGE([.B167:.B1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5309" calcext:value-type="float">
            <text:p>5145309</text:p>
          </table:table-cell>
          <table:table-cell office:value-type="string" calcext:value-type="string">
            <text:p>microseconds</text:p>
          </table:table-cell>
          <table:table-cell table:formula="of:=IF([.A177]&lt;&gt;[.A178]; AVERAGE([.B168:.B1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82101" calcext:value-type="float">
            <text:p>5282101</text:p>
          </table:table-cell>
          <table:table-cell office:value-type="string" calcext:value-type="string">
            <text:p>microseconds</text:p>
          </table:table-cell>
          <table:table-cell table:formula="of:=IF([.A178]&lt;&gt;[.A179]; AVERAGE([.B169:.B1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62856" calcext:value-type="float">
            <text:p>5162856</text:p>
          </table:table-cell>
          <table:table-cell office:value-type="string" calcext:value-type="string">
            <text:p>microseconds</text:p>
          </table:table-cell>
          <table:table-cell table:formula="of:=IF([.A179]&lt;&gt;[.A180]; AVERAGE([.B170:.B1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67933" calcext:value-type="float">
            <text:p>5167933</text:p>
          </table:table-cell>
          <table:table-cell office:value-type="string" calcext:value-type="string">
            <text:p>microseconds</text:p>
          </table:table-cell>
          <table:table-cell table:formula="of:=IF([.A180]&lt;&gt;[.A181]; AVERAGE([.B171:.B180]);&quot; &quot;)" office:value-type="float" office:value="5187300.4" calcext:value-type="float">
            <text:p>5187300.4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05727" calcext:value-type="float">
            <text:p>6405727</text:p>
          </table:table-cell>
          <table:table-cell office:value-type="string" calcext:value-type="string">
            <text:p>microseconds</text:p>
          </table:table-cell>
          <table:table-cell table:formula="of:=IF([.A181]&lt;&gt;[.A182]; AVERAGE([.B172:.B1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4482" calcext:value-type="float">
            <text:p>6444482</text:p>
          </table:table-cell>
          <table:table-cell office:value-type="string" calcext:value-type="string">
            <text:p>microseconds</text:p>
          </table:table-cell>
          <table:table-cell table:formula="of:=IF([.A182]&lt;&gt;[.A183]; AVERAGE([.B173:.B1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85647" calcext:value-type="float">
            <text:p>6485647</text:p>
          </table:table-cell>
          <table:table-cell office:value-type="string" calcext:value-type="string">
            <text:p>microseconds</text:p>
          </table:table-cell>
          <table:table-cell table:formula="of:=IF([.A183]&lt;&gt;[.A184]; AVERAGE([.B174:.B1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52019" calcext:value-type="float">
            <text:p>6552019</text:p>
          </table:table-cell>
          <table:table-cell office:value-type="string" calcext:value-type="string">
            <text:p>microseconds</text:p>
          </table:table-cell>
          <table:table-cell table:formula="of:=IF([.A184]&lt;&gt;[.A185]; AVERAGE([.B175:.B1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77403" calcext:value-type="float">
            <text:p>6577403</text:p>
          </table:table-cell>
          <table:table-cell office:value-type="string" calcext:value-type="string">
            <text:p>microseconds</text:p>
          </table:table-cell>
          <table:table-cell table:formula="of:=IF([.A185]&lt;&gt;[.A186]; AVERAGE([.B176:.B1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0624" calcext:value-type="float">
            <text:p>6450624</text:p>
          </table:table-cell>
          <table:table-cell office:value-type="string" calcext:value-type="string">
            <text:p>microseconds</text:p>
          </table:table-cell>
          <table:table-cell table:formula="of:=IF([.A186]&lt;&gt;[.A187]; AVERAGE([.B177:.B1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69413" calcext:value-type="float">
            <text:p>6469413</text:p>
          </table:table-cell>
          <table:table-cell office:value-type="string" calcext:value-type="string">
            <text:p>microseconds</text:p>
          </table:table-cell>
          <table:table-cell table:formula="of:=IF([.A187]&lt;&gt;[.A188]; AVERAGE([.B178:.B1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4030" calcext:value-type="float">
            <text:p>6454030</text:p>
          </table:table-cell>
          <table:table-cell office:value-type="string" calcext:value-type="string">
            <text:p>microseconds</text:p>
          </table:table-cell>
          <table:table-cell table:formula="of:=IF([.A188]&lt;&gt;[.A189]; AVERAGE([.B179:.B1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2487" calcext:value-type="float">
            <text:p>6442487</text:p>
          </table:table-cell>
          <table:table-cell office:value-type="string" calcext:value-type="string">
            <text:p>microseconds</text:p>
          </table:table-cell>
          <table:table-cell table:formula="of:=IF([.A189]&lt;&gt;[.A190]; AVERAGE([.B180:.B1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2336" calcext:value-type="float">
            <text:p>6362336</text:p>
          </table:table-cell>
          <table:table-cell office:value-type="string" calcext:value-type="string">
            <text:p>microseconds</text:p>
          </table:table-cell>
          <table:table-cell table:formula="of:=IF([.A190]&lt;&gt;[.A191]; AVERAGE([.B181:.B190]);&quot; &quot;)" office:value-type="float" office:value="6464416.8" calcext:value-type="float">
            <text:p>6464416.8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5434" calcext:value-type="float">
            <text:p>2285434</text:p>
          </table:table-cell>
          <table:table-cell office:value-type="string" calcext:value-type="string">
            <text:p>microseconds</text:p>
          </table:table-cell>
          <table:table-cell table:formula="of:=IF([.A191]&lt;&gt;[.A192]; AVERAGE([.B182:.B1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0985" calcext:value-type="float">
            <text:p>2280985</text:p>
          </table:table-cell>
          <table:table-cell office:value-type="string" calcext:value-type="string">
            <text:p>microseconds</text:p>
          </table:table-cell>
          <table:table-cell table:formula="of:=IF([.A192]&lt;&gt;[.A193]; AVERAGE([.B183:.B1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7675" calcext:value-type="float">
            <text:p>2297675</text:p>
          </table:table-cell>
          <table:table-cell office:value-type="string" calcext:value-type="string">
            <text:p>microseconds</text:p>
          </table:table-cell>
          <table:table-cell table:formula="of:=IF([.A193]&lt;&gt;[.A194]; AVERAGE([.B184:.B1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62335" calcext:value-type="float">
            <text:p>2262335</text:p>
          </table:table-cell>
          <table:table-cell office:value-type="string" calcext:value-type="string">
            <text:p>microseconds</text:p>
          </table:table-cell>
          <table:table-cell table:formula="of:=IF([.A194]&lt;&gt;[.A195]; AVERAGE([.B185:.B1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7177" calcext:value-type="float">
            <text:p>2287177</text:p>
          </table:table-cell>
          <table:table-cell office:value-type="string" calcext:value-type="string">
            <text:p>microseconds</text:p>
          </table:table-cell>
          <table:table-cell table:formula="of:=IF([.A195]&lt;&gt;[.A196]; AVERAGE([.B186:.B1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39399" calcext:value-type="float">
            <text:p>2339399</text:p>
          </table:table-cell>
          <table:table-cell office:value-type="string" calcext:value-type="string">
            <text:p>microseconds</text:p>
          </table:table-cell>
          <table:table-cell table:formula="of:=IF([.A196]&lt;&gt;[.A197]; AVERAGE([.B187:.B1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28898" calcext:value-type="float">
            <text:p>2328898</text:p>
          </table:table-cell>
          <table:table-cell office:value-type="string" calcext:value-type="string">
            <text:p>microseconds</text:p>
          </table:table-cell>
          <table:table-cell table:formula="of:=IF([.A197]&lt;&gt;[.A198]; AVERAGE([.B188:.B1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1119" calcext:value-type="float">
            <text:p>2301119</text:p>
          </table:table-cell>
          <table:table-cell office:value-type="string" calcext:value-type="string">
            <text:p>microseconds</text:p>
          </table:table-cell>
          <table:table-cell table:formula="of:=IF([.A198]&lt;&gt;[.A199]; AVERAGE([.B189:.B1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7273" calcext:value-type="float">
            <text:p>2287273</text:p>
          </table:table-cell>
          <table:table-cell office:value-type="string" calcext:value-type="string">
            <text:p>microseconds</text:p>
          </table:table-cell>
          <table:table-cell table:formula="of:=IF([.A199]&lt;&gt;[.A200]; AVERAGE([.B190:.B1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2018" calcext:value-type="float">
            <text:p>2292018</text:p>
          </table:table-cell>
          <table:table-cell office:value-type="string" calcext:value-type="string">
            <text:p>microseconds</text:p>
          </table:table-cell>
          <table:table-cell table:formula="of:=IF([.A200]&lt;&gt;[.A201]; AVERAGE([.B191:.B200]);&quot; &quot;)" office:value-type="float" office:value="2296231.3" calcext:value-type="float">
            <text:p>2296231.3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414" calcext:value-type="float">
            <text:p>80414</text:p>
          </table:table-cell>
          <table:table-cell office:value-type="string" calcext:value-type="string">
            <text:p>microseconds</text:p>
          </table:table-cell>
          <table:table-cell table:formula="of:=IF([.A201]&lt;&gt;[.A202]; AVERAGE([.B192:.B2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79391" calcext:value-type="float">
            <text:p>79391</text:p>
          </table:table-cell>
          <table:table-cell office:value-type="string" calcext:value-type="string">
            <text:p>microseconds</text:p>
          </table:table-cell>
          <table:table-cell table:formula="of:=IF([.A202]&lt;&gt;[.A203]; AVERAGE([.B193:.B2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699" calcext:value-type="float">
            <text:p>83699</text:p>
          </table:table-cell>
          <table:table-cell office:value-type="string" calcext:value-type="string">
            <text:p>microseconds</text:p>
          </table:table-cell>
          <table:table-cell table:formula="of:=IF([.A203]&lt;&gt;[.A204]; AVERAGE([.B194:.B2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063" calcext:value-type="float">
            <text:p>81063</text:p>
          </table:table-cell>
          <table:table-cell office:value-type="string" calcext:value-type="string">
            <text:p>microseconds</text:p>
          </table:table-cell>
          <table:table-cell table:formula="of:=IF([.A204]&lt;&gt;[.A205]; AVERAGE([.B195:.B2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940" calcext:value-type="float">
            <text:p>81940</text:p>
          </table:table-cell>
          <table:table-cell office:value-type="string" calcext:value-type="string">
            <text:p>microseconds</text:p>
          </table:table-cell>
          <table:table-cell table:formula="of:=IF([.A205]&lt;&gt;[.A206]; AVERAGE([.B196:.B2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691" calcext:value-type="float">
            <text:p>82691</text:p>
          </table:table-cell>
          <table:table-cell office:value-type="string" calcext:value-type="string">
            <text:p>microseconds</text:p>
          </table:table-cell>
          <table:table-cell table:formula="of:=IF([.A206]&lt;&gt;[.A207]; AVERAGE([.B197:.B2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79333" calcext:value-type="float">
            <text:p>79333</text:p>
          </table:table-cell>
          <table:table-cell office:value-type="string" calcext:value-type="string">
            <text:p>microseconds</text:p>
          </table:table-cell>
          <table:table-cell table:formula="of:=IF([.A207]&lt;&gt;[.A208]; AVERAGE([.B198:.B2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5707" calcext:value-type="float">
            <text:p>85707</text:p>
          </table:table-cell>
          <table:table-cell office:value-type="string" calcext:value-type="string">
            <text:p>microseconds</text:p>
          </table:table-cell>
          <table:table-cell table:formula="of:=IF([.A208]&lt;&gt;[.A209]; AVERAGE([.B199:.B2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124" calcext:value-type="float">
            <text:p>80124</text:p>
          </table:table-cell>
          <table:table-cell office:value-type="string" calcext:value-type="string">
            <text:p>microseconds</text:p>
          </table:table-cell>
          <table:table-cell table:formula="of:=IF([.A209]&lt;&gt;[.A210]; AVERAGE([.B200:.B2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381" calcext:value-type="float">
            <text:p>81381</text:p>
          </table:table-cell>
          <table:table-cell office:value-type="string" calcext:value-type="string">
            <text:p>microseconds</text:p>
          </table:table-cell>
          <table:table-cell table:formula="of:=IF([.A210]&lt;&gt;[.A211]; AVERAGE([.B201:.B210]);&quot; &quot;)" office:value-type="float" office:value="81574.3" calcext:value-type="float">
            <text:p>81574.3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708" calcext:value-type="float">
            <text:p>191708</text:p>
          </table:table-cell>
          <table:table-cell office:value-type="string" calcext:value-type="string">
            <text:p>microseconds</text:p>
          </table:table-cell>
          <table:table-cell table:formula="of:=IF([.A211]&lt;&gt;[.A212]; AVERAGE([.B202:.B2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790" calcext:value-type="float">
            <text:p>192790</text:p>
          </table:table-cell>
          <table:table-cell office:value-type="string" calcext:value-type="string">
            <text:p>microseconds</text:p>
          </table:table-cell>
          <table:table-cell table:formula="of:=IF([.A212]&lt;&gt;[.A213]; AVERAGE([.B203:.B2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7961" calcext:value-type="float">
            <text:p>197961</text:p>
          </table:table-cell>
          <table:table-cell office:value-type="string" calcext:value-type="string">
            <text:p>microseconds</text:p>
          </table:table-cell>
          <table:table-cell table:formula="of:=IF([.A213]&lt;&gt;[.A214]; AVERAGE([.B204:.B2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462" calcext:value-type="float">
            <text:p>186462</text:p>
          </table:table-cell>
          <table:table-cell office:value-type="string" calcext:value-type="string">
            <text:p>microseconds</text:p>
          </table:table-cell>
          <table:table-cell table:formula="of:=IF([.A214]&lt;&gt;[.A215]; AVERAGE([.B205:.B2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616" calcext:value-type="float">
            <text:p>193616</text:p>
          </table:table-cell>
          <table:table-cell office:value-type="string" calcext:value-type="string">
            <text:p>microseconds</text:p>
          </table:table-cell>
          <table:table-cell table:formula="of:=IF([.A215]&lt;&gt;[.A216]; AVERAGE([.B206:.B2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8866" calcext:value-type="float">
            <text:p>188866</text:p>
          </table:table-cell>
          <table:table-cell office:value-type="string" calcext:value-type="string">
            <text:p>microseconds</text:p>
          </table:table-cell>
          <table:table-cell table:formula="of:=IF([.A216]&lt;&gt;[.A217]; AVERAGE([.B207:.B2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7582" calcext:value-type="float">
            <text:p>187582</text:p>
          </table:table-cell>
          <table:table-cell office:value-type="string" calcext:value-type="string">
            <text:p>microseconds</text:p>
          </table:table-cell>
          <table:table-cell table:formula="of:=IF([.A217]&lt;&gt;[.A218]; AVERAGE([.B208:.B2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324" calcext:value-type="float">
            <text:p>186324</text:p>
          </table:table-cell>
          <table:table-cell office:value-type="string" calcext:value-type="string">
            <text:p>microseconds</text:p>
          </table:table-cell>
          <table:table-cell table:formula="of:=IF([.A218]&lt;&gt;[.A219]; AVERAGE([.B209:.B2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760" calcext:value-type="float">
            <text:p>186760</text:p>
          </table:table-cell>
          <table:table-cell office:value-type="string" calcext:value-type="string">
            <text:p>microseconds</text:p>
          </table:table-cell>
          <table:table-cell table:formula="of:=IF([.A219]&lt;&gt;[.A220]; AVERAGE([.B210:.B2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014" calcext:value-type="float">
            <text:p>191014</text:p>
          </table:table-cell>
          <table:table-cell office:value-type="string" calcext:value-type="string">
            <text:p>microseconds</text:p>
          </table:table-cell>
          <table:table-cell table:formula="of:=IF([.A220]&lt;&gt;[.A221]; AVERAGE([.B211:.B220]);&quot; &quot;)" office:value-type="float" office:value="190308.3" calcext:value-type="float">
            <text:p>190308.3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59572" calcext:value-type="float">
            <text:p>359572</text:p>
          </table:table-cell>
          <table:table-cell office:value-type="string" calcext:value-type="string">
            <text:p>microseconds</text:p>
          </table:table-cell>
          <table:table-cell table:formula="of:=IF([.A221]&lt;&gt;[.A222]; AVERAGE([.B212:.B2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122" calcext:value-type="float">
            <text:p>368122</text:p>
          </table:table-cell>
          <table:table-cell office:value-type="string" calcext:value-type="string">
            <text:p>microseconds</text:p>
          </table:table-cell>
          <table:table-cell table:formula="of:=IF([.A222]&lt;&gt;[.A223]; AVERAGE([.B213:.B2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3866" calcext:value-type="float">
            <text:p>363866</text:p>
          </table:table-cell>
          <table:table-cell office:value-type="string" calcext:value-type="string">
            <text:p>microseconds</text:p>
          </table:table-cell>
          <table:table-cell table:formula="of:=IF([.A223]&lt;&gt;[.A224]; AVERAGE([.B214:.B2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6321" calcext:value-type="float">
            <text:p>366321</text:p>
          </table:table-cell>
          <table:table-cell office:value-type="string" calcext:value-type="string">
            <text:p>microseconds</text:p>
          </table:table-cell>
          <table:table-cell table:formula="of:=IF([.A224]&lt;&gt;[.A225]; AVERAGE([.B215:.B2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2654" calcext:value-type="float">
            <text:p>362654</text:p>
          </table:table-cell>
          <table:table-cell office:value-type="string" calcext:value-type="string">
            <text:p>microseconds</text:p>
          </table:table-cell>
          <table:table-cell table:formula="of:=IF([.A225]&lt;&gt;[.A226]; AVERAGE([.B216:.B2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6597" calcext:value-type="float">
            <text:p>366597</text:p>
          </table:table-cell>
          <table:table-cell office:value-type="string" calcext:value-type="string">
            <text:p>microseconds</text:p>
          </table:table-cell>
          <table:table-cell table:formula="of:=IF([.A226]&lt;&gt;[.A227]; AVERAGE([.B217:.B2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4582" calcext:value-type="float">
            <text:p>364582</text:p>
          </table:table-cell>
          <table:table-cell office:value-type="string" calcext:value-type="string">
            <text:p>microseconds</text:p>
          </table:table-cell>
          <table:table-cell table:formula="of:=IF([.A227]&lt;&gt;[.A228]; AVERAGE([.B218:.B2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9298" calcext:value-type="float">
            <text:p>369298</text:p>
          </table:table-cell>
          <table:table-cell office:value-type="string" calcext:value-type="string">
            <text:p>microseconds</text:p>
          </table:table-cell>
          <table:table-cell table:formula="of:=IF([.A228]&lt;&gt;[.A229]; AVERAGE([.B219:.B2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71447" calcext:value-type="float">
            <text:p>371447</text:p>
          </table:table-cell>
          <table:table-cell office:value-type="string" calcext:value-type="string">
            <text:p>microseconds</text:p>
          </table:table-cell>
          <table:table-cell table:formula="of:=IF([.A229]&lt;&gt;[.A230]; AVERAGE([.B220:.B2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59694" calcext:value-type="float">
            <text:p>359694</text:p>
          </table:table-cell>
          <table:table-cell office:value-type="string" calcext:value-type="string">
            <text:p>microseconds</text:p>
          </table:table-cell>
          <table:table-cell table:formula="of:=IF([.A230]&lt;&gt;[.A231]; AVERAGE([.B221:.B230]);&quot; &quot;)" office:value-type="float" office:value="365215.3" calcext:value-type="float">
            <text:p>365215.3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1918" calcext:value-type="float">
            <text:p>1201918</text:p>
          </table:table-cell>
          <table:table-cell office:value-type="string" calcext:value-type="string">
            <text:p>microseconds</text:p>
          </table:table-cell>
          <table:table-cell table:formula="of:=IF([.A231]&lt;&gt;[.A232]; AVERAGE([.B222:.B2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2442" calcext:value-type="float">
            <text:p>1252442</text:p>
          </table:table-cell>
          <table:table-cell office:value-type="string" calcext:value-type="string">
            <text:p>microseconds</text:p>
          </table:table-cell>
          <table:table-cell table:formula="of:=IF([.A232]&lt;&gt;[.A233]; AVERAGE([.B223:.B2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6744" calcext:value-type="float">
            <text:p>1216744</text:p>
          </table:table-cell>
          <table:table-cell office:value-type="string" calcext:value-type="string">
            <text:p>microseconds</text:p>
          </table:table-cell>
          <table:table-cell table:formula="of:=IF([.A233]&lt;&gt;[.A234]; AVERAGE([.B224:.B2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30833" calcext:value-type="float">
            <text:p>1230833</text:p>
          </table:table-cell>
          <table:table-cell office:value-type="string" calcext:value-type="string">
            <text:p>microseconds</text:p>
          </table:table-cell>
          <table:table-cell table:formula="of:=IF([.A234]&lt;&gt;[.A235]; AVERAGE([.B225:.B2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8126" calcext:value-type="float">
            <text:p>1218126</text:p>
          </table:table-cell>
          <table:table-cell office:value-type="string" calcext:value-type="string">
            <text:p>microseconds</text:p>
          </table:table-cell>
          <table:table-cell table:formula="of:=IF([.A235]&lt;&gt;[.A236]; AVERAGE([.B226:.B2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5836" calcext:value-type="float">
            <text:p>1215836</text:p>
          </table:table-cell>
          <table:table-cell office:value-type="string" calcext:value-type="string">
            <text:p>microseconds</text:p>
          </table:table-cell>
          <table:table-cell table:formula="of:=IF([.A236]&lt;&gt;[.A237]; AVERAGE([.B227:.B2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8436" calcext:value-type="float">
            <text:p>1208436</text:p>
          </table:table-cell>
          <table:table-cell office:value-type="string" calcext:value-type="string">
            <text:p>microseconds</text:p>
          </table:table-cell>
          <table:table-cell table:formula="of:=IF([.A237]&lt;&gt;[.A238]; AVERAGE([.B228:.B2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8075" calcext:value-type="float">
            <text:p>1258075</text:p>
          </table:table-cell>
          <table:table-cell office:value-type="string" calcext:value-type="string">
            <text:p>microseconds</text:p>
          </table:table-cell>
          <table:table-cell table:formula="of:=IF([.A238]&lt;&gt;[.A239]; AVERAGE([.B229:.B2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6116" calcext:value-type="float">
            <text:p>1206116</text:p>
          </table:table-cell>
          <table:table-cell office:value-type="string" calcext:value-type="string">
            <text:p>microseconds</text:p>
          </table:table-cell>
          <table:table-cell table:formula="of:=IF([.A239]&lt;&gt;[.A240]; AVERAGE([.B230:.B2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8285" calcext:value-type="float">
            <text:p>1218285</text:p>
          </table:table-cell>
          <table:table-cell office:value-type="string" calcext:value-type="string">
            <text:p>microseconds</text:p>
          </table:table-cell>
          <table:table-cell table:formula="of:=IF([.A240]&lt;&gt;[.A241]; AVERAGE([.B231:.B240]);&quot; &quot;)" office:value-type="float" office:value="1222681.1" calcext:value-type="float">
            <text:p>1222681.1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04850" calcext:value-type="float">
            <text:p>3904850</text:p>
          </table:table-cell>
          <table:table-cell office:value-type="string" calcext:value-type="string">
            <text:p>microseconds</text:p>
          </table:table-cell>
          <table:table-cell table:formula="of:=IF([.A241]&lt;&gt;[.A242]; AVERAGE([.B232:.B2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0206" calcext:value-type="float">
            <text:p>3860206</text:p>
          </table:table-cell>
          <table:table-cell office:value-type="string" calcext:value-type="string">
            <text:p>microseconds</text:p>
          </table:table-cell>
          <table:table-cell table:formula="of:=IF([.A242]&lt;&gt;[.A243]; AVERAGE([.B233:.B2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4526" calcext:value-type="float">
            <text:p>3884526</text:p>
          </table:table-cell>
          <table:table-cell office:value-type="string" calcext:value-type="string">
            <text:p>microseconds</text:p>
          </table:table-cell>
          <table:table-cell table:formula="of:=IF([.A243]&lt;&gt;[.A244]; AVERAGE([.B234:.B2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50960" calcext:value-type="float">
            <text:p>3950960</text:p>
          </table:table-cell>
          <table:table-cell office:value-type="string" calcext:value-type="string">
            <text:p>microseconds</text:p>
          </table:table-cell>
          <table:table-cell table:formula="of:=IF([.A244]&lt;&gt;[.A245]; AVERAGE([.B235:.B2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8082" calcext:value-type="float">
            <text:p>3888082</text:p>
          </table:table-cell>
          <table:table-cell office:value-type="string" calcext:value-type="string">
            <text:p>microseconds</text:p>
          </table:table-cell>
          <table:table-cell table:formula="of:=IF([.A245]&lt;&gt;[.A246]; AVERAGE([.B236:.B2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2027" calcext:value-type="float">
            <text:p>3862027</text:p>
          </table:table-cell>
          <table:table-cell office:value-type="string" calcext:value-type="string">
            <text:p>microseconds</text:p>
          </table:table-cell>
          <table:table-cell table:formula="of:=IF([.A246]&lt;&gt;[.A247]; AVERAGE([.B237:.B2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8575" calcext:value-type="float">
            <text:p>3878575</text:p>
          </table:table-cell>
          <table:table-cell office:value-type="string" calcext:value-type="string">
            <text:p>microseconds</text:p>
          </table:table-cell>
          <table:table-cell table:formula="of:=IF([.A247]&lt;&gt;[.A248]; AVERAGE([.B238:.B2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5512" calcext:value-type="float">
            <text:p>3865512</text:p>
          </table:table-cell>
          <table:table-cell office:value-type="string" calcext:value-type="string">
            <text:p>microseconds</text:p>
          </table:table-cell>
          <table:table-cell table:formula="of:=IF([.A248]&lt;&gt;[.A249]; AVERAGE([.B239:.B2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21486" calcext:value-type="float">
            <text:p>3921486</text:p>
          </table:table-cell>
          <table:table-cell office:value-type="string" calcext:value-type="string">
            <text:p>microseconds</text:p>
          </table:table-cell>
          <table:table-cell table:formula="of:=IF([.A249]&lt;&gt;[.A250]; AVERAGE([.B240:.B2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47376" calcext:value-type="float">
            <text:p>3847376</text:p>
          </table:table-cell>
          <table:table-cell office:value-type="string" calcext:value-type="string">
            <text:p>microseconds</text:p>
          </table:table-cell>
          <table:table-cell table:formula="of:=IF([.A250]&lt;&gt;[.A251]; AVERAGE([.B241:.B250]);&quot; &quot;)" office:value-type="float" office:value="3886360" calcext:value-type="float">
            <text:p>3886360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microseconds</text:p>
          </table:table-cell>
          <table:table-cell table:formula="of:=IF([.A251]&lt;&gt;[.A252]; AVERAGE([.B242:.B2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microseconds</text:p>
          </table:table-cell>
          <table:table-cell table:formula="of:=IF([.A252]&lt;&gt;[.A253]; AVERAGE([.B243:.B2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microseconds</text:p>
          </table:table-cell>
          <table:table-cell table:formula="of:=IF([.A253]&lt;&gt;[.A254]; AVERAGE([.B244:.B2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02" calcext:value-type="float">
            <text:p>6802</text:p>
          </table:table-cell>
          <table:table-cell office:value-type="string" calcext:value-type="string">
            <text:p>microseconds</text:p>
          </table:table-cell>
          <table:table-cell table:formula="of:=IF([.A254]&lt;&gt;[.A255]; AVERAGE([.B245:.B2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microseconds</text:p>
          </table:table-cell>
          <table:table-cell table:formula="of:=IF([.A255]&lt;&gt;[.A256]; AVERAGE([.B246:.B2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90" calcext:value-type="float">
            <text:p>6290</text:p>
          </table:table-cell>
          <table:table-cell office:value-type="string" calcext:value-type="string">
            <text:p>microseconds</text:p>
          </table:table-cell>
          <table:table-cell table:formula="of:=IF([.A256]&lt;&gt;[.A257]; AVERAGE([.B247:.B2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59" calcext:value-type="float">
            <text:p>6259</text:p>
          </table:table-cell>
          <table:table-cell office:value-type="string" calcext:value-type="string">
            <text:p>microseconds</text:p>
          </table:table-cell>
          <table:table-cell table:formula="of:=IF([.A257]&lt;&gt;[.A258]; AVERAGE([.B248:.B2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microseconds</text:p>
          </table:table-cell>
          <table:table-cell table:formula="of:=IF([.A258]&lt;&gt;[.A259]; AVERAGE([.B249:.B2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microseconds</text:p>
          </table:table-cell>
          <table:table-cell table:formula="of:=IF([.A259]&lt;&gt;[.A260]; AVERAGE([.B250:.B2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09" calcext:value-type="float">
            <text:p>6409</text:p>
          </table:table-cell>
          <table:table-cell office:value-type="string" calcext:value-type="string">
            <text:p>microseconds</text:p>
          </table:table-cell>
          <table:table-cell table:formula="of:=IF([.A260]&lt;&gt;[.A261]; AVERAGE([.B251:.B260]);&quot; &quot;)" office:value-type="float" office:value="6497.3" calcext:value-type="float">
            <text:p>6497.3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61]&lt;&gt;[.A262]; AVERAGE([.B252:.B2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roseconds</text:p>
          </table:table-cell>
          <table:table-cell table:formula="of:=IF([.A262]&lt;&gt;[.A263]; AVERAGE([.B253:.B2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63]&lt;&gt;[.A264]; AVERAGE([.B254:.B2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4]&lt;&gt;[.A265]; AVERAGE([.B255:.B2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5]&lt;&gt;[.A266]; AVERAGE([.B256:.B2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6]&lt;&gt;[.A267]; AVERAGE([.B257:.B2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icroseconds</text:p>
          </table:table-cell>
          <table:table-cell table:formula="of:=IF([.A267]&lt;&gt;[.A268]; AVERAGE([.B258:.B2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8]&lt;&gt;[.A269]; AVERAGE([.B259:.B2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69]&lt;&gt;[.A270]; AVERAGE([.B260:.B2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0]&lt;&gt;[.A271]; AVERAGE([.B261:.B270]);&quot; &quot;)" office:value-type="float" office:value="59.1" calcext:value-type="float">
            <text:p>59.1</text:p>
          </table:table-cell>
        </table:table-row>
      </table:table>
      <table:table table:name="json vs func" table:style-name="ta1">
        <table:table-column table:style-name="co6" table:default-cell-style-name="Default"/>
        <table:table-column table:style-name="co4" table:number-columns-repeated="5" table:default-cell-style-name="Default"/>
        <table:table-column table:style-name="co4" table:default-cell-style-name="ce7"/>
        <table:table-row table:style-name="ro1">
          <table:table-cell/>
          <table:table-cell office:value-type="string" calcext:value-type="string" table:number-columns-spanned="2" table:number-rows-spanned="1">
            <text:p>JSON</text:p>
          </table:table-cell>
          <table:covered-table-cell/>
          <table:table-cell office:value-type="string" calcext:value-type="string" table:number-columns-spanned="2" table:number-rows-spanned="1">
            <text:p>FUNCTION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/>
          <table:table-cell table:formula="of:=INDIRECT(&quot;result_form_function.D&quot; &amp; (ROW()-2) *10)" office:value-type="float" office:value="4436361.1" calcext:value-type="float">
            <text:p>4436361.1</text:p>
          </table:table-cell>
          <table:table-cell/>
          <table:table-cell table:formula="of:=IF([.B3]&lt;[.D3];&quot;JSON&quot;;&quot;FUNC&quot;)" office:value-type="string" office:string-value="FUNC" calcext:value-type="string">
            <text:p>FUNC</text:p>
          </table:table-cell>
          <table:table-cell table:formula="of:=IF([.B3]&lt;[.D3];([.D3]-[.B3])/[.D3];([.B3]-[.D3])/[.B3])" office:value-type="percentage" office:value="0.0030880631467589" calcext:value-type="percentage">
            <text:p>0.3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/>
          <table:table-cell table:formula="of:=INDIRECT(&quot;result_form_function.D&quot; &amp; (ROW()-2) *10)" office:value-type="float" office:value="11362991.5" calcext:value-type="float">
            <text:p>11362991.5</text:p>
          </table:table-cell>
          <table:table-cell/>
          <table:table-cell table:formula="of:=IF([.B4]&lt;[.D4];&quot;JSON&quot;;&quot;FUNC&quot;)" office:value-type="string" office:string-value="FUNC" calcext:value-type="string">
            <text:p>FUNC</text:p>
          </table:table-cell>
          <table:table-cell table:formula="of:=IF([.B4]&lt;[.D4];([.D4]-[.B4])/[.D4];([.B4]-[.D4])/[.B4])" office:value-type="percentage" office:value="0.00215754722607092" calcext:value-type="percentage">
            <text:p>0.2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/>
          <table:table-cell table:formula="of:=INDIRECT(&quot;result_form_function.D&quot; &amp; (ROW()-2) *10)" office:value-type="float" office:value="5084378.3" calcext:value-type="float">
            <text:p>5084378.3</text:p>
          </table:table-cell>
          <table:table-cell/>
          <table:table-cell table:formula="of:=IF([.B5]&lt;[.D5];&quot;JSON&quot;;&quot;FUNC&quot;)" office:value-type="string" office:string-value="JSON" calcext:value-type="string">
            <text:p>JSON</text:p>
          </table:table-cell>
          <table:table-cell table:formula="of:=IF([.B5]&lt;[.D5];([.D5]-[.B5])/[.D5];([.B5]-[.D5])/[.B5])" office:value-type="percentage" office:value="0.00351714584259004" calcext:value-type="percentage">
            <text:p>0.3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/>
          <table:table-cell table:formula="of:=INDIRECT(&quot;result_form_function.D&quot; &amp; (ROW()-2) *10)" office:value-type="float" office:value="4100376.5" calcext:value-type="float">
            <text:p>4100376.5</text:p>
          </table:table-cell>
          <table:table-cell/>
          <table:table-cell table:formula="of:=IF([.B6]&lt;[.D6];&quot;JSON&quot;;&quot;FUNC&quot;)" office:value-type="string" office:string-value="JSON" calcext:value-type="string">
            <text:p>JSON</text:p>
          </table:table-cell>
          <table:table-cell table:formula="of:=IF([.B6]&lt;[.D6];([.D6]-[.B6])/[.D6];([.B6]-[.D6])/[.B6])" office:value-type="percentage" office:value="0.000319556021258002" calcext:value-type="percentage">
            <text:p>0.0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/>
          <table:table-cell table:formula="of:=INDIRECT(&quot;result_form_function.D&quot; &amp; (ROW()-2) *10)" office:value-type="float" office:value="6848573.3" calcext:value-type="float">
            <text:p>6848573.3</text:p>
          </table:table-cell>
          <table:table-cell/>
          <table:table-cell table:formula="of:=IF([.B7]&lt;[.D7];&quot;JSON&quot;;&quot;FUNC&quot;)" office:value-type="string" office:string-value="JSON" calcext:value-type="string">
            <text:p>JSON</text:p>
          </table:table-cell>
          <table:table-cell table:formula="of:=IF([.B7]&lt;[.D7];([.D7]-[.B7])/[.D7];([.B7]-[.D7])/[.B7])" office:value-type="percentage" office:value="0.00566147112713242" calcext:value-type="percentage">
            <text:p>0.5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/>
          <table:table-cell table:formula="of:=INDIRECT(&quot;result_form_function.D&quot; &amp; (ROW()-2) *10)" office:value-type="float" office:value="3058252.1" calcext:value-type="float">
            <text:p>3058252.1</text:p>
          </table:table-cell>
          <table:table-cell/>
          <table:table-cell table:formula="of:=IF([.B8]&lt;[.D8];&quot;JSON&quot;;&quot;FUNC&quot;)" office:value-type="string" office:string-value="FUNC" calcext:value-type="string">
            <text:p>FUNC</text:p>
          </table:table-cell>
          <table:table-cell table:formula="of:=IF([.B8]&lt;[.D8];([.D8]-[.B8])/[.D8];([.B8]-[.D8])/[.B8])" office:value-type="percentage" office:value="0.00729706351645466" calcext:value-type="percentage">
            <text:p>0.7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/>
          <table:table-cell table:formula="of:=INDIRECT(&quot;result_form_function.D&quot; &amp; (ROW()-2) *10)" office:value-type="float" office:value="2433946.3" calcext:value-type="float">
            <text:p>2433946.3</text:p>
          </table:table-cell>
          <table:table-cell/>
          <table:table-cell table:formula="of:=IF([.B9]&lt;[.D9];&quot;JSON&quot;;&quot;FUNC&quot;)" office:value-type="string" office:string-value="FUNC" calcext:value-type="string">
            <text:p>FUNC</text:p>
          </table:table-cell>
          <table:table-cell table:formula="of:=IF([.B9]&lt;[.D9];([.D9]-[.B9])/[.D9];([.B9]-[.D9])/[.B9])" office:value-type="percentage" office:value="0.00997925506901613" calcext:value-type="percentage">
            <text:p>1.0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/>
          <table:table-cell table:formula="of:=INDIRECT(&quot;result_form_function.D&quot; &amp; (ROW()-2) *10)" office:value-type="float" office:value="7905906.6" calcext:value-type="float">
            <text:p>7905906.6</text:p>
          </table:table-cell>
          <table:table-cell/>
          <table:table-cell table:formula="of:=IF([.B10]&lt;[.D10];&quot;JSON&quot;;&quot;FUNC&quot;)" office:value-type="string" office:string-value="JSON" calcext:value-type="string">
            <text:p>JSON</text:p>
          </table:table-cell>
          <table:table-cell table:formula="of:=IF([.B10]&lt;[.D10];([.D10]-[.B10])/[.D10];([.B10]-[.D10])/[.B10])" office:value-type="percentage" office:value="0.00412853346888766" calcext:value-type="percentage">
            <text:p>0.4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/>
          <table:table-cell table:formula="of:=INDIRECT(&quot;result_form_function.D&quot; &amp; (ROW()-2) *10)" office:value-type="float" office:value="3536873.9" calcext:value-type="float">
            <text:p>3536873.9</text:p>
          </table:table-cell>
          <table:table-cell/>
          <table:table-cell table:formula="of:=IF([.B11]&lt;[.D11];&quot;JSON&quot;;&quot;FUNC&quot;)" office:value-type="string" office:string-value="JSON" calcext:value-type="string">
            <text:p>JSON</text:p>
          </table:table-cell>
          <table:table-cell table:formula="of:=IF([.B11]&lt;[.D11];([.D11]-[.B11])/[.D11];([.B11]-[.D11])/[.B11])" office:value-type="percentage" office:value="0.00912008765706917" calcext:value-type="percentage">
            <text:p>0.9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/>
          <table:table-cell table:formula="of:=INDIRECT(&quot;result_form_function.D&quot; &amp; (ROW()-2) *10)" office:value-type="float" office:value="2816642.7" calcext:value-type="float">
            <text:p>2816642.7</text:p>
          </table:table-cell>
          <table:table-cell/>
          <table:table-cell table:formula="of:=IF([.B12]&lt;[.D12];&quot;JSON&quot;;&quot;FUNC&quot;)" office:value-type="string" office:string-value="FUNC" calcext:value-type="string">
            <text:p>FUNC</text:p>
          </table:table-cell>
          <table:table-cell table:formula="of:=IF([.B12]&lt;[.D12];([.D12]-[.B12])/[.D12];([.B12]-[.D12])/[.B12])" office:value-type="percentage" office:value="0.00641243354782765" calcext:value-type="percentage">
            <text:p>0.6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/>
          <table:table-cell table:formula="of:=INDIRECT(&quot;result_form_function.D&quot; &amp; (ROW()-2) *10)" office:value-type="float" office:value="9304634.7" calcext:value-type="float">
            <text:p>9304634.7</text:p>
          </table:table-cell>
          <table:table-cell/>
          <table:table-cell table:formula="of:=IF([.B13]&lt;[.D13];&quot;JSON&quot;;&quot;FUNC&quot;)" office:value-type="string" office:string-value="FUNC" calcext:value-type="string">
            <text:p>FUNC</text:p>
          </table:table-cell>
          <table:table-cell table:formula="of:=IF([.B13]&lt;[.D13];([.D13]-[.B13])/[.D13];([.B13]-[.D13])/[.B13])" office:value-type="percentage" office:value="0.00417234456090605" calcext:value-type="percentage">
            <text:p>0.4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/>
          <table:table-cell table:formula="of:=INDIRECT(&quot;result_form_function.D&quot; &amp; (ROW()-2) *10)" office:value-type="float" office:value="4099935.7" calcext:value-type="float">
            <text:p>4099935.7</text:p>
          </table:table-cell>
          <table:table-cell/>
          <table:table-cell table:formula="of:=IF([.B14]&lt;[.D14];&quot;JSON&quot;;&quot;FUNC&quot;)" office:value-type="string" office:string-value="FUNC" calcext:value-type="string">
            <text:p>FUNC</text:p>
          </table:table-cell>
          <table:table-cell table:formula="of:=IF([.B14]&lt;[.D14];([.D14]-[.B14])/[.D14];([.B14]-[.D14])/[.B14])" office:value-type="percentage" office:value="0.00845580386038875" calcext:value-type="percentage">
            <text:p>0.8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/>
          <table:table-cell table:formula="of:=INDIRECT(&quot;result_form_function.D&quot; &amp; (ROW()-2) *10)" office:value-type="float" office:value="3363838.3" calcext:value-type="float">
            <text:p>3363838.3</text:p>
          </table:table-cell>
          <table:table-cell/>
          <table:table-cell table:formula="of:=IF([.B15]&lt;[.D15];&quot;JSON&quot;;&quot;FUNC&quot;)" office:value-type="string" office:string-value="JSON" calcext:value-type="string">
            <text:p>JSON</text:p>
          </table:table-cell>
          <table:table-cell table:formula="of:=IF([.B15]&lt;[.D15];([.D15]-[.B15])/[.D15];([.B15]-[.D15])/[.B15])" office:value-type="percentage" office:value="0.00683876510948817" calcext:value-type="percentage">
            <text:p>0.6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/>
          <table:table-cell table:formula="of:=INDIRECT(&quot;result_form_function.D&quot; &amp; (ROW()-2) *10)" office:value-type="float" office:value="9673641.1" calcext:value-type="float">
            <text:p>9673641.1</text:p>
          </table:table-cell>
          <table:table-cell/>
          <table:table-cell table:formula="of:=IF([.B16]&lt;[.D16];&quot;JSON&quot;;&quot;FUNC&quot;)" office:value-type="string" office:string-value="JSON" calcext:value-type="string">
            <text:p>JSON</text:p>
          </table:table-cell>
          <table:table-cell table:formula="of:=IF([.B16]&lt;[.D16];([.D16]-[.B16])/[.D16];([.B16]-[.D16])/[.B16])" office:value-type="percentage" office:value="0.00280395972101963" calcext:value-type="percentage">
            <text:p>0.2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/>
          <table:table-cell table:formula="of:=INDIRECT(&quot;result_form_function.D&quot; &amp; (ROW()-2) *10)" office:value-type="float" office:value="4308683.2" calcext:value-type="float">
            <text:p>4308683.2</text:p>
          </table:table-cell>
          <table:table-cell/>
          <table:table-cell table:formula="of:=IF([.B17]&lt;[.D17];&quot;JSON&quot;;&quot;FUNC&quot;)" office:value-type="string" office:string-value="JSON" calcext:value-type="string">
            <text:p>JSON</text:p>
          </table:table-cell>
          <table:table-cell table:formula="of:=IF([.B17]&lt;[.D17];([.D17]-[.B17])/[.D17];([.B17]-[.D17])/[.B17])" office:value-type="percentage" office:value="0.000111518990303116" calcext:value-type="percentage">
            <text:p>0.0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/>
          <table:table-cell table:formula="of:=INDIRECT(&quot;result_form_function.D&quot; &amp; (ROW()-2) *10)" office:value-type="float" office:value="3455644" calcext:value-type="float">
            <text:p>3455644</text:p>
          </table:table-cell>
          <table:table-cell/>
          <table:table-cell table:formula="of:=IF([.B18]&lt;[.D18];&quot;JSON&quot;;&quot;FUNC&quot;)" office:value-type="string" office:string-value="FUNC" calcext:value-type="string">
            <text:p>FUNC</text:p>
          </table:table-cell>
          <table:table-cell table:formula="of:=IF([.B18]&lt;[.D18];([.D18]-[.B18])/[.D18];([.B18]-[.D18])/[.B18])" office:value-type="percentage" office:value="0.0142493581334874" calcext:value-type="percentage">
            <text:p>1.4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/>
          <table:table-cell table:formula="of:=INDIRECT(&quot;result_form_function.D&quot; &amp; (ROW()-2) *10)" office:value-type="float" office:value="4660614.5" calcext:value-type="float">
            <text:p>4660614.5</text:p>
          </table:table-cell>
          <table:table-cell/>
          <table:table-cell table:formula="of:=IF([.B19]&lt;[.D19];&quot;JSON&quot;;&quot;FUNC&quot;)" office:value-type="string" office:string-value="JSON" calcext:value-type="string">
            <text:p>JSON</text:p>
          </table:table-cell>
          <table:table-cell table:formula="of:=IF([.B19]&lt;[.D19];([.D19]-[.B19])/[.D19];([.B19]-[.D19])/[.B19])" office:value-type="percentage" office:value="0.00753681730166702" calcext:value-type="percentage">
            <text:p>0.7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/>
          <table:table-cell table:formula="of:=INDIRECT(&quot;result_form_function.D&quot; &amp; (ROW()-2) *10)" office:value-type="float" office:value="5187300.4" calcext:value-type="float">
            <text:p>5187300.4</text:p>
          </table:table-cell>
          <table:table-cell/>
          <table:table-cell table:formula="of:=IF([.B20]&lt;[.D20];&quot;JSON&quot;;&quot;FUNC&quot;)" office:value-type="string" office:string-value="FUNC" calcext:value-type="string">
            <text:p>FUNC</text:p>
          </table:table-cell>
          <table:table-cell table:formula="of:=IF([.B20]&lt;[.D20];([.D20]-[.B20])/[.D20];([.B20]-[.D20])/[.B20])" office:value-type="percentage" office:value="0.00881391800715531" calcext:value-type="percentage">
            <text:p>0.8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/>
          <table:table-cell table:formula="of:=INDIRECT(&quot;result_form_function.D&quot; &amp; (ROW()-2) *10)" office:value-type="float" office:value="6464416.8" calcext:value-type="float">
            <text:p>6464416.8</text:p>
          </table:table-cell>
          <table:table-cell/>
          <table:table-cell table:formula="of:=IF([.B21]&lt;[.D21];&quot;JSON&quot;;&quot;FUNC&quot;)" office:value-type="string" office:string-value="FUNC" calcext:value-type="string">
            <text:p>FUNC</text:p>
          </table:table-cell>
          <table:table-cell table:formula="of:=IF([.B21]&lt;[.D21];([.D21]-[.B21])/[.D21];([.B21]-[.D21])/[.B21])" office:value-type="percentage" office:value="0.00400969641279414" calcext:value-type="percentage">
            <text:p>0.4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/>
          <table:table-cell table:formula="of:=INDIRECT(&quot;result_form_function.D&quot; &amp; (ROW()-2) *10)" office:value-type="float" office:value="2296231.3" calcext:value-type="float">
            <text:p>2296231.3</text:p>
          </table:table-cell>
          <table:table-cell/>
          <table:table-cell table:formula="of:=IF([.B22]&lt;[.D22];&quot;JSON&quot;;&quot;FUNC&quot;)" office:value-type="string" office:string-value="FUNC" calcext:value-type="string">
            <text:p>FUNC</text:p>
          </table:table-cell>
          <table:table-cell table:formula="of:=IF([.B22]&lt;[.D22];([.D22]-[.B22])/[.D22];([.B22]-[.D22])/[.B22])" office:value-type="percentage" office:value="0.00156355225296943" calcext:value-type="percentage">
            <text:p>0.16%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/>
          <table:table-cell table:formula="of:=INDIRECT(&quot;result_form_function.D&quot; &amp; (ROW()-2) *10)" office:value-type="float" office:value="81574.3" calcext:value-type="float">
            <text:p>81574.3</text:p>
          </table:table-cell>
          <table:table-cell/>
          <table:table-cell table:formula="of:=IF([.B23]&lt;[.D23];&quot;JSON&quot;;&quot;FUNC&quot;)" office:value-type="string" office:string-value="FUNC" calcext:value-type="string">
            <text:p>FUNC</text:p>
          </table:table-cell>
          <table:table-cell table:formula="of:=IF([.B23]&lt;[.D23];([.D23]-[.B23])/[.D23];([.B23]-[.D23])/[.B23])" office:value-type="percentage" office:value="0.00881171817568754" calcext:value-type="percentage">
            <text:p>0.8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/>
          <table:table-cell table:formula="of:=INDIRECT(&quot;result_form_function.D&quot; &amp; (ROW()-2) *10)" office:value-type="float" office:value="190308.3" calcext:value-type="float">
            <text:p>190308.3</text:p>
          </table:table-cell>
          <table:table-cell/>
          <table:table-cell table:formula="of:=IF([.B24]&lt;[.D24];&quot;JSON&quot;;&quot;FUNC&quot;)" office:value-type="string" office:string-value="FUNC" calcext:value-type="string">
            <text:p>FUNC</text:p>
          </table:table-cell>
          <table:table-cell table:formula="of:=IF([.B24]&lt;[.D24];([.D24]-[.B24])/[.D24];([.B24]-[.D24])/[.B24])" office:value-type="percentage" office:value="0.00692720253731297" calcext:value-type="percentage">
            <text:p>0.69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/>
          <table:table-cell table:formula="of:=INDIRECT(&quot;result_form_function.D&quot; &amp; (ROW()-2) *10)" office:value-type="float" office:value="365215.3" calcext:value-type="float">
            <text:p>365215.3</text:p>
          </table:table-cell>
          <table:table-cell/>
          <table:table-cell table:formula="of:=IF([.B25]&lt;[.D25];&quot;JSON&quot;;&quot;FUNC&quot;)" office:value-type="string" office:string-value="FUNC" calcext:value-type="string">
            <text:p>FUNC</text:p>
          </table:table-cell>
          <table:table-cell table:formula="of:=IF([.B25]&lt;[.D25];([.D25]-[.B25])/[.D25];([.B25]-[.D25])/[.B25])" office:value-type="percentage" office:value="0.000190262502025817" calcext:value-type="percentage">
            <text:p>0.02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/>
          <table:table-cell table:formula="of:=INDIRECT(&quot;result_form_function.D&quot; &amp; (ROW()-2) *10)" office:value-type="float" office:value="1222681.1" calcext:value-type="float">
            <text:p>1222681.1</text:p>
          </table:table-cell>
          <table:table-cell/>
          <table:table-cell table:formula="of:=IF([.B26]&lt;[.D26];&quot;JSON&quot;;&quot;FUNC&quot;)" office:value-type="string" office:string-value="FUNC" calcext:value-type="string">
            <text:p>FUNC</text:p>
          </table:table-cell>
          <table:table-cell table:formula="of:=IF([.B26]&lt;[.D26];([.D26]-[.B26])/[.D26];([.B26]-[.D26])/[.B26])" office:value-type="percentage" office:value="0.00104921275137453" calcext:value-type="percentage">
            <text:p>0.10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/>
          <table:table-cell table:formula="of:=INDIRECT(&quot;result_form_function.D&quot; &amp; (ROW()-2) *10)" office:value-type="float" office:value="3886360" calcext:value-type="float">
            <text:p>3886360</text:p>
          </table:table-cell>
          <table:table-cell/>
          <table:table-cell table:formula="of:=IF([.B27]&lt;[.D27];&quot;JSON&quot;;&quot;FUNC&quot;)" office:value-type="string" office:string-value="JSON" calcext:value-type="string">
            <text:p>JSON</text:p>
          </table:table-cell>
          <table:table-cell table:formula="of:=IF([.B27]&lt;[.D27];([.D27]-[.B27])/[.D27];([.B27]-[.D27])/[.B27])" office:value-type="percentage" office:value="0.000076832820428394" calcext:value-type="percentage">
            <text:p>0.01%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/>
          <table:table-cell table:formula="of:=INDIRECT(&quot;result_form_function.D&quot; &amp; (ROW()-2) *10)" office:value-type="float" office:value="6497.3" calcext:value-type="float">
            <text:p>6497.3</text:p>
          </table:table-cell>
          <table:table-cell/>
          <table:table-cell table:formula="of:=IF([.B28]&lt;[.D28];&quot;JSON&quot;;&quot;FUNC&quot;)" office:value-type="string" office:string-value="FUNC" calcext:value-type="string">
            <text:p>FUNC</text:p>
          </table:table-cell>
          <table:table-cell table:formula="of:=IF([.B28]&lt;[.D28];([.D28]-[.B28])/[.D28];([.B28]-[.D28])/[.B28])" office:value-type="percentage" office:value="0.00690867405426058" calcext:value-type="percentage">
            <text:p>0.69%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/>
          <table:table-cell table:formula="of:=INDIRECT(&quot;result_form_function.D&quot; &amp; (ROW()-2) *10)" office:value-type="float" office:value="59.1" calcext:value-type="float">
            <text:p>59.1</text:p>
          </table:table-cell>
          <table:table-cell/>
          <table:table-cell table:formula="of:=IF([.B29]&lt;[.D29];&quot;JSON&quot;;&quot;FUNC&quot;)" office:value-type="string" office:string-value="FUNC" calcext:value-type="string">
            <text:p>FUNC</text:p>
          </table:table-cell>
          <table:table-cell table:formula="of:=IF([.B29]&lt;[.D29];([.D29]-[.B29])/[.D29];([.B29]-[.D29])/[.B29])" office:value-type="percentage" office:value="0.103186646433991" calcext:value-type="percentage">
            <text:p>10.32%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FUNC</text:p>
          </table:table-cell>
          <table:table-cell table:formula="of:=COUNTIF([.F3:.F29];&quot;FUNC&quot;)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JSON</text:p>
          </table:table-cell>
          <table:table-cell table:formula="of:=COUNTIF([.F3:.F29];&quot;JSON&quot;)" office:value-type="float" office:value="10" calcext:value-type="float">
            <text:p>10</text:p>
          </table:table-cell>
          <table:table-cell table:style-name="Default"/>
        </table:table-row>
      </table:table>
      <table:table table:name="result_opt_cell_search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04930" calcext:value-type="float">
            <text:p>2304930</text:p>
          </table:table-cell>
          <table:table-cell office:value-type="string" calcext:value-type="string">
            <text:p>microseconds</text:p>
          </table:table-cell>
          <table:table-cell table:formula="of:=IF([.A10]&lt;&gt;[.A11];AVERAGE([.B1:.B10]); &quot; &quot;)" office:value-type="float" office:value="2294870.8" calcext:value-type="float">
            <text:p>2294870.8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94860" calcext:value-type="float">
            <text:p>2294860</text:p>
          </table:table-cell>
          <table:table-cell office:value-type="string" calcext:value-type="string">
            <text:p>microsecond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79303" calcext:value-type="float">
            <text:p>2279303</text:p>
          </table:table-cell>
          <table:table-cell office:value-type="string" calcext:value-type="string">
            <text:p>microsecond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62895" calcext:value-type="float">
            <text:p>2262895</text:p>
          </table:table-cell>
          <table:table-cell office:value-type="string" calcext:value-type="string">
            <text:p>microsecond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88396" calcext:value-type="float">
            <text:p>2288396</text:p>
          </table:table-cell>
          <table:table-cell office:value-type="string" calcext:value-type="string">
            <text:p>microsecond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22926" calcext:value-type="float">
            <text:p>2322926</text:p>
          </table:table-cell>
          <table:table-cell office:value-type="string" calcext:value-type="string">
            <text:p>microsecond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72795" calcext:value-type="float">
            <text:p>2272795</text:p>
          </table:table-cell>
          <table:table-cell office:value-type="string" calcext:value-type="string">
            <text:p>microsecond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96025" calcext:value-type="float">
            <text:p>2296025</text:p>
          </table:table-cell>
          <table:table-cell office:value-type="string" calcext:value-type="string">
            <text:p>microsecond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37186" calcext:value-type="float">
            <text:p>2337186</text:p>
          </table:table-cell>
          <table:table-cell office:value-type="string" calcext:value-type="string">
            <text:p>microsecond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89392" calcext:value-type="float">
            <text:p>2289392</text:p>
          </table:table-cell>
          <table:table-cell office:value-type="string" calcext:value-type="string">
            <text:p>microsecond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10178" calcext:value-type="float">
            <text:p>5910178</text:p>
          </table:table-cell>
          <table:table-cell office:value-type="string" calcext:value-type="string">
            <text:p>microseconds</text:p>
          </table:table-cell>
          <table:table-cell table:formula="of:=IF([.A20]&lt;&gt;[.A21];AVERAGE([.B11:.B20]); &quot; &quot;)" office:value-type="float" office:value="5899467.5" calcext:value-type="float">
            <text:p>5899467.5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64733" calcext:value-type="float">
            <text:p>5864733</text:p>
          </table:table-cell>
          <table:table-cell office:value-type="string" calcext:value-type="string">
            <text:p>microsecond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791488" calcext:value-type="float">
            <text:p>5791488</text:p>
          </table:table-cell>
          <table:table-cell office:value-type="string" calcext:value-type="string">
            <text:p>microsecond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08583" calcext:value-type="float">
            <text:p>5908583</text:p>
          </table:table-cell>
          <table:table-cell office:value-type="string" calcext:value-type="string">
            <text:p>microsecond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6016745" calcext:value-type="float">
            <text:p>6016745</text:p>
          </table:table-cell>
          <table:table-cell office:value-type="string" calcext:value-type="string">
            <text:p>microsecond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81666" calcext:value-type="float">
            <text:p>5881666</text:p>
          </table:table-cell>
          <table:table-cell office:value-type="string" calcext:value-type="string">
            <text:p>microsecond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21036" calcext:value-type="float">
            <text:p>5921036</text:p>
          </table:table-cell>
          <table:table-cell office:value-type="string" calcext:value-type="string">
            <text:p>microsecond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05104" calcext:value-type="float">
            <text:p>5805104</text:p>
          </table:table-cell>
          <table:table-cell office:value-type="string" calcext:value-type="string">
            <text:p>microsecond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46509" calcext:value-type="float">
            <text:p>5946509</text:p>
          </table:table-cell>
          <table:table-cell office:value-type="string" calcext:value-type="string">
            <text:p>microsecond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48633" calcext:value-type="float">
            <text:p>5948633</text:p>
          </table:table-cell>
          <table:table-cell office:value-type="string" calcext:value-type="string">
            <text:p>microsecond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9800" calcext:value-type="float">
            <text:p>2609800</text:p>
          </table:table-cell>
          <table:table-cell office:value-type="string" calcext:value-type="string">
            <text:p>microseconds</text:p>
          </table:table-cell>
          <table:table-cell table:formula="of:=IF([.A30]&lt;&gt;[.A31];AVERAGE([.B21:.B30]); &quot; &quot;)" office:value-type="float" office:value="2619850.3" calcext:value-type="float">
            <text:p>2619850.3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53305" calcext:value-type="float">
            <text:p>2653305</text:p>
          </table:table-cell>
          <table:table-cell office:value-type="string" calcext:value-type="string">
            <text:p>microsecond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4050" calcext:value-type="float">
            <text:p>2604050</text:p>
          </table:table-cell>
          <table:table-cell office:value-type="string" calcext:value-type="string">
            <text:p>microsecond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47269" calcext:value-type="float">
            <text:p>2647269</text:p>
          </table:table-cell>
          <table:table-cell office:value-type="string" calcext:value-type="string">
            <text:p>microsecond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584430" calcext:value-type="float">
            <text:p>2584430</text:p>
          </table:table-cell>
          <table:table-cell office:value-type="string" calcext:value-type="string">
            <text:p>microsecond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47933" calcext:value-type="float">
            <text:p>2647933</text:p>
          </table:table-cell>
          <table:table-cell office:value-type="string" calcext:value-type="string">
            <text:p>microsecond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21903" calcext:value-type="float">
            <text:p>2621903</text:p>
          </table:table-cell>
          <table:table-cell office:value-type="string" calcext:value-type="string">
            <text:p>microsecond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588494" calcext:value-type="float">
            <text:p>2588494</text:p>
          </table:table-cell>
          <table:table-cell office:value-type="string" calcext:value-type="string">
            <text:p>microsecond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35952" calcext:value-type="float">
            <text:p>2635952</text:p>
          </table:table-cell>
          <table:table-cell office:value-type="string" calcext:value-type="string">
            <text:p>microsecond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5367" calcext:value-type="float">
            <text:p>2605367</text:p>
          </table:table-cell>
          <table:table-cell office:value-type="string" calcext:value-type="string">
            <text:p>microsecond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82176" calcext:value-type="float">
            <text:p>2182176</text:p>
          </table:table-cell>
          <table:table-cell office:value-type="string" calcext:value-type="string">
            <text:p>microseconds</text:p>
          </table:table-cell>
          <table:table-cell table:formula="of:=IF([.A40]&lt;&gt;[.A41];AVERAGE([.B31:.B40]); &quot; &quot;)" office:value-type="float" office:value="2125549.4" calcext:value-type="float">
            <text:p>2125549.4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41130" calcext:value-type="float">
            <text:p>2141130</text:p>
          </table:table-cell>
          <table:table-cell office:value-type="string" calcext:value-type="string">
            <text:p>microsecond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1185" calcext:value-type="float">
            <text:p>2111185</text:p>
          </table:table-cell>
          <table:table-cell office:value-type="string" calcext:value-type="string">
            <text:p>microsecond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9283" calcext:value-type="float">
            <text:p>2119283</text:p>
          </table:table-cell>
          <table:table-cell office:value-type="string" calcext:value-type="string">
            <text:p>microsecond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34915" calcext:value-type="float">
            <text:p>2134915</text:p>
          </table:table-cell>
          <table:table-cell office:value-type="string" calcext:value-type="string">
            <text:p>microsecond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4591" calcext:value-type="float">
            <text:p>2104591</text:p>
          </table:table-cell>
          <table:table-cell office:value-type="string" calcext:value-type="string">
            <text:p>microsecond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2839" calcext:value-type="float">
            <text:p>2102839</text:p>
          </table:table-cell>
          <table:table-cell office:value-type="string" calcext:value-type="string">
            <text:p>microsecond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9938" calcext:value-type="float">
            <text:p>2119938</text:p>
          </table:table-cell>
          <table:table-cell office:value-type="string" calcext:value-type="string">
            <text:p>microsecond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38867" calcext:value-type="float">
            <text:p>2138867</text:p>
          </table:table-cell>
          <table:table-cell office:value-type="string" calcext:value-type="string">
            <text:p>microsecond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0570" calcext:value-type="float">
            <text:p>2100570</text:p>
          </table:table-cell>
          <table:table-cell office:value-type="string" calcext:value-type="string">
            <text:p>microsecond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19702" calcext:value-type="float">
            <text:p>3519702</text:p>
          </table:table-cell>
          <table:table-cell office:value-type="string" calcext:value-type="string">
            <text:p>microseconds</text:p>
          </table:table-cell>
          <table:table-cell table:formula="of:=IF([.A50]&lt;&gt;[.A51];AVERAGE([.B41:.B50]); &quot; &quot;)" office:value-type="float" office:value="3488289.2" calcext:value-type="float">
            <text:p>3488289.2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31891" calcext:value-type="float">
            <text:p>3531891</text:p>
          </table:table-cell>
          <table:table-cell office:value-type="string" calcext:value-type="string">
            <text:p>microsecond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1081" calcext:value-type="float">
            <text:p>3451081</text:p>
          </table:table-cell>
          <table:table-cell office:value-type="string" calcext:value-type="string">
            <text:p>microsecond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43391" calcext:value-type="float">
            <text:p>3443391</text:p>
          </table:table-cell>
          <table:table-cell office:value-type="string" calcext:value-type="string">
            <text:p>microsecond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6076" calcext:value-type="float">
            <text:p>3456076</text:p>
          </table:table-cell>
          <table:table-cell office:value-type="string" calcext:value-type="string">
            <text:p>microsecond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10112" calcext:value-type="float">
            <text:p>3510112</text:p>
          </table:table-cell>
          <table:table-cell office:value-type="string" calcext:value-type="string">
            <text:p>microsecond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7696" calcext:value-type="float">
            <text:p>3457696</text:p>
          </table:table-cell>
          <table:table-cell office:value-type="string" calcext:value-type="string">
            <text:p>microsecond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67073" calcext:value-type="float">
            <text:p>3467073</text:p>
          </table:table-cell>
          <table:table-cell office:value-type="string" calcext:value-type="string">
            <text:p>microsecond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52572" calcext:value-type="float">
            <text:p>3552572</text:p>
          </table:table-cell>
          <table:table-cell office:value-type="string" calcext:value-type="string">
            <text:p>microsecond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93298" calcext:value-type="float">
            <text:p>3493298</text:p>
          </table:table-cell>
          <table:table-cell office:value-type="string" calcext:value-type="string">
            <text:p>microsecond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59995" calcext:value-type="float">
            <text:p>1559995</text:p>
          </table:table-cell>
          <table:table-cell office:value-type="string" calcext:value-type="string">
            <text:p>microseconds</text:p>
          </table:table-cell>
          <table:table-cell table:formula="of:=IF([.A60]&lt;&gt;[.A61];AVERAGE([.B51:.B60]); &quot; &quot;)" office:value-type="float" office:value="1561142.6" calcext:value-type="float">
            <text:p>1561142.6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37270" calcext:value-type="float">
            <text:p>1537270</text:p>
          </table:table-cell>
          <table:table-cell office:value-type="string" calcext:value-type="string">
            <text:p>microsecond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46500" calcext:value-type="float">
            <text:p>1546500</text:p>
          </table:table-cell>
          <table:table-cell office:value-type="string" calcext:value-type="string">
            <text:p>microsecond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61614" calcext:value-type="float">
            <text:p>1561614</text:p>
          </table:table-cell>
          <table:table-cell office:value-type="string" calcext:value-type="string">
            <text:p>microsecond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28228" calcext:value-type="float">
            <text:p>1528228</text:p>
          </table:table-cell>
          <table:table-cell office:value-type="string" calcext:value-type="string">
            <text:p>microsecond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76798" calcext:value-type="float">
            <text:p>1576798</text:p>
          </table:table-cell>
          <table:table-cell office:value-type="string" calcext:value-type="string">
            <text:p>microsecond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98036" calcext:value-type="float">
            <text:p>1598036</text:p>
          </table:table-cell>
          <table:table-cell office:value-type="string" calcext:value-type="string">
            <text:p>microsecond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61401" calcext:value-type="float">
            <text:p>1561401</text:p>
          </table:table-cell>
          <table:table-cell office:value-type="string" calcext:value-type="string">
            <text:p>microsecond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616243" calcext:value-type="float">
            <text:p>1616243</text:p>
          </table:table-cell>
          <table:table-cell office:value-type="string" calcext:value-type="string">
            <text:p>microsecond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25341" calcext:value-type="float">
            <text:p>1525341</text:p>
          </table:table-cell>
          <table:table-cell office:value-type="string" calcext:value-type="string">
            <text:p>microsecond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41787" calcext:value-type="float">
            <text:p>1241787</text:p>
          </table:table-cell>
          <table:table-cell office:value-type="string" calcext:value-type="string">
            <text:p>microseconds</text:p>
          </table:table-cell>
          <table:table-cell table:formula="of:=IF([.A70]&lt;&gt;[.A71];AVERAGE([.B61:.B70]); &quot; &quot;)" office:value-type="float" office:value="1252110.4" calcext:value-type="float">
            <text:p>1252110.4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33638" calcext:value-type="float">
            <text:p>1233638</text:p>
          </table:table-cell>
          <table:table-cell office:value-type="string" calcext:value-type="string">
            <text:p>microsecond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7108" calcext:value-type="float">
            <text:p>1257108</text:p>
          </table:table-cell>
          <table:table-cell office:value-type="string" calcext:value-type="string">
            <text:p>microsecond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33722" calcext:value-type="float">
            <text:p>1233722</text:p>
          </table:table-cell>
          <table:table-cell office:value-type="string" calcext:value-type="string">
            <text:p>microsecond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4166" calcext:value-type="float">
            <text:p>1254166</text:p>
          </table:table-cell>
          <table:table-cell office:value-type="string" calcext:value-type="string">
            <text:p>microsecond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8468" calcext:value-type="float">
            <text:p>1258468</text:p>
          </table:table-cell>
          <table:table-cell office:value-type="string" calcext:value-type="string">
            <text:p>microsecond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5310" calcext:value-type="float">
            <text:p>1255310</text:p>
          </table:table-cell>
          <table:table-cell office:value-type="string" calcext:value-type="string">
            <text:p>microsecond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7725" calcext:value-type="float">
            <text:p>1257725</text:p>
          </table:table-cell>
          <table:table-cell office:value-type="string" calcext:value-type="string">
            <text:p>microsecond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4679" calcext:value-type="float">
            <text:p>1254679</text:p>
          </table:table-cell>
          <table:table-cell office:value-type="string" calcext:value-type="string">
            <text:p>microsecond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74501" calcext:value-type="float">
            <text:p>1274501</text:p>
          </table:table-cell>
          <table:table-cell office:value-type="string" calcext:value-type="string">
            <text:p>microsecond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9998" calcext:value-type="float">
            <text:p>4069998</text:p>
          </table:table-cell>
          <table:table-cell office:value-type="string" calcext:value-type="string">
            <text:p>microseconds</text:p>
          </table:table-cell>
          <table:table-cell table:formula="of:=IF([.A80]&lt;&gt;[.A81];AVERAGE([.B71:.B80]); &quot; &quot;)" office:value-type="float" office:value="4076894.2" calcext:value-type="float">
            <text:p>4076894.2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3997103" calcext:value-type="float">
            <text:p>3997103</text:p>
          </table:table-cell>
          <table:table-cell office:value-type="string" calcext:value-type="string">
            <text:p>microsecond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96711" calcext:value-type="float">
            <text:p>4096711</text:p>
          </table:table-cell>
          <table:table-cell office:value-type="string" calcext:value-type="string">
            <text:p>microsecond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55416" calcext:value-type="float">
            <text:p>4055416</text:p>
          </table:table-cell>
          <table:table-cell office:value-type="string" calcext:value-type="string">
            <text:p>microsecond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72152" calcext:value-type="float">
            <text:p>4072152</text:p>
          </table:table-cell>
          <table:table-cell office:value-type="string" calcext:value-type="string">
            <text:p>microsecond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118702" calcext:value-type="float">
            <text:p>4118702</text:p>
          </table:table-cell>
          <table:table-cell office:value-type="string" calcext:value-type="string">
            <text:p>microsecond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36646" calcext:value-type="float">
            <text:p>4036646</text:p>
          </table:table-cell>
          <table:table-cell office:value-type="string" calcext:value-type="string">
            <text:p>microsecond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6456" calcext:value-type="float">
            <text:p>4066456</text:p>
          </table:table-cell>
          <table:table-cell office:value-type="string" calcext:value-type="string">
            <text:p>microsecond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186447" calcext:value-type="float">
            <text:p>4186447</text:p>
          </table:table-cell>
          <table:table-cell office:value-type="string" calcext:value-type="string">
            <text:p>microsecond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9311" calcext:value-type="float">
            <text:p>4069311</text:p>
          </table:table-cell>
          <table:table-cell office:value-type="string" calcext:value-type="string">
            <text:p>microsecond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96914" calcext:value-type="float">
            <text:p>1796914</text:p>
          </table:table-cell>
          <table:table-cell office:value-type="string" calcext:value-type="string">
            <text:p>microseconds</text:p>
          </table:table-cell>
          <table:table-cell table:formula="of:=IF([.A90]&lt;&gt;[.A91];AVERAGE([.B81:.B90]); &quot; &quot;)" office:value-type="float" office:value="1794919.9" calcext:value-type="float">
            <text:p>1794919.9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4067" calcext:value-type="float">
            <text:p>1784067</text:p>
          </table:table-cell>
          <table:table-cell office:value-type="string" calcext:value-type="string">
            <text:p>microsecond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2663" calcext:value-type="float">
            <text:p>1782663</text:p>
          </table:table-cell>
          <table:table-cell office:value-type="string" calcext:value-type="string">
            <text:p>microsecond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77817" calcext:value-type="float">
            <text:p>1777817</text:p>
          </table:table-cell>
          <table:table-cell office:value-type="string" calcext:value-type="string">
            <text:p>microsecond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57713" calcext:value-type="float">
            <text:p>1857713</text:p>
          </table:table-cell>
          <table:table-cell office:value-type="string" calcext:value-type="string">
            <text:p>microsecond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5501" calcext:value-type="float">
            <text:p>1785501</text:p>
          </table:table-cell>
          <table:table-cell office:value-type="string" calcext:value-type="string">
            <text:p>microsecond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69013" calcext:value-type="float">
            <text:p>1769013</text:p>
          </table:table-cell>
          <table:table-cell office:value-type="string" calcext:value-type="string">
            <text:p>microsecond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91777" calcext:value-type="float">
            <text:p>1791777</text:p>
          </table:table-cell>
          <table:table-cell office:value-type="string" calcext:value-type="string">
            <text:p>microsecond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00625" calcext:value-type="float">
            <text:p>1800625</text:p>
          </table:table-cell>
          <table:table-cell office:value-type="string" calcext:value-type="string">
            <text:p>microsecond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03109" calcext:value-type="float">
            <text:p>1803109</text:p>
          </table:table-cell>
          <table:table-cell office:value-type="string" calcext:value-type="string">
            <text:p>microsecond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83012" calcext:value-type="float">
            <text:p>1483012</text:p>
          </table:table-cell>
          <table:table-cell office:value-type="string" calcext:value-type="string">
            <text:p>microseconds</text:p>
          </table:table-cell>
          <table:table-cell table:formula="of:=IF([.A100]&lt;&gt;[.A101];AVERAGE([.B91:.B100]); &quot; &quot;)" office:value-type="float" office:value="1456153.3" calcext:value-type="float">
            <text:p>1456153.3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81280" calcext:value-type="float">
            <text:p>1481280</text:p>
          </table:table-cell>
          <table:table-cell office:value-type="string" calcext:value-type="string">
            <text:p>microsecond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31811" calcext:value-type="float">
            <text:p>1431811</text:p>
          </table:table-cell>
          <table:table-cell office:value-type="string" calcext:value-type="string">
            <text:p>microsecond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64996" calcext:value-type="float">
            <text:p>1464996</text:p>
          </table:table-cell>
          <table:table-cell office:value-type="string" calcext:value-type="string">
            <text:p>microsecond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9678" calcext:value-type="float">
            <text:p>1459678</text:p>
          </table:table-cell>
          <table:table-cell office:value-type="string" calcext:value-type="string">
            <text:p>microsecond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4715" calcext:value-type="float">
            <text:p>1454715</text:p>
          </table:table-cell>
          <table:table-cell office:value-type="string" calcext:value-type="string">
            <text:p>microsecond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2247" calcext:value-type="float">
            <text:p>1452247</text:p>
          </table:table-cell>
          <table:table-cell office:value-type="string" calcext:value-type="string">
            <text:p>microsecond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34295" calcext:value-type="float">
            <text:p>1434295</text:p>
          </table:table-cell>
          <table:table-cell office:value-type="string" calcext:value-type="string">
            <text:p>microsecond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0570" calcext:value-type="float">
            <text:p>1450570</text:p>
          </table:table-cell>
          <table:table-cell office:value-type="string" calcext:value-type="string">
            <text:p>microsecond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48929" calcext:value-type="float">
            <text:p>1448929</text:p>
          </table:table-cell>
          <table:table-cell office:value-type="string" calcext:value-type="string">
            <text:p>microsecond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711647" calcext:value-type="float">
            <text:p>4711647</text:p>
          </table:table-cell>
          <table:table-cell office:value-type="string" calcext:value-type="string">
            <text:p>microseconds</text:p>
          </table:table-cell>
          <table:table-cell table:formula="of:=IF([.A110]&lt;&gt;[.A111];AVERAGE([.B101:.B110]); &quot; &quot;)" office:value-type="float" office:value="4810732.2" calcext:value-type="float">
            <text:p>4810732.2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764510" calcext:value-type="float">
            <text:p>4764510</text:p>
          </table:table-cell>
          <table:table-cell office:value-type="string" calcext:value-type="string">
            <text:p>microsecond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20048" calcext:value-type="float">
            <text:p>4820048</text:p>
          </table:table-cell>
          <table:table-cell office:value-type="string" calcext:value-type="string">
            <text:p>microsecond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8238" calcext:value-type="float">
            <text:p>4818238</text:p>
          </table:table-cell>
          <table:table-cell office:value-type="string" calcext:value-type="string">
            <text:p>microsecond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2651" calcext:value-type="float">
            <text:p>4812651</text:p>
          </table:table-cell>
          <table:table-cell office:value-type="string" calcext:value-type="string">
            <text:p>microsecond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02086" calcext:value-type="float">
            <text:p>4802086</text:p>
          </table:table-cell>
          <table:table-cell office:value-type="string" calcext:value-type="string">
            <text:p>microsecond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43599" calcext:value-type="float">
            <text:p>4843599</text:p>
          </table:table-cell>
          <table:table-cell office:value-type="string" calcext:value-type="string">
            <text:p>microsecond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95774" calcext:value-type="float">
            <text:p>4895774</text:p>
          </table:table-cell>
          <table:table-cell office:value-type="string" calcext:value-type="string">
            <text:p>microsecond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23589" calcext:value-type="float">
            <text:p>4823589</text:p>
          </table:table-cell>
          <table:table-cell office:value-type="string" calcext:value-type="string">
            <text:p>microsecond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5180" calcext:value-type="float">
            <text:p>4815180</text:p>
          </table:table-cell>
          <table:table-cell office:value-type="string" calcext:value-type="string">
            <text:p>microsecond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50813" calcext:value-type="float">
            <text:p>2150813</text:p>
          </table:table-cell>
          <table:table-cell office:value-type="string" calcext:value-type="string">
            <text:p>microseconds</text:p>
          </table:table-cell>
          <table:table-cell table:formula="of:=IF([.A120]&lt;&gt;[.A121];AVERAGE([.B111:.B120]); &quot; &quot;)" office:value-type="float" office:value="2127500.5" calcext:value-type="float">
            <text:p>2127500.5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37969" calcext:value-type="float">
            <text:p>2137969</text:p>
          </table:table-cell>
          <table:table-cell office:value-type="string" calcext:value-type="string">
            <text:p>microsecond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5931" calcext:value-type="float">
            <text:p>2145931</text:p>
          </table:table-cell>
          <table:table-cell office:value-type="string" calcext:value-type="string">
            <text:p>microsecond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098300" calcext:value-type="float">
            <text:p>2098300</text:p>
          </table:table-cell>
          <table:table-cell office:value-type="string" calcext:value-type="string">
            <text:p>microsecond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01587" calcext:value-type="float">
            <text:p>2101587</text:p>
          </table:table-cell>
          <table:table-cell office:value-type="string" calcext:value-type="string">
            <text:p>microsecond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096369" calcext:value-type="float">
            <text:p>2096369</text:p>
          </table:table-cell>
          <table:table-cell office:value-type="string" calcext:value-type="string">
            <text:p>microsecond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38219" calcext:value-type="float">
            <text:p>2138219</text:p>
          </table:table-cell>
          <table:table-cell office:value-type="string" calcext:value-type="string">
            <text:p>microsecond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6911" calcext:value-type="float">
            <text:p>2146911</text:p>
          </table:table-cell>
          <table:table-cell office:value-type="string" calcext:value-type="string">
            <text:p>microsecond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10282" calcext:value-type="float">
            <text:p>2110282</text:p>
          </table:table-cell>
          <table:table-cell office:value-type="string" calcext:value-type="string">
            <text:p>microsecond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8624" calcext:value-type="float">
            <text:p>2148624</text:p>
          </table:table-cell>
          <table:table-cell office:value-type="string" calcext:value-type="string">
            <text:p>microsecond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8151" calcext:value-type="float">
            <text:p>1728151</text:p>
          </table:table-cell>
          <table:table-cell office:value-type="string" calcext:value-type="string">
            <text:p>microseconds</text:p>
          </table:table-cell>
          <table:table-cell table:formula="of:=IF([.A130]&lt;&gt;[.A131];AVERAGE([.B121:.B130]); &quot; &quot;)" office:value-type="float" office:value="1713737.9" calcext:value-type="float">
            <text:p>1713737.9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31378" calcext:value-type="float">
            <text:p>1731378</text:p>
          </table:table-cell>
          <table:table-cell office:value-type="string" calcext:value-type="string">
            <text:p>microsecond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06652" calcext:value-type="float">
            <text:p>1706652</text:p>
          </table:table-cell>
          <table:table-cell office:value-type="string" calcext:value-type="string">
            <text:p>microsecond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96679" calcext:value-type="float">
            <text:p>1696679</text:p>
          </table:table-cell>
          <table:table-cell office:value-type="string" calcext:value-type="string">
            <text:p>microsecond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8168" calcext:value-type="float">
            <text:p>1728168</text:p>
          </table:table-cell>
          <table:table-cell office:value-type="string" calcext:value-type="string">
            <text:p>microsecond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88837" calcext:value-type="float">
            <text:p>1688837</text:p>
          </table:table-cell>
          <table:table-cell office:value-type="string" calcext:value-type="string">
            <text:p>microsecond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0074" calcext:value-type="float">
            <text:p>1720074</text:p>
          </table:table-cell>
          <table:table-cell office:value-type="string" calcext:value-type="string">
            <text:p>microsecond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34449" calcext:value-type="float">
            <text:p>1734449</text:p>
          </table:table-cell>
          <table:table-cell office:value-type="string" calcext:value-type="string">
            <text:p>microsecond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88408" calcext:value-type="float">
            <text:p>1688408</text:p>
          </table:table-cell>
          <table:table-cell office:value-type="string" calcext:value-type="string">
            <text:p>microsecond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14583" calcext:value-type="float">
            <text:p>1714583</text:p>
          </table:table-cell>
          <table:table-cell office:value-type="string" calcext:value-type="string">
            <text:p>microsecond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899694" calcext:value-type="float">
            <text:p>4899694</text:p>
          </table:table-cell>
          <table:table-cell office:value-type="string" calcext:value-type="string">
            <text:p>microseconds</text:p>
          </table:table-cell>
          <table:table-cell table:formula="of:=IF([.A140]&lt;&gt;[.A141];AVERAGE([.B131:.B140]); &quot; &quot;)" office:value-type="float" office:value="4976849.9" calcext:value-type="float">
            <text:p>4976849.9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34150" calcext:value-type="float">
            <text:p>4934150</text:p>
          </table:table-cell>
          <table:table-cell office:value-type="string" calcext:value-type="string">
            <text:p>microsecond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27906" calcext:value-type="float">
            <text:p>5027906</text:p>
          </table:table-cell>
          <table:table-cell office:value-type="string" calcext:value-type="string">
            <text:p>microsecond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896185" calcext:value-type="float">
            <text:p>4896185</text:p>
          </table:table-cell>
          <table:table-cell office:value-type="string" calcext:value-type="string">
            <text:p>microsecond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38813" calcext:value-type="float">
            <text:p>5038813</text:p>
          </table:table-cell>
          <table:table-cell office:value-type="string" calcext:value-type="string">
            <text:p>microsecond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11193" calcext:value-type="float">
            <text:p>5011193</text:p>
          </table:table-cell>
          <table:table-cell office:value-type="string" calcext:value-type="string">
            <text:p>microsecond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22835" calcext:value-type="float">
            <text:p>4922835</text:p>
          </table:table-cell>
          <table:table-cell office:value-type="string" calcext:value-type="string">
            <text:p>microsecond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60134" calcext:value-type="float">
            <text:p>5060134</text:p>
          </table:table-cell>
          <table:table-cell office:value-type="string" calcext:value-type="string">
            <text:p>microsecond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18235" calcext:value-type="float">
            <text:p>5018235</text:p>
          </table:table-cell>
          <table:table-cell office:value-type="string" calcext:value-type="string">
            <text:p>microsecond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59354" calcext:value-type="float">
            <text:p>4959354</text:p>
          </table:table-cell>
          <table:table-cell office:value-type="string" calcext:value-type="string">
            <text:p>microsecond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18750" calcext:value-type="float">
            <text:p>2218750</text:p>
          </table:table-cell>
          <table:table-cell office:value-type="string" calcext:value-type="string">
            <text:p>microseconds</text:p>
          </table:table-cell>
          <table:table-cell table:formula="of:=IF([.A150]&lt;&gt;[.A151];AVERAGE([.B141:.B150]); &quot; &quot;)" office:value-type="float" office:value="2223543.4" calcext:value-type="float">
            <text:p>2223543.4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174063" calcext:value-type="float">
            <text:p>2174063</text:p>
          </table:table-cell>
          <table:table-cell office:value-type="string" calcext:value-type="string">
            <text:p>microsecond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69498" calcext:value-type="float">
            <text:p>2269498</text:p>
          </table:table-cell>
          <table:table-cell office:value-type="string" calcext:value-type="string">
            <text:p>microsecond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36874" calcext:value-type="float">
            <text:p>2236874</text:p>
          </table:table-cell>
          <table:table-cell office:value-type="string" calcext:value-type="string">
            <text:p>microsecond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1530" calcext:value-type="float">
            <text:p>2221530</text:p>
          </table:table-cell>
          <table:table-cell office:value-type="string" calcext:value-type="string">
            <text:p>microsecond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197144" calcext:value-type="float">
            <text:p>2197144</text:p>
          </table:table-cell>
          <table:table-cell office:value-type="string" calcext:value-type="string">
            <text:p>microsecond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5515" calcext:value-type="float">
            <text:p>2225515</text:p>
          </table:table-cell>
          <table:table-cell office:value-type="string" calcext:value-type="string">
            <text:p>microsecond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3022" calcext:value-type="float">
            <text:p>2223022</text:p>
          </table:table-cell>
          <table:table-cell office:value-type="string" calcext:value-type="string">
            <text:p>microsecond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50013" calcext:value-type="float">
            <text:p>2250013</text:p>
          </table:table-cell>
          <table:table-cell office:value-type="string" calcext:value-type="string">
            <text:p>microsecond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19025" calcext:value-type="float">
            <text:p>2219025</text:p>
          </table:table-cell>
          <table:table-cell office:value-type="string" calcext:value-type="string">
            <text:p>microsecond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81060" calcext:value-type="float">
            <text:p>1781060</text:p>
          </table:table-cell>
          <table:table-cell office:value-type="string" calcext:value-type="string">
            <text:p>microseconds</text:p>
          </table:table-cell>
          <table:table-cell table:formula="of:=IF([.A160]&lt;&gt;[.A161];AVERAGE([.B151:.B160]); &quot; &quot;)" office:value-type="float" office:value="1797240.5" calcext:value-type="float">
            <text:p>1797240.5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11457" calcext:value-type="float">
            <text:p>1811457</text:p>
          </table:table-cell>
          <table:table-cell office:value-type="string" calcext:value-type="string">
            <text:p>microsecond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70473" calcext:value-type="float">
            <text:p>1770473</text:p>
          </table:table-cell>
          <table:table-cell office:value-type="string" calcext:value-type="string">
            <text:p>microsecond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7899" calcext:value-type="float">
            <text:p>1807899</text:p>
          </table:table-cell>
          <table:table-cell office:value-type="string" calcext:value-type="string">
            <text:p>microsecond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10422" calcext:value-type="float">
            <text:p>1810422</text:p>
          </table:table-cell>
          <table:table-cell office:value-type="string" calcext:value-type="string">
            <text:p>microsecond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83628" calcext:value-type="float">
            <text:p>1783628</text:p>
          </table:table-cell>
          <table:table-cell office:value-type="string" calcext:value-type="string">
            <text:p>microsecond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8552" calcext:value-type="float">
            <text:p>1808552</text:p>
          </table:table-cell>
          <table:table-cell office:value-type="string" calcext:value-type="string">
            <text:p>microsecond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95233" calcext:value-type="float">
            <text:p>1795233</text:p>
          </table:table-cell>
          <table:table-cell office:value-type="string" calcext:value-type="string">
            <text:p>microsecond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1693" calcext:value-type="float">
            <text:p>1801693</text:p>
          </table:table-cell>
          <table:table-cell office:value-type="string" calcext:value-type="string">
            <text:p>microsecond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1988" calcext:value-type="float">
            <text:p>1801988</text:p>
          </table:table-cell>
          <table:table-cell office:value-type="string" calcext:value-type="string">
            <text:p>microsecond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25248" calcext:value-type="float">
            <text:p>2425248</text:p>
          </table:table-cell>
          <table:table-cell office:value-type="string" calcext:value-type="string">
            <text:p>microseconds</text:p>
          </table:table-cell>
          <table:table-cell table:formula="of:=IF([.A170]&lt;&gt;[.A171];AVERAGE([.B161:.B170]); &quot; &quot;)" office:value-type="float" office:value="2389035.7" calcext:value-type="float">
            <text:p>2389035.7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3974" calcext:value-type="float">
            <text:p>2373974</text:p>
          </table:table-cell>
          <table:table-cell office:value-type="string" calcext:value-type="string">
            <text:p>microsecond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0549" calcext:value-type="float">
            <text:p>2370549</text:p>
          </table:table-cell>
          <table:table-cell office:value-type="string" calcext:value-type="string">
            <text:p>microsecond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07869" calcext:value-type="float">
            <text:p>2407869</text:p>
          </table:table-cell>
          <table:table-cell office:value-type="string" calcext:value-type="string">
            <text:p>microsecond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7545" calcext:value-type="float">
            <text:p>2377545</text:p>
          </table:table-cell>
          <table:table-cell office:value-type="string" calcext:value-type="string">
            <text:p>microsecond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10881" calcext:value-type="float">
            <text:p>2410881</text:p>
          </table:table-cell>
          <table:table-cell office:value-type="string" calcext:value-type="string">
            <text:p>microsecond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95857" calcext:value-type="float">
            <text:p>2395857</text:p>
          </table:table-cell>
          <table:table-cell office:value-type="string" calcext:value-type="string">
            <text:p>microsecond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85402" calcext:value-type="float">
            <text:p>2385402</text:p>
          </table:table-cell>
          <table:table-cell office:value-type="string" calcext:value-type="string">
            <text:p>microsecond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4267" calcext:value-type="float">
            <text:p>2374267</text:p>
          </table:table-cell>
          <table:table-cell office:value-type="string" calcext:value-type="string">
            <text:p>microsecond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68765" calcext:value-type="float">
            <text:p>2368765</text:p>
          </table:table-cell>
          <table:table-cell office:value-type="string" calcext:value-type="string">
            <text:p>microsecond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94058" calcext:value-type="float">
            <text:p>2694058</text:p>
          </table:table-cell>
          <table:table-cell office:value-type="string" calcext:value-type="string">
            <text:p>microseconds</text:p>
          </table:table-cell>
          <table:table-cell table:formula="of:=IF([.A180]&lt;&gt;[.A181];AVERAGE([.B171:.B180]); &quot; &quot;)" office:value-type="float" office:value="2698240.5" calcext:value-type="float">
            <text:p>2698240.5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33627" calcext:value-type="float">
            <text:p>2733627</text:p>
          </table:table-cell>
          <table:table-cell office:value-type="string" calcext:value-type="string">
            <text:p>microsecond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87393" calcext:value-type="float">
            <text:p>2687393</text:p>
          </table:table-cell>
          <table:table-cell office:value-type="string" calcext:value-type="string">
            <text:p>microsecond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57800" calcext:value-type="float">
            <text:p>2657800</text:p>
          </table:table-cell>
          <table:table-cell office:value-type="string" calcext:value-type="string">
            <text:p>microsecond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7682" calcext:value-type="float">
            <text:p>2717682</text:p>
          </table:table-cell>
          <table:table-cell office:value-type="string" calcext:value-type="string">
            <text:p>microsecond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24867" calcext:value-type="float">
            <text:p>2724867</text:p>
          </table:table-cell>
          <table:table-cell office:value-type="string" calcext:value-type="string">
            <text:p>microsecond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02788" calcext:value-type="float">
            <text:p>2702788</text:p>
          </table:table-cell>
          <table:table-cell office:value-type="string" calcext:value-type="string">
            <text:p>microsecond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28890" calcext:value-type="float">
            <text:p>2628890</text:p>
          </table:table-cell>
          <table:table-cell office:value-type="string" calcext:value-type="string">
            <text:p>microsecond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8873" calcext:value-type="float">
            <text:p>2718873</text:p>
          </table:table-cell>
          <table:table-cell office:value-type="string" calcext:value-type="string">
            <text:p>microsecond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6427" calcext:value-type="float">
            <text:p>2716427</text:p>
          </table:table-cell>
          <table:table-cell office:value-type="string" calcext:value-type="string">
            <text:p>microsecond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72382" calcext:value-type="float">
            <text:p>3372382</text:p>
          </table:table-cell>
          <table:table-cell office:value-type="string" calcext:value-type="string">
            <text:p>microseconds</text:p>
          </table:table-cell>
          <table:table-cell table:formula="of:=IF([.A190]&lt;&gt;[.A191];AVERAGE([.B181:.B190]); &quot; &quot;)" office:value-type="float" office:value="3340518.7" calcext:value-type="float">
            <text:p>3340518.7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88095" calcext:value-type="float">
            <text:p>3288095</text:p>
          </table:table-cell>
          <table:table-cell office:value-type="string" calcext:value-type="string">
            <text:p>microsecond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410056" calcext:value-type="float">
            <text:p>3410056</text:p>
          </table:table-cell>
          <table:table-cell office:value-type="string" calcext:value-type="string">
            <text:p>microsecond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417118" calcext:value-type="float">
            <text:p>3417118</text:p>
          </table:table-cell>
          <table:table-cell office:value-type="string" calcext:value-type="string">
            <text:p>microsecond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46928" calcext:value-type="float">
            <text:p>3346928</text:p>
          </table:table-cell>
          <table:table-cell office:value-type="string" calcext:value-type="string">
            <text:p>microsecond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31860" calcext:value-type="float">
            <text:p>3331860</text:p>
          </table:table-cell>
          <table:table-cell office:value-type="string" calcext:value-type="string">
            <text:p>microsecond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47280" calcext:value-type="float">
            <text:p>3247280</text:p>
          </table:table-cell>
          <table:table-cell office:value-type="string" calcext:value-type="string">
            <text:p>microsecond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59129" calcext:value-type="float">
            <text:p>3359129</text:p>
          </table:table-cell>
          <table:table-cell office:value-type="string" calcext:value-type="string">
            <text:p>microsecond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85314" calcext:value-type="float">
            <text:p>3285314</text:p>
          </table:table-cell>
          <table:table-cell office:value-type="string" calcext:value-type="string">
            <text:p>microsecond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47025" calcext:value-type="float">
            <text:p>3347025</text:p>
          </table:table-cell>
          <table:table-cell office:value-type="string" calcext:value-type="string">
            <text:p>microsecond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69834" calcext:value-type="float">
            <text:p>1169834</text:p>
          </table:table-cell>
          <table:table-cell office:value-type="string" calcext:value-type="string">
            <text:p>microseconds</text:p>
          </table:table-cell>
          <table:table-cell table:formula="of:=IF([.A200]&lt;&gt;[.A201];AVERAGE([.B191:.B200]); &quot; &quot;)" office:value-type="float" office:value="1180201.9" calcext:value-type="float">
            <text:p>1180201.9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81762" calcext:value-type="float">
            <text:p>1181762</text:p>
          </table:table-cell>
          <table:table-cell office:value-type="string" calcext:value-type="string">
            <text:p>microsecond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1599" calcext:value-type="float">
            <text:p>1171599</text:p>
          </table:table-cell>
          <table:table-cell office:value-type="string" calcext:value-type="string">
            <text:p>microsecond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5370" calcext:value-type="float">
            <text:p>1175370</text:p>
          </table:table-cell>
          <table:table-cell office:value-type="string" calcext:value-type="string">
            <text:p>microsecond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96746" calcext:value-type="float">
            <text:p>1196746</text:p>
          </table:table-cell>
          <table:table-cell office:value-type="string" calcext:value-type="string">
            <text:p>microsecond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2709" calcext:value-type="float">
            <text:p>1172709</text:p>
          </table:table-cell>
          <table:table-cell office:value-type="string" calcext:value-type="string">
            <text:p>microsecond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4725" calcext:value-type="float">
            <text:p>1174725</text:p>
          </table:table-cell>
          <table:table-cell office:value-type="string" calcext:value-type="string">
            <text:p>microsecond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68520" calcext:value-type="float">
            <text:p>1168520</text:p>
          </table:table-cell>
          <table:table-cell office:value-type="string" calcext:value-type="string">
            <text:p>microsecond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210570" calcext:value-type="float">
            <text:p>1210570</text:p>
          </table:table-cell>
          <table:table-cell office:value-type="string" calcext:value-type="string">
            <text:p>microsecond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80184" calcext:value-type="float">
            <text:p>1180184</text:p>
          </table:table-cell>
          <table:table-cell office:value-type="string" calcext:value-type="string">
            <text:p>microsecond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9417" calcext:value-type="float">
            <text:p>49417</text:p>
          </table:table-cell>
          <table:table-cell office:value-type="string" calcext:value-type="string">
            <text:p>microseconds</text:p>
          </table:table-cell>
          <table:table-cell table:formula="of:=IF([.A210]&lt;&gt;[.A211];AVERAGE([.B201:.B210]); &quot; &quot;)" office:value-type="float" office:value="49595.6" calcext:value-type="float">
            <text:p>49595.6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8592" calcext:value-type="float">
            <text:p>48592</text:p>
          </table:table-cell>
          <table:table-cell office:value-type="string" calcext:value-type="string">
            <text:p>microsecond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1057" calcext:value-type="float">
            <text:p>51057</text:p>
          </table:table-cell>
          <table:table-cell office:value-type="string" calcext:value-type="string">
            <text:p>microsecond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781" calcext:value-type="float">
            <text:p>50781</text:p>
          </table:table-cell>
          <table:table-cell office:value-type="string" calcext:value-type="string">
            <text:p>microsecond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093" calcext:value-type="float">
            <text:p>50093</text:p>
          </table:table-cell>
          <table:table-cell office:value-type="string" calcext:value-type="string">
            <text:p>microsecond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9298" calcext:value-type="float">
            <text:p>49298</text:p>
          </table:table-cell>
          <table:table-cell office:value-type="string" calcext:value-type="string">
            <text:p>microsecond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596" calcext:value-type="float">
            <text:p>50596</text:p>
          </table:table-cell>
          <table:table-cell office:value-type="string" calcext:value-type="string">
            <text:p>microsecond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6947" calcext:value-type="float">
            <text:p>46947</text:p>
          </table:table-cell>
          <table:table-cell office:value-type="string" calcext:value-type="string">
            <text:p>microsecond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579" calcext:value-type="float">
            <text:p>50579</text:p>
          </table:table-cell>
          <table:table-cell office:value-type="string" calcext:value-type="string">
            <text:p>microsecond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8596" calcext:value-type="float">
            <text:p>48596</text:p>
          </table:table-cell>
          <table:table-cell office:value-type="string" calcext:value-type="string">
            <text:p>microsecond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080" calcext:value-type="float">
            <text:p>107080</text:p>
          </table:table-cell>
          <table:table-cell office:value-type="string" calcext:value-type="string">
            <text:p>microseconds</text:p>
          </table:table-cell>
          <table:table-cell table:formula="of:=IF([.A220]&lt;&gt;[.A221];AVERAGE([.B211:.B220]); &quot; &quot;)" office:value-type="float" office:value="107859.8" calcext:value-type="float">
            <text:p>107859.8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995" calcext:value-type="float">
            <text:p>107995</text:p>
          </table:table-cell>
          <table:table-cell office:value-type="string" calcext:value-type="string">
            <text:p>microsecond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8170" calcext:value-type="float">
            <text:p>108170</text:p>
          </table:table-cell>
          <table:table-cell office:value-type="string" calcext:value-type="string">
            <text:p>microsecond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999" calcext:value-type="float">
            <text:p>107999</text:p>
          </table:table-cell>
          <table:table-cell office:value-type="string" calcext:value-type="string">
            <text:p>microsecond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508" calcext:value-type="float">
            <text:p>106508</text:p>
          </table:table-cell>
          <table:table-cell office:value-type="string" calcext:value-type="string">
            <text:p>microsecond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896" calcext:value-type="float">
            <text:p>106896</text:p>
          </table:table-cell>
          <table:table-cell office:value-type="string" calcext:value-type="string">
            <text:p>microsecond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138" calcext:value-type="float">
            <text:p>106138</text:p>
          </table:table-cell>
          <table:table-cell office:value-type="string" calcext:value-type="string">
            <text:p>microsecond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8096" calcext:value-type="float">
            <text:p>108096</text:p>
          </table:table-cell>
          <table:table-cell office:value-type="string" calcext:value-type="string">
            <text:p>microsecond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9665" calcext:value-type="float">
            <text:p>109665</text:p>
          </table:table-cell>
          <table:table-cell office:value-type="string" calcext:value-type="string">
            <text:p>microsecond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10051" calcext:value-type="float">
            <text:p>110051</text:p>
          </table:table-cell>
          <table:table-cell office:value-type="string" calcext:value-type="string">
            <text:p>microsecond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4226" calcext:value-type="float">
            <text:p>234226</text:p>
          </table:table-cell>
          <table:table-cell office:value-type="string" calcext:value-type="string">
            <text:p>microseconds</text:p>
          </table:table-cell>
          <table:table-cell table:formula="of:=IF([.A230]&lt;&gt;[.A231];AVERAGE([.B221:.B230]); &quot; &quot;)" office:value-type="float" office:value="237424.6" calcext:value-type="float">
            <text:p>237424.6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2658" calcext:value-type="float">
            <text:p>232658</text:p>
          </table:table-cell>
          <table:table-cell office:value-type="string" calcext:value-type="string">
            <text:p>microsecond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40973" calcext:value-type="float">
            <text:p>240973</text:p>
          </table:table-cell>
          <table:table-cell office:value-type="string" calcext:value-type="string">
            <text:p>microsecond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5549" calcext:value-type="float">
            <text:p>235549</text:p>
          </table:table-cell>
          <table:table-cell office:value-type="string" calcext:value-type="string">
            <text:p>microsecond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8749" calcext:value-type="float">
            <text:p>238749</text:p>
          </table:table-cell>
          <table:table-cell office:value-type="string" calcext:value-type="string">
            <text:p>microsecond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6338" calcext:value-type="float">
            <text:p>236338</text:p>
          </table:table-cell>
          <table:table-cell office:value-type="string" calcext:value-type="string">
            <text:p>microsecond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5171" calcext:value-type="float">
            <text:p>235171</text:p>
          </table:table-cell>
          <table:table-cell office:value-type="string" calcext:value-type="string">
            <text:p>microsecond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45657" calcext:value-type="float">
            <text:p>245657</text:p>
          </table:table-cell>
          <table:table-cell office:value-type="string" calcext:value-type="string">
            <text:p>microsecond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6678" calcext:value-type="float">
            <text:p>236678</text:p>
          </table:table-cell>
          <table:table-cell office:value-type="string" calcext:value-type="string">
            <text:p>microsecond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8247" calcext:value-type="float">
            <text:p>238247</text:p>
          </table:table-cell>
          <table:table-cell office:value-type="string" calcext:value-type="string">
            <text:p>microsecond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784" calcext:value-type="float">
            <text:p>581784</text:p>
          </table:table-cell>
          <table:table-cell office:value-type="string" calcext:value-type="string">
            <text:p>microseconds</text:p>
          </table:table-cell>
          <table:table-cell table:formula="of:=IF([.A240]&lt;&gt;[.A241];AVERAGE([.B231:.B240]); &quot; &quot;)" office:value-type="float" office:value="588706.9" calcext:value-type="float">
            <text:p>588706.9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604977" calcext:value-type="float">
            <text:p>604977</text:p>
          </table:table-cell>
          <table:table-cell office:value-type="string" calcext:value-type="string">
            <text:p>microsecond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694" calcext:value-type="float">
            <text:p>581694</text:p>
          </table:table-cell>
          <table:table-cell office:value-type="string" calcext:value-type="string">
            <text:p>microsecond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9211" calcext:value-type="float">
            <text:p>589211</text:p>
          </table:table-cell>
          <table:table-cell office:value-type="string" calcext:value-type="string">
            <text:p>microsecond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628" calcext:value-type="float">
            <text:p>581628</text:p>
          </table:table-cell>
          <table:table-cell office:value-type="string" calcext:value-type="string">
            <text:p>microsecond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79737" calcext:value-type="float">
            <text:p>579737</text:p>
          </table:table-cell>
          <table:table-cell office:value-type="string" calcext:value-type="string">
            <text:p>microsecond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3515" calcext:value-type="float">
            <text:p>593515</text:p>
          </table:table-cell>
          <table:table-cell office:value-type="string" calcext:value-type="string">
            <text:p>microsecond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7706" calcext:value-type="float">
            <text:p>597706</text:p>
          </table:table-cell>
          <table:table-cell office:value-type="string" calcext:value-type="string">
            <text:p>microsecond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4430" calcext:value-type="float">
            <text:p>584430</text:p>
          </table:table-cell>
          <table:table-cell office:value-type="string" calcext:value-type="string">
            <text:p>microsecond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2387" calcext:value-type="float">
            <text:p>592387</text:p>
          </table:table-cell>
          <table:table-cell office:value-type="string" calcext:value-type="string">
            <text:p>microsecond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17096" calcext:value-type="float">
            <text:p>2117096</text:p>
          </table:table-cell>
          <table:table-cell office:value-type="string" calcext:value-type="string">
            <text:p>microseconds</text:p>
          </table:table-cell>
          <table:table-cell table:formula="of:=IF([.A250]&lt;&gt;[.A251];AVERAGE([.B241:.B250]); &quot; &quot;)" office:value-type="float" office:value="2150385.2" calcext:value-type="float">
            <text:p>2150385.2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82432" calcext:value-type="float">
            <text:p>2182432</text:p>
          </table:table-cell>
          <table:table-cell office:value-type="string" calcext:value-type="string">
            <text:p>microsecond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206586" calcext:value-type="float">
            <text:p>2206586</text:p>
          </table:table-cell>
          <table:table-cell office:value-type="string" calcext:value-type="string">
            <text:p>microsecond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0771" calcext:value-type="float">
            <text:p>2130771</text:p>
          </table:table-cell>
          <table:table-cell office:value-type="string" calcext:value-type="string">
            <text:p>microsecond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6289" calcext:value-type="float">
            <text:p>2136289</text:p>
          </table:table-cell>
          <table:table-cell office:value-type="string" calcext:value-type="string">
            <text:p>microsecond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20961" calcext:value-type="float">
            <text:p>2120961</text:p>
          </table:table-cell>
          <table:table-cell office:value-type="string" calcext:value-type="string">
            <text:p>microsecond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60053" calcext:value-type="float">
            <text:p>2160053</text:p>
          </table:table-cell>
          <table:table-cell office:value-type="string" calcext:value-type="string">
            <text:p>microsecond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58131" calcext:value-type="float">
            <text:p>2158131</text:p>
          </table:table-cell>
          <table:table-cell office:value-type="string" calcext:value-type="string">
            <text:p>microsecond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4204" calcext:value-type="float">
            <text:p>2134204</text:p>
          </table:table-cell>
          <table:table-cell office:value-type="string" calcext:value-type="string">
            <text:p>microsecond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57329" calcext:value-type="float">
            <text:p>2157329</text:p>
          </table:table-cell>
          <table:table-cell office:value-type="string" calcext:value-type="string">
            <text:p>microsecond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microseconds</text:p>
          </table:table-cell>
          <table:table-cell table:formula="of:=IF([.A260]&lt;&gt;[.A261];AVERAGE([.B251:.B260]); &quot; &quot;)" office:value-type="float" office:value="4625.7" calcext:value-type="float">
            <text:p>4625.7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microsecond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microsecond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microsecond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microsecond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microsecond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microsecond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microsecond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microsecond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microsecond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0]&lt;&gt;[.A271];AVERAGE([.B261:.B270]); &quot; &quot;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icrosecond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OPT_SEARCH_VS_FUNC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7"/>
        <table:table-column table:style-name="co4" table:default-cell-style-name="Default"/>
        <table:table-column table:style-name="co4" table:number-columns-repeated="2" table:default-cell-style-name="ce8"/>
        <table:table-row table:style-name="ro1">
          <table:table-cell/>
          <table:table-cell office:value-type="string" calcext:value-type="string" table:number-columns-spanned="2" table:number-rows-spanned="1">
            <text:p>OPT SEARCH</text:p>
          </table:table-cell>
          <table:covered-table-cell/>
          <table:table-cell office:value-type="string" calcext:value-type="string" table:number-columns-spanned="2" table:number-rows-spanned="1">
            <text:p>FUNCTION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opt_cell_search.D&quot; &amp; (ROW()-3)*10+1)" office:value-type="float" office:value="2294870.8" calcext:value-type="float">
            <text:p>2294870.8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436361.1" calcext:value-type="float">
            <text:p>4436361.1</text:p>
          </table:table-cell>
          <table:table-cell office:value-type="string" calcext:value-type="string">
            <text:p>us</text:p>
          </table:table-cell>
          <table:table-cell table:formula="of:=IF([.B3]&lt;[.D3];&quot;OPT_SEARCH&quot;;&quot;FUNC&quot;)" office:value-type="string" office:string-value="OPT_SEARCH" calcext:value-type="string">
            <text:p>OPT_SEARCH</text:p>
          </table:table-cell>
          <table:table-cell table:formula="of:=IF([.B3]&lt;[.D3];([.D3]-[.B3])/[.D3];([.B3]-[.D3])/[.B3])" office:value-type="percentage" office:value="0.482713253436471" calcext:value-type="percentage">
            <text:p>48.2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opt_cell_search.D&quot; &amp; (ROW()-3)*10+1)" office:value-type="float" office:value="5899467.5" calcext:value-type="float">
            <text:p>5899467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1362991.5" calcext:value-type="float">
            <text:p>11362991.5</text:p>
          </table:table-cell>
          <table:table-cell office:value-type="string" calcext:value-type="string">
            <text:p>us</text:p>
          </table:table-cell>
          <table:table-cell table:formula="of:=IF([.B4]&lt;[.D4];&quot;OPT_SEARCH&quot;;&quot;FUNC&quot;)" office:value-type="string" office:string-value="OPT_SEARCH" calcext:value-type="string">
            <text:p>OPT_SEARCH</text:p>
          </table:table-cell>
          <table:table-cell table:formula="of:=IF([.B4]&lt;[.D4];([.D4]-[.B4])/[.D4];([.B4]-[.D4])/[.B4])" office:value-type="percentage" office:value="0.480817397425669" calcext:value-type="percentage">
            <text:p>48.0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opt_cell_search.D&quot; &amp; (ROW()-3)*10+1)" office:value-type="float" office:value="2619850.3" calcext:value-type="float">
            <text:p>2619850.3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084378.3" calcext:value-type="float">
            <text:p>5084378.3</text:p>
          </table:table-cell>
          <table:table-cell office:value-type="string" calcext:value-type="string">
            <text:p>us</text:p>
          </table:table-cell>
          <table:table-cell table:formula="of:=IF([.B5]&lt;[.D5];&quot;OPT_SEARCH&quot;;&quot;FUNC&quot;)" office:value-type="string" office:string-value="OPT_SEARCH" calcext:value-type="string">
            <text:p>OPT_SEARCH</text:p>
          </table:table-cell>
          <table:table-cell table:formula="of:=IF([.B5]&lt;[.D5];([.D5]-[.B5])/[.D5];([.B5]-[.D5])/[.B5])" office:value-type="percentage" office:value="0.484725536650174" calcext:value-type="percentage">
            <text:p>48.4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opt_cell_search.D&quot; &amp; (ROW()-3)*10+1)" office:value-type="float" office:value="2125549.4" calcext:value-type="float">
            <text:p>2125549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100376.5" calcext:value-type="float">
            <text:p>4100376.5</text:p>
          </table:table-cell>
          <table:table-cell office:value-type="string" calcext:value-type="string">
            <text:p>us</text:p>
          </table:table-cell>
          <table:table-cell table:formula="of:=IF([.B6]&lt;[.D6];&quot;OPT_SEARCH&quot;;&quot;FUNC&quot;)" office:value-type="string" office:string-value="OPT_SEARCH" calcext:value-type="string">
            <text:p>OPT_SEARCH</text:p>
          </table:table-cell>
          <table:table-cell table:formula="of:=IF([.B6]&lt;[.D6];([.D6]-[.B6])/[.D6];([.B6]-[.D6])/[.B6])" office:value-type="percentage" office:value="0.481620919444836" calcext:value-type="percentage">
            <text:p>48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opt_cell_search.D&quot; &amp; (ROW()-3)*10+1)" office:value-type="float" office:value="3488289.2" calcext:value-type="float">
            <text:p>3488289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848573.3" calcext:value-type="float">
            <text:p>6848573.3</text:p>
          </table:table-cell>
          <table:table-cell office:value-type="string" calcext:value-type="string">
            <text:p>us</text:p>
          </table:table-cell>
          <table:table-cell table:formula="of:=IF([.B7]&lt;[.D7];&quot;OPT_SEARCH&quot;;&quot;FUNC&quot;)" office:value-type="string" office:string-value="OPT_SEARCH" calcext:value-type="string">
            <text:p>OPT_SEARCH</text:p>
          </table:table-cell>
          <table:table-cell table:formula="of:=IF([.B7]&lt;[.D7];([.D7]-[.B7])/[.D7];([.B7]-[.D7])/[.B7])" office:value-type="percentage" office:value="0.490654615611692" calcext:value-type="percentage">
            <text:p>49.0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opt_cell_search.D&quot; &amp; (ROW()-3)*10+1)" office:value-type="float" office:value="1561142.6" calcext:value-type="float">
            <text:p>1561142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058252.1" calcext:value-type="float">
            <text:p>3058252.1</text:p>
          </table:table-cell>
          <table:table-cell office:value-type="string" calcext:value-type="string">
            <text:p>us</text:p>
          </table:table-cell>
          <table:table-cell table:formula="of:=IF([.B8]&lt;[.D8];&quot;OPT_SEARCH&quot;;&quot;FUNC&quot;)" office:value-type="string" office:string-value="OPT_SEARCH" calcext:value-type="string">
            <text:p>OPT_SEARCH</text:p>
          </table:table-cell>
          <table:table-cell table:formula="of:=IF([.B8]&lt;[.D8];([.D8]-[.B8])/[.D8];([.B8]-[.D8])/[.B8])" office:value-type="percentage" office:value="0.4895310952292" calcext:value-type="percentage">
            <text:p>48.9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opt_cell_search.D&quot; &amp; (ROW()-3)*10+1)" office:value-type="float" office:value="1252110.4" calcext:value-type="float">
            <text:p>1252110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433946.3" calcext:value-type="float">
            <text:p>2433946.3</text:p>
          </table:table-cell>
          <table:table-cell office:value-type="string" calcext:value-type="string">
            <text:p>us</text:p>
          </table:table-cell>
          <table:table-cell table:formula="of:=IF([.B9]&lt;[.D9];&quot;OPT_SEARCH&quot;;&quot;FUNC&quot;)" office:value-type="string" office:string-value="OPT_SEARCH" calcext:value-type="string">
            <text:p>OPT_SEARCH</text:p>
          </table:table-cell>
          <table:table-cell table:formula="of:=IF([.B9]&lt;[.D9];([.D9]-[.B9])/[.D9];([.B9]-[.D9])/[.B9])" office:value-type="percentage" office:value="0.485563670817224" calcext:value-type="percentage">
            <text:p>48.5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opt_cell_search.D&quot; &amp; (ROW()-3)*10+1)" office:value-type="float" office:value="4076894.2" calcext:value-type="float">
            <text:p>4076894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7905906.6" calcext:value-type="float">
            <text:p>7905906.6</text:p>
          </table:table-cell>
          <table:table-cell office:value-type="string" calcext:value-type="string">
            <text:p>us</text:p>
          </table:table-cell>
          <table:table-cell table:formula="of:=IF([.B10]&lt;[.D10];&quot;OPT_SEARCH&quot;;&quot;FUNC&quot;)" office:value-type="string" office:string-value="OPT_SEARCH" calcext:value-type="string">
            <text:p>OPT_SEARCH</text:p>
          </table:table-cell>
          <table:table-cell table:formula="of:=IF([.B10]&lt;[.D10];([.D10]-[.B10])/[.D10];([.B10]-[.D10])/[.B10])" office:value-type="percentage" office:value="0.484322999717705" calcext:value-type="percentage">
            <text:p>48.4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opt_cell_search.D&quot; &amp; (ROW()-3)*10+1)" office:value-type="float" office:value="1794919.9" calcext:value-type="float">
            <text:p>1794919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536873.9" calcext:value-type="float">
            <text:p>3536873.9</text:p>
          </table:table-cell>
          <table:table-cell office:value-type="string" calcext:value-type="string">
            <text:p>us</text:p>
          </table:table-cell>
          <table:table-cell table:formula="of:=IF([.B11]&lt;[.D11];&quot;OPT_SEARCH&quot;;&quot;FUNC&quot;)" office:value-type="string" office:string-value="OPT_SEARCH" calcext:value-type="string">
            <text:p>OPT_SEARCH</text:p>
          </table:table-cell>
          <table:table-cell table:formula="of:=IF([.B11]&lt;[.D11];([.D11]-[.B11])/[.D11];([.B11]-[.D11])/[.B11])" office:value-type="percentage" office:value="0.492512328471761" calcext:value-type="percentage">
            <text:p>49.2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opt_cell_search.D&quot; &amp; (ROW()-3)*10+1)" office:value-type="float" office:value="1456153.3" calcext:value-type="float">
            <text:p>1456153.3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816642.7" calcext:value-type="float">
            <text:p>2816642.7</text:p>
          </table:table-cell>
          <table:table-cell office:value-type="string" calcext:value-type="string">
            <text:p>us</text:p>
          </table:table-cell>
          <table:table-cell table:formula="of:=IF([.B12]&lt;[.D12];&quot;OPT_SEARCH&quot;;&quot;FUNC&quot;)" office:value-type="string" office:string-value="OPT_SEARCH" calcext:value-type="string">
            <text:p>OPT_SEARCH</text:p>
          </table:table-cell>
          <table:table-cell table:formula="of:=IF([.B12]&lt;[.D12];([.D12]-[.B12])/[.D12];([.B12]-[.D12])/[.B12])" office:value-type="percentage" office:value="0.483018098106657" calcext:value-type="percentage">
            <text:p>48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opt_cell_search.D&quot; &amp; (ROW()-3)*10+1)" office:value-type="float" office:value="4810732.2" calcext:value-type="float">
            <text:p>4810732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9304634.7" calcext:value-type="float">
            <text:p>9304634.7</text:p>
          </table:table-cell>
          <table:table-cell office:value-type="string" calcext:value-type="string">
            <text:p>us</text:p>
          </table:table-cell>
          <table:table-cell table:formula="of:=IF([.B13]&lt;[.D13];&quot;OPT_SEARCH&quot;;&quot;FUNC&quot;)" office:value-type="string" office:string-value="OPT_SEARCH" calcext:value-type="string">
            <text:p>OPT_SEARCH</text:p>
          </table:table-cell>
          <table:table-cell table:formula="of:=IF([.B13]&lt;[.D13];([.D13]-[.B13])/[.D13];([.B13]-[.D13])/[.B13])" office:value-type="percentage" office:value="0.482974629836892" calcext:value-type="percentage">
            <text:p>48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opt_cell_search.D&quot; &amp; (ROW()-3)*10+1)" office:value-type="float" office:value="2127500.5" calcext:value-type="float">
            <text:p>212750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099935.7" calcext:value-type="float">
            <text:p>4099935.7</text:p>
          </table:table-cell>
          <table:table-cell office:value-type="string" calcext:value-type="string">
            <text:p>us</text:p>
          </table:table-cell>
          <table:table-cell table:formula="of:=IF([.B14]&lt;[.D14];&quot;OPT_SEARCH&quot;;&quot;FUNC&quot;)" office:value-type="string" office:string-value="OPT_SEARCH" calcext:value-type="string">
            <text:p>OPT_SEARCH</text:p>
          </table:table-cell>
          <table:table-cell table:formula="of:=IF([.B14]&lt;[.D14];([.D14]-[.B14])/[.D14];([.B14]-[.D14])/[.B14])" office:value-type="percentage" office:value="0.481089300985867" calcext:value-type="percentage">
            <text:p>48.1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opt_cell_search.D&quot; &amp; (ROW()-3)*10+1)" office:value-type="float" office:value="1713737.9" calcext:value-type="float">
            <text:p>1713737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363838.3" calcext:value-type="float">
            <text:p>3363838.3</text:p>
          </table:table-cell>
          <table:table-cell office:value-type="string" calcext:value-type="string">
            <text:p>us</text:p>
          </table:table-cell>
          <table:table-cell table:formula="of:=IF([.B15]&lt;[.D15];&quot;OPT_SEARCH&quot;;&quot;FUNC&quot;)" office:value-type="string" office:string-value="OPT_SEARCH" calcext:value-type="string">
            <text:p>OPT_SEARCH</text:p>
          </table:table-cell>
          <table:table-cell table:formula="of:=IF([.B15]&lt;[.D15];([.D15]-[.B15])/[.D15];([.B15]-[.D15])/[.B15])" office:value-type="percentage" office:value="0.490540939497597" calcext:value-type="percentage">
            <text:p>49.0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opt_cell_search.D&quot; &amp; (ROW()-3)*10+1)" office:value-type="float" office:value="4976849.9" calcext:value-type="float">
            <text:p>4976849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9673641.1" calcext:value-type="float">
            <text:p>9673641.1</text:p>
          </table:table-cell>
          <table:table-cell office:value-type="string" calcext:value-type="string">
            <text:p>us</text:p>
          </table:table-cell>
          <table:table-cell table:formula="of:=IF([.B16]&lt;[.D16];&quot;OPT_SEARCH&quot;;&quot;FUNC&quot;)" office:value-type="string" office:string-value="OPT_SEARCH" calcext:value-type="string">
            <text:p>OPT_SEARCH</text:p>
          </table:table-cell>
          <table:table-cell table:formula="of:=IF([.B16]&lt;[.D16];([.D16]-[.B16])/[.D16];([.B16]-[.D16])/[.B16])" office:value-type="percentage" office:value="0.485524649038303" calcext:value-type="percentage">
            <text:p>48.5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opt_cell_search.D&quot; &amp; (ROW()-3)*10+1)" office:value-type="float" office:value="2223543.4" calcext:value-type="float">
            <text:p>2223543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308683.2" calcext:value-type="float">
            <text:p>4308683.2</text:p>
          </table:table-cell>
          <table:table-cell office:value-type="string" calcext:value-type="string">
            <text:p>us</text:p>
          </table:table-cell>
          <table:table-cell table:formula="of:=IF([.B17]&lt;[.D17];&quot;OPT_SEARCH&quot;;&quot;FUNC&quot;)" office:value-type="string" office:string-value="OPT_SEARCH" calcext:value-type="string">
            <text:p>OPT_SEARCH</text:p>
          </table:table-cell>
          <table:table-cell table:formula="of:=IF([.B17]&lt;[.D17];([.D17]-[.B17])/[.D17];([.B17]-[.D17])/[.B17])" office:value-type="percentage" office:value="0.483938990919546" calcext:value-type="percentage">
            <text:p>48.3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opt_cell_search.D&quot; &amp; (ROW()-3)*10+1)" office:value-type="float" office:value="1797240.5" calcext:value-type="float">
            <text:p>179724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455644" calcext:value-type="float">
            <text:p>3455644</text:p>
          </table:table-cell>
          <table:table-cell office:value-type="string" calcext:value-type="string">
            <text:p>us</text:p>
          </table:table-cell>
          <table:table-cell table:formula="of:=IF([.B18]&lt;[.D18];&quot;OPT_SEARCH&quot;;&quot;FUNC&quot;)" office:value-type="string" office:string-value="OPT_SEARCH" calcext:value-type="string">
            <text:p>OPT_SEARCH</text:p>
          </table:table-cell>
          <table:table-cell table:formula="of:=IF([.B18]&lt;[.D18];([.D18]-[.B18])/[.D18];([.B18]-[.D18])/[.B18])" office:value-type="percentage" office:value="0.479911559176813" calcext:value-type="percentage">
            <text:p>47.9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opt_cell_search.D&quot; &amp; (ROW()-3)*10+1)" office:value-type="float" office:value="2389035.7" calcext:value-type="float">
            <text:p>2389035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660614.5" calcext:value-type="float">
            <text:p>4660614.5</text:p>
          </table:table-cell>
          <table:table-cell office:value-type="string" calcext:value-type="string">
            <text:p>us</text:p>
          </table:table-cell>
          <table:table-cell table:formula="of:=IF([.B19]&lt;[.D19];&quot;OPT_SEARCH&quot;;&quot;FUNC&quot;)" office:value-type="string" office:string-value="OPT_SEARCH" calcext:value-type="string">
            <text:p>OPT_SEARCH</text:p>
          </table:table-cell>
          <table:table-cell table:formula="of:=IF([.B19]&lt;[.D19];([.D19]-[.B19])/[.D19];([.B19]-[.D19])/[.B19])" office:value-type="percentage" office:value="0.487398989982973" calcext:value-type="percentage">
            <text:p>48.7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opt_cell_search.D&quot; &amp; (ROW()-3)*10+1)" office:value-type="float" office:value="2698240.5" calcext:value-type="float">
            <text:p>269824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187300.4" calcext:value-type="float">
            <text:p>5187300.4</text:p>
          </table:table-cell>
          <table:table-cell office:value-type="string" calcext:value-type="string">
            <text:p>us</text:p>
          </table:table-cell>
          <table:table-cell table:formula="of:=IF([.B20]&lt;[.D20];&quot;OPT_SEARCH&quot;;&quot;FUNC&quot;)" office:value-type="string" office:string-value="OPT_SEARCH" calcext:value-type="string">
            <text:p>OPT_SEARCH</text:p>
          </table:table-cell>
          <table:table-cell table:formula="of:=IF([.B20]&lt;[.D20];([.D20]-[.B20])/[.D20];([.B20]-[.D20])/[.B20])" office:value-type="percentage" office:value="0.479837238653077" calcext:value-type="percentage">
            <text:p>47.9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opt_cell_search.D&quot; &amp; (ROW()-3)*10+1)" office:value-type="float" office:value="3340518.7" calcext:value-type="float">
            <text:p>3340518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464416.8" calcext:value-type="float">
            <text:p>6464416.8</text:p>
          </table:table-cell>
          <table:table-cell office:value-type="string" calcext:value-type="string">
            <text:p>us</text:p>
          </table:table-cell>
          <table:table-cell table:formula="of:=IF([.B21]&lt;[.D21];&quot;OPT_SEARCH&quot;;&quot;FUNC&quot;)" office:value-type="string" office:string-value="OPT_SEARCH" calcext:value-type="string">
            <text:p>OPT_SEARCH</text:p>
          </table:table-cell>
          <table:table-cell table:formula="of:=IF([.B21]&lt;[.D21];([.D21]-[.B21])/[.D21];([.B21]-[.D21])/[.B21])" office:value-type="percentage" office:value="0.483245155231946" calcext:value-type="percentage">
            <text:p>48.3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opt_cell_search.D&quot; &amp; (ROW()-3)*10+1)" office:value-type="float" office:value="1180201.9" calcext:value-type="float">
            <text:p>1180201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296231.3" calcext:value-type="float">
            <text:p>2296231.3</text:p>
          </table:table-cell>
          <table:table-cell office:value-type="string" calcext:value-type="string">
            <text:p>us</text:p>
          </table:table-cell>
          <table:table-cell table:formula="of:=IF([.B22]&lt;[.D22];&quot;OPT_SEARCH&quot;;&quot;FUNC&quot;)" office:value-type="string" office:string-value="OPT_SEARCH" calcext:value-type="string">
            <text:p>OPT_SEARCH</text:p>
          </table:table-cell>
          <table:table-cell table:formula="of:=IF([.B22]&lt;[.D22];([.D22]-[.B22])/[.D22];([.B22]-[.D22])/[.B22])" office:value-type="percentage" office:value="0.4860265601292" calcext:value-type="percentage">
            <text:p>48.6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opt_cell_search.D&quot; &amp; (ROW()-3)*10+1)" office:value-type="float" office:value="49595.6" calcext:value-type="float">
            <text:p>49595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81574.3" calcext:value-type="float">
            <text:p>81574.3</text:p>
          </table:table-cell>
          <table:table-cell office:value-type="string" calcext:value-type="string">
            <text:p>us</text:p>
          </table:table-cell>
          <table:table-cell table:formula="of:=IF([.B23]&lt;[.D23];&quot;OPT_SEARCH&quot;;&quot;FUNC&quot;)" office:value-type="string" office:string-value="OPT_SEARCH" calcext:value-type="string">
            <text:p>OPT_SEARCH</text:p>
          </table:table-cell>
          <table:table-cell table:formula="of:=IF([.B23]&lt;[.D23];([.D23]-[.B23])/[.D23];([.B23]-[.D23])/[.B23])" office:value-type="percentage" office:value="0.392019300196263" calcext:value-type="percentage">
            <text:p>39.2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opt_cell_search.D&quot; &amp; (ROW()-3)*10+1)" office:value-type="float" office:value="107859.8" calcext:value-type="float">
            <text:p>107859.8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90308.3" calcext:value-type="float">
            <text:p>190308.3</text:p>
          </table:table-cell>
          <table:table-cell office:value-type="string" calcext:value-type="string">
            <text:p>us</text:p>
          </table:table-cell>
          <table:table-cell table:formula="of:=IF([.B24]&lt;[.D24];&quot;OPT_SEARCH&quot;;&quot;FUNC&quot;)" office:value-type="string" office:string-value="OPT_SEARCH" calcext:value-type="string">
            <text:p>OPT_SEARCH</text:p>
          </table:table-cell>
          <table:table-cell table:formula="of:=IF([.B24]&lt;[.D24];([.D24]-[.B24])/[.D24];([.B24]-[.D24])/[.B24])" office:value-type="percentage" office:value="0.433236490473616" calcext:value-type="percentage">
            <text:p>43.3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opt_cell_search.D&quot; &amp; (ROW()-3)*10+1)" office:value-type="float" office:value="237424.6" calcext:value-type="float">
            <text:p>237424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65215.3" calcext:value-type="float">
            <text:p>365215.3</text:p>
          </table:table-cell>
          <table:table-cell office:value-type="string" calcext:value-type="string">
            <text:p>us</text:p>
          </table:table-cell>
          <table:table-cell table:formula="of:=IF([.B25]&lt;[.D25];&quot;OPT_SEARCH&quot;;&quot;FUNC&quot;)" office:value-type="string" office:string-value="OPT_SEARCH" calcext:value-type="string">
            <text:p>OPT_SEARCH</text:p>
          </table:table-cell>
          <table:table-cell table:formula="of:=IF([.B25]&lt;[.D25];([.D25]-[.B25])/[.D25];([.B25]-[.D25])/[.B25])" office:value-type="percentage" office:value="0.34990511076617" calcext:value-type="percentage">
            <text:p>34.9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opt_cell_search.D&quot; &amp; (ROW()-3)*10+1)" office:value-type="float" office:value="588706.9" calcext:value-type="float">
            <text:p>588706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222681.1" calcext:value-type="float">
            <text:p>1222681.1</text:p>
          </table:table-cell>
          <table:table-cell office:value-type="string" calcext:value-type="string">
            <text:p>us</text:p>
          </table:table-cell>
          <table:table-cell table:formula="of:=IF([.B26]&lt;[.D26];&quot;OPT_SEARCH&quot;;&quot;FUNC&quot;)" office:value-type="string" office:string-value="OPT_SEARCH" calcext:value-type="string">
            <text:p>OPT_SEARCH</text:p>
          </table:table-cell>
          <table:table-cell table:formula="of:=IF([.B26]&lt;[.D26];([.D26]-[.B26])/[.D26];([.B26]-[.D26])/[.B26])" office:value-type="percentage" office:value="0.518511490853993" calcext:value-type="percentage">
            <text:p>51.8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opt_cell_search.D&quot; &amp; (ROW()-3)*10+1)" office:value-type="float" office:value="2150385.2" calcext:value-type="float">
            <text:p>2150385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886360" calcext:value-type="float">
            <text:p>3886360</text:p>
          </table:table-cell>
          <table:table-cell office:value-type="string" calcext:value-type="string">
            <text:p>us</text:p>
          </table:table-cell>
          <table:table-cell table:formula="of:=IF([.B27]&lt;[.D27];&quot;OPT_SEARCH&quot;;&quot;FUNC&quot;)" office:value-type="string" office:string-value="OPT_SEARCH" calcext:value-type="string">
            <text:p>OPT_SEARCH</text:p>
          </table:table-cell>
          <table:table-cell table:formula="of:=IF([.B27]&lt;[.D27];([.D27]-[.B27])/[.D27];([.B27]-[.D27])/[.B27])" office:value-type="percentage" office:value="0.44668399221894" calcext:value-type="percentage">
            <text:p>44.6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opt_cell_search.D&quot; &amp; (ROW()-3)*10+1)" office:value-type="float" office:value="4625.7" calcext:value-type="float">
            <text:p>4625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497.3" calcext:value-type="float">
            <text:p>6497.3</text:p>
          </table:table-cell>
          <table:table-cell office:value-type="string" calcext:value-type="string">
            <text:p>us</text:p>
          </table:table-cell>
          <table:table-cell table:formula="of:=IF([.B28]&lt;[.D28];&quot;OPT_SEARCH&quot;;&quot;FUNC&quot;)" office:value-type="string" office:string-value="OPT_SEARCH" calcext:value-type="string">
            <text:p>OPT_SEARCH</text:p>
          </table:table-cell>
          <table:table-cell table:formula="of:=IF([.B28]&lt;[.D28];([.D28]-[.B28])/[.D28];([.B28]-[.D28])/[.B28])" office:value-type="percentage" office:value="0.288058116448371" calcext:value-type="percentage">
            <text:p>28.8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opt_cell_search.D&quot; &amp; (ROW()-3)*10+1)" office:value-type="float" office:value="56" calcext:value-type="float">
            <text:p>5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9.1" calcext:value-type="float">
            <text:p>59.1</text:p>
          </table:table-cell>
          <table:table-cell office:value-type="string" calcext:value-type="string">
            <text:p>us</text:p>
          </table:table-cell>
          <table:table-cell table:formula="of:=IF([.B29]&lt;[.D29];&quot;OPT_SEARCH&quot;;&quot;FUNC&quot;)" office:value-type="string" office:string-value="OPT_SEARCH" calcext:value-type="string">
            <text:p>OPT_SEARCH</text:p>
          </table:table-cell>
          <table:table-cell table:formula="of:=IF([.B29]&lt;[.D29];([.D29]-[.B29])/[.D29];([.B29]-[.D29])/[.B29])" office:value-type="percentage" office:value="0.0524534686971235" calcext:value-type="percentage">
            <text:p>5.25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UNC</text:p>
          </table:table-cell>
          <table:table-cell table:formula="of:=COUNTIF([.F3:.F29];&quot;FUNC&quot;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T_SEARCH</text:p>
          </table:table-cell>
          <table:table-cell table:formula="of:=COUNTIF([.F3:.F29];&quot;OPT_SEARCH&quot;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OPT_SEARCH_VS_NEW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7"/>
        <table:table-column table:style-name="co4" table:default-cell-style-name="Default"/>
        <table:table-column table:style-name="co4" table:number-columns-repeated="2" table:default-cell-style-name="ce8"/>
        <table:table-row table:style-name="ro1">
          <table:table-cell/>
          <table:table-cell office:value-type="string" calcext:value-type="string" table:number-columns-spanned="2" table:number-rows-spanned="1">
            <text:p>OPT SEARCH</text:p>
          </table:table-cell>
          <table:covered-table-cell/>
          <table:table-cell office:value-type="string" calcext:value-type="string" table:number-columns-spanned="2" table:number-rows-spanned="1">
            <text:p>NEW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opt_cell_search.D&quot; &amp; (ROW()-3)*10+1)" office:value-type="float" office:value="2294870.8" calcext:value-type="float">
            <text:p>2294870.8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64024.7" calcext:value-type="float">
            <text:p>664024.7</text:p>
          </table:table-cell>
          <table:table-cell office:value-type="string" calcext:value-type="string">
            <text:p>us</text:p>
          </table:table-cell>
          <table:table-cell table:formula="of:=IF([.B3]&lt;[.D3];&quot;OPT_SEARCH&quot;;&quot;NEW&quot;)" office:value-type="string" office:string-value="NEW" calcext:value-type="string">
            <text:p>NEW</text:p>
          </table:table-cell>
          <table:table-cell table:formula="of:=IF([.B3]&lt;[.D3];([.D3]-[.B3])/[.D3];([.B3]-[.D3])/[.B3])" office:value-type="percentage" office:value="0.710648329308996" calcext:value-type="percentage">
            <text:p>71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opt_cell_search.D&quot; &amp; (ROW()-3)*10+1)" office:value-type="float" office:value="5899467.5" calcext:value-type="float">
            <text:p>5899467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590951.6" calcext:value-type="float">
            <text:p>1590951.6</text:p>
          </table:table-cell>
          <table:table-cell office:value-type="string" calcext:value-type="string">
            <text:p>us</text:p>
          </table:table-cell>
          <table:table-cell table:formula="of:=IF([.B4]&lt;[.D4];&quot;OPT_SEARCH&quot;;&quot;NEW&quot;)" office:value-type="string" office:string-value="NEW" calcext:value-type="string">
            <text:p>NEW</text:p>
          </table:table-cell>
          <table:table-cell table:formula="of:=IF([.B4]&lt;[.D4];([.D4]-[.B4])/[.D4];([.B4]-[.D4])/[.B4])" office:value-type="percentage" office:value="0.730322846934914" calcext:value-type="percentage">
            <text:p>73.0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opt_cell_search.D&quot; &amp; (ROW()-3)*10+1)" office:value-type="float" office:value="2619850.3" calcext:value-type="float">
            <text:p>2619850.3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47855.4" calcext:value-type="float">
            <text:p>747855.4</text:p>
          </table:table-cell>
          <table:table-cell office:value-type="string" calcext:value-type="string">
            <text:p>us</text:p>
          </table:table-cell>
          <table:table-cell table:formula="of:=IF([.B5]&lt;[.D5];&quot;OPT_SEARCH&quot;;&quot;NEW&quot;)" office:value-type="string" office:string-value="NEW" calcext:value-type="string">
            <text:p>NEW</text:p>
          </table:table-cell>
          <table:table-cell table:formula="of:=IF([.B5]&lt;[.D5];([.D5]-[.B5])/[.D5];([.B5]-[.D5])/[.B5])" office:value-type="percentage" office:value="0.714542697344196" calcext:value-type="percentage">
            <text:p>71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opt_cell_search.D&quot; &amp; (ROW()-3)*10+1)" office:value-type="float" office:value="2125549.4" calcext:value-type="float">
            <text:p>2125549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20032" calcext:value-type="float">
            <text:p>620032</text:p>
          </table:table-cell>
          <table:table-cell office:value-type="string" calcext:value-type="string">
            <text:p>us</text:p>
          </table:table-cell>
          <table:table-cell table:formula="of:=IF([.B6]&lt;[.D6];&quot;OPT_SEARCH&quot;;&quot;NEW&quot;)" office:value-type="string" office:string-value="NEW" calcext:value-type="string">
            <text:p>NEW</text:p>
          </table:table-cell>
          <table:table-cell table:formula="of:=IF([.B6]&lt;[.D6];([.D6]-[.B6])/[.D6];([.B6]-[.D6])/[.B6])" office:value-type="percentage" office:value="0.708295652879204" calcext:value-type="percentage">
            <text:p>70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opt_cell_search.D&quot; &amp; (ROW()-3)*10+1)" office:value-type="float" office:value="3488289.2" calcext:value-type="float">
            <text:p>3488289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961106.4" calcext:value-type="float">
            <text:p>961106.4</text:p>
          </table:table-cell>
          <table:table-cell office:value-type="string" calcext:value-type="string">
            <text:p>us</text:p>
          </table:table-cell>
          <table:table-cell table:formula="of:=IF([.B7]&lt;[.D7];&quot;OPT_SEARCH&quot;;&quot;NEW&quot;)" office:value-type="string" office:string-value="NEW" calcext:value-type="string">
            <text:p>NEW</text:p>
          </table:table-cell>
          <table:table-cell table:formula="of:=IF([.B7]&lt;[.D7];([.D7]-[.B7])/[.D7];([.B7]-[.D7])/[.B7])" office:value-type="percentage" office:value="0.724476284821798" calcext:value-type="percentage">
            <text:p>72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opt_cell_search.D&quot; &amp; (ROW()-3)*10+1)" office:value-type="float" office:value="1561142.6" calcext:value-type="float">
            <text:p>1561142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36101.6" calcext:value-type="float">
            <text:p>436101.6</text:p>
          </table:table-cell>
          <table:table-cell office:value-type="string" calcext:value-type="string">
            <text:p>us</text:p>
          </table:table-cell>
          <table:table-cell table:formula="of:=IF([.B8]&lt;[.D8];&quot;OPT_SEARCH&quot;;&quot;NEW&quot;)" office:value-type="string" office:string-value="NEW" calcext:value-type="string">
            <text:p>NEW</text:p>
          </table:table-cell>
          <table:table-cell table:formula="of:=IF([.B8]&lt;[.D8];([.D8]-[.B8])/[.D8];([.B8]-[.D8])/[.B8])" office:value-type="percentage" office:value="0.720652296593534" calcext:value-type="percentage">
            <text:p>72.0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opt_cell_search.D&quot; &amp; (ROW()-3)*10+1)" office:value-type="float" office:value="1252110.4" calcext:value-type="float">
            <text:p>1252110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58188.3" calcext:value-type="float">
            <text:p>358188.3</text:p>
          </table:table-cell>
          <table:table-cell office:value-type="string" calcext:value-type="string">
            <text:p>us</text:p>
          </table:table-cell>
          <table:table-cell table:formula="of:=IF([.B9]&lt;[.D9];&quot;OPT_SEARCH&quot;;&quot;NEW&quot;)" office:value-type="string" office:string-value="NEW" calcext:value-type="string">
            <text:p>NEW</text:p>
          </table:table-cell>
          <table:table-cell table:formula="of:=IF([.B9]&lt;[.D9];([.D9]-[.B9])/[.D9];([.B9]-[.D9])/[.B9])" office:value-type="percentage" office:value="0.713932333762262" calcext:value-type="percentage">
            <text:p>71.3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opt_cell_search.D&quot; &amp; (ROW()-3)*10+1)" office:value-type="float" office:value="4076894.2" calcext:value-type="float">
            <text:p>4076894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111679" calcext:value-type="float">
            <text:p>1111679</text:p>
          </table:table-cell>
          <table:table-cell office:value-type="string" calcext:value-type="string">
            <text:p>us</text:p>
          </table:table-cell>
          <table:table-cell table:formula="of:=IF([.B10]&lt;[.D10];&quot;OPT_SEARCH&quot;;&quot;NEW&quot;)" office:value-type="string" office:string-value="NEW" calcext:value-type="string">
            <text:p>NEW</text:p>
          </table:table-cell>
          <table:table-cell table:formula="of:=IF([.B10]&lt;[.D10];([.D10]-[.B10])/[.D10];([.B10]-[.D10])/[.B10])" office:value-type="percentage" office:value="0.727322087485125" calcext:value-type="percentage">
            <text:p>72.7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opt_cell_search.D&quot; &amp; (ROW()-3)*10+1)" office:value-type="float" office:value="1794919.9" calcext:value-type="float">
            <text:p>1794919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08712.4" calcext:value-type="float">
            <text:p>508712.4</text:p>
          </table:table-cell>
          <table:table-cell office:value-type="string" calcext:value-type="string">
            <text:p>us</text:p>
          </table:table-cell>
          <table:table-cell table:formula="of:=IF([.B11]&lt;[.D11];&quot;OPT_SEARCH&quot;;&quot;NEW&quot;)" office:value-type="string" office:string-value="NEW" calcext:value-type="string">
            <text:p>NEW</text:p>
          </table:table-cell>
          <table:table-cell table:formula="of:=IF([.B11]&lt;[.D11];([.D11]-[.B11])/[.D11];([.B11]-[.D11])/[.B11])" office:value-type="percentage" office:value="0.716582116004174" calcext:value-type="percentage">
            <text:p>71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opt_cell_search.D&quot; &amp; (ROW()-3)*10+1)" office:value-type="float" office:value="1456153.3" calcext:value-type="float">
            <text:p>1456153.3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17912.1" calcext:value-type="float">
            <text:p>417912.1</text:p>
          </table:table-cell>
          <table:table-cell office:value-type="string" calcext:value-type="string">
            <text:p>us</text:p>
          </table:table-cell>
          <table:table-cell table:formula="of:=IF([.B12]&lt;[.D12];&quot;OPT_SEARCH&quot;;&quot;NEW&quot;)" office:value-type="string" office:string-value="NEW" calcext:value-type="string">
            <text:p>NEW</text:p>
          </table:table-cell>
          <table:table-cell table:formula="of:=IF([.B12]&lt;[.D12];([.D12]-[.B12])/[.D12];([.B12]-[.D12])/[.B12])" office:value-type="percentage" office:value="0.713002676297887" calcext:value-type="percentage">
            <text:p>71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opt_cell_search.D&quot; &amp; (ROW()-3)*10+1)" office:value-type="float" office:value="4810732.2" calcext:value-type="float">
            <text:p>4810732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287487" calcext:value-type="float">
            <text:p>1287487</text:p>
          </table:table-cell>
          <table:table-cell office:value-type="string" calcext:value-type="string">
            <text:p>us</text:p>
          </table:table-cell>
          <table:table-cell table:formula="of:=IF([.B13]&lt;[.D13];&quot;OPT_SEARCH&quot;;&quot;NEW&quot;)" office:value-type="string" office:string-value="NEW" calcext:value-type="string">
            <text:p>NEW</text:p>
          </table:table-cell>
          <table:table-cell table:formula="of:=IF([.B13]&lt;[.D13];([.D13]-[.B13])/[.D13];([.B13]-[.D13])/[.B13])" office:value-type="percentage" office:value="0.732371924589775" calcext:value-type="percentage">
            <text:p>73.2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opt_cell_search.D&quot; &amp; (ROW()-3)*10+1)" office:value-type="float" office:value="2127500.5" calcext:value-type="float">
            <text:p>212750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00751.9" calcext:value-type="float">
            <text:p>600751.9</text:p>
          </table:table-cell>
          <table:table-cell office:value-type="string" calcext:value-type="string">
            <text:p>us</text:p>
          </table:table-cell>
          <table:table-cell table:formula="of:=IF([.B14]&lt;[.D14];&quot;OPT_SEARCH&quot;;&quot;NEW&quot;)" office:value-type="string" office:string-value="NEW" calcext:value-type="string">
            <text:p>NEW</text:p>
          </table:table-cell>
          <table:table-cell table:formula="of:=IF([.B14]&lt;[.D14];([.D14]-[.B14])/[.D14];([.B14]-[.D14])/[.B14])" office:value-type="percentage" office:value="0.717625495270154" calcext:value-type="percentage">
            <text:p>71.7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opt_cell_search.D&quot; &amp; (ROW()-3)*10+1)" office:value-type="float" office:value="1713737.9" calcext:value-type="float">
            <text:p>1713737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90969.4" calcext:value-type="float">
            <text:p>490969.4</text:p>
          </table:table-cell>
          <table:table-cell office:value-type="string" calcext:value-type="string">
            <text:p>us</text:p>
          </table:table-cell>
          <table:table-cell table:formula="of:=IF([.B15]&lt;[.D15];&quot;OPT_SEARCH&quot;;&quot;NEW&quot;)" office:value-type="string" office:string-value="NEW" calcext:value-type="string">
            <text:p>NEW</text:p>
          </table:table-cell>
          <table:table-cell table:formula="of:=IF([.B15]&lt;[.D15];([.D15]-[.B15])/[.D15];([.B15]-[.D15])/[.B15])" office:value-type="percentage" office:value="0.713509632949123" calcext:value-type="percentage">
            <text:p>71.3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opt_cell_search.D&quot; &amp; (ROW()-3)*10+1)" office:value-type="float" office:value="4976849.9" calcext:value-type="float">
            <text:p>4976849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343734.5" calcext:value-type="float">
            <text:p>1343734.5</text:p>
          </table:table-cell>
          <table:table-cell office:value-type="string" calcext:value-type="string">
            <text:p>us</text:p>
          </table:table-cell>
          <table:table-cell table:formula="of:=IF([.B16]&lt;[.D16];&quot;OPT_SEARCH&quot;;&quot;NEW&quot;)" office:value-type="string" office:string-value="NEW" calcext:value-type="string">
            <text:p>NEW</text:p>
          </table:table-cell>
          <table:table-cell table:formula="of:=IF([.B16]&lt;[.D16];([.D16]-[.B16])/[.D16];([.B16]-[.D16])/[.B16])" office:value-type="percentage" office:value="0.730003008529552" calcext:value-type="percentage">
            <text:p>73.0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opt_cell_search.D&quot; &amp; (ROW()-3)*10+1)" office:value-type="float" office:value="2223543.4" calcext:value-type="float">
            <text:p>2223543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40578.7" calcext:value-type="float">
            <text:p>640578.7</text:p>
          </table:table-cell>
          <table:table-cell office:value-type="string" calcext:value-type="string">
            <text:p>us</text:p>
          </table:table-cell>
          <table:table-cell table:formula="of:=IF([.B17]&lt;[.D17];&quot;OPT_SEARCH&quot;;&quot;NEW&quot;)" office:value-type="string" office:string-value="NEW" calcext:value-type="string">
            <text:p>NEW</text:p>
          </table:table-cell>
          <table:table-cell table:formula="of:=IF([.B17]&lt;[.D17];([.D17]-[.B17])/[.D17];([.B17]-[.D17])/[.B17])" office:value-type="percentage" office:value="0.711910862634838" calcext:value-type="percentage">
            <text:p>71.1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opt_cell_search.D&quot; &amp; (ROW()-3)*10+1)" office:value-type="float" office:value="1797240.5" calcext:value-type="float">
            <text:p>179724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18245.8" calcext:value-type="float">
            <text:p>518245.8</text:p>
          </table:table-cell>
          <table:table-cell office:value-type="string" calcext:value-type="string">
            <text:p>us</text:p>
          </table:table-cell>
          <table:table-cell table:formula="of:=IF([.B18]&lt;[.D18];&quot;OPT_SEARCH&quot;;&quot;NEW&quot;)" office:value-type="string" office:string-value="NEW" calcext:value-type="string">
            <text:p>NEW</text:p>
          </table:table-cell>
          <table:table-cell table:formula="of:=IF([.B18]&lt;[.D18];([.D18]-[.B18])/[.D18];([.B18]-[.D18])/[.B18])" office:value-type="percentage" office:value="0.711643600286105" calcext:value-type="percentage">
            <text:p>71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opt_cell_search.D&quot; &amp; (ROW()-3)*10+1)" office:value-type="float" office:value="2389035.7" calcext:value-type="float">
            <text:p>2389035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77441.8" calcext:value-type="float">
            <text:p>677441.8</text:p>
          </table:table-cell>
          <table:table-cell office:value-type="string" calcext:value-type="string">
            <text:p>us</text:p>
          </table:table-cell>
          <table:table-cell table:formula="of:=IF([.B19]&lt;[.D19];&quot;OPT_SEARCH&quot;;&quot;NEW&quot;)" office:value-type="string" office:string-value="NEW" calcext:value-type="string">
            <text:p>NEW</text:p>
          </table:table-cell>
          <table:table-cell table:formula="of:=IF([.B19]&lt;[.D19];([.D19]-[.B19])/[.D19];([.B19]-[.D19])/[.B19])" office:value-type="percentage" office:value="0.716437138214385" calcext:value-type="percentage">
            <text:p>71.6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opt_cell_search.D&quot; &amp; (ROW()-3)*10+1)" office:value-type="float" office:value="2698240.5" calcext:value-type="float">
            <text:p>269824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39233.3" calcext:value-type="float">
            <text:p>739233.3</text:p>
          </table:table-cell>
          <table:table-cell office:value-type="string" calcext:value-type="string">
            <text:p>us</text:p>
          </table:table-cell>
          <table:table-cell table:formula="of:=IF([.B20]&lt;[.D20];&quot;OPT_SEARCH&quot;;&quot;NEW&quot;)" office:value-type="string" office:string-value="NEW" calcext:value-type="string">
            <text:p>NEW</text:p>
          </table:table-cell>
          <table:table-cell table:formula="of:=IF([.B20]&lt;[.D20];([.D20]-[.B20])/[.D20];([.B20]-[.D20])/[.B20])" office:value-type="percentage" office:value="0.726031352653702" calcext:value-type="percentage">
            <text:p>72.6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opt_cell_search.D&quot; &amp; (ROW()-3)*10+1)" office:value-type="float" office:value="3340518.7" calcext:value-type="float">
            <text:p>3340518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896834.6" calcext:value-type="float">
            <text:p>896834.6</text:p>
          </table:table-cell>
          <table:table-cell office:value-type="string" calcext:value-type="string">
            <text:p>us</text:p>
          </table:table-cell>
          <table:table-cell table:formula="of:=IF([.B21]&lt;[.D21];&quot;OPT_SEARCH&quot;;&quot;NEW&quot;)" office:value-type="string" office:string-value="NEW" calcext:value-type="string">
            <text:p>NEW</text:p>
          </table:table-cell>
          <table:table-cell table:formula="of:=IF([.B21]&lt;[.D21];([.D21]-[.B21])/[.D21];([.B21]-[.D21])/[.B21])" office:value-type="percentage" office:value="0.731528340194593" calcext:value-type="percentage">
            <text:p>73.1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opt_cell_search.D&quot; &amp; (ROW()-3)*10+1)" office:value-type="float" office:value="1180201.9" calcext:value-type="float">
            <text:p>1180201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42237.8" calcext:value-type="float">
            <text:p>342237.8</text:p>
          </table:table-cell>
          <table:table-cell office:value-type="string" calcext:value-type="string">
            <text:p>us</text:p>
          </table:table-cell>
          <table:table-cell table:formula="of:=IF([.B22]&lt;[.D22];&quot;OPT_SEARCH&quot;;&quot;NEW&quot;)" office:value-type="string" office:string-value="NEW" calcext:value-type="string">
            <text:p>NEW</text:p>
          </table:table-cell>
          <table:table-cell table:formula="of:=IF([.B22]&lt;[.D22];([.D22]-[.B22])/[.D22];([.B22]-[.D22])/[.B22])" office:value-type="percentage" office:value="0.71001758258481" calcext:value-type="percentage">
            <text:p>71.0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opt_cell_search.D&quot; &amp; (ROW()-3)*10+1)" office:value-type="float" office:value="49595.6" calcext:value-type="float">
            <text:p>49595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29620.8" calcext:value-type="float">
            <text:p>29620.8</text:p>
          </table:table-cell>
          <table:table-cell office:value-type="string" calcext:value-type="string">
            <text:p>us</text:p>
          </table:table-cell>
          <table:table-cell table:formula="of:=IF([.B23]&lt;[.D23];&quot;OPT_SEARCH&quot;;&quot;NEW&quot;)" office:value-type="string" office:string-value="NEW" calcext:value-type="string">
            <text:p>NEW</text:p>
          </table:table-cell>
          <table:table-cell table:formula="of:=IF([.B23]&lt;[.D23];([.D23]-[.B23])/[.D23];([.B23]-[.D23])/[.B23])" office:value-type="percentage" office:value="0.402753470065893" calcext:value-type="percentage">
            <text:p>40.2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opt_cell_search.D&quot; &amp; (ROW()-3)*10+1)" office:value-type="float" office:value="107859.8" calcext:value-type="float">
            <text:p>107859.8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7685.7" calcext:value-type="float">
            <text:p>47685.7</text:p>
          </table:table-cell>
          <table:table-cell office:value-type="string" calcext:value-type="string">
            <text:p>us</text:p>
          </table:table-cell>
          <table:table-cell table:formula="of:=IF([.B24]&lt;[.D24];&quot;OPT_SEARCH&quot;;&quot;NEW&quot;)" office:value-type="string" office:string-value="NEW" calcext:value-type="string">
            <text:p>NEW</text:p>
          </table:table-cell>
          <table:table-cell table:formula="of:=IF([.B24]&lt;[.D24];([.D24]-[.B24])/[.D24];([.B24]-[.D24])/[.B24])" office:value-type="percentage" office:value="0.557891818824066" calcext:value-type="percentage">
            <text:p>55.7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opt_cell_search.D&quot; &amp; (ROW()-3)*10+1)" office:value-type="float" office:value="237424.6" calcext:value-type="float">
            <text:p>237424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42510.8" calcext:value-type="float">
            <text:p>142510.8</text:p>
          </table:table-cell>
          <table:table-cell office:value-type="string" calcext:value-type="string">
            <text:p>us</text:p>
          </table:table-cell>
          <table:table-cell table:formula="of:=IF([.B25]&lt;[.D25];&quot;OPT_SEARCH&quot;;&quot;NEW&quot;)" office:value-type="string" office:string-value="NEW" calcext:value-type="string">
            <text:p>NEW</text:p>
          </table:table-cell>
          <table:table-cell table:formula="of:=IF([.B25]&lt;[.D25];([.D25]-[.B25])/[.D25];([.B25]-[.D25])/[.B25])" office:value-type="percentage" office:value="0.399763967171051" calcext:value-type="percentage">
            <text:p>39.9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opt_cell_search.D&quot; &amp; (ROW()-3)*10+1)" office:value-type="float" office:value="588706.9" calcext:value-type="float">
            <text:p>588706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202289.6" calcext:value-type="float">
            <text:p>202289.6</text:p>
          </table:table-cell>
          <table:table-cell office:value-type="string" calcext:value-type="string">
            <text:p>us</text:p>
          </table:table-cell>
          <table:table-cell table:formula="of:=IF([.B26]&lt;[.D26];&quot;OPT_SEARCH&quot;;&quot;NEW&quot;)" office:value-type="string" office:string-value="NEW" calcext:value-type="string">
            <text:p>NEW</text:p>
          </table:table-cell>
          <table:table-cell table:formula="of:=IF([.B26]&lt;[.D26];([.D26]-[.B26])/[.D26];([.B26]-[.D26])/[.B26])" office:value-type="percentage" office:value="0.656383167922781" calcext:value-type="percentage">
            <text:p>65.6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opt_cell_search.D&quot; &amp; (ROW()-3)*10+1)" office:value-type="float" office:value="2150385.2" calcext:value-type="float">
            <text:p>2150385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89949.8" calcext:value-type="float">
            <text:p>789949.8</text:p>
          </table:table-cell>
          <table:table-cell office:value-type="string" calcext:value-type="string">
            <text:p>us</text:p>
          </table:table-cell>
          <table:table-cell table:formula="of:=IF([.B27]&lt;[.D27];&quot;OPT_SEARCH&quot;;&quot;NEW&quot;)" office:value-type="string" office:string-value="NEW" calcext:value-type="string">
            <text:p>NEW</text:p>
          </table:table-cell>
          <table:table-cell table:formula="of:=IF([.B27]&lt;[.D27];([.D27]-[.B27])/[.D27];([.B27]-[.D27])/[.B27])" office:value-type="percentage" office:value="0.632647304306224" calcext:value-type="percentage">
            <text:p>63.2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opt_cell_search.D&quot; &amp; (ROW()-3)*10+1)" office:value-type="float" office:value="4625.7" calcext:value-type="float">
            <text:p>4625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078.4" calcext:value-type="float">
            <text:p>3078.4</text:p>
          </table:table-cell>
          <table:table-cell office:value-type="string" calcext:value-type="string">
            <text:p>us</text:p>
          </table:table-cell>
          <table:table-cell table:formula="of:=IF([.B28]&lt;[.D28];&quot;OPT_SEARCH&quot;;&quot;NEW&quot;)" office:value-type="string" office:string-value="NEW" calcext:value-type="string">
            <text:p>NEW</text:p>
          </table:table-cell>
          <table:table-cell table:formula="of:=IF([.B28]&lt;[.D28];([.D28]-[.B28])/[.D28];([.B28]-[.D28])/[.B28])" office:value-type="percentage" office:value="0.334500724214713" calcext:value-type="percentage">
            <text:p>33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opt_cell_search.D&quot; &amp; (ROW()-3)*10+1)" office:value-type="float" office:value="56" calcext:value-type="float">
            <text:p>5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0.2" calcext:value-type="float">
            <text:p>50.2</text:p>
          </table:table-cell>
          <table:table-cell office:value-type="string" calcext:value-type="string">
            <text:p>us</text:p>
          </table:table-cell>
          <table:table-cell table:formula="of:=IF([.B29]&lt;[.D29];&quot;OPT_SEARCH&quot;;&quot;NEW&quot;)" office:value-type="string" office:string-value="NEW" calcext:value-type="string">
            <text:p>NEW</text:p>
          </table:table-cell>
          <table:table-cell table:formula="of:=IF([.B29]&lt;[.D29];([.D29]-[.B29])/[.D29];([.B29]-[.D29])/[.B29])" office:value-type="percentage" office:value="0.103571428571429" calcext:value-type="percentage">
            <text:p>10.36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</text:p>
          </table:table-cell>
          <table:table-cell table:formula="of:=COUNTIF([.F3:.F29];&quot;NEW&quot;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T_SEARCH</text:p>
          </table:table-cell>
          <table:table-cell table:formula="of:=COUNTIF([.F3:.F29];&quot;OPT_SEARCH&quot;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Result_new_inpu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2506" calcext:value-type="float">
            <text:p>662506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664024.7" calcext:value-type="float">
            <text:p>664024.7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9600" calcext:value-type="float">
            <text:p>669600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8575" calcext:value-type="float">
            <text:p>658575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6827" calcext:value-type="float">
            <text:p>666827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0610" calcext:value-type="float">
            <text:p>670610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6790" calcext:value-type="float">
            <text:p>666790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5892" calcext:value-type="float">
            <text:p>675892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34373" calcext:value-type="float">
            <text:p>634373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1873" calcext:value-type="float">
            <text:p>671873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3201" calcext:value-type="float">
            <text:p>663201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45809" calcext:value-type="float">
            <text:p>1545809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1590951.6" calcext:value-type="float">
            <text:p>1590951.6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9856" calcext:value-type="float">
            <text:p>1669856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6624" calcext:value-type="float">
            <text:p>1536624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9356" calcext:value-type="float">
            <text:p>1539356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55538" calcext:value-type="float">
            <text:p>1655538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0391" calcext:value-type="float">
            <text:p>1660391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62691" calcext:value-type="float">
            <text:p>1562691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6980" calcext:value-type="float">
            <text:p>1536980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2378" calcext:value-type="float">
            <text:p>1662378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9893" calcext:value-type="float">
            <text:p>1539893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4859" calcext:value-type="float">
            <text:p>734859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747855.4" calcext:value-type="float">
            <text:p>747855.4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2799" calcext:value-type="float">
            <text:p>732799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0197" calcext:value-type="float">
            <text:p>780197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8187" calcext:value-type="float">
            <text:p>738187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29656" calcext:value-type="float">
            <text:p>729656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5857" calcext:value-type="float">
            <text:p>785857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0022" calcext:value-type="float">
            <text:p>780022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28211" calcext:value-type="float">
            <text:p>728211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6042" calcext:value-type="float">
            <text:p>736042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2724" calcext:value-type="float">
            <text:p>732724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4192" calcext:value-type="float">
            <text:p>604192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620032" calcext:value-type="float">
            <text:p>620032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9522" calcext:value-type="float">
            <text:p>649522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22061" calcext:value-type="float">
            <text:p>622061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21332" calcext:value-type="float">
            <text:p>621332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0890" calcext:value-type="float">
            <text:p>600890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8583" calcext:value-type="float">
            <text:p>608583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1975" calcext:value-type="float">
            <text:p>601975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0394" calcext:value-type="float">
            <text:p>600394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5542" calcext:value-type="float">
            <text:p>645542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5829" calcext:value-type="float">
            <text:p>645829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3436" calcext:value-type="float">
            <text:p>993436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961106.4" calcext:value-type="float">
            <text:p>961106.4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22071" calcext:value-type="float">
            <text:p>922071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2917" calcext:value-type="float">
            <text:p>982917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4257" calcext:value-type="float">
            <text:p>984257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2926" calcext:value-type="float">
            <text:p>992926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0546" calcext:value-type="float">
            <text:p>990546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7300" calcext:value-type="float">
            <text:p>98730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10778" calcext:value-type="float">
            <text:p>910778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28909" calcext:value-type="float">
            <text:p>928909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17924" calcext:value-type="float">
            <text:p>917924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2423" calcext:value-type="float">
            <text:p>452423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436101.6" calcext:value-type="float">
            <text:p>436101.6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17608" calcext:value-type="float">
            <text:p>417608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5573" calcext:value-type="float">
            <text:p>425573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0627" calcext:value-type="float">
            <text:p>420627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1090" calcext:value-type="float">
            <text:p>451090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3843" calcext:value-type="float">
            <text:p>453843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48522" calcext:value-type="float">
            <text:p>448522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3463" calcext:value-type="float">
            <text:p>453463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3566" calcext:value-type="float">
            <text:p>423566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14301" calcext:value-type="float">
            <text:p>414301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9649" calcext:value-type="float">
            <text:p>369649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358188.3" calcext:value-type="float">
            <text:p>358188.3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8987" calcext:value-type="float">
            <text:p>348987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1917" calcext:value-type="float">
            <text:p>361917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8864" calcext:value-type="float">
            <text:p>368864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70244" calcext:value-type="float">
            <text:p>370244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4127" calcext:value-type="float">
            <text:p>344127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6831" calcext:value-type="float">
            <text:p>366831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1396" calcext:value-type="float">
            <text:p>341396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6767" calcext:value-type="float">
            <text:p>346767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3101" calcext:value-type="float">
            <text:p>363101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52473" calcext:value-type="float">
            <text:p>1052473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1111679" calcext:value-type="float">
            <text:p>1111679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1348" calcext:value-type="float">
            <text:p>1131348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8286" calcext:value-type="float">
            <text:p>1138286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66449" calcext:value-type="float">
            <text:p>1066449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0432" calcext:value-type="float">
            <text:p>1140432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09603" calcext:value-type="float">
            <text:p>1109603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6284" calcext:value-type="float">
            <text:p>1146284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50968" calcext:value-type="float">
            <text:p>1050968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4175" calcext:value-type="float">
            <text:p>1144175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6772" calcext:value-type="float">
            <text:p>1136772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10550" calcext:value-type="float">
            <text:p>510550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508712.4" calcext:value-type="float">
            <text:p>508712.4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92602" calcext:value-type="float">
            <text:p>492602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1795" calcext:value-type="float">
            <text:p>521795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30956" calcext:value-type="float">
            <text:p>530956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7148" calcext:value-type="float">
            <text:p>527148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1404" calcext:value-type="float">
            <text:p>521404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6268" calcext:value-type="float">
            <text:p>526268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5381" calcext:value-type="float">
            <text:p>485381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9171" calcext:value-type="float">
            <text:p>489171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1849" calcext:value-type="float">
            <text:p>481849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01448" calcext:value-type="float">
            <text:p>401448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417912.1" calcext:value-type="float">
            <text:p>417912.1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07927" calcext:value-type="float">
            <text:p>407927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9309" calcext:value-type="float">
            <text:p>429309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99951" calcext:value-type="float">
            <text:p>399951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1383" calcext:value-type="float">
            <text:p>431383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99081" calcext:value-type="float">
            <text:p>399081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0700" calcext:value-type="float">
            <text:p>430700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2971" calcext:value-type="float">
            <text:p>422971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3711" calcext:value-type="float">
            <text:p>42371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2640" calcext:value-type="float">
            <text:p>432640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90336" calcext:value-type="float">
            <text:p>1290336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1287487" calcext:value-type="float">
            <text:p>128748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38182" calcext:value-type="float">
            <text:p>1238182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38226" calcext:value-type="float">
            <text:p>1338226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47558" calcext:value-type="float">
            <text:p>1347558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2699" calcext:value-type="float">
            <text:p>1242699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4573" calcext:value-type="float">
            <text:p>1244573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31673" calcext:value-type="float">
            <text:p>1331673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3996" calcext:value-type="float">
            <text:p>1243996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49046" calcext:value-type="float">
            <text:p>1349046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8581" calcext:value-type="float">
            <text:p>1248581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27523" calcext:value-type="float">
            <text:p>627523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600751.9" calcext:value-type="float">
            <text:p>600751.9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1487" calcext:value-type="float">
            <text:p>581487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19366" calcext:value-type="float">
            <text:p>619366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1938" calcext:value-type="float">
            <text:p>581938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19375" calcext:value-type="float">
            <text:p>619375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4875" calcext:value-type="float">
            <text:p>584875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79990" calcext:value-type="float">
            <text:p>579990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04174" calcext:value-type="float">
            <text:p>604174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4421" calcext:value-type="float">
            <text:p>584421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24370" calcext:value-type="float">
            <text:p>624370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13942" calcext:value-type="float">
            <text:p>513942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490969.4" calcext:value-type="float">
            <text:p>490969.4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12147" calcext:value-type="float">
            <text:p>512147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82451" calcext:value-type="float">
            <text:p>482451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07842" calcext:value-type="float">
            <text:p>507842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83618" calcext:value-type="float">
            <text:p>483618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2573" calcext:value-type="float">
            <text:p>472573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8905" calcext:value-type="float">
            <text:p>478905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2114" calcext:value-type="float">
            <text:p>472114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09396" calcext:value-type="float">
            <text:p>509396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6706" calcext:value-type="float">
            <text:p>476706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1551" calcext:value-type="float">
            <text:p>1401551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1343734.5" calcext:value-type="float">
            <text:p>1343734.5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1057" calcext:value-type="float">
            <text:p>1401057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294895" calcext:value-type="float">
            <text:p>1294895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292211" calcext:value-type="float">
            <text:p>1292211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12390" calcext:value-type="float">
            <text:p>1312390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12943" calcext:value-type="float">
            <text:p>1312943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2703" calcext:value-type="float">
            <text:p>1402703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08048" calcext:value-type="float">
            <text:p>1308048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07151" calcext:value-type="float">
            <text:p>1307151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4396" calcext:value-type="float">
            <text:p>1404396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16736" calcext:value-type="float">
            <text:p>616736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640578.7" calcext:value-type="float">
            <text:p>640578.7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8182" calcext:value-type="float">
            <text:p>658182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4732" calcext:value-type="float">
            <text:p>654732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12793" calcext:value-type="float">
            <text:p>612793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46971" calcext:value-type="float">
            <text:p>646971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101" calcext:value-type="float">
            <text:p>651101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418" calcext:value-type="float">
            <text:p>651418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08726" calcext:value-type="float">
            <text:p>608726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035" calcext:value-type="float">
            <text:p>651035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4093" calcext:value-type="float">
            <text:p>654093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39796" calcext:value-type="float">
            <text:p>539796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518245.8" calcext:value-type="float">
            <text:p>518245.8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22834" calcext:value-type="float">
            <text:p>522834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38590" calcext:value-type="float">
            <text:p>538590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12036" calcext:value-type="float">
            <text:p>512036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5119" calcext:value-type="float">
            <text:p>505119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4657" calcext:value-type="float">
            <text:p>504657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3904" calcext:value-type="float">
            <text:p>503904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0079" calcext:value-type="float">
            <text:p>500079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13869" calcext:value-type="float">
            <text:p>513869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41574" calcext:value-type="float">
            <text:p>541574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4884" calcext:value-type="float">
            <text:p>694884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677441.8" calcext:value-type="float">
            <text:p>677441.8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6594" calcext:value-type="float">
            <text:p>696594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61632" calcext:value-type="float">
            <text:p>661632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759" calcext:value-type="float">
            <text:p>646759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729" calcext:value-type="float">
            <text:p>646729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8564" calcext:value-type="float">
            <text:p>698564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2832" calcext:value-type="float">
            <text:p>692832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594" calcext:value-type="float">
            <text:p>646594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0192" calcext:value-type="float">
            <text:p>700192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89638" calcext:value-type="float">
            <text:p>689638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3021" calcext:value-type="float">
            <text:p>763021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739233.3" calcext:value-type="float">
            <text:p>739233.3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7322" calcext:value-type="float">
            <text:p>767322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02017" calcext:value-type="float">
            <text:p>702017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86182" calcext:value-type="float">
            <text:p>786182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58547" calcext:value-type="float">
            <text:p>758547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10081" calcext:value-type="float">
            <text:p>710081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22228" calcext:value-type="float">
            <text:p>722228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0583" calcext:value-type="float">
            <text:p>760583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13081" calcext:value-type="float">
            <text:p>713081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09271" calcext:value-type="float">
            <text:p>709271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0553" calcext:value-type="float">
            <text:p>870553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896834.6" calcext:value-type="float">
            <text:p>896834.6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84063" calcext:value-type="float">
            <text:p>884063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44608" calcext:value-type="float">
            <text:p>944608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90379" calcext:value-type="float">
            <text:p>890379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39120" calcext:value-type="float">
            <text:p>939120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7387" calcext:value-type="float">
            <text:p>877387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4063" calcext:value-type="float">
            <text:p>874063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6730" calcext:value-type="float">
            <text:p>876730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7261" calcext:value-type="float">
            <text:p>877261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34182" calcext:value-type="float">
            <text:p>934182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3437" calcext:value-type="float">
            <text:p>353437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342237.8" calcext:value-type="float">
            <text:p>342237.8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25970" calcext:value-type="float">
            <text:p>325970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0844" calcext:value-type="float">
            <text:p>330844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7397" calcext:value-type="float">
            <text:p>357397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48973" calcext:value-type="float">
            <text:p>348973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4221" calcext:value-type="float">
            <text:p>354221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27930" calcext:value-type="float">
            <text:p>327930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0184" calcext:value-type="float">
            <text:p>330184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9501" calcext:value-type="float">
            <text:p>339501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3921" calcext:value-type="float">
            <text:p>353921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202" calcext:value-type="float">
            <text:p>28202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29620.8" calcext:value-type="float">
            <text:p>29620.8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538" calcext:value-type="float">
            <text:p>28538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0017" calcext:value-type="float">
            <text:p>30017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1514" calcext:value-type="float">
            <text:p>31514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0102" calcext:value-type="float">
            <text:p>30102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408" calcext:value-type="float">
            <text:p>28408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9413" calcext:value-type="float">
            <text:p>29413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9544" calcext:value-type="float">
            <text:p>29544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878" calcext:value-type="float">
            <text:p>28878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1592" calcext:value-type="float">
            <text:p>31592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158" calcext:value-type="float">
            <text:p>48158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47685.7" calcext:value-type="float">
            <text:p>47685.7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647" calcext:value-type="float">
            <text:p>47647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018" calcext:value-type="float">
            <text:p>47018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6336" calcext:value-type="float">
            <text:p>46336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826" calcext:value-type="float">
            <text:p>48826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5513" calcext:value-type="float">
            <text:p>45513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480" calcext:value-type="float">
            <text:p>48480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720" calcext:value-type="float">
            <text:p>48720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761" calcext:value-type="float">
            <text:p>48761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398" calcext:value-type="float">
            <text:p>47398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2941" calcext:value-type="float">
            <text:p>142941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142510.8" calcext:value-type="float">
            <text:p>142510.8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5640" calcext:value-type="float">
            <text:p>145640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0078" calcext:value-type="float">
            <text:p>140078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38784" calcext:value-type="float">
            <text:p>138784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1736" calcext:value-type="float">
            <text:p>141736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4425" calcext:value-type="float">
            <text:p>144425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3113" calcext:value-type="float">
            <text:p>143113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1953" calcext:value-type="float">
            <text:p>141953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2709" calcext:value-type="float">
            <text:p>142709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3729" calcext:value-type="float">
            <text:p>143729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6161" calcext:value-type="float">
            <text:p>196161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202289.6" calcext:value-type="float">
            <text:p>202289.6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13081" calcext:value-type="float">
            <text:p>213081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8175" calcext:value-type="float">
            <text:p>208175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318" calcext:value-type="float">
            <text:p>206318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162" calcext:value-type="float">
            <text:p>206162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6830" calcext:value-type="float">
            <text:p>196830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5098" calcext:value-type="float">
            <text:p>195098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940" calcext:value-type="float">
            <text:p>206940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8652" calcext:value-type="float">
            <text:p>198652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5479" calcext:value-type="float">
            <text:p>195479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56283" calcext:value-type="float">
            <text:p>756283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789949.8" calcext:value-type="float">
            <text:p>789949.8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1761" calcext:value-type="float">
            <text:p>801761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0738" calcext:value-type="float">
            <text:p>800738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98334" calcext:value-type="float">
            <text:p>798334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8399" calcext:value-type="float">
            <text:p>808399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0490" calcext:value-type="float">
            <text:p>800490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69386" calcext:value-type="float">
            <text:p>769386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2918" calcext:value-type="float">
            <text:p>802918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64052" calcext:value-type="float">
            <text:p>764052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97137" calcext:value-type="float">
            <text:p>797137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3078.4" calcext:value-type="float">
            <text:p>3078.4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Result_new_input_opt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56" calcext:value-type="float">
            <text:p>457556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449472" calcext:value-type="float">
            <text:p>449472</text:p>
          </table:table-cell>
          <table:table-cell/>
          <table:table-cell office:value-type="string" calcext:value-type="string">
            <text:p>versione con unordered map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304" calcext:value-type="float">
            <text:p>457304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61460" calcext:value-type="float">
            <text:p>461460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8485" calcext:value-type="float">
            <text:p>458485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9722" calcext:value-type="float">
            <text:p>459722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17" calcext:value-type="float">
            <text:p>457517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81" calcext:value-type="float">
            <text:p>457581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9407" calcext:value-type="float">
            <text:p>459407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11338" calcext:value-type="float">
            <text:p>411338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14350" calcext:value-type="float">
            <text:p>414350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5449" calcext:value-type="float">
            <text:p>1335449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1287657.7" calcext:value-type="float">
            <text:p>128765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4455" calcext:value-type="float">
            <text:p>1214455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59816" calcext:value-type="float">
            <text:p>1259816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0273" calcext:value-type="float">
            <text:p>1330273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9342" calcext:value-type="float">
            <text:p>1329342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1969" calcext:value-type="float">
            <text:p>1211969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3463" calcext:value-type="float">
            <text:p>1323463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2118" calcext:value-type="float">
            <text:p>1332118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1097" calcext:value-type="float">
            <text:p>1211097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8595" calcext:value-type="float">
            <text:p>1328595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4202" calcext:value-type="float">
            <text:p>634202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627747.9" calcext:value-type="float">
            <text:p>62774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8969" calcext:value-type="float">
            <text:p>638969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41662" calcext:value-type="float">
            <text:p>641662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6819" calcext:value-type="float">
            <text:p>636819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87098" calcext:value-type="float">
            <text:p>587098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85951" calcext:value-type="float">
            <text:p>585951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3212" calcext:value-type="float">
            <text:p>633212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5502" calcext:value-type="float">
            <text:p>635502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9209" calcext:value-type="float">
            <text:p>639209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44855" calcext:value-type="float">
            <text:p>644855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87588" calcext:value-type="float">
            <text:p>487588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522928.7" calcext:value-type="float">
            <text:p>522928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2273" calcext:value-type="float">
            <text:p>532273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1920" calcext:value-type="float">
            <text:p>531920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92017" calcext:value-type="float">
            <text:p>492017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341" calcext:value-type="float">
            <text:p>530341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2707" calcext:value-type="float">
            <text:p>532707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1604" calcext:value-type="float">
            <text:p>531604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943" calcext:value-type="float">
            <text:p>530943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115" calcext:value-type="float">
            <text:p>530115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29779" calcext:value-type="float">
            <text:p>529779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6934" calcext:value-type="float">
            <text:p>746934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727164.9" calcext:value-type="float">
            <text:p>72716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4180" calcext:value-type="float">
            <text:p>744180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52440" calcext:value-type="float">
            <text:p>752440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5153" calcext:value-type="float">
            <text:p>745153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5694" calcext:value-type="float">
            <text:p>745694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0166" calcext:value-type="float">
            <text:p>740166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4610" calcext:value-type="float">
            <text:p>67461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4564" calcext:value-type="float">
            <text:p>674564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3215" calcext:value-type="float">
            <text:p>673215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74693" calcext:value-type="float">
            <text:p>774693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790" calcext:value-type="float">
            <text:p>344790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330537.4" calcext:value-type="float">
            <text:p>33053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352" calcext:value-type="float">
            <text:p>344352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3376" calcext:value-type="float">
            <text:p>343376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4292" calcext:value-type="float">
            <text:p>314292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942" calcext:value-type="float">
            <text:p>313942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424" calcext:value-type="float">
            <text:p>344424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346" calcext:value-type="float">
            <text:p>344346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28037" calcext:value-type="float">
            <text:p>328037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662" calcext:value-type="float">
            <text:p>312662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5153" calcext:value-type="float">
            <text:p>315153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635" calcext:value-type="float">
            <text:p>283635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276870.8" calcext:value-type="float">
            <text:p>2768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9000" calcext:value-type="float">
            <text:p>259000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342" calcext:value-type="float">
            <text:p>283342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4951" calcext:value-type="float">
            <text:p>284951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838" calcext:value-type="float">
            <text:p>283838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8765" calcext:value-type="float">
            <text:p>258765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5912" calcext:value-type="float">
            <text:p>285912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5291" calcext:value-type="float">
            <text:p>285291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60126" calcext:value-type="float">
            <text:p>260126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848" calcext:value-type="float">
            <text:p>283848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01261" calcext:value-type="float">
            <text:p>801261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854211.2" calcext:value-type="float">
            <text:p>85421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3974" calcext:value-type="float">
            <text:p>873974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2" calcext:value-type="float">
            <text:p>878922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80314" calcext:value-type="float">
            <text:p>880314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4" calcext:value-type="float">
            <text:p>878924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0" calcext:value-type="float">
            <text:p>878920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5320" calcext:value-type="float">
            <text:p>795320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6235" calcext:value-type="float">
            <text:p>876235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244" calcext:value-type="float">
            <text:p>878244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998" calcext:value-type="float">
            <text:p>799998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9805" calcext:value-type="float">
            <text:p>409805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402674.6" calcext:value-type="float">
            <text:p>40267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72902" calcext:value-type="float">
            <text:p>372902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8578" calcext:value-type="float">
            <text:p>408578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809" calcext:value-type="float">
            <text:p>410809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1233" calcext:value-type="float">
            <text:p>411233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8960" calcext:value-type="float">
            <text:p>408960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163" calcext:value-type="float">
            <text:p>410163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589" calcext:value-type="float">
            <text:p>410589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74533" calcext:value-type="float">
            <text:p>374533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9174" calcext:value-type="float">
            <text:p>409174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40781" calcext:value-type="float">
            <text:p>340781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327931.7" calcext:value-type="float">
            <text:p>32793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10326" calcext:value-type="float">
            <text:p>310326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09712" calcext:value-type="float">
            <text:p>309712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8691" calcext:value-type="float">
            <text:p>338691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7855" calcext:value-type="float">
            <text:p>337855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9081" calcext:value-type="float">
            <text:p>339081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10074" calcext:value-type="float">
            <text:p>310074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9216" calcext:value-type="float">
            <text:p>339216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09791" calcext:value-type="float">
            <text:p>30979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43790" calcext:value-type="float">
            <text:p>343790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4094" calcext:value-type="float">
            <text:p>1054094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1018383" calcext:value-type="float">
            <text:p>1018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5763" calcext:value-type="float">
            <text:p>1055763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9582" calcext:value-type="float">
            <text:p>1059582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8319" calcext:value-type="float">
            <text:p>1058319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4277" calcext:value-type="float">
            <text:p>964277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0913" calcext:value-type="float">
            <text:p>960913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0383" calcext:value-type="float">
            <text:p>960383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1377" calcext:value-type="float">
            <text:p>961377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7569" calcext:value-type="float">
            <text:p>1057569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1553" calcext:value-type="float">
            <text:p>1051553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67460" calcext:value-type="float">
            <text:p>467460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493243" calcext:value-type="float">
            <text:p>493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699" calcext:value-type="float">
            <text:p>498699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6885" calcext:value-type="float">
            <text:p>496885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679" calcext:value-type="float">
            <text:p>497679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475" calcext:value-type="float">
            <text:p>498475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78001" calcext:value-type="float">
            <text:p>478001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954" calcext:value-type="float">
            <text:p>497954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667" calcext:value-type="float">
            <text:p>498667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00886" calcext:value-type="float">
            <text:p>500886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724" calcext:value-type="float">
            <text:p>497724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748" calcext:value-type="float">
            <text:p>411748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404264.4" calcext:value-type="float">
            <text:p>40426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78095" calcext:value-type="float">
            <text:p>378095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80429" calcext:value-type="float">
            <text:p>380429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9184" calcext:value-type="float">
            <text:p>409184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652" calcext:value-type="float">
            <text:p>411652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7997" calcext:value-type="float">
            <text:p>407997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612" calcext:value-type="float">
            <text:p>411612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0697" calcext:value-type="float">
            <text:p>410697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9744" calcext:value-type="float">
            <text:p>409744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486" calcext:value-type="float">
            <text:p>411486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07792" calcext:value-type="float">
            <text:p>1007792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1079207.9" calcext:value-type="float">
            <text:p>107920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9517" calcext:value-type="float">
            <text:p>1109517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6922" calcext:value-type="float">
            <text:p>1106922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09054" calcext:value-type="float">
            <text:p>1009054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10415" calcext:value-type="float">
            <text:p>1110415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9107" calcext:value-type="float">
            <text:p>1109107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12919" calcext:value-type="float">
            <text:p>1112919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8027" calcext:value-type="float">
            <text:p>1108027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7932" calcext:value-type="float">
            <text:p>1107932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10394" calcext:value-type="float">
            <text:p>1010394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4592" calcext:value-type="float">
            <text:p>524592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514092" calcext:value-type="float">
            <text:p>514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386" calcext:value-type="float">
            <text:p>522386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996" calcext:value-type="float">
            <text:p>522996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3804" calcext:value-type="float">
            <text:p>523804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3597" calcext:value-type="float">
            <text:p>523597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923" calcext:value-type="float">
            <text:p>522923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76883" calcext:value-type="float">
            <text:p>476883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891" calcext:value-type="float">
            <text:p>522891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838" calcext:value-type="float">
            <text:p>522838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78010" calcext:value-type="float">
            <text:p>478010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6959" calcext:value-type="float">
            <text:p>436959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425813.4" calcext:value-type="float">
            <text:p>42581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126" calcext:value-type="float">
            <text:p>435126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540" calcext:value-type="float">
            <text:p>400540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7460" calcext:value-type="float">
            <text:p>437460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421" calcext:value-type="float">
            <text:p>400421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8009" calcext:value-type="float">
            <text:p>438009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612" calcext:value-type="float">
            <text:p>400612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456" calcext:value-type="float">
            <text:p>435456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7991" calcext:value-type="float">
            <text:p>437991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560" calcext:value-type="float">
            <text:p>435560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573" calcext:value-type="float">
            <text:p>478573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464827.7" calcext:value-type="float">
            <text:p>46482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29404" calcext:value-type="float">
            <text:p>429404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31878" calcext:value-type="float">
            <text:p>431878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80576" calcext:value-type="float">
            <text:p>480576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81717" calcext:value-type="float">
            <text:p>481717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9436" calcext:value-type="float">
            <text:p>479436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404" calcext:value-type="float">
            <text:p>478404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9732" calcext:value-type="float">
            <text:p>479732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522" calcext:value-type="float">
            <text:p>478522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30035" calcext:value-type="float">
            <text:p>430035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3349" calcext:value-type="float">
            <text:p>543349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511303.6" calcext:value-type="float">
            <text:p>51130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3451" calcext:value-type="float">
            <text:p>543451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0814" calcext:value-type="float">
            <text:p>490814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4269" calcext:value-type="float">
            <text:p>544269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8381" calcext:value-type="float">
            <text:p>488381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2879" calcext:value-type="float">
            <text:p>542879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2041" calcext:value-type="float">
            <text:p>492041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9357" calcext:value-type="float">
            <text:p>489357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8477" calcext:value-type="float">
            <text:p>488477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0018" calcext:value-type="float">
            <text:p>490018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1444" calcext:value-type="float">
            <text:p>701444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669624.4" calcext:value-type="float">
            <text:p>66962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476" calcext:value-type="float">
            <text:p>636476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3387" calcext:value-type="float">
            <text:p>703387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046" calcext:value-type="float">
            <text:p>636046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4740" calcext:value-type="float">
            <text:p>704740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8604" calcext:value-type="float">
            <text:p>638604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3644" calcext:value-type="float">
            <text:p>703644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5822" calcext:value-type="float">
            <text:p>635822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2583" calcext:value-type="float">
            <text:p>702583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3498" calcext:value-type="float">
            <text:p>633498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6953" calcext:value-type="float">
            <text:p>266953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263184.4" calcext:value-type="float">
            <text:p>26318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7990" calcext:value-type="float">
            <text:p>267990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44314" calcext:value-type="float">
            <text:p>244314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8639" calcext:value-type="float">
            <text:p>268639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58433" calcext:value-type="float">
            <text:p>258433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45305" calcext:value-type="float">
            <text:p>245305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9880" calcext:value-type="float">
            <text:p>269880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135" calcext:value-type="float">
            <text:p>270135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049" calcext:value-type="float">
            <text:p>270049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146" calcext:value-type="float">
            <text:p>270146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13" calcext:value-type="float">
            <text:p>9613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9528.2" calcext:value-type="float">
            <text:p>952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91" calcext:value-type="float">
            <text:p>9691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858" calcext:value-type="float">
            <text:p>9858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52" calcext:value-type="float">
            <text:p>9652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513" calcext:value-type="float">
            <text:p>9513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368" calcext:value-type="float">
            <text:p>9368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58" calcext:value-type="float">
            <text:p>9658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453" calcext:value-type="float">
            <text:p>9453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9360" calcext:value-type="float">
            <text:p>29360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28792.2" calcext:value-type="float">
            <text:p>2879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345" calcext:value-type="float">
            <text:p>28345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171" calcext:value-type="float">
            <text:p>28171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243" calcext:value-type="float">
            <text:p>28243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547" calcext:value-type="float">
            <text:p>28547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043" calcext:value-type="float">
            <text:p>28043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30248" calcext:value-type="float">
            <text:p>30248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157" calcext:value-type="float">
            <text:p>28157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529" calcext:value-type="float">
            <text:p>28529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30279" calcext:value-type="float">
            <text:p>30279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852" calcext:value-type="float">
            <text:p>86852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87983.5" calcext:value-type="float">
            <text:p>8798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062" calcext:value-type="float">
            <text:p>87062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298" calcext:value-type="float">
            <text:p>86298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9431" calcext:value-type="float">
            <text:p>89431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90711" calcext:value-type="float">
            <text:p>90711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900" calcext:value-type="float">
            <text:p>87900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356" calcext:value-type="float">
            <text:p>86356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032" calcext:value-type="float">
            <text:p>87032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752" calcext:value-type="float">
            <text:p>87752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272" calcext:value-type="float">
            <text:p>134272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137328.1" calcext:value-type="float">
            <text:p>13732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5934" calcext:value-type="float">
            <text:p>135934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46891" calcext:value-type="float">
            <text:p>146891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238" calcext:value-type="float">
            <text:p>134238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45484" calcext:value-type="float">
            <text:p>145484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6531" calcext:value-type="float">
            <text:p>136531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6501" calcext:value-type="float">
            <text:p>136501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092" calcext:value-type="float">
            <text:p>134092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718" calcext:value-type="float">
            <text:p>134718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620" calcext:value-type="float">
            <text:p>134620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9544" calcext:value-type="float">
            <text:p>609544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606036.4" calcext:value-type="float">
            <text:p>60603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122" calcext:value-type="float">
            <text:p>607122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289" calcext:value-type="float">
            <text:p>607289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5176" calcext:value-type="float">
            <text:p>605176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6129" calcext:value-type="float">
            <text:p>606129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4944" calcext:value-type="float">
            <text:p>604944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5712" calcext:value-type="float">
            <text:p>605712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8353" calcext:value-type="float">
            <text:p>608353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703" calcext:value-type="float">
            <text:p>607703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598392" calcext:value-type="float">
            <text:p>598392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1396.6" calcext:value-type="float">
            <text:p>13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22.4" calcext:value-type="float">
            <text:p>2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0]&lt;&gt;[.A281];AVERAGE([.B271:.B28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1]&lt;&gt;[.A282];AVERAGE([.B272:.B28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2]&lt;&gt;[.A283];AVERAGE([.B273:.B28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3]&lt;&gt;[.A284];AVERAGE([.B274:.B28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4]&lt;&gt;[.A285];AVERAGE([.B275:.B28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5]&lt;&gt;[.A286];AVERAGE([.B276:.B28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6]&lt;&gt;[.A287];AVERAGE([.B277:.B28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7]&lt;&gt;[.A288];AVERAGE([.B278:.B28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8]&lt;&gt;[.A289];AVERAGE([.B279:.B28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9]&lt;&gt;[.A290];AVERAGE([.B280:.B28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0]&lt;&gt;[.A291];AVERAGE([.B281:.B29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1]&lt;&gt;[.A292];AVERAGE([.B282:.B29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2]&lt;&gt;[.A293];AVERAGE([.B283:.B29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3]&lt;&gt;[.A294];AVERAGE([.B284:.B29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4]&lt;&gt;[.A295];AVERAGE([.B285:.B29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5]&lt;&gt;[.A296];AVERAGE([.B286:.B29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6]&lt;&gt;[.A297];AVERAGE([.B287:.B29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7]&lt;&gt;[.A298];AVERAGE([.B288:.B29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8]&lt;&gt;[.A299];AVERAGE([.B289:.B29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9]&lt;&gt;[.A300];AVERAGE([.B290:.B29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0]&lt;&gt;[.A301];AVERAGE([.B291:.B30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1]&lt;&gt;[.A302];AVERAGE([.B292:.B30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2]&lt;&gt;[.A303];AVERAGE([.B293:.B30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3]&lt;&gt;[.A304];AVERAGE([.B294:.B30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4]&lt;&gt;[.A305];AVERAGE([.B295:.B30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5]&lt;&gt;[.A306];AVERAGE([.B296:.B30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6]&lt;&gt;[.A307];AVERAGE([.B297:.B30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7]&lt;&gt;[.A308];AVERAGE([.B298:.B30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8]&lt;&gt;[.A309];AVERAGE([.B299:.B30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9]&lt;&gt;[.A310];AVERAGE([.B300:.B30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0]&lt;&gt;[.A311];AVERAGE([.B301:.B31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1]&lt;&gt;[.A312];AVERAGE([.B302:.B3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2]&lt;&gt;[.A313];AVERAGE([.B303:.B3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3]&lt;&gt;[.A314];AVERAGE([.B304:.B3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4]&lt;&gt;[.A315];AVERAGE([.B305:.B3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5]&lt;&gt;[.A316];AVERAGE([.B306:.B3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6]&lt;&gt;[.A317];AVERAGE([.B307:.B3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7]&lt;&gt;[.A318];AVERAGE([.B308:.B3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8]&lt;&gt;[.A319];AVERAGE([.B309:.B3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9]&lt;&gt;[.A320];AVERAGE([.B310:.B3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0]&lt;&gt;[.A321];AVERAGE([.B311:.B32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1]&lt;&gt;[.A322];AVERAGE([.B312:.B3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2]&lt;&gt;[.A323];AVERAGE([.B313:.B3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3]&lt;&gt;[.A324];AVERAGE([.B314:.B3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4]&lt;&gt;[.A325];AVERAGE([.B315:.B3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5]&lt;&gt;[.A326];AVERAGE([.B316:.B3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6]&lt;&gt;[.A327];AVERAGE([.B317:.B3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7]&lt;&gt;[.A328];AVERAGE([.B318:.B3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8]&lt;&gt;[.A329];AVERAGE([.B319:.B3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9]&lt;&gt;[.A330];AVERAGE([.B320:.B3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0]&lt;&gt;[.A331];AVERAGE([.B321:.B33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1]&lt;&gt;[.A332];AVERAGE([.B322:.B3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2]&lt;&gt;[.A333];AVERAGE([.B323:.B3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3]&lt;&gt;[.A334];AVERAGE([.B324:.B3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4]&lt;&gt;[.A335];AVERAGE([.B325:.B3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5]&lt;&gt;[.A336];AVERAGE([.B326:.B3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6]&lt;&gt;[.A337];AVERAGE([.B327:.B3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7]&lt;&gt;[.A338];AVERAGE([.B328:.B3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8]&lt;&gt;[.A339];AVERAGE([.B329:.B3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9]&lt;&gt;[.A340];AVERAGE([.B330:.B3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0]&lt;&gt;[.A341];AVERAGE([.B331:.B34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1]&lt;&gt;[.A342];AVERAGE([.B332:.B3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2]&lt;&gt;[.A343];AVERAGE([.B333:.B3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3]&lt;&gt;[.A344];AVERAGE([.B334:.B3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4]&lt;&gt;[.A345];AVERAGE([.B335:.B3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5]&lt;&gt;[.A346];AVERAGE([.B336:.B3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6]&lt;&gt;[.A347];AVERAGE([.B337:.B3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7]&lt;&gt;[.A348];AVERAGE([.B338:.B3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8]&lt;&gt;[.A349];AVERAGE([.B339:.B3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9]&lt;&gt;[.A350];AVERAGE([.B340:.B3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0]&lt;&gt;[.A351];AVERAGE([.B341:.B35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1]&lt;&gt;[.A352];AVERAGE([.B342:.B3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2]&lt;&gt;[.A353];AVERAGE([.B343:.B3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3]&lt;&gt;[.A354];AVERAGE([.B344:.B3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4]&lt;&gt;[.A355];AVERAGE([.B345:.B3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5]&lt;&gt;[.A356];AVERAGE([.B346:.B3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6]&lt;&gt;[.A357];AVERAGE([.B347:.B3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7]&lt;&gt;[.A358];AVERAGE([.B348:.B3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8]&lt;&gt;[.A359];AVERAGE([.B349:.B3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9]&lt;&gt;[.A360];AVERAGE([.B350:.B3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60]&lt;&gt;[.A361];AVERAGE([.B351:.B36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61]&lt;&gt;[.A362];AVERAGE([.B352:.B361]); &quot; &quot;)" office:value-type="string" office:string-value=" " calcext:value-type="string">
            <text:p><text:s/></text:p>
          </table:table-cell>
          <table:table-cell table:number-columns-repeated="2"/>
        </table:table-row>
      </table:table>
      <table:table table:name="NEW_VS_NEW_OPT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7"/>
        <table:table-column table:style-name="co4" table:default-cell-style-name="Default"/>
        <table:table-column table:style-name="co4" table:number-columns-repeated="2" table:default-cell-style-name="ce8"/>
        <table:table-row table:style-name="ro1">
          <table:table-cell/>
          <table:table-cell office:value-type="string" calcext:value-type="string" table:number-columns-spanned="2" table:number-rows-spanned="1">
            <text:p>NEW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new_input.D&quot; &amp; (ROW()-3) *10+1)" office:value-type="float" office:value="664024.7" calcext:value-type="float">
            <text:p>664024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49472" calcext:value-type="float">
            <text:p>449472</text:p>
          </table:table-cell>
          <table:table-cell office:value-type="string" calcext:value-type="string">
            <text:p>us</text:p>
          </table:table-cell>
          <table:table-cell table:formula="of:=IF([.B3]&lt;[.D3];&quot;NEW&quot;;&quot;NEW_OPT&quot;)" office:value-type="string" office:string-value="NEW_OPT" calcext:value-type="string">
            <text:p>NEW_OPT</text:p>
          </table:table-cell>
          <table:table-cell table:formula="of:=IF([.B3]&lt;[.D3];([.D3]-[.B3])/[.D3];([.B3]-[.D3])/[.B3])" office:value-type="percentage" office:value="0.32310951685984" calcext:value-type="percentage">
            <text:p>32.3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new_input.D&quot; &amp; (ROW()-3) *10+1)" office:value-type="float" office:value="1590951.6" calcext:value-type="float">
            <text:p>1590951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287657.7" calcext:value-type="float">
            <text:p>1287657.7</text:p>
          </table:table-cell>
          <table:table-cell office:value-type="string" calcext:value-type="string">
            <text:p>us</text:p>
          </table:table-cell>
          <table:table-cell table:formula="of:=IF([.B4]&lt;[.D4];&quot;NEW&quot;;&quot;NEW_OPT&quot;)" office:value-type="string" office:string-value="NEW_OPT" calcext:value-type="string">
            <text:p>NEW_OPT</text:p>
          </table:table-cell>
          <table:table-cell table:formula="of:=IF([.B4]&lt;[.D4];([.D4]-[.B4])/[.D4];([.B4]-[.D4])/[.B4])" office:value-type="percentage" office:value="0.190636786185073" calcext:value-type="percentage">
            <text:p>19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new_input.D&quot; &amp; (ROW()-3) *10+1)" office:value-type="float" office:value="747855.4" calcext:value-type="float">
            <text:p>747855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27747.9" calcext:value-type="float">
            <text:p>627747.9</text:p>
          </table:table-cell>
          <table:table-cell office:value-type="string" calcext:value-type="string">
            <text:p>us</text:p>
          </table:table-cell>
          <table:table-cell table:formula="of:=IF([.B5]&lt;[.D5];&quot;NEW&quot;;&quot;NEW_OPT&quot;)" office:value-type="string" office:string-value="NEW_OPT" calcext:value-type="string">
            <text:p>NEW_OPT</text:p>
          </table:table-cell>
          <table:table-cell table:formula="of:=IF([.B5]&lt;[.D5];([.D5]-[.B5])/[.D5];([.B5]-[.D5])/[.B5])" office:value-type="percentage" office:value="0.16060257103178" calcext:value-type="percentage">
            <text:p>16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new_input.D&quot; &amp; (ROW()-3) *10+1)" office:value-type="float" office:value="620032" calcext:value-type="float">
            <text:p>62003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22928.7" calcext:value-type="float">
            <text:p>522928.7</text:p>
          </table:table-cell>
          <table:table-cell office:value-type="string" calcext:value-type="string">
            <text:p>us</text:p>
          </table:table-cell>
          <table:table-cell table:formula="of:=IF([.B6]&lt;[.D6];&quot;NEW&quot;;&quot;NEW_OPT&quot;)" office:value-type="string" office:string-value="NEW_OPT" calcext:value-type="string">
            <text:p>NEW_OPT</text:p>
          </table:table-cell>
          <table:table-cell table:formula="of:=IF([.B6]&lt;[.D6];([.D6]-[.B6])/[.D6];([.B6]-[.D6])/[.B6])" office:value-type="percentage" office:value="0.156610142702312" calcext:value-type="percentage">
            <text:p>15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new_input.D&quot; &amp; (ROW()-3) *10+1)" office:value-type="float" office:value="961106.4" calcext:value-type="float">
            <text:p>961106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727164.9" calcext:value-type="float">
            <text:p>727164.9</text:p>
          </table:table-cell>
          <table:table-cell office:value-type="string" calcext:value-type="string">
            <text:p>us</text:p>
          </table:table-cell>
          <table:table-cell table:formula="of:=IF([.B7]&lt;[.D7];&quot;NEW&quot;;&quot;NEW_OPT&quot;)" office:value-type="string" office:string-value="NEW_OPT" calcext:value-type="string">
            <text:p>NEW_OPT</text:p>
          </table:table-cell>
          <table:table-cell table:formula="of:=IF([.B7]&lt;[.D7];([.D7]-[.B7])/[.D7];([.B7]-[.D7])/[.B7])" office:value-type="percentage" office:value="0.243408534164376" calcext:value-type="percentage">
            <text:p>24.3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new_input.D&quot; &amp; (ROW()-3) *10+1)" office:value-type="float" office:value="436101.6" calcext:value-type="float">
            <text:p>436101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30537.4" calcext:value-type="float">
            <text:p>330537.4</text:p>
          </table:table-cell>
          <table:table-cell office:value-type="string" calcext:value-type="string">
            <text:p>us</text:p>
          </table:table-cell>
          <table:table-cell table:formula="of:=IF([.B8]&lt;[.D8];&quot;NEW&quot;;&quot;NEW_OPT&quot;)" office:value-type="string" office:string-value="NEW_OPT" calcext:value-type="string">
            <text:p>NEW_OPT</text:p>
          </table:table-cell>
          <table:table-cell table:formula="of:=IF([.B8]&lt;[.D8];([.D8]-[.B8])/[.D8];([.B8]-[.D8])/[.B8])" office:value-type="percentage" office:value="0.242063317355405" calcext:value-type="percentage">
            <text:p>24.2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new_input.D&quot; &amp; (ROW()-3) *10+1)" office:value-type="float" office:value="358188.3" calcext:value-type="float">
            <text:p>358188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76870.8" calcext:value-type="float">
            <text:p>276870.8</text:p>
          </table:table-cell>
          <table:table-cell office:value-type="string" calcext:value-type="string">
            <text:p>us</text:p>
          </table:table-cell>
          <table:table-cell table:formula="of:=IF([.B9]&lt;[.D9];&quot;NEW&quot;;&quot;NEW_OPT&quot;)" office:value-type="string" office:string-value="NEW_OPT" calcext:value-type="string">
            <text:p>NEW_OPT</text:p>
          </table:table-cell>
          <table:table-cell table:formula="of:=IF([.B9]&lt;[.D9];([.D9]-[.B9])/[.D9];([.B9]-[.D9])/[.B9])" office:value-type="percentage" office:value="0.227024444963724" calcext:value-type="percentage">
            <text:p>22.7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new_input.D&quot; &amp; (ROW()-3) *10+1)" office:value-type="float" office:value="1111679" calcext:value-type="float">
            <text:p>111167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54211.2" calcext:value-type="float">
            <text:p>854211.2</text:p>
          </table:table-cell>
          <table:table-cell office:value-type="string" calcext:value-type="string">
            <text:p>us</text:p>
          </table:table-cell>
          <table:table-cell table:formula="of:=IF([.B10]&lt;[.D10];&quot;NEW&quot;;&quot;NEW_OPT&quot;)" office:value-type="string" office:string-value="NEW_OPT" calcext:value-type="string">
            <text:p>NEW_OPT</text:p>
          </table:table-cell>
          <table:table-cell table:formula="of:=IF([.B10]&lt;[.D10];([.D10]-[.B10])/[.D10];([.B10]-[.D10])/[.B10])" office:value-type="percentage" office:value="0.231602647886665" calcext:value-type="percentage">
            <text:p>23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new_input.D&quot; &amp; (ROW()-3) *10+1)" office:value-type="float" office:value="508712.4" calcext:value-type="float">
            <text:p>508712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2674.6" calcext:value-type="float">
            <text:p>402674.6</text:p>
          </table:table-cell>
          <table:table-cell office:value-type="string" calcext:value-type="string">
            <text:p>us</text:p>
          </table:table-cell>
          <table:table-cell table:formula="of:=IF([.B11]&lt;[.D11];&quot;NEW&quot;;&quot;NEW_OPT&quot;)" office:value-type="string" office:string-value="NEW_OPT" calcext:value-type="string">
            <text:p>NEW_OPT</text:p>
          </table:table-cell>
          <table:table-cell table:formula="of:=IF([.B11]&lt;[.D11];([.D11]-[.B11])/[.D11];([.B11]-[.D11])/[.B11])" office:value-type="percentage" office:value="0.208443513466548" calcext:value-type="percentage">
            <text:p>20.8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new_input.D&quot; &amp; (ROW()-3) *10+1)" office:value-type="float" office:value="417912.1" calcext:value-type="float">
            <text:p>417912.1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27931.7" calcext:value-type="float">
            <text:p>327931.7</text:p>
          </table:table-cell>
          <table:table-cell office:value-type="string" calcext:value-type="string">
            <text:p>us</text:p>
          </table:table-cell>
          <table:table-cell table:formula="of:=IF([.B12]&lt;[.D12];&quot;NEW&quot;;&quot;NEW_OPT&quot;)" office:value-type="string" office:string-value="NEW_OPT" calcext:value-type="string">
            <text:p>NEW_OPT</text:p>
          </table:table-cell>
          <table:table-cell table:formula="of:=IF([.B12]&lt;[.D12];([.D12]-[.B12])/[.D12];([.B12]-[.D12])/[.B12])" office:value-type="percentage" office:value="0.215309391616084" calcext:value-type="percentage">
            <text:p>21.5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new_input.D&quot; &amp; (ROW()-3) *10+1)" office:value-type="float" office:value="1287487" calcext:value-type="float">
            <text:p>128748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18383" calcext:value-type="float">
            <text:p>1018383</text:p>
          </table:table-cell>
          <table:table-cell office:value-type="string" calcext:value-type="string">
            <text:p>us</text:p>
          </table:table-cell>
          <table:table-cell table:formula="of:=IF([.B13]&lt;[.D13];&quot;NEW&quot;;&quot;NEW_OPT&quot;)" office:value-type="string" office:string-value="NEW_OPT" calcext:value-type="string">
            <text:p>NEW_OPT</text:p>
          </table:table-cell>
          <table:table-cell table:formula="of:=IF([.B13]&lt;[.D13];([.D13]-[.B13])/[.D13];([.B13]-[.D13])/[.B13])" office:value-type="percentage" office:value="0.209014925975952" calcext:value-type="percentage">
            <text:p>20.9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new_input.D&quot; &amp; (ROW()-3) *10+1)" office:value-type="float" office:value="600751.9" calcext:value-type="float">
            <text:p>600751.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93243" calcext:value-type="float">
            <text:p>493243</text:p>
          </table:table-cell>
          <table:table-cell office:value-type="string" calcext:value-type="string">
            <text:p>us</text:p>
          </table:table-cell>
          <table:table-cell table:formula="of:=IF([.B14]&lt;[.D14];&quot;NEW&quot;;&quot;NEW_OPT&quot;)" office:value-type="string" office:string-value="NEW_OPT" calcext:value-type="string">
            <text:p>NEW_OPT</text:p>
          </table:table-cell>
          <table:table-cell table:formula="of:=IF([.B14]&lt;[.D14];([.D14]-[.B14])/[.D14];([.B14]-[.D14])/[.B14])" office:value-type="percentage" office:value="0.178957236756138" calcext:value-type="percentage">
            <text:p>17.9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new_input.D&quot; &amp; (ROW()-3) *10+1)" office:value-type="float" office:value="490969.4" calcext:value-type="float">
            <text:p>490969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4264.4" calcext:value-type="float">
            <text:p>404264.4</text:p>
          </table:table-cell>
          <table:table-cell office:value-type="string" calcext:value-type="string">
            <text:p>us</text:p>
          </table:table-cell>
          <table:table-cell table:formula="of:=IF([.B15]&lt;[.D15];&quot;NEW&quot;;&quot;NEW_OPT&quot;)" office:value-type="string" office:string-value="NEW_OPT" calcext:value-type="string">
            <text:p>NEW_OPT</text:p>
          </table:table-cell>
          <table:table-cell table:formula="of:=IF([.B15]&lt;[.D15];([.D15]-[.B15])/[.D15];([.B15]-[.D15])/[.B15])" office:value-type="percentage" office:value="0.176599600708313" calcext:value-type="percentage">
            <text:p>17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new_input.D&quot; &amp; (ROW()-3) *10+1)" office:value-type="float" office:value="1343734.5" calcext:value-type="float">
            <text:p>1343734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79207.9" calcext:value-type="float">
            <text:p>1079207.9</text:p>
          </table:table-cell>
          <table:table-cell office:value-type="string" calcext:value-type="string">
            <text:p>us</text:p>
          </table:table-cell>
          <table:table-cell table:formula="of:=IF([.B16]&lt;[.D16];&quot;NEW&quot;;&quot;NEW_OPT&quot;)" office:value-type="string" office:string-value="NEW_OPT" calcext:value-type="string">
            <text:p>NEW_OPT</text:p>
          </table:table-cell>
          <table:table-cell table:formula="of:=IF([.B16]&lt;[.D16];([.D16]-[.B16])/[.D16];([.B16]-[.D16])/[.B16])" office:value-type="percentage" office:value="0.196859275400014" calcext:value-type="percentage">
            <text:p>19.6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new_input.D&quot; &amp; (ROW()-3) *10+1)" office:value-type="float" office:value="640578.7" calcext:value-type="float">
            <text:p>640578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4092" calcext:value-type="float">
            <text:p>514092</text:p>
          </table:table-cell>
          <table:table-cell office:value-type="string" calcext:value-type="string">
            <text:p>us</text:p>
          </table:table-cell>
          <table:table-cell table:formula="of:=IF([.B17]&lt;[.D17];&quot;NEW&quot;;&quot;NEW_OPT&quot;)" office:value-type="string" office:string-value="NEW_OPT" calcext:value-type="string">
            <text:p>NEW_OPT</text:p>
          </table:table-cell>
          <table:table-cell table:formula="of:=IF([.B17]&lt;[.D17];([.D17]-[.B17])/[.D17];([.B17]-[.D17])/[.B17])" office:value-type="percentage" office:value="0.197456924496553" calcext:value-type="percentage">
            <text:p>19.7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new_input.D&quot; &amp; (ROW()-3) *10+1)" office:value-type="float" office:value="518245.8" calcext:value-type="float">
            <text:p>51824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25813.4" calcext:value-type="float">
            <text:p>425813.4</text:p>
          </table:table-cell>
          <table:table-cell office:value-type="string" calcext:value-type="string">
            <text:p>us</text:p>
          </table:table-cell>
          <table:table-cell table:formula="of:=IF([.B18]&lt;[.D18];&quot;NEW&quot;;&quot;NEW_OPT&quot;)" office:value-type="string" office:string-value="NEW_OPT" calcext:value-type="string">
            <text:p>NEW_OPT</text:p>
          </table:table-cell>
          <table:table-cell table:formula="of:=IF([.B18]&lt;[.D18];([.D18]-[.B18])/[.D18];([.B18]-[.D18])/[.B18])" office:value-type="percentage" office:value="0.178356293480815" calcext:value-type="percentage">
            <text:p>17.8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new_input.D&quot; &amp; (ROW()-3) *10+1)" office:value-type="float" office:value="677441.8" calcext:value-type="float">
            <text:p>677441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64827.7" calcext:value-type="float">
            <text:p>464827.7</text:p>
          </table:table-cell>
          <table:table-cell office:value-type="string" calcext:value-type="string">
            <text:p>us</text:p>
          </table:table-cell>
          <table:table-cell table:formula="of:=IF([.B19]&lt;[.D19];&quot;NEW&quot;;&quot;NEW_OPT&quot;)" office:value-type="string" office:string-value="NEW_OPT" calcext:value-type="string">
            <text:p>NEW_OPT</text:p>
          </table:table-cell>
          <table:table-cell table:formula="of:=IF([.B19]&lt;[.D19];([.D19]-[.B19])/[.D19];([.B19]-[.D19])/[.B19])" office:value-type="percentage" office:value="0.313848510676489" calcext:value-type="percentage">
            <text:p>31.3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new_input.D&quot; &amp; (ROW()-3) *10+1)" office:value-type="float" office:value="739233.3" calcext:value-type="float">
            <text:p>739233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1303.6" calcext:value-type="float">
            <text:p>511303.6</text:p>
          </table:table-cell>
          <table:table-cell office:value-type="string" calcext:value-type="string">
            <text:p>us</text:p>
          </table:table-cell>
          <table:table-cell table:formula="of:=IF([.B20]&lt;[.D20];&quot;NEW&quot;;&quot;NEW_OPT&quot;)" office:value-type="string" office:string-value="NEW_OPT" calcext:value-type="string">
            <text:p>NEW_OPT</text:p>
          </table:table-cell>
          <table:table-cell table:formula="of:=IF([.B20]&lt;[.D20];([.D20]-[.B20])/[.D20];([.B20]-[.D20])/[.B20])" office:value-type="percentage" office:value="0.308332565646055" calcext:value-type="percentage">
            <text:p>30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new_input.D&quot; &amp; (ROW()-3) *10+1)" office:value-type="float" office:value="896834.6" calcext:value-type="float">
            <text:p>896834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69624.4" calcext:value-type="float">
            <text:p>669624.4</text:p>
          </table:table-cell>
          <table:table-cell office:value-type="string" calcext:value-type="string">
            <text:p>us</text:p>
          </table:table-cell>
          <table:table-cell table:formula="of:=IF([.B21]&lt;[.D21];&quot;NEW&quot;;&quot;NEW_OPT&quot;)" office:value-type="string" office:string-value="NEW_OPT" calcext:value-type="string">
            <text:p>NEW_OPT</text:p>
          </table:table-cell>
          <table:table-cell table:formula="of:=IF([.B21]&lt;[.D21];([.D21]-[.B21])/[.D21];([.B21]-[.D21])/[.B21])" office:value-type="percentage" office:value="0.253346826716989" calcext:value-type="percentage">
            <text:p>25.3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new_input.D&quot; &amp; (ROW()-3) *10+1)" office:value-type="float" office:value="342237.8" calcext:value-type="float">
            <text:p>342237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63184.4" calcext:value-type="float">
            <text:p>263184.4</text:p>
          </table:table-cell>
          <table:table-cell office:value-type="string" calcext:value-type="string">
            <text:p>us</text:p>
          </table:table-cell>
          <table:table-cell table:formula="of:=IF([.B22]&lt;[.D22];&quot;NEW&quot;;&quot;NEW_OPT&quot;)" office:value-type="string" office:string-value="NEW_OPT" calcext:value-type="string">
            <text:p>NEW_OPT</text:p>
          </table:table-cell>
          <table:table-cell table:formula="of:=IF([.B22]&lt;[.D22];([.D22]-[.B22])/[.D22];([.B22]-[.D22])/[.B22])" office:value-type="percentage" office:value="0.230989680274943" calcext:value-type="percentage">
            <text:p>23.1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new_input.D&quot; &amp; (ROW()-3) *10+1)" office:value-type="float" office:value="29620.8" calcext:value-type="float">
            <text:p>2962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9528.2" calcext:value-type="float">
            <text:p>9528.2</text:p>
          </table:table-cell>
          <table:table-cell office:value-type="string" calcext:value-type="string">
            <text:p>us</text:p>
          </table:table-cell>
          <table:table-cell table:formula="of:=IF([.B23]&lt;[.D23];&quot;NEW&quot;;&quot;NEW_OPT&quot;)" office:value-type="string" office:string-value="NEW_OPT" calcext:value-type="string">
            <text:p>NEW_OPT</text:p>
          </table:table-cell>
          <table:table-cell table:formula="of:=IF([.B23]&lt;[.D23];([.D23]-[.B23])/[.D23];([.B23]-[.D23])/[.B23])" office:value-type="percentage" office:value="0.678327391562686" calcext:value-type="percentage">
            <text:p>67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new_input.D&quot; &amp; (ROW()-3) *10+1)" office:value-type="float" office:value="47685.7" calcext:value-type="float">
            <text:p>47685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8792.2" calcext:value-type="float">
            <text:p>28792.2</text:p>
          </table:table-cell>
          <table:table-cell office:value-type="string" calcext:value-type="string">
            <text:p>us</text:p>
          </table:table-cell>
          <table:table-cell table:formula="of:=IF([.B24]&lt;[.D24];&quot;NEW&quot;;&quot;NEW_OPT&quot;)" office:value-type="string" office:string-value="NEW_OPT" calcext:value-type="string">
            <text:p>NEW_OPT</text:p>
          </table:table-cell>
          <table:table-cell table:formula="of:=IF([.B24]&lt;[.D24];([.D24]-[.B24])/[.D24];([.B24]-[.D24])/[.B24])" office:value-type="percentage" office:value="0.396208926365766" calcext:value-type="percentage">
            <text:p>39.6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new_input.D&quot; &amp; (ROW()-3) *10+1)" office:value-type="float" office:value="142510.8" calcext:value-type="float">
            <text:p>14251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7983.5" calcext:value-type="float">
            <text:p>87983.5</text:p>
          </table:table-cell>
          <table:table-cell office:value-type="string" calcext:value-type="string">
            <text:p>us</text:p>
          </table:table-cell>
          <table:table-cell table:formula="of:=IF([.B25]&lt;[.D25];&quot;NEW&quot;;&quot;NEW_OPT&quot;)" office:value-type="string" office:string-value="NEW_OPT" calcext:value-type="string">
            <text:p>NEW_OPT</text:p>
          </table:table-cell>
          <table:table-cell table:formula="of:=IF([.B25]&lt;[.D25];([.D25]-[.B25])/[.D25];([.B25]-[.D25])/[.B25])" office:value-type="percentage" office:value="0.382618720826772" calcext:value-type="percentage">
            <text:p>38.2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new_input.D&quot; &amp; (ROW()-3) *10+1)" office:value-type="float" office:value="202289.6" calcext:value-type="float">
            <text:p>202289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7328.1" calcext:value-type="float">
            <text:p>137328.1</text:p>
          </table:table-cell>
          <table:table-cell office:value-type="string" calcext:value-type="string">
            <text:p>us</text:p>
          </table:table-cell>
          <table:table-cell table:formula="of:=IF([.B26]&lt;[.D26];&quot;NEW&quot;;&quot;NEW_OPT&quot;)" office:value-type="string" office:string-value="NEW_OPT" calcext:value-type="string">
            <text:p>NEW_OPT</text:p>
          </table:table-cell>
          <table:table-cell table:formula="of:=IF([.B26]&lt;[.D26];([.D26]-[.B26])/[.D26];([.B26]-[.D26])/[.B26])" office:value-type="percentage" office:value="0.321131190135331" calcext:value-type="percentage">
            <text:p>32.1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new_input.D&quot; &amp; (ROW()-3) *10+1)" office:value-type="float" office:value="789949.8" calcext:value-type="float">
            <text:p>789949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06036.4" calcext:value-type="float">
            <text:p>606036.4</text:p>
          </table:table-cell>
          <table:table-cell office:value-type="string" calcext:value-type="string">
            <text:p>us</text:p>
          </table:table-cell>
          <table:table-cell table:formula="of:=IF([.B27]&lt;[.D27];&quot;NEW&quot;;&quot;NEW_OPT&quot;)" office:value-type="string" office:string-value="NEW_OPT" calcext:value-type="string">
            <text:p>NEW_OPT</text:p>
          </table:table-cell>
          <table:table-cell table:formula="of:=IF([.B27]&lt;[.D27];([.D27]-[.B27])/[.D27];([.B27]-[.D27])/[.B27])" office:value-type="percentage" office:value="0.232816566318518" calcext:value-type="percentage">
            <text:p>23.2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new_input.D&quot; &amp; (ROW()-3) *10+1)" office:value-type="float" office:value="3078.4" calcext:value-type="float">
            <text:p>3078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96.6" calcext:value-type="float">
            <text:p>1396.6</text:p>
          </table:table-cell>
          <table:table-cell office:value-type="string" calcext:value-type="string">
            <text:p>us</text:p>
          </table:table-cell>
          <table:table-cell table:formula="of:=IF([.B28]&lt;[.D28];&quot;NEW&quot;;&quot;NEW_OPT&quot;)" office:value-type="string" office:string-value="NEW_OPT" calcext:value-type="string">
            <text:p>NEW_OPT</text:p>
          </table:table-cell>
          <table:table-cell table:formula="of:=IF([.B28]&lt;[.D28];([.D28]-[.B28])/[.D28];([.B28]-[.D28])/[.B28])" office:value-type="percentage" office:value="0.546322765072765" calcext:value-type="percentage">
            <text:p>54.6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new_input.D&quot; &amp; (ROW()-3) *10+1)" office:value-type="float" office:value="50.2" calcext:value-type="float">
            <text:p>50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2.4" calcext:value-type="float">
            <text:p>22.4</text:p>
          </table:table-cell>
          <table:table-cell office:value-type="string" calcext:value-type="string">
            <text:p>us</text:p>
          </table:table-cell>
          <table:table-cell table:formula="of:=IF([.B29]&lt;[.D29];&quot;NEW&quot;;&quot;NEW_OPT&quot;)" office:value-type="string" office:string-value="NEW_OPT" calcext:value-type="string">
            <text:p>NEW_OPT</text:p>
          </table:table-cell>
          <table:table-cell table:formula="of:=IF([.B29]&lt;[.D29];([.D29]-[.B29])/[.D29];([.B29]-[.D29])/[.B29])" office:value-type="percentage" office:value="0.553784860557769" calcext:value-type="percentage">
            <text:p>55.38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_OPT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FIRST_VS_NEW_OPT" table:style-name="ta1">
        <table:table-column table:style-name="co10" table:default-cell-style-name="Default"/>
        <table:table-column table:style-name="co4" table:number-columns-repeated="5" table:default-cell-style-name="Default"/>
        <table:table-column table:style-name="co4" table:default-cell-style-name="ce7"/>
        <table:table-row table:style-name="ro1">
          <table:table-cell/>
          <table:table-cell office:value-type="string" calcext:value-type="string" table:number-columns-spanned="2" table:number-rows-spanned="1">
            <text:p>JSON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49472" calcext:value-type="float">
            <text:p>449472</text:p>
          </table:table-cell>
          <table:table-cell office:value-type="string" calcext:value-type="string">
            <text:p>us</text:p>
          </table:table-cell>
          <table:table-cell table:formula="of:=IF([.B3]&lt;[.D3];&quot;NEW&quot;;&quot;NEW_OPT&quot;)" office:value-type="string" office:string-value="NEW_OPT" calcext:value-type="string">
            <text:p>NEW_OPT</text:p>
          </table:table-cell>
          <table:table-cell table:formula="of:=IF([.B3]&lt;[.D3];([.D3]-[.B3])/[.D3];([.B3]-[.D3])/[.B3])" office:value-type="percentage" office:value="0.89899740080191" calcext:value-type="percentage">
            <text:p>89.9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287657.7" calcext:value-type="float">
            <text:p>1287657.7</text:p>
          </table:table-cell>
          <table:table-cell office:value-type="string" calcext:value-type="string">
            <text:p>us</text:p>
          </table:table-cell>
          <table:table-cell table:formula="of:=IF([.B4]&lt;[.D4];&quot;NEW&quot;;&quot;NEW_OPT&quot;)" office:value-type="string" office:string-value="NEW_OPT" calcext:value-type="string">
            <text:p>NEW_OPT</text:p>
          </table:table-cell>
          <table:table-cell table:formula="of:=IF([.B4]&lt;[.D4];([.D4]-[.B4])/[.D4];([.B4]-[.D4])/[.B4])" office:value-type="percentage" office:value="0.886924185615977" calcext:value-type="percentage">
            <text:p>88.69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27747.9" calcext:value-type="float">
            <text:p>627747.9</text:p>
          </table:table-cell>
          <table:table-cell office:value-type="string" calcext:value-type="string">
            <text:p>us</text:p>
          </table:table-cell>
          <table:table-cell table:formula="of:=IF([.B5]&lt;[.D5];&quot;NEW&quot;;&quot;NEW_OPT&quot;)" office:value-type="string" office:string-value="NEW_OPT" calcext:value-type="string">
            <text:p>NEW_OPT</text:p>
          </table:table-cell>
          <table:table-cell table:formula="of:=IF([.B5]&lt;[.D5];([.D5]-[.B5])/[.D5];([.B5]-[.D5])/[.B5])" office:value-type="percentage" office:value="0.876098209733047" calcext:value-type="percentage">
            <text:p>87.6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22928.7" calcext:value-type="float">
            <text:p>522928.7</text:p>
          </table:table-cell>
          <table:table-cell office:value-type="string" calcext:value-type="string">
            <text:p>us</text:p>
          </table:table-cell>
          <table:table-cell table:formula="of:=IF([.B6]&lt;[.D6];&quot;NEW&quot;;&quot;NEW_OPT&quot;)" office:value-type="string" office:string-value="NEW_OPT" calcext:value-type="string">
            <text:p>NEW_OPT</text:p>
          </table:table-cell>
          <table:table-cell table:formula="of:=IF([.B6]&lt;[.D6];([.D6]-[.B6])/[.D6];([.B6]-[.D6])/[.B6])" office:value-type="percentage" office:value="0.872427359187319" calcext:value-type="percentage">
            <text:p>87.2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727164.9" calcext:value-type="float">
            <text:p>727164.9</text:p>
          </table:table-cell>
          <table:table-cell office:value-type="string" calcext:value-type="string">
            <text:p>us</text:p>
          </table:table-cell>
          <table:table-cell table:formula="of:=IF([.B7]&lt;[.D7];&quot;NEW&quot;;&quot;NEW_OPT&quot;)" office:value-type="string" office:string-value="NEW_OPT" calcext:value-type="string">
            <text:p>NEW_OPT</text:p>
          </table:table-cell>
          <table:table-cell table:formula="of:=IF([.B7]&lt;[.D7];([.D7]-[.B7])/[.D7];([.B7]-[.D7])/[.B7])" office:value-type="percentage" office:value="0.893217881881206" calcext:value-type="percentage">
            <text:p>89.3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30537.4" calcext:value-type="float">
            <text:p>330537.4</text:p>
          </table:table-cell>
          <table:table-cell office:value-type="string" calcext:value-type="string">
            <text:p>us</text:p>
          </table:table-cell>
          <table:table-cell table:formula="of:=IF([.B8]&lt;[.D8];&quot;NEW&quot;;&quot;NEW_OPT&quot;)" office:value-type="string" office:string-value="NEW_OPT" calcext:value-type="string">
            <text:p>NEW_OPT</text:p>
          </table:table-cell>
          <table:table-cell table:formula="of:=IF([.B8]&lt;[.D8];([.D8]-[.B8])/[.D8];([.B8]-[.D8])/[.B8])" office:value-type="percentage" office:value="0.892708175497489" calcext:value-type="percentage">
            <text:p>89.2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76870.8" calcext:value-type="float">
            <text:p>276870.8</text:p>
          </table:table-cell>
          <table:table-cell office:value-type="string" calcext:value-type="string">
            <text:p>us</text:p>
          </table:table-cell>
          <table:table-cell table:formula="of:=IF([.B9]&lt;[.D9];&quot;NEW&quot;;&quot;NEW_OPT&quot;)" office:value-type="string" office:string-value="NEW_OPT" calcext:value-type="string">
            <text:p>NEW_OPT</text:p>
          </table:table-cell>
          <table:table-cell table:formula="of:=IF([.B9]&lt;[.D9];([.D9]-[.B9])/[.D9];([.B9]-[.D9])/[.B9])" office:value-type="percentage" office:value="0.88738131335698" calcext:value-type="percentage">
            <text:p>88.7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54211.2" calcext:value-type="float">
            <text:p>854211.2</text:p>
          </table:table-cell>
          <table:table-cell office:value-type="string" calcext:value-type="string">
            <text:p>us</text:p>
          </table:table-cell>
          <table:table-cell table:formula="of:=IF([.B10]&lt;[.D10];&quot;NEW&quot;;&quot;NEW_OPT&quot;)" office:value-type="string" office:string-value="NEW_OPT" calcext:value-type="string">
            <text:p>NEW_OPT</text:p>
          </table:table-cell>
          <table:table-cell table:formula="of:=IF([.B10]&lt;[.D10];([.D10]-[.B10])/[.D10];([.B10]-[.D10])/[.B10])" office:value-type="percentage" office:value="0.891504857932669" calcext:value-type="percentage">
            <text:p>89.1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2674.6" calcext:value-type="float">
            <text:p>402674.6</text:p>
          </table:table-cell>
          <table:table-cell office:value-type="string" calcext:value-type="string">
            <text:p>us</text:p>
          </table:table-cell>
          <table:table-cell table:formula="of:=IF([.B11]&lt;[.D11];&quot;NEW&quot;;&quot;NEW_OPT&quot;)" office:value-type="string" office:string-value="NEW_OPT" calcext:value-type="string">
            <text:p>NEW_OPT</text:p>
          </table:table-cell>
          <table:table-cell table:formula="of:=IF([.B11]&lt;[.D11];([.D11]-[.B11])/[.D11];([.B11]-[.D11])/[.B11])" office:value-type="percentage" office:value="0.885101691417206" calcext:value-type="percentage">
            <text:p>88.5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27931.7" calcext:value-type="float">
            <text:p>327931.7</text:p>
          </table:table-cell>
          <table:table-cell office:value-type="string" calcext:value-type="string">
            <text:p>us</text:p>
          </table:table-cell>
          <table:table-cell table:formula="of:=IF([.B12]&lt;[.D12];&quot;NEW&quot;;&quot;NEW_OPT&quot;)" office:value-type="string" office:string-value="NEW_OPT" calcext:value-type="string">
            <text:p>NEW_OPT</text:p>
          </table:table-cell>
          <table:table-cell table:formula="of:=IF([.B12]&lt;[.D12];([.D12]-[.B12])/[.D12];([.B12]-[.D12])/[.B12])" office:value-type="percentage" office:value="0.884320130570511" calcext:value-type="percentage">
            <text:p>88.4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18383" calcext:value-type="float">
            <text:p>1018383</text:p>
          </table:table-cell>
          <table:table-cell office:value-type="string" calcext:value-type="string">
            <text:p>us</text:p>
          </table:table-cell>
          <table:table-cell table:formula="of:=IF([.B13]&lt;[.D13];&quot;NEW&quot;;&quot;NEW_OPT&quot;)" office:value-type="string" office:string-value="NEW_OPT" calcext:value-type="string">
            <text:p>NEW_OPT</text:p>
          </table:table-cell>
          <table:table-cell table:formula="of:=IF([.B13]&lt;[.D13];([.D13]-[.B13])/[.D13];([.B13]-[.D13])/[.B13])" office:value-type="percentage" office:value="0.891007655009924" calcext:value-type="percentage">
            <text:p>89.1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93243" calcext:value-type="float">
            <text:p>493243</text:p>
          </table:table-cell>
          <table:table-cell office:value-type="string" calcext:value-type="string">
            <text:p>us</text:p>
          </table:table-cell>
          <table:table-cell table:formula="of:=IF([.B14]&lt;[.D14];&quot;NEW&quot;;&quot;NEW_OPT&quot;)" office:value-type="string" office:string-value="NEW_OPT" calcext:value-type="string">
            <text:p>NEW_OPT</text:p>
          </table:table-cell>
          <table:table-cell table:formula="of:=IF([.B14]&lt;[.D14];([.D14]-[.B14])/[.D14];([.B14]-[.D14])/[.B14])" office:value-type="percentage" office:value="0.880712218502234" calcext:value-type="percentage">
            <text:p>88.0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4264.4" calcext:value-type="float">
            <text:p>404264.4</text:p>
          </table:table-cell>
          <table:table-cell office:value-type="string" calcext:value-type="string">
            <text:p>us</text:p>
          </table:table-cell>
          <table:table-cell table:formula="of:=IF([.B15]&lt;[.D15];&quot;NEW&quot;;&quot;NEW_OPT&quot;)" office:value-type="string" office:string-value="NEW_OPT" calcext:value-type="string">
            <text:p>NEW_OPT</text:p>
          </table:table-cell>
          <table:table-cell table:formula="of:=IF([.B15]&lt;[.D15];([.D15]-[.B15])/[.D15];([.B15]-[.D15])/[.B15])" office:value-type="percentage" office:value="0.878992962774742" calcext:value-type="percentage">
            <text:p>87.9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79207.9" calcext:value-type="float">
            <text:p>1079207.9</text:p>
          </table:table-cell>
          <table:table-cell office:value-type="string" calcext:value-type="string">
            <text:p>us</text:p>
          </table:table-cell>
          <table:table-cell table:formula="of:=IF([.B16]&lt;[.D16];&quot;NEW&quot;;&quot;NEW_OPT&quot;)" office:value-type="string" office:string-value="NEW_OPT" calcext:value-type="string">
            <text:p>NEW_OPT</text:p>
          </table:table-cell>
          <table:table-cell table:formula="of:=IF([.B16]&lt;[.D16];([.D16]-[.B16])/[.D16];([.B16]-[.D16])/[.B16])" office:value-type="percentage" office:value="0.888124600335006" calcext:value-type="percentage">
            <text:p>88.8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4092" calcext:value-type="float">
            <text:p>514092</text:p>
          </table:table-cell>
          <table:table-cell office:value-type="string" calcext:value-type="string">
            <text:p>us</text:p>
          </table:table-cell>
          <table:table-cell table:formula="of:=IF([.B17]&lt;[.D17];&quot;NEW&quot;;&quot;NEW_OPT&quot;)" office:value-type="string" office:string-value="NEW_OPT" calcext:value-type="string">
            <text:p>NEW_OPT</text:p>
          </table:table-cell>
          <table:table-cell table:formula="of:=IF([.B17]&lt;[.D17];([.D17]-[.B17])/[.D17];([.B17]-[.D17])/[.B17])" office:value-type="percentage" office:value="0.880671352812624" calcext:value-type="percentage">
            <text:p>88.0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25813.4" calcext:value-type="float">
            <text:p>425813.4</text:p>
          </table:table-cell>
          <table:table-cell office:value-type="string" calcext:value-type="string">
            <text:p>us</text:p>
          </table:table-cell>
          <table:table-cell table:formula="of:=IF([.B18]&lt;[.D18];&quot;NEW&quot;;&quot;NEW_OPT&quot;)" office:value-type="string" office:string-value="NEW_OPT" calcext:value-type="string">
            <text:p>NEW_OPT</text:p>
          </table:table-cell>
          <table:table-cell table:formula="of:=IF([.B18]&lt;[.D18];([.D18]-[.B18])/[.D18];([.B18]-[.D18])/[.B18])" office:value-type="percentage" office:value="0.878533253898445" calcext:value-type="percentage">
            <text:p>87.8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64827.7" calcext:value-type="float">
            <text:p>464827.7</text:p>
          </table:table-cell>
          <table:table-cell office:value-type="string" calcext:value-type="string">
            <text:p>us</text:p>
          </table:table-cell>
          <table:table-cell table:formula="of:=IF([.B19]&lt;[.D19];&quot;NEW&quot;;&quot;NEW_OPT&quot;)" office:value-type="string" office:string-value="NEW_OPT" calcext:value-type="string">
            <text:p>NEW_OPT</text:p>
          </table:table-cell>
          <table:table-cell table:formula="of:=IF([.B19]&lt;[.D19];([.D19]-[.B19])/[.D19];([.B19]-[.D19])/[.B19])" office:value-type="percentage" office:value="0.899507323367351" calcext:value-type="percentage">
            <text:p>89.9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1303.6" calcext:value-type="float">
            <text:p>511303.6</text:p>
          </table:table-cell>
          <table:table-cell office:value-type="string" calcext:value-type="string">
            <text:p>us</text:p>
          </table:table-cell>
          <table:table-cell table:formula="of:=IF([.B20]&lt;[.D20];&quot;NEW&quot;;&quot;NEW_OPT&quot;)" office:value-type="string" office:string-value="NEW_OPT" calcext:value-type="string">
            <text:p>NEW_OPT</text:p>
          </table:table-cell>
          <table:table-cell table:formula="of:=IF([.B20]&lt;[.D20];([.D20]-[.B20])/[.D20];([.B20]-[.D20])/[.B20])" office:value-type="percentage" office:value="0.902300431262312" calcext:value-type="percentage">
            <text:p>90.2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69624.4" calcext:value-type="float">
            <text:p>669624.4</text:p>
          </table:table-cell>
          <table:table-cell office:value-type="string" calcext:value-type="string">
            <text:p>us</text:p>
          </table:table-cell>
          <table:table-cell table:formula="of:=IF([.B21]&lt;[.D21];&quot;NEW&quot;;&quot;NEW_OPT&quot;)" office:value-type="string" office:string-value="NEW_OPT" calcext:value-type="string">
            <text:p>NEW_OPT</text:p>
          </table:table-cell>
          <table:table-cell table:formula="of:=IF([.B21]&lt;[.D21];([.D21]-[.B21])/[.D21];([.B21]-[.D21])/[.B21])" office:value-type="percentage" office:value="0.896829144827821" calcext:value-type="percentage">
            <text:p>89.6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63184.4" calcext:value-type="float">
            <text:p>263184.4</text:p>
          </table:table-cell>
          <table:table-cell office:value-type="string" calcext:value-type="string">
            <text:p>us</text:p>
          </table:table-cell>
          <table:table-cell table:formula="of:=IF([.B22]&lt;[.D22];&quot;NEW&quot;;&quot;NEW_OPT&quot;)" office:value-type="string" office:string-value="NEW_OPT" calcext:value-type="string">
            <text:p>NEW_OPT</text:p>
          </table:table-cell>
          <table:table-cell table:formula="of:=IF([.B22]&lt;[.D22];([.D22]-[.B22])/[.D22];([.B22]-[.D22])/[.B22])" office:value-type="percentage" office:value="0.885563402328662" calcext:value-type="percentage">
            <text:p>88.56%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9528.2" calcext:value-type="float">
            <text:p>9528.2</text:p>
          </table:table-cell>
          <table:table-cell office:value-type="string" calcext:value-type="string">
            <text:p>us</text:p>
          </table:table-cell>
          <table:table-cell table:formula="of:=IF([.B23]&lt;[.D23];&quot;NEW&quot;;&quot;NEW_OPT&quot;)" office:value-type="string" office:string-value="NEW_OPT" calcext:value-type="string">
            <text:p>NEW_OPT</text:p>
          </table:table-cell>
          <table:table-cell table:formula="of:=IF([.B23]&lt;[.D23];([.D23]-[.B23])/[.D23];([.B23]-[.D23])/[.B23])" office:value-type="percentage" office:value="0.88422529906014" calcext:value-type="percentage">
            <text:p>88.42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8792.2" calcext:value-type="float">
            <text:p>28792.2</text:p>
          </table:table-cell>
          <table:table-cell office:value-type="string" calcext:value-type="string">
            <text:p>us</text:p>
          </table:table-cell>
          <table:table-cell table:formula="of:=IF([.B24]&lt;[.D24];&quot;NEW&quot;;&quot;NEW_OPT&quot;)" office:value-type="string" office:string-value="NEW_OPT" calcext:value-type="string">
            <text:p>NEW_OPT</text:p>
          </table:table-cell>
          <table:table-cell table:formula="of:=IF([.B24]&lt;[.D24];([.D24]-[.B24])/[.D24];([.B24]-[.D24])/[.B24])" office:value-type="percentage" office:value="0.849755630211057" calcext:value-type="percentage">
            <text:p>84.9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7983.5" calcext:value-type="float">
            <text:p>87983.5</text:p>
          </table:table-cell>
          <table:table-cell office:value-type="string" calcext:value-type="string">
            <text:p>us</text:p>
          </table:table-cell>
          <table:table-cell table:formula="of:=IF([.B25]&lt;[.D25];&quot;NEW&quot;;&quot;NEW_OPT&quot;)" office:value-type="string" office:string-value="NEW_OPT" calcext:value-type="string">
            <text:p>NEW_OPT</text:p>
          </table:table-cell>
          <table:table-cell table:formula="of:=IF([.B25]&lt;[.D25];([.D25]-[.B25])/[.D25];([.B25]-[.D25])/[.B25])" office:value-type="percentage" office:value="0.759137254000166" calcext:value-type="percentage">
            <text:p>75.91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7328.1" calcext:value-type="float">
            <text:p>137328.1</text:p>
          </table:table-cell>
          <table:table-cell office:value-type="string" calcext:value-type="string">
            <text:p>us</text:p>
          </table:table-cell>
          <table:table-cell table:formula="of:=IF([.B26]&lt;[.D26];&quot;NEW&quot;;&quot;NEW_OPT&quot;)" office:value-type="string" office:string-value="NEW_OPT" calcext:value-type="string">
            <text:p>NEW_OPT</text:p>
          </table:table-cell>
          <table:table-cell table:formula="of:=IF([.B26]&lt;[.D26];([.D26]-[.B26])/[.D26];([.B26]-[.D26])/[.B26])" office:value-type="percentage" office:value="0.887800659054632" calcext:value-type="percentage">
            <text:p>88.7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06036.4" calcext:value-type="float">
            <text:p>606036.4</text:p>
          </table:table-cell>
          <table:table-cell office:value-type="string" calcext:value-type="string">
            <text:p>us</text:p>
          </table:table-cell>
          <table:table-cell table:formula="of:=IF([.B27]&lt;[.D27];&quot;NEW&quot;;&quot;NEW_OPT&quot;)" office:value-type="string" office:string-value="NEW_OPT" calcext:value-type="string">
            <text:p>NEW_OPT</text:p>
          </table:table-cell>
          <table:table-cell table:formula="of:=IF([.B27]&lt;[.D27];([.D27]-[.B27])/[.D27];([.B27]-[.D27])/[.B27])" office:value-type="percentage" office:value="0.844048681268906" calcext:value-type="percentage">
            <text:p>84.40%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96.6" calcext:value-type="float">
            <text:p>1396.6</text:p>
          </table:table-cell>
          <table:table-cell office:value-type="string" calcext:value-type="string">
            <text:p>us</text:p>
          </table:table-cell>
          <table:table-cell table:formula="of:=IF([.B28]&lt;[.D28];&quot;NEW&quot;;&quot;NEW_OPT&quot;)" office:value-type="string" office:string-value="NEW_OPT" calcext:value-type="string">
            <text:p>NEW_OPT</text:p>
          </table:table-cell>
          <table:table-cell table:formula="of:=IF([.B28]&lt;[.D28];([.D28]-[.B28])/[.D28];([.B28]-[.D28])/[.B28])" office:value-type="percentage" office:value="0.786534199465036" calcext:value-type="percentage">
            <text:p>78.65%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2.4" calcext:value-type="float">
            <text:p>22.4</text:p>
          </table:table-cell>
          <table:table-cell office:value-type="string" calcext:value-type="string">
            <text:p>us</text:p>
          </table:table-cell>
          <table:table-cell table:formula="of:=IF([.B29]&lt;[.D29];&quot;NEW&quot;;&quot;NEW_OPT&quot;)" office:value-type="string" office:string-value="NEW_OPT" calcext:value-type="string">
            <text:p>NEW_OPT</text:p>
          </table:table-cell>
          <table:table-cell table:formula="of:=IF([.B29]&lt;[.D29];([.D29]-[.B29])/[.D29];([.B29]-[.D29])/[.B29])" office:value-type="percentage" office:value="0.660091047040971" calcext:value-type="percentage">
            <text:p>66.01%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JSON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EW_OPT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/>
        </table:table-row>
      </table:table>
      <table:table table:name="ver 2.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942" calcext:value-type="float">
            <text:p>64942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65450.9" calcext:value-type="float">
            <text:p>65450.9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169" calcext:value-type="float">
            <text:p>66169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589" calcext:value-type="float">
            <text:p>65589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297" calcext:value-type="float">
            <text:p>65297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963" calcext:value-type="float">
            <text:p>64963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355" calcext:value-type="float">
            <text:p>64355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999" calcext:value-type="float">
            <text:p>64999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309" calcext:value-type="float">
            <text:p>65309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437" calcext:value-type="float">
            <text:p>65437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449" calcext:value-type="float">
            <text:p>67449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8555" calcext:value-type="float">
            <text:p>318555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317260.1" calcext:value-type="float">
            <text:p>317260.1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5499" calcext:value-type="float">
            <text:p>315499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21098" calcext:value-type="float">
            <text:p>321098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4310" calcext:value-type="float">
            <text:p>314310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8353" calcext:value-type="float">
            <text:p>318353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4351" calcext:value-type="float">
            <text:p>314351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20076" calcext:value-type="float">
            <text:p>320076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7011" calcext:value-type="float">
            <text:p>317011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5300" calcext:value-type="float">
            <text:p>315300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8048" calcext:value-type="float">
            <text:p>318048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6214" calcext:value-type="float">
            <text:p>206214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204585.8" calcext:value-type="float">
            <text:p>204585.8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7551" calcext:value-type="float">
            <text:p>207551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3954" calcext:value-type="float">
            <text:p>203954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6764" calcext:value-type="float">
            <text:p>206764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4854" calcext:value-type="float">
            <text:p>204854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1609" calcext:value-type="float">
            <text:p>201609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7520" calcext:value-type="float">
            <text:p>207520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4655" calcext:value-type="float">
            <text:p>204655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2190" calcext:value-type="float">
            <text:p>202190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0547" calcext:value-type="float">
            <text:p>200547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79861" calcext:value-type="float">
            <text:p>179861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184759.9" calcext:value-type="float">
            <text:p>184759.9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366" calcext:value-type="float">
            <text:p>184366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873" calcext:value-type="float">
            <text:p>184873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8646" calcext:value-type="float">
            <text:p>188646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6891" calcext:value-type="float">
            <text:p>186891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2958" calcext:value-type="float">
            <text:p>182958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868" calcext:value-type="float">
            <text:p>184868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7996" calcext:value-type="float">
            <text:p>187996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2700" calcext:value-type="float">
            <text:p>182700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440" calcext:value-type="float">
            <text:p>184440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8767" calcext:value-type="float">
            <text:p>128767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130584.1" calcext:value-type="float">
            <text:p>130584.1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9468" calcext:value-type="float">
            <text:p>129468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9114" calcext:value-type="float">
            <text:p>129114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0832" calcext:value-type="float">
            <text:p>130832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5301" calcext:value-type="float">
            <text:p>135301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1311" calcext:value-type="float">
            <text:p>131311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8760" calcext:value-type="float">
            <text:p>12876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8633" calcext:value-type="float">
            <text:p>128633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0975" calcext:value-type="float">
            <text:p>130975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2680" calcext:value-type="float">
            <text:p>132680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79988" calcext:value-type="float">
            <text:p>79988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82096.7" calcext:value-type="float">
            <text:p>82096.7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1405" calcext:value-type="float">
            <text:p>81405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8276" calcext:value-type="float">
            <text:p>88276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1629" calcext:value-type="float">
            <text:p>81629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2338" calcext:value-type="float">
            <text:p>82338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0719" calcext:value-type="float">
            <text:p>80719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2778" calcext:value-type="float">
            <text:p>82778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0625" calcext:value-type="float">
            <text:p>80625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0966" calcext:value-type="float">
            <text:p>80966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2243" calcext:value-type="float">
            <text:p>82243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913" calcext:value-type="float">
            <text:p>73913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74030" calcext:value-type="float">
            <text:p>74030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561" calcext:value-type="float">
            <text:p>73561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6875" calcext:value-type="float">
            <text:p>76875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967" calcext:value-type="float">
            <text:p>73967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096" calcext:value-type="float">
            <text:p>73096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4764" calcext:value-type="float">
            <text:p>74764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686" calcext:value-type="float">
            <text:p>73686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621" calcext:value-type="float">
            <text:p>73621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564" calcext:value-type="float">
            <text:p>73564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253" calcext:value-type="float">
            <text:p>73253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5421" calcext:value-type="float">
            <text:p>165421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165865.8" calcext:value-type="float">
            <text:p>165865.8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8541" calcext:value-type="float">
            <text:p>168541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7054" calcext:value-type="float">
            <text:p>167054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7172" calcext:value-type="float">
            <text:p>167172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7768" calcext:value-type="float">
            <text:p>167768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6166" calcext:value-type="float">
            <text:p>166166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4232" calcext:value-type="float">
            <text:p>164232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3389" calcext:value-type="float">
            <text:p>163389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3172" calcext:value-type="float">
            <text:p>163172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5743" calcext:value-type="float">
            <text:p>165743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742" calcext:value-type="float">
            <text:p>106742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106163.8" calcext:value-type="float">
            <text:p>106163.8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220" calcext:value-type="float">
            <text:p>105220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587" calcext:value-type="float">
            <text:p>106587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7113" calcext:value-type="float">
            <text:p>107113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470" calcext:value-type="float">
            <text:p>106470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150" calcext:value-type="float">
            <text:p>105150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998" calcext:value-type="float">
            <text:p>105998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291" calcext:value-type="float">
            <text:p>106291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728" calcext:value-type="float">
            <text:p>106728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339" calcext:value-type="float">
            <text:p>105339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8699" calcext:value-type="float">
            <text:p>98699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95470.6" calcext:value-type="float">
            <text:p>95470.6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6530" calcext:value-type="float">
            <text:p>96530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631" calcext:value-type="float">
            <text:p>94631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197" calcext:value-type="float">
            <text:p>94197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869" calcext:value-type="float">
            <text:p>94869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6117" calcext:value-type="float">
            <text:p>96117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795" calcext:value-type="float">
            <text:p>94795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6631" calcext:value-type="float">
            <text:p>9663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421" calcext:value-type="float">
            <text:p>94421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22023" calcext:value-type="float">
            <text:p>222023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218544.7" calcext:value-type="float">
            <text:p>218544.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5365" calcext:value-type="float">
            <text:p>215365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9400" calcext:value-type="float">
            <text:p>219400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7547" calcext:value-type="float">
            <text:p>217547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5793" calcext:value-type="float">
            <text:p>215793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8168" calcext:value-type="float">
            <text:p>218168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8319" calcext:value-type="float">
            <text:p>218319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21734" calcext:value-type="float">
            <text:p>221734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21016" calcext:value-type="float">
            <text:p>221016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6082" calcext:value-type="float">
            <text:p>216082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3027" calcext:value-type="float">
            <text:p>143027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141434.5" calcext:value-type="float">
            <text:p>141434.5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3349" calcext:value-type="float">
            <text:p>143349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38708" calcext:value-type="float">
            <text:p>138708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1598" calcext:value-type="float">
            <text:p>141598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2309" calcext:value-type="float">
            <text:p>142309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1911" calcext:value-type="float">
            <text:p>141911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0170" calcext:value-type="float">
            <text:p>140170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39394" calcext:value-type="float">
            <text:p>139394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2398" calcext:value-type="float">
            <text:p>142398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1481" calcext:value-type="float">
            <text:p>141481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9475" calcext:value-type="float">
            <text:p>129475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145334.4" calcext:value-type="float">
            <text:p>145334.4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7817" calcext:value-type="float">
            <text:p>127817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30517" calcext:value-type="float">
            <text:p>130517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296310" calcext:value-type="float">
            <text:p>296310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8886" calcext:value-type="float">
            <text:p>128886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30169" calcext:value-type="float">
            <text:p>130169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6069" calcext:value-type="float">
            <text:p>126069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8994" calcext:value-type="float">
            <text:p>128994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7963" calcext:value-type="float">
            <text:p>127963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7144" calcext:value-type="float">
            <text:p>127144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5833" calcext:value-type="float">
            <text:p>245833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246697.1" calcext:value-type="float">
            <text:p>246697.1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8161" calcext:value-type="float">
            <text:p>248161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4009" calcext:value-type="float">
            <text:p>244009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50472" calcext:value-type="float">
            <text:p>250472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8956" calcext:value-type="float">
            <text:p>248956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2898" calcext:value-type="float">
            <text:p>242898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6373" calcext:value-type="float">
            <text:p>246373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1132" calcext:value-type="float">
            <text:p>241132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9875" calcext:value-type="float">
            <text:p>249875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9262" calcext:value-type="float">
            <text:p>249262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2613" calcext:value-type="float">
            <text:p>152613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155298.3" calcext:value-type="float">
            <text:p>155298.3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4472" calcext:value-type="float">
            <text:p>154472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6686" calcext:value-type="float">
            <text:p>156686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930" calcext:value-type="float">
            <text:p>155930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689" calcext:value-type="float">
            <text:p>155689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4668" calcext:value-type="float">
            <text:p>154668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760" calcext:value-type="float">
            <text:p>155760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4384" calcext:value-type="float">
            <text:p>154384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6919" calcext:value-type="float">
            <text:p>156919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862" calcext:value-type="float">
            <text:p>155862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1268" calcext:value-type="float">
            <text:p>141268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142184.4" calcext:value-type="float">
            <text:p>142184.4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200" calcext:value-type="float">
            <text:p>142200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1637" calcext:value-type="float">
            <text:p>141637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452" calcext:value-type="float">
            <text:p>142452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4687" calcext:value-type="float">
            <text:p>144687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006" calcext:value-type="float">
            <text:p>142006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041" calcext:value-type="float">
            <text:p>142041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937" calcext:value-type="float">
            <text:p>142937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669" calcext:value-type="float">
            <text:p>142669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39947" calcext:value-type="float">
            <text:p>139947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39" calcext:value-type="float">
            <text:p>70339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70513.7" calcext:value-type="float">
            <text:p>70513.7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00" calcext:value-type="float">
            <text:p>70300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168" calcext:value-type="float">
            <text:p>70168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1243" calcext:value-type="float">
            <text:p>71243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417" calcext:value-type="float">
            <text:p>70417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1336" calcext:value-type="float">
            <text:p>71336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269" calcext:value-type="float">
            <text:p>70269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42" calcext:value-type="float">
            <text:p>70342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56" calcext:value-type="float">
            <text:p>70356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67" calcext:value-type="float">
            <text:p>70367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665" calcext:value-type="float">
            <text:p>84665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85363.3" calcext:value-type="float">
            <text:p>85363.3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976" calcext:value-type="float">
            <text:p>84976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6624" calcext:value-type="float">
            <text:p>86624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8201" calcext:value-type="float">
            <text:p>88201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3348" calcext:value-type="float">
            <text:p>83348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5139" calcext:value-type="float">
            <text:p>85139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6565" calcext:value-type="float">
            <text:p>86565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674" calcext:value-type="float">
            <text:p>84674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617" calcext:value-type="float">
            <text:p>84617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824" calcext:value-type="float">
            <text:p>84824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1662" calcext:value-type="float">
            <text:p>121662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122940.8" calcext:value-type="float">
            <text:p>122940.8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762" calcext:value-type="float">
            <text:p>122762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1265" calcext:value-type="float">
            <text:p>121265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3003" calcext:value-type="float">
            <text:p>123003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193" calcext:value-type="float">
            <text:p>122193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473" calcext:value-type="float">
            <text:p>122473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574" calcext:value-type="float">
            <text:p>122574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6220" calcext:value-type="float">
            <text:p>126220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4649" calcext:value-type="float">
            <text:p>124649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607" calcext:value-type="float">
            <text:p>122607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70052" calcext:value-type="float">
            <text:p>70052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69566.1" calcext:value-type="float">
            <text:p>69566.1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727" calcext:value-type="float">
            <text:p>69727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8723" calcext:value-type="float">
            <text:p>68723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8857" calcext:value-type="float">
            <text:p>68857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262" calcext:value-type="float">
            <text:p>69262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71532" calcext:value-type="float">
            <text:p>71532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624" calcext:value-type="float">
            <text:p>69624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521" calcext:value-type="float">
            <text:p>69521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8773" calcext:value-type="float">
            <text:p>68773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590" calcext:value-type="float">
            <text:p>69590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4432.2" calcext:value-type="float">
            <text:p>4432.2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36" calcext:value-type="float">
            <text:p>4436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148" calcext:value-type="float">
            <text:p>16148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15967.7" calcext:value-type="float">
            <text:p>15967.7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152" calcext:value-type="float">
            <text:p>16152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932" calcext:value-type="float">
            <text:p>15932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641" calcext:value-type="float">
            <text:p>15641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039" calcext:value-type="float">
            <text:p>16039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728" calcext:value-type="float">
            <text:p>15728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466" calcext:value-type="float">
            <text:p>15466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085" calcext:value-type="float">
            <text:p>16085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387" calcext:value-type="float">
            <text:p>16387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099" calcext:value-type="float">
            <text:p>16099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6851" calcext:value-type="float">
            <text:p>66851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68018.9" calcext:value-type="float">
            <text:p>68018.9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5398" calcext:value-type="float">
            <text:p>65398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484" calcext:value-type="float">
            <text:p>67484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76111" calcext:value-type="float">
            <text:p>76111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655" calcext:value-type="float">
            <text:p>67655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812" calcext:value-type="float">
            <text:p>67812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091" calcext:value-type="float">
            <text:p>67091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946" calcext:value-type="float">
            <text:p>67946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161" calcext:value-type="float">
            <text:p>67161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6680" calcext:value-type="float">
            <text:p>66680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794" calcext:value-type="float">
            <text:p>50794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51419" calcext:value-type="float">
            <text:p>51419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952" calcext:value-type="float">
            <text:p>50952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880" calcext:value-type="float">
            <text:p>50880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427" calcext:value-type="float">
            <text:p>50427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1162" calcext:value-type="float">
            <text:p>51162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4268" calcext:value-type="float">
            <text:p>54268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1751" calcext:value-type="float">
            <text:p>51751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1319" calcext:value-type="float">
            <text:p>51319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2123" calcext:value-type="float">
            <text:p>52123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514" calcext:value-type="float">
            <text:p>50514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79672" calcext:value-type="float">
            <text:p>279672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267638.3" calcext:value-type="float">
            <text:p>267638.3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918" calcext:value-type="float">
            <text:p>264918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7109" calcext:value-type="float">
            <text:p>267109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3812" calcext:value-type="float">
            <text:p>263812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372" calcext:value-type="float">
            <text:p>264372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966" calcext:value-type="float">
            <text:p>264966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748" calcext:value-type="float">
            <text:p>264748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3354" calcext:value-type="float">
            <text:p>263354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3407" calcext:value-type="float">
            <text:p>263407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80025" calcext:value-type="float">
            <text:p>280025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1117.2" calcext:value-type="float">
            <text:p>1117.2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ver 2.1 vs ver 2.2" table:style-name="ta1">
        <table:table-column table:style-name="co4" table:number-columns-repeated="6" table:default-cell-style-name="Default"/>
        <table:table-column table:style-name="co4" table:default-cell-style-name="ce7"/>
        <table:table-row table:style-name="ro1">
          <table:table-cell/>
          <table:table-cell office:value-type="string" calcext:value-type="string" table:number-columns-spanned="2" table:number-rows-spanned="1">
            <text:p>VER 2.1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new_input_opt.D&quot; &amp; (ROW()-3) *10+1)" office:value-type="float" office:value="449472" calcext:value-type="float">
            <text:p>449472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5450.9" calcext:value-type="float">
            <text:p>65450.9</text:p>
          </table:table-cell>
          <table:table-cell office:value-type="string" calcext:value-type="string">
            <text:p>us</text:p>
          </table:table-cell>
          <table:table-cell table:style-name="ce1" table:formula="of:=IF([.B3]&lt;[.D3];&quot;VER 2.1&quot;;&quot;VER 2.2&quot;)" office:value-type="string" office:string-value="VER 2.2" calcext:value-type="string">
            <text:p>VER 2.2</text:p>
          </table:table-cell>
          <table:table-cell table:formula="of:=IF([.B3]&lt;[.D3];([.D3]-[.B3])/[.D3];([.B3]-[.D3])/[.B3])" office:value-type="percentage" office:value="0.854382697921116" calcext:value-type="percentage">
            <text:p>85.4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new_input_opt.D&quot; &amp; (ROW()-3) *10+1)" office:value-type="float" office:value="1287657.7" calcext:value-type="float">
            <text:p>1287657.7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317260.1" calcext:value-type="float">
            <text:p>317260.1</text:p>
          </table:table-cell>
          <table:table-cell office:value-type="string" calcext:value-type="string">
            <text:p>us</text:p>
          </table:table-cell>
          <table:table-cell table:formula="of:=IF([.B4]&lt;[.D4];&quot;VER 2.1&quot;;&quot;VER 2.2&quot;)" office:value-type="string" office:string-value="VER 2.2" calcext:value-type="string">
            <text:p>VER 2.2</text:p>
          </table:table-cell>
          <table:table-cell table:formula="of:=IF([.B4]&lt;[.D4];([.D4]-[.B4])/[.D4];([.B4]-[.D4])/[.B4])" office:value-type="percentage" office:value="0.753614566976923" calcext:value-type="percentage">
            <text:p>75.36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new_input_opt.D&quot; &amp; (ROW()-3) *10+1)" office:value-type="float" office:value="627747.9" calcext:value-type="float">
            <text:p>627747.9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04585.8" calcext:value-type="float">
            <text:p>204585.8</text:p>
          </table:table-cell>
          <table:table-cell office:value-type="string" calcext:value-type="string">
            <text:p>us</text:p>
          </table:table-cell>
          <table:table-cell table:formula="of:=IF([.B5]&lt;[.D5];&quot;VER 2.1&quot;;&quot;VER 2.2&quot;)" office:value-type="string" office:string-value="VER 2.2" calcext:value-type="string">
            <text:p>VER 2.2</text:p>
          </table:table-cell>
          <table:table-cell table:formula="of:=IF([.B5]&lt;[.D5];([.D5]-[.B5])/[.D5];([.B5]-[.D5])/[.B5])" office:value-type="percentage" office:value="0.6740956043023" calcext:value-type="percentage">
            <text:p>67.4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new_input_opt.D&quot; &amp; (ROW()-3) *10+1)" office:value-type="float" office:value="522928.7" calcext:value-type="float">
            <text:p>522928.7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84759.9" calcext:value-type="float">
            <text:p>184759.9</text:p>
          </table:table-cell>
          <table:table-cell office:value-type="string" calcext:value-type="string">
            <text:p>us</text:p>
          </table:table-cell>
          <table:table-cell table:formula="of:=IF([.B6]&lt;[.D6];&quot;VER 2.1&quot;;&quot;VER 2.2&quot;)" office:value-type="string" office:string-value="VER 2.2" calcext:value-type="string">
            <text:p>VER 2.2</text:p>
          </table:table-cell>
          <table:table-cell table:formula="of:=IF([.B6]&lt;[.D6];([.D6]-[.B6])/[.D6];([.B6]-[.D6])/[.B6])" office:value-type="percentage" office:value="0.646682425347854" calcext:value-type="percentage">
            <text:p>64.6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new_input_opt.D&quot; &amp; (ROW()-3) *10+1)" office:value-type="float" office:value="727164.9" calcext:value-type="float">
            <text:p>727164.9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30584.1" calcext:value-type="float">
            <text:p>130584.1</text:p>
          </table:table-cell>
          <table:table-cell office:value-type="string" calcext:value-type="string">
            <text:p>us</text:p>
          </table:table-cell>
          <table:table-cell table:formula="of:=IF([.B7]&lt;[.D7];&quot;VER 2.1&quot;;&quot;VER 2.2&quot;)" office:value-type="string" office:string-value="VER 2.2" calcext:value-type="string">
            <text:p>VER 2.2</text:p>
          </table:table-cell>
          <table:table-cell table:formula="of:=IF([.B7]&lt;[.D7];([.D7]-[.B7])/[.D7];([.B7]-[.D7])/[.B7])" office:value-type="percentage" office:value="0.820420237555471" calcext:value-type="percentage">
            <text:p>82.0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new_input_opt.D&quot; &amp; (ROW()-3) *10+1)" office:value-type="float" office:value="330537.4" calcext:value-type="float">
            <text:p>330537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82096.7" calcext:value-type="float">
            <text:p>82096.7</text:p>
          </table:table-cell>
          <table:table-cell office:value-type="string" calcext:value-type="string">
            <text:p>us</text:p>
          </table:table-cell>
          <table:table-cell table:formula="of:=IF([.B8]&lt;[.D8];&quot;VER 2.1&quot;;&quot;VER 2.2&quot;)" office:value-type="string" office:string-value="VER 2.2" calcext:value-type="string">
            <text:p>VER 2.2</text:p>
          </table:table-cell>
          <table:table-cell table:formula="of:=IF([.B8]&lt;[.D8];([.D8]-[.B8])/[.D8];([.B8]-[.D8])/[.B8])" office:value-type="percentage" office:value="0.751626593541306" calcext:value-type="percentage">
            <text:p>75.16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new_input_opt.D&quot; &amp; (ROW()-3) *10+1)" office:value-type="float" office:value="276870.8" calcext:value-type="float">
            <text:p>276870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74030" calcext:value-type="float">
            <text:p>74030</text:p>
          </table:table-cell>
          <table:table-cell office:value-type="string" calcext:value-type="string">
            <text:p>us</text:p>
          </table:table-cell>
          <table:table-cell table:formula="of:=IF([.B9]&lt;[.D9];&quot;VER 2.1&quot;;&quot;VER 2.2&quot;)" office:value-type="string" office:string-value="VER 2.2" calcext:value-type="string">
            <text:p>VER 2.2</text:p>
          </table:table-cell>
          <table:table-cell table:formula="of:=IF([.B9]&lt;[.D9];([.D9]-[.B9])/[.D9];([.B9]-[.D9])/[.B9])" office:value-type="percentage" office:value="0.732618968847564" calcext:value-type="percentage">
            <text:p>73.26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new_input_opt.D&quot; &amp; (ROW()-3) *10+1)" office:value-type="float" office:value="854211.2" calcext:value-type="float">
            <text:p>854211.2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65865.8" calcext:value-type="float">
            <text:p>165865.8</text:p>
          </table:table-cell>
          <table:table-cell office:value-type="string" calcext:value-type="string">
            <text:p>us</text:p>
          </table:table-cell>
          <table:table-cell table:formula="of:=IF([.B10]&lt;[.D10];&quot;VER 2.1&quot;;&quot;VER 2.2&quot;)" office:value-type="string" office:string-value="VER 2.2" calcext:value-type="string">
            <text:p>VER 2.2</text:p>
          </table:table-cell>
          <table:table-cell table:formula="of:=IF([.B10]&lt;[.D10];([.D10]-[.B10])/[.D10];([.B10]-[.D10])/[.B10])" office:value-type="percentage" office:value="0.805825772361683" calcext:value-type="percentage">
            <text:p>80.5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new_input_opt.D&quot; &amp; (ROW()-3) *10+1)" office:value-type="float" office:value="402674.6" calcext:value-type="float">
            <text:p>402674.6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06163.8" calcext:value-type="float">
            <text:p>106163.8</text:p>
          </table:table-cell>
          <table:table-cell office:value-type="string" calcext:value-type="string">
            <text:p>us</text:p>
          </table:table-cell>
          <table:table-cell table:formula="of:=IF([.B11]&lt;[.D11];&quot;VER 2.1&quot;;&quot;VER 2.2&quot;)" office:value-type="string" office:string-value="VER 2.2" calcext:value-type="string">
            <text:p>VER 2.2</text:p>
          </table:table-cell>
          <table:table-cell table:formula="of:=IF([.B11]&lt;[.D11];([.D11]-[.B11])/[.D11];([.B11]-[.D11])/[.B11])" office:value-type="percentage" office:value="0.736353373170297" calcext:value-type="percentage">
            <text:p>73.6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new_input_opt.D&quot; &amp; (ROW()-3) *10+1)" office:value-type="float" office:value="327931.7" calcext:value-type="float">
            <text:p>327931.7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95470.6" calcext:value-type="float">
            <text:p>95470.6</text:p>
          </table:table-cell>
          <table:table-cell office:value-type="string" calcext:value-type="string">
            <text:p>us</text:p>
          </table:table-cell>
          <table:table-cell table:formula="of:=IF([.B12]&lt;[.D12];&quot;VER 2.1&quot;;&quot;VER 2.2&quot;)" office:value-type="string" office:string-value="VER 2.2" calcext:value-type="string">
            <text:p>VER 2.2</text:p>
          </table:table-cell>
          <table:table-cell table:formula="of:=IF([.B12]&lt;[.D12];([.D12]-[.B12])/[.D12];([.B12]-[.D12])/[.B12])" office:value-type="percentage" office:value="0.708870475162968" calcext:value-type="percentage">
            <text:p>70.89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new_input_opt.D&quot; &amp; (ROW()-3) *10+1)" office:value-type="float" office:value="1018383" calcext:value-type="float">
            <text:p>101838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18544.7" calcext:value-type="float">
            <text:p>218544.7</text:p>
          </table:table-cell>
          <table:table-cell office:value-type="string" calcext:value-type="string">
            <text:p>us</text:p>
          </table:table-cell>
          <table:table-cell table:formula="of:=IF([.B13]&lt;[.D13];&quot;VER 2.1&quot;;&quot;VER 2.2&quot;)" office:value-type="string" office:string-value="VER 2.2" calcext:value-type="string">
            <text:p>VER 2.2</text:p>
          </table:table-cell>
          <table:table-cell table:formula="of:=IF([.B13]&lt;[.D13];([.D13]-[.B13])/[.D13];([.B13]-[.D13])/[.B13])" office:value-type="percentage" office:value="0.78540028653267" calcext:value-type="percentage">
            <text:p>78.5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new_input_opt.D&quot; &amp; (ROW()-3) *10+1)" office:value-type="float" office:value="493243" calcext:value-type="float">
            <text:p>49324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1434.5" calcext:value-type="float">
            <text:p>141434.5</text:p>
          </table:table-cell>
          <table:table-cell office:value-type="string" calcext:value-type="string">
            <text:p>us</text:p>
          </table:table-cell>
          <table:table-cell table:formula="of:=IF([.B14]&lt;[.D14];&quot;VER 2.1&quot;;&quot;VER 2.2&quot;)" office:value-type="string" office:string-value="VER 2.2" calcext:value-type="string">
            <text:p>VER 2.2</text:p>
          </table:table-cell>
          <table:table-cell table:formula="of:=IF([.B14]&lt;[.D14];([.D14]-[.B14])/[.D14];([.B14]-[.D14])/[.B14])" office:value-type="percentage" office:value="0.713255940783752" calcext:value-type="percentage">
            <text:p>71.3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new_input_opt.D&quot; &amp; (ROW()-3) *10+1)" office:value-type="float" office:value="404264.4" calcext:value-type="float">
            <text:p>404264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5334.4" calcext:value-type="float">
            <text:p>145334.4</text:p>
          </table:table-cell>
          <table:table-cell office:value-type="string" calcext:value-type="string">
            <text:p>us</text:p>
          </table:table-cell>
          <table:table-cell table:formula="of:=IF([.B15]&lt;[.D15];&quot;VER 2.1&quot;;&quot;VER 2.2&quot;)" office:value-type="string" office:string-value="VER 2.2" calcext:value-type="string">
            <text:p>VER 2.2</text:p>
          </table:table-cell>
          <table:table-cell table:formula="of:=IF([.B15]&lt;[.D15];([.D15]-[.B15])/[.D15];([.B15]-[.D15])/[.B15])" office:value-type="percentage" office:value="0.640496665053861" calcext:value-type="percentage">
            <text:p>64.0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new_input_opt.D&quot; &amp; (ROW()-3) *10+1)" office:value-type="float" office:value="1079207.9" calcext:value-type="float">
            <text:p>1079207.9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46697.1" calcext:value-type="float">
            <text:p>246697.1</text:p>
          </table:table-cell>
          <table:table-cell office:value-type="string" calcext:value-type="string">
            <text:p>us</text:p>
          </table:table-cell>
          <table:table-cell table:formula="of:=IF([.B16]&lt;[.D16];&quot;VER 2.1&quot;;&quot;VER 2.2&quot;)" office:value-type="string" office:string-value="VER 2.2" calcext:value-type="string">
            <text:p>VER 2.2</text:p>
          </table:table-cell>
          <table:table-cell table:formula="of:=IF([.B16]&lt;[.D16];([.D16]-[.B16])/[.D16];([.B16]-[.D16])/[.B16])" office:value-type="percentage" office:value="0.771409104770267" calcext:value-type="percentage">
            <text:p>77.1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new_input_opt.D&quot; &amp; (ROW()-3) *10+1)" office:value-type="float" office:value="514092" calcext:value-type="float">
            <text:p>514092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55298.3" calcext:value-type="float">
            <text:p>155298.3</text:p>
          </table:table-cell>
          <table:table-cell office:value-type="string" calcext:value-type="string">
            <text:p>us</text:p>
          </table:table-cell>
          <table:table-cell table:formula="of:=IF([.B17]&lt;[.D17];&quot;VER 2.1&quot;;&quot;VER 2.2&quot;)" office:value-type="string" office:string-value="VER 2.2" calcext:value-type="string">
            <text:p>VER 2.2</text:p>
          </table:table-cell>
          <table:table-cell table:formula="of:=IF([.B17]&lt;[.D17];([.D17]-[.B17])/[.D17];([.B17]-[.D17])/[.B17])" office:value-type="percentage" office:value="0.697917298849233" calcext:value-type="percentage">
            <text:p>69.79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new_input_opt.D&quot; &amp; (ROW()-3) *10+1)" office:value-type="float" office:value="425813.4" calcext:value-type="float">
            <text:p>425813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2184.4" calcext:value-type="float">
            <text:p>142184.4</text:p>
          </table:table-cell>
          <table:table-cell office:value-type="string" calcext:value-type="string">
            <text:p>us</text:p>
          </table:table-cell>
          <table:table-cell table:formula="of:=IF([.B18]&lt;[.D18];&quot;VER 2.1&quot;;&quot;VER 2.2&quot;)" office:value-type="string" office:string-value="VER 2.2" calcext:value-type="string">
            <text:p>VER 2.2</text:p>
          </table:table-cell>
          <table:table-cell table:formula="of:=IF([.B18]&lt;[.D18];([.D18]-[.B18])/[.D18];([.B18]-[.D18])/[.B18])" office:value-type="percentage" office:value="0.666087539753329" calcext:value-type="percentage">
            <text:p>66.6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new_input_opt.D&quot; &amp; (ROW()-3) *10+1)" office:value-type="float" office:value="464827.7" calcext:value-type="float">
            <text:p>464827.7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70513.7" calcext:value-type="float">
            <text:p>70513.7</text:p>
          </table:table-cell>
          <table:table-cell office:value-type="string" calcext:value-type="string">
            <text:p>us</text:p>
          </table:table-cell>
          <table:table-cell table:formula="of:=IF([.B19]&lt;[.D19];&quot;VER 2.1&quot;;&quot;VER 2.2&quot;)" office:value-type="string" office:string-value="VER 2.2" calcext:value-type="string">
            <text:p>VER 2.2</text:p>
          </table:table-cell>
          <table:table-cell table:formula="of:=IF([.B19]&lt;[.D19];([.D19]-[.B19])/[.D19];([.B19]-[.D19])/[.B19])" office:value-type="percentage" office:value="0.848301424377248" calcext:value-type="percentage">
            <text:p>84.8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new_input_opt.D&quot; &amp; (ROW()-3) *10+1)" office:value-type="float" office:value="511303.6" calcext:value-type="float">
            <text:p>511303.6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85363.3" calcext:value-type="float">
            <text:p>85363.3</text:p>
          </table:table-cell>
          <table:table-cell office:value-type="string" calcext:value-type="string">
            <text:p>us</text:p>
          </table:table-cell>
          <table:table-cell table:formula="of:=IF([.B20]&lt;[.D20];&quot;VER 2.1&quot;;&quot;VER 2.2&quot;)" office:value-type="string" office:string-value="VER 2.2" calcext:value-type="string">
            <text:p>VER 2.2</text:p>
          </table:table-cell>
          <table:table-cell table:formula="of:=IF([.B20]&lt;[.D20];([.D20]-[.B20])/[.D20];([.B20]-[.D20])/[.B20])" office:value-type="percentage" office:value="0.833047723505174" calcext:value-type="percentage">
            <text:p>83.3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new_input_opt.D&quot; &amp; (ROW()-3) *10+1)" office:value-type="float" office:value="669624.4" calcext:value-type="float">
            <text:p>669624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22940.8" calcext:value-type="float">
            <text:p>122940.8</text:p>
          </table:table-cell>
          <table:table-cell office:value-type="string" calcext:value-type="string">
            <text:p>us</text:p>
          </table:table-cell>
          <table:table-cell table:formula="of:=IF([.B21]&lt;[.D21];&quot;VER 2.1&quot;;&quot;VER 2.2&quot;)" office:value-type="string" office:string-value="VER 2.2" calcext:value-type="string">
            <text:p>VER 2.2</text:p>
          </table:table-cell>
          <table:table-cell table:formula="of:=IF([.B21]&lt;[.D21];([.D21]-[.B21])/[.D21];([.B21]-[.D21])/[.B21])" office:value-type="percentage" office:value="0.816403344919928" calcext:value-type="percentage">
            <text:p>81.6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new_input_opt.D&quot; &amp; (ROW()-3) *10+1)" office:value-type="float" office:value="263184.4" calcext:value-type="float">
            <text:p>263184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9566.1" calcext:value-type="float">
            <text:p>69566.1</text:p>
          </table:table-cell>
          <table:table-cell office:value-type="string" calcext:value-type="string">
            <text:p>us</text:p>
          </table:table-cell>
          <table:table-cell table:formula="of:=IF([.B22]&lt;[.D22];&quot;VER 2.1&quot;;&quot;VER 2.2&quot;)" office:value-type="string" office:string-value="VER 2.2" calcext:value-type="string">
            <text:p>VER 2.2</text:p>
          </table:table-cell>
          <table:table-cell table:formula="of:=IF([.B22]&lt;[.D22];([.D22]-[.B22])/[.D22];([.B22]-[.D22])/[.B22])" office:value-type="percentage" office:value="0.735675442769404" calcext:value-type="percentage">
            <text:p>73.57%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new_input_opt.D&quot; &amp; (ROW()-3) *10+1)" office:value-type="float" office:value="9528.2" calcext:value-type="float">
            <text:p>9528.2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4432.2" calcext:value-type="float">
            <text:p>4432.2</text:p>
          </table:table-cell>
          <table:table-cell office:value-type="string" calcext:value-type="string">
            <text:p>us</text:p>
          </table:table-cell>
          <table:table-cell table:formula="of:=IF([.B23]&lt;[.D23];&quot;VER 2.1&quot;;&quot;VER 2.2&quot;)" office:value-type="string" office:string-value="VER 2.2" calcext:value-type="string">
            <text:p>VER 2.2</text:p>
          </table:table-cell>
          <table:table-cell table:formula="of:=IF([.B23]&lt;[.D23];([.D23]-[.B23])/[.D23];([.B23]-[.D23])/[.B23])" office:value-type="percentage" office:value="0.534833441783338" calcext:value-type="percentage">
            <text:p>53.4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new_input_opt.D&quot; &amp; (ROW()-3) *10+1)" office:value-type="float" office:value="28792.2" calcext:value-type="float">
            <text:p>28792.2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5967.7" calcext:value-type="float">
            <text:p>15967.7</text:p>
          </table:table-cell>
          <table:table-cell office:value-type="string" calcext:value-type="string">
            <text:p>us</text:p>
          </table:table-cell>
          <table:table-cell table:formula="of:=IF([.B24]&lt;[.D24];&quot;VER 2.1&quot;;&quot;VER 2.2&quot;)" office:value-type="string" office:string-value="VER 2.2" calcext:value-type="string">
            <text:p>VER 2.2</text:p>
          </table:table-cell>
          <table:table-cell table:formula="of:=IF([.B24]&lt;[.D24];([.D24]-[.B24])/[.D24];([.B24]-[.D24])/[.B24])" office:value-type="percentage" office:value="0.445415772327228" calcext:value-type="percentage">
            <text:p>44.54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new_input_opt.D&quot; &amp; (ROW()-3) *10+1)" office:value-type="float" office:value="87983.5" calcext:value-type="float">
            <text:p>87983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8018.9" calcext:value-type="float">
            <text:p>68018.9</text:p>
          </table:table-cell>
          <table:table-cell office:value-type="string" calcext:value-type="string">
            <text:p>us</text:p>
          </table:table-cell>
          <table:table-cell table:formula="of:=IF([.B25]&lt;[.D25];&quot;VER 2.1&quot;;&quot;VER 2.2&quot;)" office:value-type="string" office:string-value="VER 2.2" calcext:value-type="string">
            <text:p>VER 2.2</text:p>
          </table:table-cell>
          <table:table-cell table:formula="of:=IF([.B25]&lt;[.D25];([.D25]-[.B25])/[.D25];([.B25]-[.D25])/[.B25])" office:value-type="percentage" office:value="0.226913000733092" calcext:value-type="percentage">
            <text:p>22.69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new_input_opt.D&quot; &amp; (ROW()-3) *10+1)" office:value-type="float" office:value="137328.1" calcext:value-type="float">
            <text:p>137328.1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51419" calcext:value-type="float">
            <text:p>51419</text:p>
          </table:table-cell>
          <table:table-cell office:value-type="string" calcext:value-type="string">
            <text:p>us</text:p>
          </table:table-cell>
          <table:table-cell table:formula="of:=IF([.B26]&lt;[.D26];&quot;VER 2.1&quot;;&quot;VER 2.2&quot;)" office:value-type="string" office:string-value="VER 2.2" calcext:value-type="string">
            <text:p>VER 2.2</text:p>
          </table:table-cell>
          <table:table-cell table:formula="of:=IF([.B26]&lt;[.D26];([.D26]-[.B26])/[.D26];([.B26]-[.D26])/[.B26])" office:value-type="percentage" office:value="0.625575537708597" calcext:value-type="percentage">
            <text:p>62.56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new_input_opt.D&quot; &amp; (ROW()-3) *10+1)" office:value-type="float" office:value="606036.4" calcext:value-type="float">
            <text:p>606036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67638.3" calcext:value-type="float">
            <text:p>267638.3</text:p>
          </table:table-cell>
          <table:table-cell office:value-type="string" calcext:value-type="string">
            <text:p>us</text:p>
          </table:table-cell>
          <table:table-cell table:formula="of:=IF([.B27]&lt;[.D27];&quot;VER 2.1&quot;;&quot;VER 2.2&quot;)" office:value-type="string" office:string-value="VER 2.2" calcext:value-type="string">
            <text:p>VER 2.2</text:p>
          </table:table-cell>
          <table:table-cell table:formula="of:=IF([.B27]&lt;[.D27];([.D27]-[.B27])/[.D27];([.B27]-[.D27])/[.B27])" office:value-type="percentage" office:value="0.558379166663917" calcext:value-type="percentage">
            <text:p>55.84%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new_input_opt.D&quot; &amp; (ROW()-3) *10+1)" office:value-type="float" office:value="1396.6" calcext:value-type="float">
            <text:p>1396.6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117.2" calcext:value-type="float">
            <text:p>1117.2</text:p>
          </table:table-cell>
          <table:table-cell office:value-type="string" calcext:value-type="string">
            <text:p>us</text:p>
          </table:table-cell>
          <table:table-cell table:formula="of:=IF([.B28]&lt;[.D28];&quot;VER 2.1&quot;;&quot;VER 2.2&quot;)" office:value-type="string" office:string-value="VER 2.2" calcext:value-type="string">
            <text:p>VER 2.2</text:p>
          </table:table-cell>
          <table:table-cell table:formula="of:=IF([.B28]&lt;[.D28];([.D28]-[.B28])/[.D28];([.B28]-[.D28])/[.B28])" office:value-type="percentage" office:value="0.2000572819705" calcext:value-type="percentage">
            <text:p>20.01%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new_input_opt.D&quot; &amp; (ROW()-3) *10+1)" office:value-type="float" office:value="22.4" calcext:value-type="float">
            <text:p>22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2.2" calcext:value-type="float">
            <text:p>22.2</text:p>
          </table:table-cell>
          <table:table-cell office:value-type="string" calcext:value-type="string">
            <text:p>us</text:p>
          </table:table-cell>
          <table:table-cell table:formula="of:=IF([.B29]&lt;[.D29];&quot;VER 2.1&quot;;&quot;VER 2.2&quot;)" office:value-type="string" office:string-value="VER 2.2" calcext:value-type="string">
            <text:p>VER 2.2</text:p>
          </table:table-cell>
          <table:table-cell table:formula="of:=IF([.B29]&lt;[.D29];([.D29]-[.B29])/[.D29];([.B29]-[.D29])/[.B29])" office:value-type="percentage" office:value="0.0089285714285714" calcext:value-type="percentage">
            <text:p>0.89%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VER 2.1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VER 2.2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/>
        </table:table-row>
      </table:table>
      <table:table table:name="ver 1.0 vs ver 2.2" table:style-name="ta1">
        <table:table-column table:style-name="co4" table:number-columns-repeated="5" table:default-cell-style-name="Default"/>
        <table:table-column table:style-name="co4" table:default-cell-style-name="ce1"/>
        <table:table-column table:style-name="co4" table:default-cell-style-name="ce7"/>
        <table:table-column table:style-name="co4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VER 1.0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table:style-name="Default"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 table:style-name="Default" office:value-type="string" calcext:value-type="string">
            <text:p>xTIME FASTER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table:style-name="Default" table:number-columns-repeated="3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5450.9" calcext:value-type="float">
            <text:p>65450.9</text:p>
          </table:table-cell>
          <table:table-cell office:value-type="string" calcext:value-type="string">
            <text:p>us</text:p>
          </table:table-cell>
          <table:table-cell table:formula="of:=IF([.B3]&lt;[.D3];&quot;VER 1.0&quot;;&quot;VER 2.2&quot;)" office:value-type="string" office:string-value="VER 2.2" calcext:value-type="string">
            <text:p>VER 2.2</text:p>
          </table:table-cell>
          <table:table-cell table:formula="of:=IF([.B3]&lt;[.D3];([.D3]-[.B3])/[.D3];([.B3]-[.D3])/[.B3])" office:value-type="percentage" office:value="0.985292274001819" calcext:value-type="percentage">
            <text:p>98.53%</text:p>
          </table:table-cell>
          <table:table-cell table:formula="of:=IF([.B3]&gt;[.G3];ROUND([.B3]/[.D3]); ROUND([.D3]/[.B3]))" office:value-type="float" office:value="68" calcext:value-type="float">
            <text:p>68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317260.1" calcext:value-type="float">
            <text:p>317260.1</text:p>
          </table:table-cell>
          <table:table-cell office:value-type="string" calcext:value-type="string">
            <text:p>us</text:p>
          </table:table-cell>
          <table:table-cell table:formula="of:=IF([.B4]&lt;[.D4];&quot;VER 1.0&quot;;&quot;VER 2.2&quot;)" office:value-type="string" office:string-value="VER 2.2" calcext:value-type="string">
            <text:p>VER 2.2</text:p>
          </table:table-cell>
          <table:table-cell table:formula="of:=IF([.B4]&lt;[.D4];([.D4]-[.B4])/[.D4];([.B4]-[.D4])/[.B4])" office:value-type="percentage" office:value="0.972139766508555" calcext:value-type="percentage">
            <text:p>97.21%</text:p>
          </table:table-cell>
          <table:table-cell table:formula="of:=IF([.B4]&gt;[.G4];ROUND([.B4]/[.D4]); ROUND([.D4]/[.B4]))" office:value-type="float" office:value="36" calcext:value-type="float">
            <text:p>3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04585.8" calcext:value-type="float">
            <text:p>204585.8</text:p>
          </table:table-cell>
          <table:table-cell office:value-type="string" calcext:value-type="string">
            <text:p>us</text:p>
          </table:table-cell>
          <table:table-cell table:formula="of:=IF([.B5]&lt;[.D5];&quot;VER 1.0&quot;;&quot;VER 2.2&quot;)" office:value-type="string" office:string-value="VER 2.2" calcext:value-type="string">
            <text:p>VER 2.2</text:p>
          </table:table-cell>
          <table:table-cell table:formula="of:=IF([.B5]&lt;[.D5];([.D5]-[.B5])/[.D5];([.B5]-[.D5])/[.B5])" office:value-type="percentage" office:value="0.959619861917186" calcext:value-type="percentage">
            <text:p>95.96%</text:p>
          </table:table-cell>
          <table:table-cell table:formula="of:=IF([.B5]&gt;[.G5];ROUND([.B5]/[.D5]); ROUND([.D5]/[.B5]))" office:value-type="float" office:value="25" calcext:value-type="float">
            <text:p>2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84759.9" calcext:value-type="float">
            <text:p>184759.9</text:p>
          </table:table-cell>
          <table:table-cell office:value-type="string" calcext:value-type="string">
            <text:p>us</text:p>
          </table:table-cell>
          <table:table-cell table:formula="of:=IF([.B6]&lt;[.D6];&quot;VER 1.0&quot;;&quot;VER 2.2&quot;)" office:value-type="string" office:string-value="VER 2.2" calcext:value-type="string">
            <text:p>VER 2.2</text:p>
          </table:table-cell>
          <table:table-cell table:formula="of:=IF([.B6]&lt;[.D6];([.D6]-[.B6])/[.D6];([.B6]-[.D6])/[.B6])" office:value-type="percentage" office:value="0.954926343956094" calcext:value-type="percentage">
            <text:p>95.49%</text:p>
          </table:table-cell>
          <table:table-cell table:formula="of:=IF([.B6]&gt;[.G6];ROUND([.B6]/[.D6]); ROUND([.D6]/[.B6]))" office:value-type="float" office:value="22" calcext:value-type="float">
            <text:p>22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30584.1" calcext:value-type="float">
            <text:p>130584.1</text:p>
          </table:table-cell>
          <table:table-cell office:value-type="string" calcext:value-type="string">
            <text:p>us</text:p>
          </table:table-cell>
          <table:table-cell table:formula="of:=IF([.B7]&lt;[.D7];&quot;VER 1.0&quot;;&quot;VER 2.2&quot;)" office:value-type="string" office:string-value="VER 2.2" calcext:value-type="string">
            <text:p>VER 2.2</text:p>
          </table:table-cell>
          <table:table-cell table:formula="of:=IF([.B7]&lt;[.D7];([.D7]-[.B7])/[.D7];([.B7]-[.D7])/[.B7])" office:value-type="percentage" office:value="0.980824092594903" calcext:value-type="percentage">
            <text:p>98.08%</text:p>
          </table:table-cell>
          <table:table-cell table:formula="of:=IF([.B7]&gt;[.G7];ROUND([.B7]/[.D7]); ROUND([.D7]/[.B7]))" office:value-type="float" office:value="52" calcext:value-type="float">
            <text:p>52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82096.7" calcext:value-type="float">
            <text:p>82096.7</text:p>
          </table:table-cell>
          <table:table-cell office:value-type="string" calcext:value-type="string">
            <text:p>us</text:p>
          </table:table-cell>
          <table:table-cell table:formula="of:=IF([.B8]&lt;[.D8];&quot;VER 1.0&quot;;&quot;VER 2.2&quot;)" office:value-type="string" office:string-value="VER 2.2" calcext:value-type="string">
            <text:p>VER 2.2</text:p>
          </table:table-cell>
          <table:table-cell table:formula="of:=IF([.B8]&lt;[.D8];([.D8]-[.B8])/[.D8];([.B8]-[.D8])/[.B8])" office:value-type="percentage" office:value="0.973351564063143" calcext:value-type="percentage">
            <text:p>97.34%</text:p>
          </table:table-cell>
          <table:table-cell table:formula="of:=IF([.B8]&gt;[.G8];ROUND([.B8]/[.D8]); ROUND([.D8]/[.B8]))" office:value-type="float" office:value="38" calcext:value-type="float">
            <text:p>38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74030" calcext:value-type="float">
            <text:p>74030</text:p>
          </table:table-cell>
          <table:table-cell office:value-type="string" calcext:value-type="string">
            <text:p>us</text:p>
          </table:table-cell>
          <table:table-cell table:formula="of:=IF([.B9]&lt;[.D9];&quot;VER 1.0&quot;;&quot;VER 2.2&quot;)" office:value-type="string" office:string-value="VER 2.2" calcext:value-type="string">
            <text:p>VER 2.2</text:p>
          </table:table-cell>
          <table:table-cell table:formula="of:=IF([.B9]&lt;[.D9];([.D9]-[.B9])/[.D9];([.B9]-[.D9])/[.B9])" office:value-type="percentage" office:value="0.969887899438356" calcext:value-type="percentage">
            <text:p>96.99%</text:p>
          </table:table-cell>
          <table:table-cell table:formula="of:=IF([.B9]&gt;[.G9];ROUND([.B9]/[.D9]); ROUND([.D9]/[.B9]))" office:value-type="float" office:value="33" calcext:value-type="float">
            <text:p>3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65865.8" calcext:value-type="float">
            <text:p>165865.8</text:p>
          </table:table-cell>
          <table:table-cell office:value-type="string" calcext:value-type="string">
            <text:p>us</text:p>
          </table:table-cell>
          <table:table-cell table:formula="of:=IF([.B10]&lt;[.D10];&quot;VER 1.0&quot;;&quot;VER 2.2&quot;)" office:value-type="string" office:string-value="VER 2.2" calcext:value-type="string">
            <text:p>VER 2.2</text:p>
          </table:table-cell>
          <table:table-cell table:formula="of:=IF([.B10]&lt;[.D10];([.D10]-[.B10])/[.D10];([.B10]-[.D10])/[.B10])" office:value-type="percentage" office:value="0.978933039586567" calcext:value-type="percentage">
            <text:p>97.89%</text:p>
          </table:table-cell>
          <table:table-cell table:formula="of:=IF([.B10]&gt;[.G10];ROUND([.B10]/[.D10]); ROUND([.D10]/[.B10]))" office:value-type="float" office:value="47" calcext:value-type="float">
            <text:p>47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06163.8" calcext:value-type="float">
            <text:p>106163.8</text:p>
          </table:table-cell>
          <table:table-cell office:value-type="string" calcext:value-type="string">
            <text:p>us</text:p>
          </table:table-cell>
          <table:table-cell table:formula="of:=IF([.B11]&lt;[.D11];&quot;VER 1.0&quot;;&quot;VER 2.2&quot;)" office:value-type="string" office:string-value="VER 2.2" calcext:value-type="string">
            <text:p>VER 2.2</text:p>
          </table:table-cell>
          <table:table-cell table:formula="of:=IF([.B11]&lt;[.D11];([.D11]-[.B11])/[.D11];([.B11]-[.D11])/[.B11])" office:value-type="percentage" office:value="0.969707448513708" calcext:value-type="percentage">
            <text:p>96.97%</text:p>
          </table:table-cell>
          <table:table-cell table:formula="of:=IF([.B11]&gt;[.G11];ROUND([.B11]/[.D11]); ROUND([.D11]/[.B11]))" office:value-type="float" office:value="33" calcext:value-type="float">
            <text:p>3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95470.6" calcext:value-type="float">
            <text:p>95470.6</text:p>
          </table:table-cell>
          <table:table-cell office:value-type="string" calcext:value-type="string">
            <text:p>us</text:p>
          </table:table-cell>
          <table:table-cell table:formula="of:=IF([.B12]&lt;[.D12];&quot;VER 1.0&quot;;&quot;VER 2.2&quot;)" office:value-type="string" office:string-value="VER 2.2" calcext:value-type="string">
            <text:p>VER 2.2</text:p>
          </table:table-cell>
          <table:table-cell table:formula="of:=IF([.B12]&lt;[.D12];([.D12]-[.B12])/[.D12];([.B12]-[.D12])/[.B12])" office:value-type="percentage" office:value="0.966322174579783" calcext:value-type="percentage">
            <text:p>96.63%</text:p>
          </table:table-cell>
          <table:table-cell table:formula="of:=IF([.B12]&gt;[.G12];ROUND([.B12]/[.D12]); ROUND([.D12]/[.B12]))" office:value-type="float" office:value="30" calcext:value-type="float">
            <text:p>30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18544.7" calcext:value-type="float">
            <text:p>218544.7</text:p>
          </table:table-cell>
          <table:table-cell office:value-type="string" calcext:value-type="string">
            <text:p>us</text:p>
          </table:table-cell>
          <table:table-cell table:formula="of:=IF([.B13]&lt;[.D13];&quot;VER 1.0&quot;;&quot;VER 2.2&quot;)" office:value-type="string" office:string-value="VER 2.2" calcext:value-type="string">
            <text:p>VER 2.2</text:p>
          </table:table-cell>
          <table:table-cell table:formula="of:=IF([.B13]&lt;[.D13];([.D13]-[.B13])/[.D13];([.B13]-[.D13])/[.B13])" office:value-type="percentage" office:value="0.976610273994997" calcext:value-type="percentage">
            <text:p>97.66%</text:p>
          </table:table-cell>
          <table:table-cell table:formula="of:=IF([.B13]&gt;[.G13];ROUND([.B13]/[.D13]); ROUND([.D13]/[.B13]))" office:value-type="float" office:value="43" calcext:value-type="float">
            <text:p>4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1434.5" calcext:value-type="float">
            <text:p>141434.5</text:p>
          </table:table-cell>
          <table:table-cell office:value-type="string" calcext:value-type="string">
            <text:p>us</text:p>
          </table:table-cell>
          <table:table-cell table:formula="of:=IF([.B14]&lt;[.D14];&quot;VER 1.0&quot;;&quot;VER 2.2&quot;)" office:value-type="string" office:string-value="VER 2.2" calcext:value-type="string">
            <text:p>VER 2.2</text:p>
          </table:table-cell>
          <table:table-cell table:formula="of:=IF([.B14]&lt;[.D14];([.D14]-[.B14])/[.D14];([.B14]-[.D14])/[.B14])" office:value-type="percentage" office:value="0.96579493731843" calcext:value-type="percentage">
            <text:p>96.58%</text:p>
          </table:table-cell>
          <table:table-cell table:formula="of:=IF([.B14]&gt;[.G14];ROUND([.B14]/[.D14]); ROUND([.D14]/[.B14]))" office:value-type="float" office:value="29" calcext:value-type="float">
            <text:p>29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5334.4" calcext:value-type="float">
            <text:p>145334.4</text:p>
          </table:table-cell>
          <table:table-cell office:value-type="string" calcext:value-type="string">
            <text:p>us</text:p>
          </table:table-cell>
          <table:table-cell table:formula="of:=IF([.B15]&lt;[.D15];&quot;VER 1.0&quot;;&quot;VER 2.2&quot;)" office:value-type="string" office:string-value="VER 2.2" calcext:value-type="string">
            <text:p>VER 2.2</text:p>
          </table:table-cell>
          <table:table-cell table:formula="of:=IF([.B15]&lt;[.D15];([.D15]-[.B15])/[.D15];([.B15]-[.D15])/[.B15])" office:value-type="percentage" office:value="0.956497566565568" calcext:value-type="percentage">
            <text:p>95.65%</text:p>
          </table:table-cell>
          <table:table-cell table:formula="of:=IF([.B15]&gt;[.G15];ROUND([.B15]/[.D15]); ROUND([.D15]/[.B15]))" office:value-type="float" office:value="23" calcext:value-type="float">
            <text:p>2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46697.1" calcext:value-type="float">
            <text:p>246697.1</text:p>
          </table:table-cell>
          <table:table-cell office:value-type="string" calcext:value-type="string">
            <text:p>us</text:p>
          </table:table-cell>
          <table:table-cell table:formula="of:=IF([.B16]&lt;[.D16];&quot;VER 1.0&quot;;&quot;VER 2.2&quot;)" office:value-type="string" office:string-value="VER 2.2" calcext:value-type="string">
            <text:p>VER 2.2</text:p>
          </table:table-cell>
          <table:table-cell table:formula="of:=IF([.B16]&lt;[.D16];([.D16]-[.B16])/[.D16];([.B16]-[.D16])/[.B16])" office:value-type="percentage" office:value="0.974426302236395" calcext:value-type="percentage">
            <text:p>97.44%</text:p>
          </table:table-cell>
          <table:table-cell table:formula="of:=IF([.B16]&gt;[.G16];ROUND([.B16]/[.D16]); ROUND([.D16]/[.B16]))" office:value-type="float" office:value="39" calcext:value-type="float">
            <text:p>39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55298.3" calcext:value-type="float">
            <text:p>155298.3</text:p>
          </table:table-cell>
          <table:table-cell office:value-type="string" calcext:value-type="string">
            <text:p>us</text:p>
          </table:table-cell>
          <table:table-cell table:formula="of:=IF([.B17]&lt;[.D17];&quot;VER 1.0&quot;;&quot;VER 2.2&quot;)" office:value-type="string" office:string-value="VER 2.2" calcext:value-type="string">
            <text:p>VER 2.2</text:p>
          </table:table-cell>
          <table:table-cell table:formula="of:=IF([.B17]&lt;[.D17];([.D17]-[.B17])/[.D17];([.B17]-[.D17])/[.B17])" office:value-type="percentage" office:value="0.963952879932971" calcext:value-type="percentage">
            <text:p>96.40%</text:p>
          </table:table-cell>
          <table:table-cell table:formula="of:=IF([.B17]&gt;[.G17];ROUND([.B17]/[.D17]); ROUND([.D17]/[.B17]))" office:value-type="float" office:value="28" calcext:value-type="float">
            <text:p>28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2184.4" calcext:value-type="float">
            <text:p>142184.4</text:p>
          </table:table-cell>
          <table:table-cell office:value-type="string" calcext:value-type="string">
            <text:p>us</text:p>
          </table:table-cell>
          <table:table-cell table:formula="of:=IF([.B18]&lt;[.D18];&quot;VER 1.0&quot;;&quot;VER 2.2&quot;)" office:value-type="string" office:string-value="VER 2.2" calcext:value-type="string">
            <text:p>VER 2.2</text:p>
          </table:table-cell>
          <table:table-cell table:formula="of:=IF([.B18]&lt;[.D18];([.D18]-[.B18])/[.D18];([.B18]-[.D18])/[.B18])" office:value-type="percentage" office:value="0.959440739971072" calcext:value-type="percentage">
            <text:p>95.94%</text:p>
          </table:table-cell>
          <table:table-cell table:formula="of:=IF([.B18]&gt;[.G18];ROUND([.B18]/[.D18]); ROUND([.D18]/[.B18]))" office:value-type="float" office:value="25" calcext:value-type="float">
            <text:p>2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70513.7" calcext:value-type="float">
            <text:p>70513.7</text:p>
          </table:table-cell>
          <table:table-cell office:value-type="string" calcext:value-type="string">
            <text:p>us</text:p>
          </table:table-cell>
          <table:table-cell table:formula="of:=IF([.B19]&lt;[.D19];&quot;VER 1.0&quot;;&quot;VER 2.2&quot;)" office:value-type="string" office:string-value="VER 2.2" calcext:value-type="string">
            <text:p>VER 2.2</text:p>
          </table:table-cell>
          <table:table-cell table:formula="of:=IF([.B19]&lt;[.D19];([.D19]-[.B19])/[.D19];([.B19]-[.D19])/[.B19])" office:value-type="percentage" office:value="0.984755404094309" calcext:value-type="percentage">
            <text:p>98.48%</text:p>
          </table:table-cell>
          <table:table-cell table:formula="of:=IF([.B19]&gt;[.G19];ROUND([.B19]/[.D19]); ROUND([.D19]/[.B19]))" office:value-type="float" office:value="66" calcext:value-type="float">
            <text:p>6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85363.3" calcext:value-type="float">
            <text:p>85363.3</text:p>
          </table:table-cell>
          <table:table-cell office:value-type="string" calcext:value-type="string">
            <text:p>us</text:p>
          </table:table-cell>
          <table:table-cell table:formula="of:=IF([.B20]&lt;[.D20];&quot;VER 1.0&quot;;&quot;VER 2.2&quot;)" office:value-type="string" office:string-value="VER 2.2" calcext:value-type="string">
            <text:p>VER 2.2</text:p>
          </table:table-cell>
          <table:table-cell table:formula="of:=IF([.B20]&lt;[.D20];([.D20]-[.B20])/[.D20];([.B20]-[.D20])/[.B20])" office:value-type="percentage" office:value="0.98368883458668" calcext:value-type="percentage">
            <text:p>98.37%</text:p>
          </table:table-cell>
          <table:table-cell table:formula="of:=IF([.B20]&gt;[.G20];ROUND([.B20]/[.D20]); ROUND([.D20]/[.B20]))" office:value-type="float" office:value="61" calcext:value-type="float">
            <text:p>61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22940.8" calcext:value-type="float">
            <text:p>122940.8</text:p>
          </table:table-cell>
          <table:table-cell office:value-type="string" calcext:value-type="string">
            <text:p>us</text:p>
          </table:table-cell>
          <table:table-cell table:formula="of:=IF([.B21]&lt;[.D21];&quot;VER 1.0&quot;;&quot;VER 2.2&quot;)" office:value-type="string" office:string-value="VER 2.2" calcext:value-type="string">
            <text:p>VER 2.2</text:p>
          </table:table-cell>
          <table:table-cell table:formula="of:=IF([.B21]&lt;[.D21];([.D21]-[.B21])/[.D21];([.B21]-[.D21])/[.B21])" office:value-type="percentage" office:value="0.981058176088637" calcext:value-type="percentage">
            <text:p>98.11%</text:p>
          </table:table-cell>
          <table:table-cell table:formula="of:=IF([.B21]&gt;[.G21];ROUND([.B21]/[.D21]); ROUND([.D21]/[.B21]))" office:value-type="float" office:value="53" calcext:value-type="float">
            <text:p>5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9566.1" calcext:value-type="float">
            <text:p>69566.1</text:p>
          </table:table-cell>
          <table:table-cell office:value-type="string" calcext:value-type="string">
            <text:p>us</text:p>
          </table:table-cell>
          <table:table-cell table:formula="of:=IF([.B22]&lt;[.D22];&quot;VER 1.0&quot;;&quot;VER 2.2&quot;)" office:value-type="string" office:string-value="VER 2.2" calcext:value-type="string">
            <text:p>VER 2.2</text:p>
          </table:table-cell>
          <table:table-cell table:formula="of:=IF([.B22]&lt;[.D22];([.D22]-[.B22])/[.D22];([.B22]-[.D22])/[.B22])" office:value-type="percentage" office:value="0.969751596989548" calcext:value-type="percentage">
            <text:p>96.98%</text:p>
          </table:table-cell>
          <table:table-cell table:formula="of:=IF([.B22]&gt;[.G22];ROUND([.B22]/[.D22]); ROUND([.D22]/[.B22]))" office:value-type="float" office:value="33" calcext:value-type="float">
            <text:p>33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4432.2" calcext:value-type="float">
            <text:p>4432.2</text:p>
          </table:table-cell>
          <table:table-cell office:value-type="string" calcext:value-type="string">
            <text:p>us</text:p>
          </table:table-cell>
          <table:table-cell table:formula="of:=IF([.B23]&lt;[.D23];&quot;VER 1.0&quot;;&quot;VER 2.2&quot;)" office:value-type="string" office:string-value="VER 2.2" calcext:value-type="string">
            <text:p>VER 2.2</text:p>
          </table:table-cell>
          <table:table-cell table:formula="of:=IF([.B23]&lt;[.D23];([.D23]-[.B23])/[.D23];([.B23]-[.D23])/[.B23])" office:value-type="percentage" office:value="0.946145480835242" calcext:value-type="percentage">
            <text:p>94.61%</text:p>
          </table:table-cell>
          <table:table-cell table:formula="of:=IF([.B23]&gt;[.G23];ROUND([.B23]/[.D23]); ROUND([.D23]/[.B23]))" office:value-type="float" office:value="19" calcext:value-type="float">
            <text:p>19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5967.7" calcext:value-type="float">
            <text:p>15967.7</text:p>
          </table:table-cell>
          <table:table-cell office:value-type="string" calcext:value-type="string">
            <text:p>us</text:p>
          </table:table-cell>
          <table:table-cell table:formula="of:=IF([.B24]&lt;[.D24];&quot;VER 1.0&quot;;&quot;VER 2.2&quot;)" office:value-type="string" office:string-value="VER 2.2" calcext:value-type="string">
            <text:p>VER 2.2</text:p>
          </table:table-cell>
          <table:table-cell table:formula="of:=IF([.B24]&lt;[.D24];([.D24]-[.B24])/[.D24];([.B24]-[.D24])/[.B24])" office:value-type="percentage" office:value="0.916676842218416" calcext:value-type="percentage">
            <text:p>91.67%</text:p>
          </table:table-cell>
          <table:table-cell table:formula="of:=IF([.B24]&gt;[.G24];ROUND([.B24]/[.D24]); ROUND([.D24]/[.B24]))" office:value-type="float" office:value="12" calcext:value-type="float">
            <text:p>12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8018.9" calcext:value-type="float">
            <text:p>68018.9</text:p>
          </table:table-cell>
          <table:table-cell office:value-type="string" calcext:value-type="string">
            <text:p>us</text:p>
          </table:table-cell>
          <table:table-cell table:formula="of:=IF([.B25]&lt;[.D25];&quot;VER 1.0&quot;;&quot;VER 2.2&quot;)" office:value-type="string" office:string-value="VER 2.2" calcext:value-type="string">
            <text:p>VER 2.2</text:p>
          </table:table-cell>
          <table:table-cell table:formula="of:=IF([.B25]&lt;[.D25];([.D25]-[.B25])/[.D25];([.B25]-[.D25])/[.B25])" office:value-type="percentage" office:value="0.813792142459801" calcext:value-type="percentage">
            <text:p>81.38%</text:p>
          </table:table-cell>
          <table:table-cell table:formula="of:=IF([.B25]&gt;[.G25];ROUND([.B25]/[.D25]); ROUND([.D25]/[.B25]))" office:value-type="float" office:value="5" calcext:value-type="float">
            <text:p>5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51419" calcext:value-type="float">
            <text:p>51419</text:p>
          </table:table-cell>
          <table:table-cell office:value-type="string" calcext:value-type="string">
            <text:p>us</text:p>
          </table:table-cell>
          <table:table-cell table:formula="of:=IF([.B26]&lt;[.D26];&quot;VER 1.0&quot;;&quot;VER 2.2&quot;)" office:value-type="string" office:string-value="VER 2.2" calcext:value-type="string">
            <text:p>VER 2.2</text:p>
          </table:table-cell>
          <table:table-cell table:formula="of:=IF([.B26]&lt;[.D26];([.D26]-[.B26])/[.D26];([.B26]-[.D26])/[.B26])" office:value-type="percentage" office:value="0.957989822097081" calcext:value-type="percentage">
            <text:p>95.80%</text:p>
          </table:table-cell>
          <table:table-cell table:formula="of:=IF([.B26]&gt;[.G26];ROUND([.B26]/[.D26]); ROUND([.D26]/[.B26]))" office:value-type="float" office:value="24" calcext:value-type="float">
            <text:p>24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67638.3" calcext:value-type="float">
            <text:p>267638.3</text:p>
          </table:table-cell>
          <table:table-cell office:value-type="string" calcext:value-type="string">
            <text:p>us</text:p>
          </table:table-cell>
          <table:table-cell table:formula="of:=IF([.B27]&lt;[.D27];&quot;VER 1.0&quot;;&quot;VER 2.2&quot;)" office:value-type="string" office:string-value="VER 2.2" calcext:value-type="string">
            <text:p>VER 2.2</text:p>
          </table:table-cell>
          <table:table-cell table:formula="of:=IF([.B27]&lt;[.D27];([.D27]-[.B27])/[.D27];([.B27]-[.D27])/[.B27])" office:value-type="percentage" office:value="0.931128648662113" calcext:value-type="percentage">
            <text:p>93.11%</text:p>
          </table:table-cell>
          <table:table-cell table:formula="of:=IF([.B27]&gt;[.G27];ROUND([.B27]/[.D27]); ROUND([.D27]/[.B27]))" office:value-type="float" office:value="15" calcext:value-type="float">
            <text:p>15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117.2" calcext:value-type="float">
            <text:p>1117.2</text:p>
          </table:table-cell>
          <table:table-cell office:value-type="string" calcext:value-type="string">
            <text:p>us</text:p>
          </table:table-cell>
          <table:table-cell table:formula="of:=IF([.B28]&lt;[.D28];&quot;VER 1.0&quot;;&quot;VER 2.2&quot;)" office:value-type="string" office:string-value="VER 2.2" calcext:value-type="string">
            <text:p>VER 2.2</text:p>
          </table:table-cell>
          <table:table-cell table:formula="of:=IF([.B28]&lt;[.D28];([.D28]-[.B28])/[.D28];([.B28]-[.D28])/[.B28])" office:value-type="percentage" office:value="0.829239587313718" calcext:value-type="percentage">
            <text:p>82.92%</text:p>
          </table:table-cell>
          <table:table-cell table:formula="of:=IF([.B28]&gt;[.G28];ROUND([.B28]/[.D28]); ROUND([.D28]/[.B28]))" office:value-type="float" office:value="6" calcext:value-type="float">
            <text:p>6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2.2" calcext:value-type="float">
            <text:p>22.2</text:p>
          </table:table-cell>
          <table:table-cell office:value-type="string" calcext:value-type="string">
            <text:p>us</text:p>
          </table:table-cell>
          <table:table-cell table:formula="of:=IF([.B29]&lt;[.D29];&quot;VER 1.0&quot;;&quot;VER 2.2&quot;)" office:value-type="string" office:string-value="VER 2.2" calcext:value-type="string">
            <text:p>VER 2.2</text:p>
          </table:table-cell>
          <table:table-cell table:formula="of:=IF([.B29]&lt;[.D29];([.D29]-[.B29])/[.D29];([.B29]-[.D29])/[.B29])" office:value-type="percentage" office:value="0.663125948406677" calcext:value-type="percentage">
            <text:p>66.31%</text:p>
          </table:table-cell>
          <table:table-cell table:formula="of:=IF([.B29]&gt;[.G29];ROUND([.B29]/[.D29]); ROUND([.D29]/[.B29])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ER 1.0</text:p>
          </table:table-cell>
          <table:table-cell table:style-name="Default" table:formula="of:=COUNTIF([.F3:.F29];[.E32]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 2.2</text:p>
          </table:table-cell>
          <table:table-cell table:style-name="Default" table:formula="of:=COUNTIF([.F3:.F29];[.E33])" office:value-type="float" office:value="27" calcext:value-type="float">
            <text:p>27</text:p>
          </table:table-cell>
          <table:table-cell table:style-name="Default" table:number-columns-repeated="2"/>
        </table:table-row>
      </table:table>
      <table:table table:name="Sheet14" table:style-name="ta1">
        <table:table-column table:style-name="co4" table:number-columns-repeated="13" table:default-cell-style-name="Default"/>
        <table:table-row table:style-name="ro1"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0-eplus</text:p>
          </table:table-cell>
          <table:table-cell office:value-type="float" office:value="1886" calcext:value-type="float">
            <text:p>188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0-eplus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0-free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0-race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-eplus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-free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-race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2-eplus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2-free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2-race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4-eplus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4-free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4-race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10-eplus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10-free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10-race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1-eplus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2-eplus</text:p>
          </table:table-cell>
          <table:table-cell office:value-type="float" office:value="2214" calcext:value-type="float">
            <text:p>2214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4-eplus</text:p>
          </table:table-cell>
          <table:table-cell office:value-type="float" office:value="2775" calcext:value-type="float">
            <text:p>277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4-race</text:p>
          </table:table-cell>
          <table:table-cell office:value-type="float" office:value="2775" calcext:value-type="float">
            <text:p>277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67" calcext:value-type="float">
            <text:p>267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mens1</text:p>
          </table:table-cell>
          <table:table-cell office:value-type="float" office:value="930" calcext:value-type="float">
            <text:p>93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mens2</text:p>
          </table:table-cell>
          <table:table-cell office:value-type="float" office:value="977" calcext:value-type="float">
            <text:p>97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mens3</text:p>
          </table:table-cell>
          <table:table-cell office:value-type="float" office:value="1623" calcext:value-type="float">
            <text:p>1623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mens4</text:p>
          </table:table-cell>
          <table:table-cell office:value-type="float" office:value="2785" calcext:value-type="float">
            <text:p>2785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isscom</text:p>
          </table:table-cell>
          <table:table-cell office:value-type="float" office:value="310" calcext:value-type="float">
            <text:p>310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 style:data-style-name="N2" text:time-value="21:41:07.8004312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9T21:41:28.163172000</dc:date>
    <meta:editing-duration>PT55M35S</meta:editing-duration>
    <meta:editing-cycles>20</meta:editing-cycles>
    <meta:generator>LibreOffice/25.2.6.2$Linux_X86_64 LibreOffice_project/520$Build-2</meta:generator>
    <meta:document-statistic meta:table-count="14" meta:cell-count="8191" meta:object-count="0"/>
  </office:meta>
</office:document-meta>
</file>